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46E700002CF67825C08D69B41351.svm" manifest:media-type=""/>
  <manifest:file-entry manifest:full-path="Basic/Standard/barndoor_calc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78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9.67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4.24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6.95mm"/>
    </style:style>
    <style:style style:name="co16" style:family="table-column">
      <style:table-column-properties fo:break-before="auto" style:column-width="21.5mm"/>
    </style:style>
    <style:style style:name="co17" style:family="table-column">
      <style:table-column-properties fo:break-before="auto" style:column-width="31.31mm"/>
    </style:style>
    <style:style style:name="co18" style:family="table-column">
      <style:table-column-properties fo:break-before="auto" style:column-width="20.69mm"/>
    </style:style>
    <style:style style:name="co19" style:family="table-column">
      <style:table-column-properties fo:break-before="auto" style:column-width="24.5mm"/>
    </style:style>
    <style:style style:name="co20" style:family="table-column">
      <style:table-column-properties fo:break-before="auto" style:column-width="25.31mm"/>
    </style:style>
    <style:style style:name="co21" style:family="table-column">
      <style:table-column-properties fo:break-before="auto" style:column-width="24.77mm"/>
    </style:style>
    <style:style style:name="co22" style:family="table-column">
      <style:table-column-properties fo:break-before="auto" style:column-width="23.95mm"/>
    </style:style>
    <style:style style:name="co23" style:family="table-column">
      <style:table-column-properties fo:break-before="auto" style:column-width="59.9mm"/>
    </style:style>
    <style:style style:name="co24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1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8">
      <style:table-cell-properties fo:background-color="#eeeeee"/>
    </style:style>
    <style:style style:name="ce17" style:family="table-cell" style:parent-style-name="Default" style:data-style-name="N112">
      <style:table-cell-properties fo:background-color="#eeeeee"/>
    </style:style>
    <style:style style:name="ce10" style:family="table-cell" style:parent-style-name="Default" style:data-style-name="N112">
      <style:table-cell-properties fo:background-color="transparent"/>
    </style:style>
    <style:style style:name="ce46" style:family="table-cell" style:parent-style-name="Default" style:data-style-name="N114"/>
    <style:style style:name="ce47" style:family="table-cell" style:parent-style-name="Default" style:data-style-name="N116">
      <style:table-cell-properties fo:background-color="transparent"/>
    </style:style>
    <style:style style:name="ce48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37" style:family="table-cell" style:parent-style-name="Default" style:data-style-name="N112"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50" style:family="table-cell" style:parent-style-name="Default" style:data-style-name="N112">
      <style:text-properties fo:font-weight="normal" style:font-weight-asian="normal" style:font-weight-complex="normal"/>
    </style:style>
    <style:style style:name="ce51" style:family="table-cell" style:parent-style-name="Default" style:data-style-name="N114">
      <style:text-properties fo:color="#000000" fo:font-weight="bold" style:font-weight-asian="bold" style:font-weight-complex="bold"/>
    </style:style>
    <style:style style:name="ce52" style:family="table-cell" style:parent-style-name="Default" style:data-style-name="N114">
      <style:table-cell-properties fo:background-color="transparent"/>
      <style:text-properties fo:font-weight="normal" style:font-weight-asian="normal" style:font-weight-complex="normal"/>
    </style:style>
    <style:style style:name="ce53" style:family="table-cell" style:parent-style-name="Default" style:data-style-name="N114">
      <style:text-properties fo:font-weight="normal" style:font-weight-asian="normal" style:font-weight-complex="normal"/>
    </style:style>
    <style:style style:name="ce54" style:family="table-cell" style:parent-style-name="Default" style:data-style-name="N108">
      <style:table-cell-properties fo:background-color="#ccffcc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108">
      <style:table-cell-properties fo:background-color="#ccffcc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08">
      <style:table-cell-properties fo:background-color="#ccffcc"/>
      <style:text-properties style:use-window-font-color="true" fo:font-weight="normal" style:font-weight-asian="normal" style:font-weight-complex="normal"/>
    </style:style>
    <style:style style:name="ce57" style:family="table-cell" style:parent-style-name="Default" style:data-style-name="N115">
      <style:table-cell-properties fo:background-color="#ccffcc"/>
      <style:text-properties fo:font-weight="bold" style:font-weight-asian="bold" style:font-weight-complex="bold"/>
    </style:style>
    <style:style style:name="ce58" style:family="table-cell" style:parent-style-name="Default" style:data-style-name="N115">
      <style:table-cell-properties fo:background-color="#ccffcc"/>
    </style:style>
    <style:style style:name="ce59" style:family="table-cell" style:parent-style-name="Default" style:data-style-name="N112">
      <style:table-cell-properties fo:background-color="#ccffcc"/>
      <style:text-properties fo:font-weight="bold" style:font-weight-asian="bold" style:font-weight-complex="bold"/>
    </style:style>
    <style:style style:name="ce60" style:family="table-cell" style:parent-style-name="Default" style:data-style-name="N112">
      <style:table-cell-properties fo:background-color="#ccffcc"/>
    </style:style>
    <style:style style:name="ce75" style:family="table-cell" style:parent-style-name="Default" style:data-style-name="N123">
      <style:table-cell-properties fo:background-color="#ffffcc"/>
      <style:text-properties fo:font-weight="bold" style:font-weight-asian="bold" style:font-weight-complex="bold"/>
    </style:style>
    <style:style style:name="ce76" style:family="table-cell" style:parent-style-name="Default" style:data-style-name="N114">
      <style:table-cell-properties fo:background-color="#ffffcc"/>
      <style:text-properties fo:color="#000000" fo:font-weight="bold" style:font-weight-asian="bold" style:font-weight-complex="bold"/>
    </style:style>
    <style:style style:name="ce77" style:family="table-cell" style:parent-style-name="Default" style:data-style-name="N123">
      <style:table-cell-properties fo:background-color="#ffffcc"/>
    </style:style>
    <style:style style:name="ce78" style:family="table-cell" style:parent-style-name="Default">
      <style:table-cell-properties fo:background-color="#ffffcc"/>
    </style:style>
    <style:style style:name="ce39" style:family="table-cell" style:parent-style-name="Default" style:data-style-name="N108">
      <style:table-cell-properties fo:background-color="#ffffcc"/>
      <style:text-properties style:use-window-font-color="true" fo:font-weight="bold" style:font-weight-asian="bold" style:font-weight-complex="bold"/>
    </style:style>
    <style:style style:name="ce80" style:family="table-cell" style:parent-style-name="Default" style:data-style-name="N108">
      <style:table-cell-properties fo:background-color="#ffffcc"/>
      <style:text-properties style:use-window-font-color="true"/>
    </style:style>
    <style:style style:name="ce81" style:family="table-cell" style:parent-style-name="Default" style:data-style-name="N122">
      <style:table-cell-properties fo:background-color="#ffffcc"/>
      <style:text-properties fo:font-weight="bold" style:font-weight-asian="bold" style:font-weight-complex="bold"/>
    </style:style>
    <style:style style:name="ce82" style:family="table-cell" style:parent-style-name="Default" style:data-style-name="N122">
      <style:table-cell-properties fo:background-color="#ffffcc"/>
    </style:style>
    <style:style style:name="ce83" style:family="table-cell" style:parent-style-name="Default" style:data-style-name="N112">
      <style:table-cell-properties fo:background-color="#ffffcc"/>
      <style:text-properties fo:font-weight="bold" style:font-weight-asian="bold" style:font-weight-complex="bold"/>
    </style:style>
    <style:style style:name="ce84" style:family="table-cell" style:parent-style-name="Default" style:data-style-name="N115">
      <style:table-cell-properties fo:background-color="#ffffcc"/>
      <style:text-properties style:use-window-font-color="true" fo:font-weight="bold" style:font-weight-asian="bold" style:font-weight-complex="bold"/>
    </style:style>
    <style:style style:name="ce71" style:family="table-cell" style:parent-style-name="Default" style:data-style-name="N112">
      <style:table-cell-properties fo:background-color="#ffffcc"/>
    </style:style>
    <style:style style:name="ce86" style:family="table-cell" style:parent-style-name="Default" style:data-style-name="N112">
      <style:table-cell-properties fo:background-color="#ffffcc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21">
      <style:table-cell-properties fo:background-color="#ffffcc"/>
      <style:text-properties fo:font-weight="bold" style:font-weight-asian="bold" style:font-weight-complex="bold"/>
    </style:style>
    <style:style style:name="ce88" style:family="table-cell" style:parent-style-name="Default" style:data-style-name="N121">
      <style:table-cell-properties fo:background-color="#ffffcc"/>
    </style:style>
    <style:style style:name="ce70" style:family="table-cell" style:parent-style-name="Default" style:data-style-name="N112">
      <style:table-cell-properties fo:background-color="#ffffcc"/>
      <style:text-properties fo:font-weight="bold" style:font-weight-asian="bold" style:font-weight-complex="bold"/>
    </style:style>
    <style:style style:name="ce90" style:family="table-cell" style:parent-style-name="Default" style:data-style-name="N108">
      <style:table-cell-properties fo:background-color="#ff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8">
      <style:table-cell-properties fo:background-color="#ffcccc"/>
      <style:text-properties fo:font-weight="bold" style:font-weight-asian="bold" style:font-weight-complex="bold"/>
    </style:style>
    <style:style style:name="ce92" style:family="table-cell" style:parent-style-name="Default" style:data-style-name="N108">
      <style:table-cell-properties fo:background-color="#ffcccc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ffcccc"/>
    </style:style>
    <style:style style:name="ce69" style:family="table-cell" style:parent-style-name="Default" style:data-style-name="N115">
      <style:table-cell-properties fo:background-color="#ffcccc"/>
      <style:text-properties fo:font-weight="bold" style:font-weight-asian="bold" style:font-weight-complex="bold"/>
    </style:style>
    <style:style style:name="ce95" style:family="table-cell" style:parent-style-name="Default" style:data-style-name="N115">
      <style:table-cell-properties fo:background-color="#ffcccc"/>
    </style:style>
    <style:style style:name="ce96" style:family="table-cell" style:parent-style-name="Default" style:data-style-name="N112">
      <style:table-cell-properties fo:background-color="#ffcccc"/>
      <style:text-properties fo:font-weight="bold" style:font-weight-asian="bold" style:font-weight-complex="bold"/>
    </style:style>
    <style:style style:name="ce97" style:family="table-cell" style:parent-style-name="Default" style:data-style-name="N112">
      <style:table-cell-properties fo:background-color="#ffcccc"/>
    </style:style>
    <style:style style:name="ce98" style:family="table-cell" style:parent-style-name="Default" style:data-style-name="N115">
      <style:table-cell-properties fo:background-color="#ffcccc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Zeichnung" table:style-name="ta1">
        <office:forms form:automatic-focus="false" form:apply-design-mode="false"/>
        <table:shapes>
          <draw:frame draw:z-index="0" draw:name="Bild 1" draw:style-name="gr1" draw:text-style-name="P1" svg:width="181.5mm" svg:height="115.09mm" svg:x="22.57mm" svg:y="9.03mm">
            <draw:image xlink:href="Pictures/20000009000046E700002CF67825C08D69B41351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erechnungen" table:style-name="ta1">
        <office:forms form:automatic-focus="false" form:apply-design-mode="false"/>
        <table:table-column table:style-name="co2" table:default-cell-style-name="ce2"/>
        <table:table-column table:style-name="co1" table:default-cell-style-name="ce2"/>
        <table:table-column table:style-name="co3" table:default-cell-style-name="ce9"/>
        <table:table-column table:style-name="co4" table:default-cell-style-name="ce50"/>
        <table:table-column table:style-name="co5" table:default-cell-style-name="ce53"/>
        <table:table-column table:style-name="co6" table:default-cell-style-name="ce56"/>
        <table:table-column table:style-name="co7" table:default-cell-style-name="ce56"/>
        <table:table-column table:style-name="co8" table:default-cell-style-name="ce58"/>
        <table:table-column table:style-name="co9" table:default-cell-style-name="ce60"/>
        <table:table-column table:style-name="co10" table:default-cell-style-name="ce77"/>
        <table:table-column table:style-name="co11" table:default-cell-style-name="ce80"/>
        <table:table-column table:style-name="co12" table:default-cell-style-name="ce82"/>
        <table:table-column table:style-name="co13" table:default-cell-style-name="ce71"/>
        <table:table-column table:style-name="co14" table:default-cell-style-name="ce71"/>
        <table:table-column table:style-name="co9" table:default-cell-style-name="ce71"/>
        <table:table-column table:style-name="co15" table:default-cell-style-name="ce71"/>
        <table:table-column table:style-name="co16" table:default-cell-style-name="ce88"/>
        <table:table-column table:style-name="co17" table:default-cell-style-name="ce71"/>
        <table:table-column table:style-name="co18" table:visibility="collapse" table:default-cell-style-name="ce92"/>
        <table:table-column table:style-name="co8" table:visibility="collapse" table:number-columns-repeated="2" table:default-cell-style-name="ce95"/>
        <table:table-column table:style-name="co19" table:visibility="collapse" table:default-cell-style-name="ce97"/>
        <table:table-column table:style-name="co20" table:visibility="collapse" table:default-cell-style-name="ce98"/>
        <table:table-column table:style-name="co21" table:visibility="collapse" table:default-cell-style-name="ce98"/>
        <table:table-column table:style-name="co22" table:visibility="collapse" table:default-cell-style-name="ce98"/>
        <table:table-column table:style-name="co1" table:number-columns-repeated="988" table:default-cell-style-name="ce2"/>
        <table:table-row table:style-name="ro1">
          <table:table-cell table:style-name="ce4" table:number-columns-repeated="2"/>
          <table:table-cell table:style-name="ce48"/>
          <table:table-cell table:style-name="ce37"/>
          <table:table-cell table:style-name="ce51"/>
          <table:table-cell table:style-name="ce54" office:value-type="string" calcext:value-type="string" table:number-columns-spanned="2" table:number-rows-spanned="1">
            <text:p>Ideal</text:p>
          </table:table-cell>
          <table:covered-table-cell table:style-name="ce28"/>
          <table:table-cell table:style-name="ce57"/>
          <table:table-cell table:style-name="ce59"/>
          <table:table-cell table:style-name="ce75"/>
          <table:table-cell table:style-name="ce39" office:value-type="string" calcext:value-type="string" table:number-columns-spanned="8" table:number-rows-spanned="1">
            <text:p>Vorschub Mit Korrektur (Sonne)</text:p>
          </table:table-cell>
          <table:covered-table-cell table:style-name="ce81"/>
          <table:covered-table-cell table:number-columns-repeated="4" table:style-name="ce83"/>
          <table:covered-table-cell table:style-name="ce62"/>
          <table:covered-table-cell table:style-name="ce83"/>
          <table:table-cell table:style-name="ce90" office:value-type="string" calcext:value-type="string" table:number-columns-spanned="3" table:number-rows-spanned="1">
            <text:p>Linearer Vorschub</text:p>
          </table:table-cell>
          <table:covered-table-cell table:number-columns-repeated="2" table:style-name="ce69"/>
          <table:table-cell table:style-name="ce96"/>
          <table:table-cell table:style-name="ce69" table:number-columns-repeated="3"/>
          <table:table-cell table:style-name="ce4" table:number-columns-repeated="988"/>
        </table:table-row>
        <table:table-row table:style-name="ro2">
          <table:table-cell table:style-name="ce4" office:value-type="string" calcext:value-type="string">
            <text:p>Design-Parameter</text:p>
            <text:p/>
          </table:table-cell>
          <table:table-cell table:style-name="ce4"/>
          <table:table-cell table:style-name="ce48"/>
          <table:table-cell table:style-name="ce37" office:value-type="string" calcext:value-type="string">
            <text:p>Lfd.</text:p>
            <text:p>Index</text:p>
          </table:table-cell>
          <table:table-cell table:style-name="ce51" office:value-type="string" calcext:value-type="string">
            <text:p>Startzeit-</text:p>
            <text:p>Punkt </text:p>
            <text:p>(Minuten)</text:p>
          </table:table-cell>
          <table:table-cell table:style-name="ce28" office:value-type="string" calcext:value-type="string">
            <text:p>Winkel zu </text:p>
            <text:p>Beginn (°)</text:p>
          </table:table-cell>
          <table:table-cell table:style-name="ce28" office:value-type="string" calcext:value-type="string">
            <text:p>Spindellänge</text:p>
            <text:p>zu Beginn (mm)</text:p>
          </table:table-cell>
          <table:table-cell table:style-name="ce57" office:value-type="string" calcext:value-type="string">
            <text:p>Anzahl </text:p>
            <text:p>Mikroschritte </text:p>
          </table:table-cell>
          <table:table-cell table:style-name="ce59" office:value-type="string" calcext:value-type="string">
            <text:p>Mikroschritt-</text:p>
            <text:p>Länge (µs)</text:p>
          </table:table-cell>
          <table:table-cell table:style-name="ce76" office:value-type="string" calcext:value-type="string">
            <text:p>Startzeit-</text:p>
            <text:p>Punkt </text:p>
            <text:p>(Minuten)</text:p>
          </table:table-cell>
          <table:table-cell table:style-name="ce39" office:value-type="string" calcext:value-type="string">
            <text:p>Winkel zu </text:p>
            <text:p>Beginn (°)</text:p>
          </table:table-cell>
          <table:table-cell table:style-name="ce39" office:value-type="string" calcext:value-type="string">
            <text:p>Spindellänge</text:p>
            <text:p>zu Beginn (mm)</text:p>
          </table:table-cell>
          <table:table-cell table:style-name="ce84" office:value-type="string" calcext:value-type="string">
            <text:p>Anzahl </text:p>
            <text:p>Mikroschritte </text:p>
            <text:p>Inkl Korr.</text:p>
          </table:table-cell>
          <table:table-cell table:style-name="ce84" office:value-type="string" calcext:value-type="string">
            <text:p>Spindel </text:p>
            <text:p>Korrektur-</text:p>
            <text:p>Schritte</text:p>
          </table:table-cell>
          <table:table-cell table:style-name="ce86" office:value-type="string" calcext:value-type="string">
            <office:annotation draw:style-name="gr2" draw:text-style-name="P3" svg:width="28.99mm" svg:height="13.86mm" svg:x="419.49mm" svg:y="0mm" draw:caption-point-x="-6.1mm" draw:caption-point-y="4.61mm">
              <dc:date>2018-06-04T00:00:00</dc:date>
              <text:p text:style-name="P2"><text:span text:style-name="T1">Gerundet au 10µs</text:span></text:p>
              <text:p text:style-name="P2"><text:span text:style-name="T1"/></text:p>
            </office:annotation>
            <text:p>Mikroschritt-</text:p>
            <text:p>Länge (µs)</text:p>
          </table:table-cell>
          <table:table-cell table:style-name="ce86" office:value-type="string" calcext:value-type="string">
            <office:annotation draw:style-name="gr3" draw:text-style-name="P3" svg:width="28.99mm" svg:height="17.81mm" svg:x="446.44mm" svg:y="0mm" draw:caption-point-x="-6.1mm" draw:caption-point-y="4.61mm">
              <dc:date>2018-06-04T00:00:00</dc:date>
              <text:p text:style-name="P2"><text:span text:style-name="T1">5µs ist abwechselnd 0 und 10</text:span></text:p>
              <text:p text:style-name="P2"><text:span text:style-name="T1"/></text:p>
            </office:annotation>
            <text:p>Schrittlängen</text:p>
            <text:p>Korrektur</text:p>
          </table:table-cell>
          <table:table-cell table:style-name="ce62" office:value-type="string" calcext:value-type="string">
            <text:p>Spindelweg</text:p>
            <text:p>Abweichung (µm)</text:p>
          </table:table-cell>
          <table:table-cell table:style-name="ce70"/>
          <table:table-cell table:style-name="ce91" office:value-type="string" calcext:value-type="string">
            <text:p>Startwinkel </text:p>
            <text:p>(°)</text:p>
          </table:table-cell>
          <table:table-cell table:style-name="ce69" office:value-type="string" calcext:value-type="string">
            <text:p>Startspindel</text:p>
            <text:p>länge</text:p>
            <text:p>(mm)</text:p>
          </table:table-cell>
          <table:table-cell table:style-name="ce69" office:value-type="string" calcext:value-type="string">
            <text:p>Mikroschritte </text:p>
            <text:p>pro Bereich </text:p>
            <text:p/>
          </table:table-cell>
          <table:table-cell table:style-name="ce96" office:value-type="string" calcext:value-type="string">
            <text:p>Mikroschrittlänge</text:p>
            <text:p>(µs)</text:p>
          </table:table-cell>
          <table:table-cell table:style-name="ce69" office:value-type="string" calcext:value-type="string">
            <text:p>Anfängl. Abs. </text:p>
            <text:p>Winkelab-</text:p>
            <text:p>Weichung</text:p>
            <text:p>(‘‘)</text:p>
          </table:table-cell>
          <table:table-cell table:style-name="ce69" office:value-type="string" calcext:value-type="string">
            <text:p>Anfängl. Rel  </text:p>
            <text:p>Winkelab-</text:p>
            <text:p>Weichung </text:p>
            <text:p>(n+1) – n  (‘‘)</text:p>
          </table:table-cell>
          <table:table-cell table:style-name="ce69"/>
          <table:table-cell table:style-name="ce4" table:number-columns-repeated="988"/>
        </table:table-row>
        <table:table-row table:style-name="ro1">
          <table:table-cell table:style-name="ce4" office:value-type="string" calcext:value-type="string">
            <text:p>Schenkel</text:p>
          </table:table-cell>
          <table:table-cell table:number-columns-repeated="2"/>
          <table:table-cell table:style-name="ce49" office:value-type="float" office:value="0" calcext:value-type="float">
            <text:p>0</text:p>
          </table:table-cell>
          <table:table-cell table:style-name="ce52" table:formula="of:=[.D3]*[.$B$17]/60" office:value-type="float" office:value="0" calcext:value-type="float">
            <text:p>,0</text:p>
          </table:table-cell>
          <table:table-cell table:formula="of:=360*[.E3]/60/24" office:value-type="float" office:value="0" calcext:value-type="float">
            <text:p>,000</text:p>
          </table:table-cell>
          <table:table-cell table:formula="of:=SIN((RADIANS([.F3]*0.5)))*[.$B$4]*2" office:value-type="float" office:value="0" calcext:value-type="float">
            <text:p>,000</text:p>
          </table:table-cell>
          <table:table-cell table:formula="of:=[.$B$22]*([.G4]-[.G3])" office:value-type="float" office:value="802.851296696998" calcext:value-type="float">
            <text:p>802,85</text:p>
          </table:table-cell>
          <table:table-cell table:formula="of:=ROUND(1000000/([.H3]/([.$B$17])))" office:value-type="float" office:value="37367" calcext:value-type="float">
            <text:p>37.367</text:p>
          </table:table-cell>
          <table:table-cell office:value-type="float" office:value="0" calcext:value-type="float">
            <text:p>0,0000</text:p>
          </table:table-cell>
          <table:table-cell table:formula="of:=DEGREES(ASIN([.L3]/[.$B$4]))" office:value-type="float" office:value="0" calcext:value-type="float">
            <text:p>,000</text:p>
          </table:table-cell>
          <table:table-cell office:value-type="float" office:value="0" calcext:value-type="float">
            <text:p>0,000</text:p>
          </table:table-cell>
          <table:table-cell table:formula="of:=ROUND([.H3]+[.N3])" office:value-type="float" office:value="803" calcext:value-type="float">
            <text:p>803</text:p>
          </table:table-cell>
          <table:table-cell/>
          <table:table-cell table:formula="of:=ROUND(4*(1000000/([.M3]/([.$B$17])));-1)/4+[.P3]" office:value-type="float" office:value="37360" calcext:value-type="float">
            <text:p>37.360</text:p>
          </table:table-cell>
          <table:table-cell/>
          <table:table-cell table:formula="of:=1000*([.G3]-[.L3])" office:value-type="float" office:value="0" calcext:value-type="float">
            <text:p>,0000</text:p>
          </table:table-cell>
          <table:table-cell/>
          <table:table-cell table:formula="of:=DEGREES(ASIN([.T3]/[.$B$4]))" office:value-type="float" office:value="0" calcext:value-type="float">
            <text:p>,000</text:p>
          </table:table-cell>
          <table:table-cell table:formula="of:=[.D3]*[.$B$24]" office:value-type="float" office:value="0" calcext:value-type="float">
            <text:p>,00</text:p>
          </table:table-cell>
          <table:table-cell table:formula="of:=[.$B$22]*([.T4]-[.T3])" office:value-type="float" office:value="802.851296696998" calcext:value-type="float">
            <text:p>802,85</text:p>
          </table:table-cell>
          <table:table-cell table:formula="of:=ROUND(1000000/([.U3]/([.$B$17])))" office:value-type="float" office:value="37367" calcext:value-type="float">
            <text:p>37.367</text:p>
          </table:table-cell>
          <table:table-cell table:formula="of:=([.S3]-[.F3])*3600" office:value-type="float" office:value="0" calcext:value-type="float">
            <text:p>,00</text:p>
          </table:table-cell>
          <table:table-cell table:formula="of:=[.W4]-[.W3]" office:value-type="float" office:value="0.000267730711700498" calcext:value-type="float">
            <text:p>,0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änge AB = AC (mm)</text:p>
          </table:table-cell>
          <table:table-cell table:style-name="ce16" office:value-type="float" office:value="230" calcext:value-type="float">
            <text:p>230,000</text:p>
          </table:table-cell>
          <table:table-cell/>
          <table:table-cell table:formula="of:=[.D3]+1" office:value-type="float" office:value="1" calcext:value-type="float">
            <text:p>1</text:p>
          </table:table-cell>
          <table:table-cell table:style-name="ce52" table:formula="of:=[.D4]*[.$B$17]/60" office:value-type="float" office:value="0.5" calcext:value-type="float">
            <text:p>,5</text:p>
          </table:table-cell>
          <table:table-cell table:formula="of:=360*[.E4]/60/24" office:value-type="float" office:value="0.125" calcext:value-type="float">
            <text:p>,125</text:p>
          </table:table-cell>
          <table:table-cell table:formula="of:=SIN((RADIANS([.F4]*0.5)))*[.$B$4]*2" office:value-type="float" office:value="0.501782060435624" calcext:value-type="float">
            <text:p>,502</text:p>
          </table:table-cell>
          <table:table-cell table:formula="of:=[.$B$22]*([.G5]-[.G4])" office:value-type="float" office:value="802.850341374865" calcext:value-type="float">
            <text:p>802,85</text:p>
          </table:table-cell>
          <table:table-cell table:formula="of:=1000000/([.H4]/([.$B$17]))" office:value-type="float" office:value="37366.864599728" calcext:value-type="float">
            <text:p>37.367</text:p>
          </table:table-cell>
          <table:table-cell table:formula="of:=[.M3]*[.O3]/(1000000*60)+[.J3]" office:value-type="float" office:value="0.500001333333333" calcext:value-type="float">
            <text:p>0,5000</text:p>
          </table:table-cell>
          <table:table-cell table:formula="of:=DEGREES(ASIN([.L4]/[.$B$4]))" office:value-type="float" office:value="0.125023226793397" calcext:value-type="float">
            <text:p>,125</text:p>
          </table:table-cell>
          <table:table-cell table:formula="of:=([.M4]/[.$B$22])+[.L3]" office:value-type="float" office:value="0.501875" calcext:value-type="float">
            <text:p>0,502</text:p>
          </table:table-cell>
          <table:table-cell table:formula="of:=ROUND([.H4]+[.N4])" office:value-type="float" office:value="803" calcext:value-type="float">
            <text:p>803</text:p>
          </table:table-cell>
          <table:table-cell/>
          <table:table-cell table:formula="of:=ROUND(4*(1000000/([.M4]/([.$B$17])));-1)/4+[.P4]" office:value-type="float" office:value="37360" calcext:value-type="float">
            <text:p>37.360</text:p>
          </table:table-cell>
          <table:table-cell/>
          <table:table-cell table:formula="of:=1000*([.G4]-[.L4])" office:value-type="float" office:value="-0.092939564376171" calcext:value-type="float">
            <text:p>-,0929</text:p>
          </table:table-cell>
          <table:table-cell/>
          <table:table-cell table:formula="of:=DEGREES(ASIN([.T4]/[.$B$4]))" office:value-type="float" office:value="0.125000074369642" calcext:value-type="float">
            <text:p>,125</text:p>
          </table:table-cell>
          <table:table-cell table:formula="of:=[.D4]*[.$B$24]" office:value-type="float" office:value="0.501782060435624" calcext:value-type="float">
            <text:p>,50</text:p>
          </table:table-cell>
          <table:table-cell table:formula="of:=[.$B$22]*([.T5]-[.T4])" office:value-type="float" office:value="802.851296696998" calcext:value-type="float">
            <text:p>802,85</text:p>
          </table:table-cell>
          <table:table-cell table:formula="of:=ROUND(1000000/([.U4]/([.$B$17])))" office:value-type="float" office:value="37367" calcext:value-type="float">
            <text:p>37.367</text:p>
          </table:table-cell>
          <table:table-cell table:formula="of:=([.S4]-[.F4])*3600" office:value-type="float" office:value="0.000267730711700498" calcext:value-type="float">
            <text:p>,00</text:p>
          </table:table-cell>
          <table:table-cell table:formula="of:=[.W5]-[.W4]" office:value-type="float" office:value="0.00240959360754411" calcext:value-type="float">
            <text:p>,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]+1" office:value-type="float" office:value="2" calcext:value-type="float">
            <text:p>2</text:p>
          </table:table-cell>
          <table:table-cell table:style-name="ce52" table:formula="of:=[.D5]*[.$B$17]/60" office:value-type="float" office:value="1" calcext:value-type="float">
            <text:p>1,0</text:p>
          </table:table-cell>
          <table:table-cell table:formula="of:=360*[.E5]/60/24" office:value-type="float" office:value="0.25" calcext:value-type="float">
            <text:p>,250</text:p>
          </table:table-cell>
          <table:table-cell table:formula="of:=SIN((RADIANS([.F5]*0.5)))*[.$B$4]*2" office:value-type="float" office:value="1.00356352379491" calcext:value-type="float">
            <text:p>1,004</text:p>
          </table:table-cell>
          <table:table-cell table:formula="of:=[.$B$22]*([.G6]-[.G5])" office:value-type="float" office:value="802.848430731734" calcext:value-type="float">
            <text:p>802,85</text:p>
          </table:table-cell>
          <table:table-cell table:formula="of:=1000000/([.H5]/([.$B$17]))" office:value-type="float" office:value="37366.9535265297" calcext:value-type="float">
            <text:p>37.367</text:p>
          </table:table-cell>
          <table:table-cell table:formula="of:=[.M4]*[.O4]/(1000000*60)+[.J4]" office:value-type="float" office:value="1.00000266666667" calcext:value-type="float">
            <text:p>1,0000</text:p>
          </table:table-cell>
          <table:table-cell table:formula="of:=DEGREES(ASIN([.L5]/[.$B$4]))" office:value-type="float" office:value="0.250047048879368" calcext:value-type="float">
            <text:p>,250</text:p>
          </table:table-cell>
          <table:table-cell table:formula="of:=([.M5]/[.$B$22])+[.L4]" office:value-type="float" office:value="1.00375" calcext:value-type="float">
            <text:p>1,004</text:p>
          </table:table-cell>
          <table:table-cell table:formula="of:=ROUND([.H5]+[.N5])" office:value-type="float" office:value="803" calcext:value-type="float">
            <text:p>803</text:p>
          </table:table-cell>
          <table:table-cell/>
          <table:table-cell table:formula="of:=ROUND(4*(1000000/([.M5]/([.$B$17])));-1)/4+[.P5]" office:value-type="float" office:value="37360" calcext:value-type="float">
            <text:p>37.360</text:p>
          </table:table-cell>
          <table:table-cell/>
          <table:table-cell table:formula="of:=1000*([.G5]-[.L5])" office:value-type="float" office:value="-0.186476205085828" calcext:value-type="float">
            <text:p>-,1865</text:p>
          </table:table-cell>
          <table:table-cell/>
          <table:table-cell table:formula="of:=DEGREES(ASIN([.T5]/[.$B$4]))" office:value-type="float" office:value="0.2500007437012" calcext:value-type="float">
            <text:p>,250</text:p>
          </table:table-cell>
          <table:table-cell table:formula="of:=[.D5]*[.$B$24]" office:value-type="float" office:value="1.00356412087125" calcext:value-type="float">
            <text:p>1,00</text:p>
          </table:table-cell>
          <table:table-cell table:formula="of:=[.$B$22]*([.T6]-[.T5])" office:value-type="float" office:value="802.851296696998" calcext:value-type="float">
            <text:p>802,85</text:p>
          </table:table-cell>
          <table:table-cell table:formula="of:=ROUND(1000000/([.U5]/([.$B$17])))" office:value-type="float" office:value="37367" calcext:value-type="float">
            <text:p>37.367</text:p>
          </table:table-cell>
          <table:table-cell table:formula="of:=([.S5]-[.F5])*3600" office:value-type="float" office:value="0.00267732431924461" calcext:value-type="float">
            <text:p>,00</text:p>
          </table:table-cell>
          <table:table-cell table:formula="of:=[.W6]-[.W5]" office:value-type="float" office:value="0.00669341115393518" calcext:value-type="float">
            <text:p>,01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pindel</text:p>
          </table:table-cell>
          <table:table-cell table:number-columns-repeated="2"/>
          <table:table-cell table:formula="of:=[.D5]+1" office:value-type="float" office:value="3" calcext:value-type="float">
            <text:p>3</text:p>
          </table:table-cell>
          <table:table-cell table:style-name="ce52" table:formula="of:=[.D6]*[.$B$17]/60" office:value-type="float" office:value="1.5" calcext:value-type="float">
            <text:p>1,5</text:p>
          </table:table-cell>
          <table:table-cell table:formula="of:=360*[.E6]/60/24" office:value-type="float" office:value="0.375" calcext:value-type="float">
            <text:p>,375</text:p>
          </table:table-cell>
          <table:table-cell table:formula="of:=SIN((RADIANS([.F6]*0.5)))*[.$B$4]*2" office:value-type="float" office:value="1.50534379300225" calcext:value-type="float">
            <text:p>1,505</text:p>
          </table:table-cell>
          <table:table-cell table:formula="of:=[.$B$22]*([.G7]-[.G6])" office:value-type="float" office:value="802.84556476988" calcext:value-type="float">
            <text:p>802,85</text:p>
          </table:table-cell>
          <table:table-cell table:formula="of:=1000000/([.H6]/([.$B$17]))" office:value-type="float" office:value="37367.0869173935" calcext:value-type="float">
            <text:p>37.367</text:p>
          </table:table-cell>
          <table:table-cell table:formula="of:=[.M5]*[.O5]/(1000000*60)+[.J5]" office:value-type="float" office:value="1.500004" calcext:value-type="float">
            <text:p>1,5000</text:p>
          </table:table-cell>
          <table:table-cell table:formula="of:=DEGREES(ASIN([.L6]/[.$B$4]))" office:value-type="float" office:value="0.375072061575997" calcext:value-type="float">
            <text:p>,375</text:p>
          </table:table-cell>
          <table:table-cell table:formula="of:=([.M6]/[.$B$22])+[.L5]" office:value-type="float" office:value="1.505625" calcext:value-type="float">
            <text:p>1,506</text:p>
          </table:table-cell>
          <table:table-cell table:formula="of:=ROUND([.H6]+[.N6])" office:value-type="float" office:value="803" calcext:value-type="float">
            <text:p>803</text:p>
          </table:table-cell>
          <table:table-cell/>
          <table:table-cell table:formula="of:=ROUND(4*(1000000/([.M6]/([.$B$17])));-1)/4+[.P6]" office:value-type="float" office:value="37360" calcext:value-type="float">
            <text:p>37.360</text:p>
          </table:table-cell>
          <table:table-cell/>
          <table:table-cell table:formula="of:=1000*([.G6]-[.L6])" office:value-type="float" office:value="-0.281206997752026" calcext:value-type="float">
            <text:p>-,2812</text:p>
          </table:table-cell>
          <table:table-cell/>
          <table:table-cell table:formula="of:=DEGREES(ASIN([.T6]/[.$B$4]))" office:value-type="float" office:value="0.375002602982076" calcext:value-type="float">
            <text:p>,375</text:p>
          </table:table-cell>
          <table:table-cell table:formula="of:=[.D6]*[.$B$24]" office:value-type="float" office:value="1.50534618130687" calcext:value-type="float">
            <text:p>1,51</text:p>
          </table:table-cell>
          <table:table-cell table:formula="of:=[.$B$22]*([.T7]-[.T6])" office:value-type="float" office:value="802.851296696998" calcext:value-type="float">
            <text:p>802,85</text:p>
          </table:table-cell>
          <table:table-cell table:formula="of:=ROUND(1000000/([.U6]/([.$B$17])))" office:value-type="float" office:value="37367" calcext:value-type="float">
            <text:p>37.367</text:p>
          </table:table-cell>
          <table:table-cell table:formula="of:=([.S6]-[.F6])*3600" office:value-type="float" office:value="0.00937073547317979" calcext:value-type="float">
            <text:p>,01</text:p>
          </table:table-cell>
          <table:table-cell table:formula="of:=[.W7]-[.W6]" office:value-type="float" office:value="0.0131193668660767" calcext:value-type="float">
            <text:p>,0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orschub pro Umdrehung (mm)</text:p>
          </table:table-cell>
          <table:table-cell table:style-name="ce16" office:value-type="float" office:value="2" calcext:value-type="float">
            <text:p>2,000</text:p>
          </table:table-cell>
          <table:table-cell/>
          <table:table-cell table:formula="of:=[.D6]+1" office:value-type="float" office:value="4" calcext:value-type="float">
            <text:p>4</text:p>
          </table:table-cell>
          <table:table-cell table:style-name="ce52" table:formula="of:=[.D7]*[.$B$17]/60" office:value-type="float" office:value="2" calcext:value-type="float">
            <text:p>2,0</text:p>
          </table:table-cell>
          <table:table-cell table:formula="of:=360*[.E7]/60/24" office:value-type="float" office:value="0.5" calcext:value-type="float">
            <text:p>,500</text:p>
          </table:table-cell>
          <table:table-cell table:formula="of:=SIN((RADIANS([.F7]*0.5)))*[.$B$4]*2" office:value-type="float" office:value="2.00712227098342" calcext:value-type="float">
            <text:p>2,007</text:p>
          </table:table-cell>
          <table:table-cell table:formula="of:=[.$B$22]*([.G8]-[.G7])" office:value-type="float" office:value="802.841743492712" calcext:value-type="float">
            <text:p>802,84</text:p>
          </table:table-cell>
          <table:table-cell table:formula="of:=1000000/([.H7]/([.$B$17]))" office:value-type="float" office:value="37367.2647731132" calcext:value-type="float">
            <text:p>37.367</text:p>
          </table:table-cell>
          <table:table-cell table:formula="of:=[.M6]*[.O6]/(1000000*60)+[.J6]" office:value-type="float" office:value="2.00000533333333" calcext:value-type="float">
            <text:p>2,0000</text:p>
          </table:table-cell>
          <table:table-cell table:formula="of:=DEGREES(ASIN([.L7]/[.$B$4]))" office:value-type="float" office:value="0.499943159270255" calcext:value-type="float">
            <text:p>,500</text:p>
          </table:table-cell>
          <table:table-cell table:formula="of:=([.M7]/[.$B$22])+[.L6]" office:value-type="float" office:value="2.006875" calcext:value-type="float">
            <text:p>2,007</text:p>
          </table:table-cell>
          <table:table-cell table:formula="of:=ROUND([.H7]+[.N7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7]/([.$B$17])));-1)/4+[.P7]" office:value-type="float" office:value="37407.5" calcext:value-type="float">
            <text:p>37.408</text:p>
          </table:table-cell>
          <table:table-cell/>
          <table:table-cell table:formula="of:=1000*([.G7]-[.L7])" office:value-type="float" office:value="0.247270983422698" calcext:value-type="float">
            <text:p>,2473</text:p>
          </table:table-cell>
          <table:table-cell/>
          <table:table-cell table:formula="of:=DEGREES(ASIN([.T7]/[.$B$4]))" office:value-type="float" office:value="0.50000624725065" calcext:value-type="float">
            <text:p>,500</text:p>
          </table:table-cell>
          <table:table-cell table:formula="of:=[.D7]*[.$B$24]" office:value-type="float" office:value="2.0071282417425" calcext:value-type="float">
            <text:p>2,01</text:p>
          </table:table-cell>
          <table:table-cell table:formula="of:=[.$B$22]*([.T8]-[.T7])" office:value-type="float" office:value="802.851296696998" calcext:value-type="float">
            <text:p>802,85</text:p>
          </table:table-cell>
          <table:table-cell table:formula="of:=ROUND(1000000/([.U7]/([.$B$17])))" office:value-type="float" office:value="37367" calcext:value-type="float">
            <text:p>37.367</text:p>
          </table:table-cell>
          <table:table-cell table:formula="of:=([.S7]-[.F7])*3600" office:value-type="float" office:value="0.0224901023392565" calcext:value-type="float">
            <text:p>,02</text:p>
          </table:table-cell>
          <table:table-cell table:formula="of:=[.W8]-[.W7]" office:value-type="float" office:value="0.0216877360490475" calcext:value-type="float">
            <text:p>,0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]+1" office:value-type="float" office:value="5" calcext:value-type="float">
            <text:p>5</text:p>
          </table:table-cell>
          <table:table-cell table:style-name="ce52" table:formula="of:=[.D8]*[.$B$17]/60" office:value-type="float" office:value="2.5" calcext:value-type="float">
            <text:p>2,5</text:p>
          </table:table-cell>
          <table:table-cell table:formula="of:=360*[.E8]/60/24" office:value-type="float" office:value="0.625" calcext:value-type="float">
            <text:p>,625</text:p>
          </table:table-cell>
          <table:table-cell table:formula="of:=SIN((RADIANS([.F8]*0.5)))*[.$B$4]*2" office:value-type="float" office:value="2.50889836066637" calcext:value-type="float">
            <text:p>2,509</text:p>
          </table:table-cell>
          <table:table-cell table:formula="of:=[.$B$22]*([.G9]-[.G8])" office:value-type="float" office:value="802.83696690478" calcext:value-type="float">
            <text:p>802,84</text:p>
          </table:table-cell>
          <table:table-cell table:formula="of:=1000000/([.H8]/([.$B$17]))" office:value-type="float" office:value="37367.4870947468" calcext:value-type="float">
            <text:p>37.367</text:p>
          </table:table-cell>
          <table:table-cell table:formula="of:=[.M7]*[.O7]/(1000000*60)+[.J7]" office:value-type="float" office:value="2.50001891666667" calcext:value-type="float">
            <text:p>2,5000</text:p>
          </table:table-cell>
          <table:table-cell table:formula="of:=DEGREES(ASIN([.L8]/[.$B$4]))" office:value-type="float" office:value="0.62497233603607" calcext:value-type="float">
            <text:p>,625</text:p>
          </table:table-cell>
          <table:table-cell table:formula="of:=([.M8]/[.$B$22])+[.L7]" office:value-type="float" office:value="2.50875" calcext:value-type="float">
            <text:p>2,509</text:p>
          </table:table-cell>
          <table:table-cell table:formula="of:=ROUND([.H8]+[.N8])" office:value-type="float" office:value="803" calcext:value-type="float">
            <text:p>803</text:p>
          </table:table-cell>
          <table:table-cell/>
          <table:table-cell table:formula="of:=ROUND(4*(1000000/([.M8]/([.$B$17])));-1)/4+[.P8]" office:value-type="float" office:value="37360" calcext:value-type="float">
            <text:p>37.360</text:p>
          </table:table-cell>
          <table:table-cell/>
          <table:table-cell table:formula="of:=1000*([.G8]-[.L8])" office:value-type="float" office:value="0.148360666367697" calcext:value-type="float">
            <text:p>,1484</text:p>
          </table:table-cell>
          <table:table-cell/>
          <table:table-cell table:formula="of:=DEGREES(ASIN([.T8]/[.$B$4]))" office:value-type="float" office:value="0.625012271621775" calcext:value-type="float">
            <text:p>,625</text:p>
          </table:table-cell>
          <table:table-cell table:formula="of:=[.D8]*[.$B$24]" office:value-type="float" office:value="2.50891030217812" calcext:value-type="float">
            <text:p>2,51</text:p>
          </table:table-cell>
          <table:table-cell table:formula="of:=[.$B$22]*([.T9]-[.T8])" office:value-type="float" office:value="802.851296696998" calcext:value-type="float">
            <text:p>802,85</text:p>
          </table:table-cell>
          <table:table-cell table:formula="of:=ROUND(1000000/([.U8]/([.$B$17])))" office:value-type="float" office:value="37367" calcext:value-type="float">
            <text:p>37.367</text:p>
          </table:table-cell>
          <table:table-cell table:formula="of:=([.S8]-[.F8])*3600" office:value-type="float" office:value="0.044177838388304" calcext:value-type="float">
            <text:p>,04</text:p>
          </table:table-cell>
          <table:table-cell table:formula="of:=[.W9]-[.W8]" office:value-type="float" office:value="0.0323988858241808" calcext:value-type="float">
            <text:p>,03</text:p>
          </table:table-cell>
          <table:table-cell table:number-columns-repeated="989"/>
        </table:table-row>
        <table:table-row table:style-name="ro1">
          <table:table-cell table:style-name="ce14" office:value-type="string" calcext:value-type="string">
            <text:p>Schrittmotor</text:p>
          </table:table-cell>
          <table:table-cell table:style-name="Default"/>
          <table:table-cell table:style-name="ce12"/>
          <table:table-cell table:formula="of:=[.D8]+1" office:value-type="float" office:value="6" calcext:value-type="float">
            <text:p>6</text:p>
          </table:table-cell>
          <table:table-cell table:style-name="ce52" table:formula="of:=[.D9]*[.$B$17]/60" office:value-type="float" office:value="3" calcext:value-type="float">
            <text:p>3,0</text:p>
          </table:table-cell>
          <table:table-cell table:formula="of:=360*[.E9]/60/24" office:value-type="float" office:value="0.75" calcext:value-type="float">
            <text:p>,750</text:p>
          </table:table-cell>
          <table:table-cell table:formula="of:=SIN((RADIANS([.F9]*0.5)))*[.$B$4]*2" office:value-type="float" office:value="3.01067146498186" calcext:value-type="float">
            <text:p>3,011</text:p>
          </table:table-cell>
          <table:table-cell table:formula="of:=[.$B$22]*([.G10]-[.G9])" office:value-type="float" office:value="802.831235011762" calcext:value-type="float">
            <text:p>802,83</text:p>
          </table:table-cell>
          <table:table-cell table:formula="of:=1000000/([.H9]/([.$B$17]))" office:value-type="float" office:value="37367.7538836172" calcext:value-type="float">
            <text:p>37.368</text:p>
          </table:table-cell>
          <table:table-cell table:formula="of:=[.M8]*[.O8]/(1000000*60)+[.J8]" office:value-type="float" office:value="3.00002025" calcext:value-type="float">
            <text:p>3,0000</text:p>
          </table:table-cell>
          <table:table-cell table:formula="of:=DEGREES(ASIN([.L9]/[.$B$4]))" office:value-type="float" office:value="0.750004489033304" calcext:value-type="float">
            <text:p>,750</text:p>
          </table:table-cell>
          <table:table-cell table:formula="of:=([.M9]/[.$B$22])+[.L8]" office:value-type="float" office:value="3.010625" calcext:value-type="float">
            <text:p>3,011</text:p>
          </table:table-cell>
          <table:table-cell table:formula="of:=ROUND([.H9]+[.N9])" office:value-type="float" office:value="803" calcext:value-type="float">
            <text:p>803</text:p>
          </table:table-cell>
          <table:table-cell/>
          <table:table-cell table:formula="of:=ROUND(4*(1000000/([.M9]/([.$B$17])));-1)/4+[.P9]" office:value-type="float" office:value="37360" calcext:value-type="float">
            <text:p>37.360</text:p>
          </table:table-cell>
          <table:table-cell/>
          <table:table-cell table:formula="of:=1000*([.G9]-[.L9])" office:value-type="float" office:value="0.04646498185501" calcext:value-type="float">
            <text:p>,0465</text:p>
          </table:table-cell>
          <table:table-cell/>
          <table:table-cell table:formula="of:=DEGREES(ASIN([.T9]/[.$B$4]))" office:value-type="float" office:value="0.750021271312281" calcext:value-type="float">
            <text:p>,750</text:p>
          </table:table-cell>
          <table:table-cell table:formula="of:=[.D9]*[.$B$24]" office:value-type="float" office:value="3.01069236261374" calcext:value-type="float">
            <text:p>3,01</text:p>
          </table:table-cell>
          <table:table-cell table:formula="of:=[.$B$22]*([.T10]-[.T9])" office:value-type="float" office:value="802.851296696998" calcext:value-type="float">
            <text:p>802,85</text:p>
          </table:table-cell>
          <table:table-cell table:formula="of:=ROUND(1000000/([.U9]/([.$B$17])))" office:value-type="float" office:value="37367" calcext:value-type="float">
            <text:p>37.367</text:p>
          </table:table-cell>
          <table:table-cell table:formula="of:=([.S9]-[.F9])*3600" office:value-type="float" office:value="0.0765767242124849" calcext:value-type="float">
            <text:p>,08</text:p>
          </table:table-cell>
          <table:table-cell table:formula="of:=[.W10]-[.W9]" office:value-type="float" office:value="0.0452532751747281" calcext:value-type="float">
            <text:p>,0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ollschritte pro Umdrehung</text:p>
          </table:table-cell>
          <table:table-cell table:style-name="ce17" office:value-type="float" office:value="200" calcext:value-type="float">
            <text:p>200</text:p>
          </table:table-cell>
          <table:table-cell table:style-name="ce12"/>
          <table:table-cell table:formula="of:=[.D9]+1" office:value-type="float" office:value="7" calcext:value-type="float">
            <text:p>7</text:p>
          </table:table-cell>
          <table:table-cell table:style-name="ce52" table:formula="of:=[.D10]*[.$B$17]/60" office:value-type="float" office:value="3.5" calcext:value-type="float">
            <text:p>3,5</text:p>
          </table:table-cell>
          <table:table-cell table:formula="of:=360*[.E10]/60/24" office:value-type="float" office:value="0.875" calcext:value-type="float">
            <text:p>,875</text:p>
          </table:table-cell>
          <table:table-cell table:formula="of:=SIN((RADIANS([.F10]*0.5)))*[.$B$4]*2" office:value-type="float" office:value="3.51244098686421" calcext:value-type="float">
            <text:p>3,512</text:p>
          </table:table-cell>
          <table:table-cell table:formula="of:=[.$B$22]*([.G11]-[.G10])" office:value-type="float" office:value="802.824547820486" calcext:value-type="float">
            <text:p>802,82</text:p>
          </table:table-cell>
          <table:table-cell table:formula="of:=1000000/([.H10]/([.$B$17]))" office:value-type="float" office:value="37368.0651413117" calcext:value-type="float">
            <text:p>37.368</text:p>
          </table:table-cell>
          <table:table-cell table:formula="of:=[.M9]*[.O9]/(1000000*60)+[.J9]" office:value-type="float" office:value="3.50002158333333" calcext:value-type="float">
            <text:p>3,5000</text:p>
          </table:table-cell>
          <table:table-cell table:formula="of:=DEGREES(ASIN([.L10]/[.$B$4]))" office:value-type="float" office:value="0.87504021393712" calcext:value-type="float">
            <text:p>,875</text:p>
          </table:table-cell>
          <table:table-cell table:formula="of:=([.M10]/[.$B$22])+[.L9]" office:value-type="float" office:value="3.5125" calcext:value-type="float">
            <text:p>3,513</text:p>
          </table:table-cell>
          <table:table-cell table:formula="of:=ROUND([.H10]+[.N10])" office:value-type="float" office:value="803" calcext:value-type="float">
            <text:p>803</text:p>
          </table:table-cell>
          <table:table-cell/>
          <table:table-cell table:formula="of:=ROUND(4*(1000000/([.M10]/([.$B$17])));-1)/4+[.P10]" office:value-type="float" office:value="37360" calcext:value-type="float">
            <text:p>37.360</text:p>
          </table:table-cell>
          <table:table-cell/>
          <table:table-cell table:formula="of:=1000*([.G10]-[.L10])" office:value-type="float" office:value="-0.0590131357935952" calcext:value-type="float">
            <text:p>-,0590</text:p>
          </table:table-cell>
          <table:table-cell/>
          <table:table-cell table:formula="of:=DEGREES(ASIN([.T10]/[.$B$4]))" office:value-type="float" office:value="0.875033841666496" calcext:value-type="float">
            <text:p>,875</text:p>
          </table:table-cell>
          <table:table-cell table:formula="of:=[.D10]*[.$B$24]" office:value-type="float" office:value="3.51247442304937" calcext:value-type="float">
            <text:p>3,51</text:p>
          </table:table-cell>
          <table:table-cell table:formula="of:=[.$B$22]*([.T11]-[.T10])" office:value-type="float" office:value="802.851296696998" calcext:value-type="float">
            <text:p>802,85</text:p>
          </table:table-cell>
          <table:table-cell table:formula="of:=ROUND(1000000/([.U10]/([.$B$17])))" office:value-type="float" office:value="37367" calcext:value-type="float">
            <text:p>37.367</text:p>
          </table:table-cell>
          <table:table-cell table:formula="of:=([.S10]-[.F10])*3600" office:value-type="float" office:value="0.121829999387213" calcext:value-type="float">
            <text:p>,12</text:p>
          </table:table-cell>
          <table:table-cell table:formula="of:=[.W11]-[.W10]" office:value-type="float" office:value="0.0602514550068101" calcext:value-type="float">
            <text:p>,06</text:p>
          </table:table-cell>
          <table:table-cell table:number-columns-repeated="989"/>
        </table:table-row>
        <table:table-row table:style-name="ro1">
          <table:table-cell/>
          <table:table-cell table:style-name="ce10" table:number-columns-repeated="2"/>
          <table:table-cell table:formula="of:=[.D10]+1" office:value-type="float" office:value="8" calcext:value-type="float">
            <text:p>8</text:p>
          </table:table-cell>
          <table:table-cell table:style-name="ce52" table:formula="of:=[.D11]*[.$B$17]/60" office:value-type="float" office:value="4" calcext:value-type="float">
            <text:p>4,0</text:p>
          </table:table-cell>
          <table:table-cell table:formula="of:=360*[.E11]/60/24" office:value-type="float" office:value="1" calcext:value-type="float">
            <text:p>1,000</text:p>
          </table:table-cell>
          <table:table-cell table:formula="of:=SIN((RADIANS([.F11]*0.5)))*[.$B$4]*2" office:value-type="float" office:value="4.01420632925201" calcext:value-type="float">
            <text:p>4,014</text:p>
          </table:table-cell>
          <table:table-cell table:formula="of:=[.$B$22]*([.G12]-[.G11])" office:value-type="float" office:value="802.816905338902" calcext:value-type="float">
            <text:p>802,82</text:p>
          </table:table-cell>
          <table:table-cell table:formula="of:=1000000/([.H11]/([.$B$17]))" office:value-type="float" office:value="37368.4208696823" calcext:value-type="float">
            <text:p>37.368</text:p>
          </table:table-cell>
          <table:table-cell table:formula="of:=[.M10]*[.O10]/(1000000*60)+[.J10]" office:value-type="float" office:value="4.00002291666667" calcext:value-type="float">
            <text:p>4,0000</text:p>
          </table:table-cell>
          <table:table-cell table:formula="of:=DEGREES(ASIN([.L11]/[.$B$4]))" office:value-type="float" office:value="1.00008010657582" calcext:value-type="float">
            <text:p>1,000</text:p>
          </table:table-cell>
          <table:table-cell table:formula="of:=([.M11]/[.$B$22])+[.L10]" office:value-type="float" office:value="4.014375" calcext:value-type="float">
            <text:p>4,014</text:p>
          </table:table-cell>
          <table:table-cell table:formula="of:=ROUND([.H11]+[.N11])" office:value-type="float" office:value="803" calcext:value-type="float">
            <text:p>803</text:p>
          </table:table-cell>
          <table:table-cell/>
          <table:table-cell table:formula="of:=ROUND(4*(1000000/([.M11]/([.$B$17])));-1)/4+[.P11]" office:value-type="float" office:value="37360" calcext:value-type="float">
            <text:p>37.360</text:p>
          </table:table-cell>
          <table:table-cell/>
          <table:table-cell table:formula="of:=1000*([.G11]-[.L11])" office:value-type="float" office:value="-0.168670747989985" calcext:value-type="float">
            <text:p>-,1687</text:p>
          </table:table-cell>
          <table:table-cell/>
          <table:table-cell table:formula="of:=DEGREES(ASIN([.T11]/[.$B$4]))" office:value-type="float" office:value="1.00005057818178" calcext:value-type="float">
            <text:p>1,000</text:p>
          </table:table-cell>
          <table:table-cell table:formula="of:=[.D11]*[.$B$24]" office:value-type="float" office:value="4.01425648348499" calcext:value-type="float">
            <text:p>4,01</text:p>
          </table:table-cell>
          <table:table-cell table:formula="of:=[.$B$22]*([.T12]-[.T11])" office:value-type="float" office:value="802.851296696998" calcext:value-type="float">
            <text:p>802,85</text:p>
          </table:table-cell>
          <table:table-cell table:formula="of:=ROUND(1000000/([.U11]/([.$B$17])))" office:value-type="float" office:value="37367" calcext:value-type="float">
            <text:p>37.367</text:p>
          </table:table-cell>
          <table:table-cell table:formula="of:=([.S11]-[.F11])*3600" office:value-type="float" office:value="0.182081454394023" calcext:value-type="float">
            <text:p>,18</text:p>
          </table:table-cell>
          <table:table-cell table:formula="of:=[.W12]-[.W11]" office:value-type="float" office:value="0.0773940681997765" calcext:value-type="float">
            <text:p>,08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teuerung</text:p>
          </table:table-cell>
          <table:table-cell table:style-name="ce10" table:number-columns-repeated="2"/>
          <table:table-cell table:formula="of:=[.D11]+1" office:value-type="float" office:value="9" calcext:value-type="float">
            <text:p>9</text:p>
          </table:table-cell>
          <table:table-cell table:style-name="ce52" table:formula="of:=[.D12]*[.$B$17]/60" office:value-type="float" office:value="4.5" calcext:value-type="float">
            <text:p>4,5</text:p>
          </table:table-cell>
          <table:table-cell table:formula="of:=360*[.E12]/60/24" office:value-type="float" office:value="1.125" calcext:value-type="float">
            <text:p>1,125</text:p>
          </table:table-cell>
          <table:table-cell table:formula="of:=SIN((RADIANS([.F12]*0.5)))*[.$B$4]*2" office:value-type="float" office:value="4.51596689508882" calcext:value-type="float">
            <text:p>4,516</text:p>
          </table:table-cell>
          <table:table-cell table:formula="of:=[.$B$22]*([.G13]-[.G12])" office:value-type="float" office:value="802.808307576109" calcext:value-type="float">
            <text:p>802,81</text:p>
          </table:table-cell>
          <table:table-cell table:formula="of:=1000000/([.H12]/([.$B$17]))" office:value-type="float" office:value="37368.8210708456" calcext:value-type="float">
            <text:p>37.369</text:p>
          </table:table-cell>
          <table:table-cell table:formula="of:=[.M11]*[.O11]/(1000000*60)+[.J11]" office:value-type="float" office:value="4.50002425" calcext:value-type="float">
            <text:p>4,5000</text:p>
          </table:table-cell>
          <table:table-cell table:formula="of:=DEGREES(ASIN([.L12]/[.$B$4]))" office:value-type="float" office:value="1.12512476295643" calcext:value-type="float">
            <text:p>1,125</text:p>
          </table:table-cell>
          <table:table-cell table:formula="of:=([.M12]/[.$B$22])+[.L11]" office:value-type="float" office:value="4.51625" calcext:value-type="float">
            <text:p>4,516</text:p>
          </table:table-cell>
          <table:table-cell table:formula="of:=ROUND([.H12]+[.N12])" office:value-type="float" office:value="803" calcext:value-type="float">
            <text:p>803</text:p>
          </table:table-cell>
          <table:table-cell/>
          <table:table-cell table:formula="of:=ROUND(4*(1000000/([.M12]/([.$B$17])));-1)/4+[.P12]" office:value-type="float" office:value="37360" calcext:value-type="float">
            <text:p>37.360</text:p>
          </table:table-cell>
          <table:table-cell/>
          <table:table-cell table:formula="of:=1000*([.G12]-[.L12])" office:value-type="float" office:value="-0.283104911176224" calcext:value-type="float">
            <text:p>-,2831</text:p>
          </table:table-cell>
          <table:table-cell/>
          <table:table-cell table:formula="of:=DEGREES(ASIN([.T12]/[.$B$4]))" office:value-type="float" office:value="1.12507207653405" calcext:value-type="float">
            <text:p>1,125</text:p>
          </table:table-cell>
          <table:table-cell table:formula="of:=[.D12]*[.$B$24]" office:value-type="float" office:value="4.51603854392061" calcext:value-type="float">
            <text:p>4,52</text:p>
          </table:table-cell>
          <table:table-cell table:formula="of:=[.$B$22]*([.T13]-[.T12])" office:value-type="float" office:value="802.851296696998" calcext:value-type="float">
            <text:p>802,85</text:p>
          </table:table-cell>
          <table:table-cell table:formula="of:=ROUND(1000000/([.U12]/([.$B$17])))" office:value-type="float" office:value="37367" calcext:value-type="float">
            <text:p>37.367</text:p>
          </table:table-cell>
          <table:table-cell table:formula="of:=([.S12]-[.F12])*3600" office:value-type="float" office:value="0.259475522593799" calcext:value-type="float">
            <text:p>,26</text:p>
          </table:table-cell>
          <table:table-cell table:formula="of:=[.W13]-[.W12]" office:value-type="float" office:value="0.0966818496989319" calcext:value-type="float">
            <text:p>,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ikroschritte pro Vollschritt</text:p>
          </table:table-cell>
          <table:table-cell table:style-name="ce17" office:value-type="float" office:value="16" calcext:value-type="float">
            <text:p>16</text:p>
          </table:table-cell>
          <table:table-cell table:style-name="ce10"/>
          <table:table-cell table:formula="of:=[.D12]+1" office:value-type="float" office:value="10" calcext:value-type="float">
            <text:p>10</text:p>
          </table:table-cell>
          <table:table-cell table:style-name="ce52" table:formula="of:=[.D13]*[.$B$17]/60" office:value-type="float" office:value="5" calcext:value-type="float">
            <text:p>5,0</text:p>
          </table:table-cell>
          <table:table-cell table:formula="of:=360*[.E13]/60/24" office:value-type="float" office:value="1.25" calcext:value-type="float">
            <text:p>1,250</text:p>
          </table:table-cell>
          <table:table-cell table:formula="of:=SIN((RADIANS([.F13]*0.5)))*[.$B$4]*2" office:value-type="float" office:value="5.01772208732389" calcext:value-type="float">
            <text:p>5,018</text:p>
          </table:table-cell>
          <table:table-cell table:formula="of:=[.$B$22]*([.G14]-[.G13])" office:value-type="float" office:value="802.798754542334" calcext:value-type="float">
            <text:p>802,80</text:p>
          </table:table-cell>
          <table:table-cell table:formula="of:=1000000/([.H13]/([.$B$17]))" office:value-type="float" office:value="37369.265747183" calcext:value-type="float">
            <text:p>37.369</text:p>
          </table:table-cell>
          <table:table-cell table:formula="of:=[.M12]*[.O12]/(1000000*60)+[.J12]" office:value-type="float" office:value="5.00002558333333" calcext:value-type="float">
            <text:p>5,0000</text:p>
          </table:table-cell>
          <table:table-cell table:formula="of:=DEGREES(ASIN([.L13]/[.$B$4]))" office:value-type="float" office:value="1.25001904717146" calcext:value-type="float">
            <text:p>1,250</text:p>
          </table:table-cell>
          <table:table-cell table:formula="of:=([.M13]/[.$B$22])+[.L12]" office:value-type="float" office:value="5.0175" calcext:value-type="float">
            <text:p>5,018</text:p>
          </table:table-cell>
          <table:table-cell table:formula="of:=ROUND([.H13]+[.N13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13]/([.$B$17])));-1)/4+[.P13]" office:value-type="float" office:value="37407.5" calcext:value-type="float">
            <text:p>37.408</text:p>
          </table:table-cell>
          <table:table-cell/>
          <table:table-cell table:formula="of:=1000*([.G13]-[.L13])" office:value-type="float" office:value="0.222087323892062" calcext:value-type="float">
            <text:p>,2221</text:p>
          </table:table-cell>
          <table:table-cell/>
          <table:table-cell table:formula="of:=DEGREES(ASIN([.T13]/[.$B$4]))" office:value-type="float" office:value="1.25009893260341" calcext:value-type="float">
            <text:p>1,250</text:p>
          </table:table-cell>
          <table:table-cell table:formula="of:=[.D13]*[.$B$24]" office:value-type="float" office:value="5.01782060435624" calcext:value-type="float">
            <text:p>5,02</text:p>
          </table:table-cell>
          <table:table-cell table:formula="of:=[.$B$22]*([.T14]-[.T13])" office:value-type="float" office:value="802.851296696997" calcext:value-type="float">
            <text:p>802,85</text:p>
          </table:table-cell>
          <table:table-cell table:formula="of:=ROUND(1000000/([.U13]/([.$B$17])))" office:value-type="float" office:value="37367" calcext:value-type="float">
            <text:p>37.367</text:p>
          </table:table-cell>
          <table:table-cell table:formula="of:=([.S13]-[.F13])*3600" office:value-type="float" office:value="0.356157372292731" calcext:value-type="float">
            <text:p>,36</text:p>
          </table:table-cell>
          <table:table-cell table:formula="of:=[.W14]-[.W13]" office:value-type="float" office:value="0.118115626594673" calcext:value-type="float">
            <text:p>,12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 table:style-name="ce10"/>
          <table:table-cell table:formula="of:=[.D13]+1" office:value-type="float" office:value="11" calcext:value-type="float">
            <text:p>11</text:p>
          </table:table-cell>
          <table:table-cell table:style-name="ce52" table:formula="of:=[.D14]*[.$B$17]/60" office:value-type="float" office:value="5.5" calcext:value-type="float">
            <text:p>5,5</text:p>
          </table:table-cell>
          <table:table-cell table:formula="of:=360*[.E14]/60/24" office:value-type="float" office:value="1.375" calcext:value-type="float">
            <text:p>1,375</text:p>
          </table:table-cell>
          <table:table-cell table:formula="of:=SIN((RADIANS([.F14]*0.5)))*[.$B$4]*2" office:value-type="float" office:value="5.51947130891285" calcext:value-type="float">
            <text:p>5,519</text:p>
          </table:table-cell>
          <table:table-cell table:formula="of:=[.$B$22]*([.G15]-[.G14])" office:value-type="float" office:value="802.788246248947" calcext:value-type="float">
            <text:p>802,79</text:p>
          </table:table-cell>
          <table:table-cell table:formula="of:=1000000/([.H14]/([.$B$17]))" office:value-type="float" office:value="37369.7549013403" calcext:value-type="float">
            <text:p>37.370</text:p>
          </table:table-cell>
          <table:table-cell table:formula="of:=[.M13]*[.O13]/(1000000*60)+[.J13]" office:value-type="float" office:value="5.50003916666667" calcext:value-type="float">
            <text:p>5,5000</text:p>
          </table:table-cell>
          <table:table-cell table:formula="of:=DEGREES(ASIN([.L14]/[.$B$4]))" office:value-type="float" office:value="1.37507501211107" calcext:value-type="float">
            <text:p>1,375</text:p>
          </table:table-cell>
          <table:table-cell table:formula="of:=([.M14]/[.$B$22])+[.L13]" office:value-type="float" office:value="5.519375" calcext:value-type="float">
            <text:p>5,519</text:p>
          </table:table-cell>
          <table:table-cell table:formula="of:=ROUND([.H14]+[.N14])" office:value-type="float" office:value="803" calcext:value-type="float">
            <text:p>803</text:p>
          </table:table-cell>
          <table:table-cell/>
          <table:table-cell table:formula="of:=ROUND(4*(1000000/([.M14]/([.$B$17])));-1)/4+[.P14]" office:value-type="float" office:value="37360" calcext:value-type="float">
            <text:p>37.360</text:p>
          </table:table-cell>
          <table:table-cell/>
          <table:table-cell table:formula="of:=1000*([.G14]-[.L14])" office:value-type="float" office:value="0.0963089128509509" calcext:value-type="float">
            <text:p>,0963</text:p>
          </table:table-cell>
          <table:table-cell/>
          <table:table-cell table:formula="of:=DEGREES(ASIN([.T14]/[.$B$4]))" office:value-type="float" office:value="1.37513174249969" calcext:value-type="float">
            <text:p>1,375</text:p>
          </table:table-cell>
          <table:table-cell table:formula="of:=[.D14]*[.$B$24]" office:value-type="float" office:value="5.51960266479186" calcext:value-type="float">
            <text:p>5,52</text:p>
          </table:table-cell>
          <table:table-cell table:formula="of:=[.$B$22]*([.T15]-[.T14])" office:value-type="float" office:value="802.851296696998" calcext:value-type="float">
            <text:p>802,85</text:p>
          </table:table-cell>
          <table:table-cell table:formula="of:=ROUND(1000000/([.U14]/([.$B$17])))" office:value-type="float" office:value="37367" calcext:value-type="float">
            <text:p>37.367</text:p>
          </table:table-cell>
          <table:table-cell table:formula="of:=([.S14]-[.F14])*3600" office:value-type="float" office:value="0.474272998887404" calcext:value-type="float">
            <text:p>,47</text:p>
          </table:table-cell>
          <table:table-cell table:formula="of:=[.W15]-[.W14]" office:value-type="float" office:value="0.141696318224405" calcext:value-type="float">
            <text:p>,14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 table:style-name="ce12"/>
          <table:table-cell table:formula="of:=[.D14]+1" office:value-type="float" office:value="12" calcext:value-type="float">
            <text:p>12</text:p>
          </table:table-cell>
          <table:table-cell table:style-name="ce52" table:formula="of:=[.D15]*[.$B$17]/60" office:value-type="float" office:value="6" calcext:value-type="float">
            <text:p>6,0</text:p>
          </table:table-cell>
          <table:table-cell table:formula="of:=360*[.E15]/60/24" office:value-type="float" office:value="1.5" calcext:value-type="float">
            <text:p>1,500</text:p>
          </table:table-cell>
          <table:table-cell table:formula="of:=SIN((RADIANS([.F15]*0.5)))*[.$B$4]*2" office:value-type="float" office:value="6.02121396281844" calcext:value-type="float">
            <text:p>6,021</text:p>
          </table:table-cell>
          <table:table-cell table:formula="of:=[.$B$22]*([.G16]-[.G15])" office:value-type="float" office:value="802.776782708449" calcext:value-type="float">
            <text:p>802,78</text:p>
          </table:table-cell>
          <table:table-cell table:formula="of:=1000000/([.H15]/([.$B$17]))" office:value-type="float" office:value="37370.2885362286" calcext:value-type="float">
            <text:p>37.370</text:p>
          </table:table-cell>
          <table:table-cell table:formula="of:=[.M14]*[.O14]/(1000000*60)+[.J14]" office:value-type="float" office:value="6.0000405" calcext:value-type="float">
            <text:p>6,0000</text:p>
          </table:table-cell>
          <table:table-cell table:formula="of:=DEGREES(ASIN([.L15]/[.$B$4]))" office:value-type="float" office:value="1.50013752939873" calcext:value-type="float">
            <text:p>1,500</text:p>
          </table:table-cell>
          <table:table-cell table:formula="of:=([.M15]/[.$B$22])+[.L14]" office:value-type="float" office:value="6.02125" calcext:value-type="float">
            <text:p>6,021</text:p>
          </table:table-cell>
          <table:table-cell table:formula="of:=ROUND([.H15]+[.N15])" office:value-type="float" office:value="803" calcext:value-type="float">
            <text:p>803</text:p>
          </table:table-cell>
          <table:table-cell/>
          <table:table-cell table:formula="of:=ROUND(4*(1000000/([.M15]/([.$B$17])));-1)/4+[.P15]" office:value-type="float" office:value="37360" calcext:value-type="float">
            <text:p>37.360</text:p>
          </table:table-cell>
          <table:table-cell/>
          <table:table-cell table:formula="of:=1000*([.G15]-[.L15])" office:value-type="float" office:value="-0.0360371815570915" calcext:value-type="float">
            <text:p>-,0360</text:p>
          </table:table-cell>
          <table:table-cell/>
          <table:table-cell table:formula="of:=DEGREES(ASIN([.T15]/[.$B$4]))" office:value-type="float" office:value="1.50017110258809" calcext:value-type="float">
            <text:p>1,500</text:p>
          </table:table-cell>
          <table:table-cell table:formula="of:=[.D15]*[.$B$24]" office:value-type="float" office:value="6.02138472522749" calcext:value-type="float">
            <text:p>6,02</text:p>
          </table:table-cell>
          <table:table-cell table:formula="of:=[.$B$22]*([.T16]-[.T15])" office:value-type="float" office:value="802.851296696998" calcext:value-type="float">
            <text:p>802,85</text:p>
          </table:table-cell>
          <table:table-cell table:formula="of:=ROUND(1000000/([.U15]/([.$B$17])))" office:value-type="float" office:value="37367" calcext:value-type="float">
            <text:p>37.367</text:p>
          </table:table-cell>
          <table:table-cell table:formula="of:=([.S15]-[.F15])*3600" office:value-type="float" office:value="0.615969317111809" calcext:value-type="float">
            <text:p>,62</text:p>
          </table:table-cell>
          <table:table-cell table:formula="of:=[.W16]-[.W15]" office:value-type="float" office:value="0.16742493627806" calcext:value-type="float">
            <text:p>,17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Tabelle</text:p>
          </table:table-cell>
          <table:table-cell table:number-columns-repeated="2"/>
          <table:table-cell table:formula="of:=[.D15]+1" office:value-type="float" office:value="13" calcext:value-type="float">
            <text:p>13</text:p>
          </table:table-cell>
          <table:table-cell table:style-name="ce52" table:formula="of:=[.D16]*[.$B$17]/60" office:value-type="float" office:value="6.5" calcext:value-type="float">
            <text:p>6,5</text:p>
          </table:table-cell>
          <table:table-cell table:formula="of:=360*[.E16]/60/24" office:value-type="float" office:value="1.625" calcext:value-type="float">
            <text:p>1,625</text:p>
          </table:table-cell>
          <table:table-cell table:formula="of:=SIN((RADIANS([.F16]*0.5)))*[.$B$4]*2" office:value-type="float" office:value="6.52294945201122" calcext:value-type="float">
            <text:p>6,523</text:p>
          </table:table-cell>
          <table:table-cell table:formula="of:=[.$B$22]*([.G17]-[.G16])" office:value-type="float" office:value="802.764363934485" calcext:value-type="float">
            <text:p>802,76</text:p>
          </table:table-cell>
          <table:table-cell table:formula="of:=1000000/([.H16]/([.$B$17]))" office:value-type="float" office:value="37370.866655023" calcext:value-type="float">
            <text:p>37.371</text:p>
          </table:table-cell>
          <table:table-cell table:formula="of:=[.M15]*[.O15]/(1000000*60)+[.J15]" office:value-type="float" office:value="6.50004183333333" calcext:value-type="float">
            <text:p>6,5000</text:p>
          </table:table-cell>
          <table:table-cell table:formula="of:=DEGREES(ASIN([.L16]/[.$B$4]))" office:value-type="float" office:value="1.62520719601215" calcext:value-type="float">
            <text:p>1,625</text:p>
          </table:table-cell>
          <table:table-cell table:formula="of:=([.M16]/[.$B$22])+[.L15]" office:value-type="float" office:value="6.523125" calcext:value-type="float">
            <text:p>6,523</text:p>
          </table:table-cell>
          <table:table-cell table:formula="of:=ROUND([.H16]+[.N16])" office:value-type="float" office:value="803" calcext:value-type="float">
            <text:p>803</text:p>
          </table:table-cell>
          <table:table-cell/>
          <table:table-cell table:formula="of:=ROUND(4*(1000000/([.M16]/([.$B$17])));-1)/4+[.P16]" office:value-type="float" office:value="37360" calcext:value-type="float">
            <text:p>37.360</text:p>
          </table:table-cell>
          <table:table-cell/>
          <table:table-cell table:formula="of:=1000*([.G16]-[.L16])" office:value-type="float" office:value="-0.175547988776614" calcext:value-type="float">
            <text:p>-,1755</text:p>
          </table:table-cell>
          <table:table-cell/>
          <table:table-cell table:formula="of:=DEGREES(ASIN([.T16]/[.$B$4]))" office:value-type="float" office:value="1.62521760951483" calcext:value-type="float">
            <text:p>1,625</text:p>
          </table:table-cell>
          <table:table-cell table:formula="of:=[.D16]*[.$B$24]" office:value-type="float" office:value="6.52316678566311" calcext:value-type="float">
            <text:p>6,52</text:p>
          </table:table-cell>
          <table:table-cell table:formula="of:=[.$B$22]*([.T17]-[.T16])" office:value-type="float" office:value="802.851296696997" calcext:value-type="float">
            <text:p>802,85</text:p>
          </table:table-cell>
          <table:table-cell table:formula="of:=ROUND(1000000/([.U16]/([.$B$17])))" office:value-type="float" office:value="37367" calcext:value-type="float">
            <text:p>37.367</text:p>
          </table:table-cell>
          <table:table-cell table:formula="of:=([.S16]-[.F16])*3600" office:value-type="float" office:value="0.783394253389869" calcext:value-type="float">
            <text:p>,78</text:p>
          </table:table-cell>
          <table:table-cell table:formula="of:=[.W17]-[.W16]" office:value-type="float" office:value="0.195302584918" calcext:value-type="float">
            <text:p>,20</text:p>
          </table:table-cell>
          <table:table-cell table:number-columns-repeated="989"/>
        </table:table-row>
        <table:table-row table:style-name="ro1">
          <table:table-cell table:style-name="Default" office:value-type="string" calcext:value-type="string">
            <text:p>Zeitraum je Positionsbereich (s)</text:p>
          </table:table-cell>
          <table:table-cell table:style-name="ce17" office:value-type="float" office:value="30" calcext:value-type="float">
            <text:p>30</text:p>
          </table:table-cell>
          <table:table-cell table:style-name="ce12"/>
          <table:table-cell table:formula="of:=[.D16]+1" office:value-type="float" office:value="14" calcext:value-type="float">
            <text:p>14</text:p>
          </table:table-cell>
          <table:table-cell table:style-name="ce52" table:formula="of:=[.D17]*[.$B$17]/60" office:value-type="float" office:value="7" calcext:value-type="float">
            <text:p>7,0</text:p>
          </table:table-cell>
          <table:table-cell table:formula="of:=360*[.E17]/60/24" office:value-type="float" office:value="1.75" calcext:value-type="float">
            <text:p>1,750</text:p>
          </table:table-cell>
          <table:table-cell table:formula="of:=SIN((RADIANS([.F17]*0.5)))*[.$B$4]*2" office:value-type="float" office:value="7.02467717947028" calcext:value-type="float">
            <text:p>7,025</text:p>
          </table:table-cell>
          <table:table-cell table:formula="of:=[.$B$22]*([.G18]-[.G17])" office:value-type="float" office:value="802.750989941828" calcext:value-type="float">
            <text:p>802,75</text:p>
          </table:table-cell>
          <table:table-cell table:formula="of:=1000000/([.H17]/([.$B$17]))" office:value-type="float" office:value="37371.4892611643" calcext:value-type="float">
            <text:p>37.371</text:p>
          </table:table-cell>
          <table:table-cell table:formula="of:=[.M16]*[.O16]/(1000000*60)+[.J16]" office:value-type="float" office:value="7.00004316666667" calcext:value-type="float">
            <text:p>7,0000</text:p>
          </table:table-cell>
          <table:table-cell table:formula="of:=DEGREES(ASIN([.L17]/[.$B$4]))" office:value-type="float" office:value="1.750284609236" calcext:value-type="float">
            <text:p>1,750</text:p>
          </table:table-cell>
          <table:table-cell table:formula="of:=([.M17]/[.$B$22])+[.L16]" office:value-type="float" office:value="7.025" calcext:value-type="float">
            <text:p>7,025</text:p>
          </table:table-cell>
          <table:table-cell table:formula="of:=ROUND([.H17]+[.N17])" office:value-type="float" office:value="803" calcext:value-type="float">
            <text:p>803</text:p>
          </table:table-cell>
          <table:table-cell/>
          <table:table-cell table:formula="of:=ROUND(4*(1000000/([.M17]/([.$B$17])));-1)/4+[.P17]" office:value-type="float" office:value="37360" calcext:value-type="float">
            <text:p>37.360</text:p>
          </table:table-cell>
          <table:table-cell/>
          <table:table-cell table:formula="of:=1000*([.G17]-[.L17])" office:value-type="float" office:value="-0.322820529723877" calcext:value-type="float">
            <text:p>-,3228</text:p>
          </table:table-cell>
          <table:table-cell/>
          <table:table-cell table:formula="of:=DEGREES(ASIN([.T17]/[.$B$4]))" office:value-type="float" office:value="1.75027186023286" calcext:value-type="float">
            <text:p>1,750</text:p>
          </table:table-cell>
          <table:table-cell table:formula="of:=[.D17]*[.$B$24]" office:value-type="float" office:value="7.02494884609873" calcext:value-type="float">
            <text:p>7,02</text:p>
          </table:table-cell>
          <table:table-cell table:formula="of:=[.$B$22]*([.T18]-[.T17])" office:value-type="float" office:value="802.851296696998" calcext:value-type="float">
            <text:p>802,85</text:p>
          </table:table-cell>
          <table:table-cell table:formula="of:=ROUND(1000000/([.U17]/([.$B$17])))" office:value-type="float" office:value="37367" calcext:value-type="float">
            <text:p>37.367</text:p>
          </table:table-cell>
          <table:table-cell table:formula="of:=([.S17]-[.F17])*3600" office:value-type="float" office:value="0.978696838307869" calcext:value-type="float">
            <text:p>,98</text:p>
          </table:table-cell>
          <table:table-cell table:formula="of:=[.W18]-[.W17]" office:value-type="float" office:value="0.225330460926898" calcext:value-type="float">
            <text:p>,2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<text:span text:style-name="T2">Referenzwinkel</text:span> für unkorrigierten Antrieb</text:p>
            <text:p>(Dieser Winkel soll zum richtigen Zeitpunkt </text:p>
            <text:p>Überstrichen werden) (°)</text:p>
          </table:table-cell>
          <table:table-cell table:style-name="ce16" office:value-type="float" office:value="15" calcext:value-type="float">
            <text:p>15,000</text:p>
          </table:table-cell>
          <table:table-cell/>
          <table:table-cell table:formula="of:=[.D17]+1" office:value-type="float" office:value="15" calcext:value-type="float">
            <text:p>15</text:p>
          </table:table-cell>
          <table:table-cell table:style-name="ce52" table:formula="of:=[.D18]*[.$B$17]/60" office:value-type="float" office:value="7.5" calcext:value-type="float">
            <text:p>7,5</text:p>
          </table:table-cell>
          <table:table-cell table:formula="of:=360*[.E18]/60/24" office:value-type="float" office:value="1.875" calcext:value-type="float">
            <text:p>1,875</text:p>
          </table:table-cell>
          <table:table-cell table:formula="of:=SIN((RADIANS([.F18]*0.5)))*[.$B$4]*2" office:value-type="float" office:value="7.52639654818392" calcext:value-type="float">
            <text:p>7,526</text:p>
          </table:table-cell>
          <table:table-cell table:formula="of:=[.$B$22]*([.G19]-[.G18])" office:value-type="float" office:value="802.736660746395" calcext:value-type="float">
            <text:p>802,74</text:p>
          </table:table-cell>
          <table:table-cell table:formula="of:=1000000/([.H18]/([.$B$17]))" office:value-type="float" office:value="37372.1563583575" calcext:value-type="float">
            <text:p>37.372</text:p>
          </table:table-cell>
          <table:table-cell table:formula="of:=[.M17]*[.O17]/(1000000*60)+[.J17]" office:value-type="float" office:value="7.5000445" calcext:value-type="float">
            <text:p>7,5000</text:p>
          </table:table-cell>
          <table:table-cell table:formula="of:=DEGREES(ASIN([.L18]/[.$B$4]))" office:value-type="float" office:value="1.87521458820279" calcext:value-type="float">
            <text:p>1,875</text:p>
          </table:table-cell>
          <table:table-cell table:formula="of:=([.M18]/[.$B$22])+[.L17]" office:value-type="float" office:value="7.52625" calcext:value-type="float">
            <text:p>7,526</text:p>
          </table:table-cell>
          <table:table-cell table:formula="of:=ROUND([.H18]+[.N18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18]/([.$B$17])));-1)/4+[.P18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18]-[.L18])" office:value-type="float" office:value="0.146548183918682" calcext:value-type="float">
            <text:p>,1465</text:p>
          </table:table-cell>
          <table:table-cell/>
          <table:table-cell table:formula="of:=DEGREES(ASIN([.T18]/[.$B$4]))" office:value-type="float" office:value="1.87533445202757" calcext:value-type="float">
            <text:p>1,875</text:p>
          </table:table-cell>
          <table:table-cell table:formula="of:=[.D18]*[.$B$24]" office:value-type="float" office:value="7.52673090653436" calcext:value-type="float">
            <text:p>7,53</text:p>
          </table:table-cell>
          <table:table-cell table:formula="of:=[.$B$22]*([.T19]-[.T18])" office:value-type="float" office:value="802.851296696998" calcext:value-type="float">
            <text:p>802,85</text:p>
          </table:table-cell>
          <table:table-cell table:formula="of:=ROUND(1000000/([.U18]/([.$B$17])))" office:value-type="float" office:value="37367" calcext:value-type="float">
            <text:p>37.367</text:p>
          </table:table-cell>
          <table:table-cell table:formula="of:=([.S18]-[.F18])*3600" office:value-type="float" office:value="1.20402729923477" calcext:value-type="float">
            <text:p>1,20</text:p>
          </table:table-cell>
          <table:table-cell table:formula="of:=[.W19]-[.W18]" office:value-type="float" office:value="0.257509853819649" calcext:value-type="float">
            <text:p>,2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]+1" office:value-type="float" office:value="16" calcext:value-type="float">
            <text:p>16</text:p>
          </table:table-cell>
          <table:table-cell table:style-name="ce52" table:formula="of:=[.D19]*[.$B$17]/60" office:value-type="float" office:value="8" calcext:value-type="float">
            <text:p>8,0</text:p>
          </table:table-cell>
          <table:table-cell table:formula="of:=360*[.E19]/60/24" office:value-type="float" office:value="2" calcext:value-type="float">
            <text:p>2,000</text:p>
          </table:table-cell>
          <table:table-cell table:formula="of:=SIN((RADIANS([.F19]*0.5)))*[.$B$4]*2" office:value-type="float" office:value="8.02810696115042" calcext:value-type="float">
            <text:p>8,028</text:p>
          </table:table-cell>
          <table:table-cell table:formula="of:=[.$B$22]*([.G20]-[.G19])" office:value-type="float" office:value="802.721376365236" calcext:value-type="float">
            <text:p>802,72</text:p>
          </table:table-cell>
          <table:table-cell table:formula="of:=1000000/([.H19]/([.$B$17]))" office:value-type="float" office:value="37372.8679505728" calcext:value-type="float">
            <text:p>37.373</text:p>
          </table:table-cell>
          <table:table-cell table:formula="of:=[.M18]*[.O18]/(1000000*60)+[.J18]" office:value-type="float" office:value="8.00000461666667" calcext:value-type="float">
            <text:p>8,0000</text:p>
          </table:table-cell>
          <table:table-cell table:formula="of:=DEGREES(ASIN([.L19]/[.$B$4]))" office:value-type="float" office:value="2.00030927634991" calcext:value-type="float">
            <text:p>2,000</text:p>
          </table:table-cell>
          <table:table-cell table:formula="of:=([.M19]/[.$B$22])+[.L18]" office:value-type="float" office:value="8.028125" calcext:value-type="float">
            <text:p>8,028</text:p>
          </table:table-cell>
          <table:table-cell table:formula="of:=ROUND([.H19]+[.N19])" office:value-type="float" office:value="803" calcext:value-type="float">
            <text:p>803</text:p>
          </table:table-cell>
          <table:table-cell/>
          <table:table-cell table:formula="of:=ROUND(4*(1000000/([.M19]/([.$B$17])));-1)/4+[.P19]" office:value-type="float" office:value="37360" calcext:value-type="float">
            <text:p>37.360</text:p>
          </table:table-cell>
          <table:table-cell/>
          <table:table-cell table:formula="of:=1000*([.G19]-[.L19])" office:value-type="float" office:value="-0.0180388495838457" calcext:value-type="float">
            <text:p>-,0180</text:p>
          </table:table-cell>
          <table:table-cell/>
          <table:table-cell table:formula="of:=DEGREES(ASIN([.T19]/[.$B$4]))" office:value-type="float" office:value="2.00040598254252" calcext:value-type="float">
            <text:p>2,000</text:p>
          </table:table-cell>
          <table:table-cell table:formula="of:=[.D19]*[.$B$24]" office:value-type="float" office:value="8.02851296696998" calcext:value-type="float">
            <text:p>8,03</text:p>
          </table:table-cell>
          <table:table-cell table:formula="of:=[.$B$22]*([.T20]-[.T19])" office:value-type="float" office:value="802.851296696997" calcext:value-type="float">
            <text:p>802,85</text:p>
          </table:table-cell>
          <table:table-cell table:formula="of:=ROUND(1000000/([.U19]/([.$B$17])))" office:value-type="float" office:value="37367" calcext:value-type="float">
            <text:p>37.367</text:p>
          </table:table-cell>
          <table:table-cell table:formula="of:=([.S19]-[.F19])*3600" office:value-type="float" office:value="1.46153715305442" calcext:value-type="float">
            <text:p>1,46</text:p>
          </table:table-cell>
          <table:table-cell table:formula="of:=[.W20]-[.W19]" office:value-type="float" office:value="0.291842146032018" calcext:value-type="float">
            <text:p>,29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berechnet<text:span text:style-name="T3">e </text:span><text:span text:style-name="T4">Zwischenwerte</text:span></text:p>
          </table:table-cell>
          <table:table-cell table:number-columns-repeated="2"/>
          <table:table-cell table:formula="of:=[.D19]+1" office:value-type="float" office:value="17" calcext:value-type="float">
            <text:p>17</text:p>
          </table:table-cell>
          <table:table-cell table:style-name="ce52" table:formula="of:=[.D20]*[.$B$17]/60" office:value-type="float" office:value="8.5" calcext:value-type="float">
            <text:p>8,5</text:p>
          </table:table-cell>
          <table:table-cell table:formula="of:=360*[.E20]/60/24" office:value-type="float" office:value="2.125" calcext:value-type="float">
            <text:p>2,125</text:p>
          </table:table-cell>
          <table:table-cell table:formula="of:=SIN((RADIANS([.F20]*0.5)))*[.$B$4]*2" office:value-type="float" office:value="8.52980782137869" calcext:value-type="float">
            <text:p>8,530</text:p>
          </table:table-cell>
          <table:table-cell table:formula="of:=[.$B$22]*([.G21]-[.G20])" office:value-type="float" office:value="802.70513681653" calcext:value-type="float">
            <text:p>802,71</text:p>
          </table:table-cell>
          <table:table-cell table:formula="of:=1000000/([.H20]/([.$B$17]))" office:value-type="float" office:value="37373.6240420459" calcext:value-type="float">
            <text:p>37.374</text:p>
          </table:table-cell>
          <table:table-cell table:formula="of:=[.M19]*[.O19]/(1000000*60)+[.J19]" office:value-type="float" office:value="8.50000595" calcext:value-type="float">
            <text:p>8,5000</text:p>
          </table:table-cell>
          <table:table-cell table:formula="of:=DEGREES(ASIN([.L20]/[.$B$4]))" office:value-type="float" office:value="2.12541350431526" calcext:value-type="float">
            <text:p>2,125</text:p>
          </table:table-cell>
          <table:table-cell table:formula="of:=([.M20]/[.$B$22])+[.L19]" office:value-type="float" office:value="8.53" calcext:value-type="float">
            <text:p>8,530</text:p>
          </table:table-cell>
          <table:table-cell table:formula="of:=ROUND([.H20]+[.N20])" office:value-type="float" office:value="803" calcext:value-type="float">
            <text:p>803</text:p>
          </table:table-cell>
          <table:table-cell/>
          <table:table-cell table:formula="of:=ROUND(4*(1000000/([.M20]/([.$B$17])));-1)/4+[.P20]" office:value-type="float" office:value="37360" calcext:value-type="float">
            <text:p>37.360</text:p>
          </table:table-cell>
          <table:table-cell/>
          <table:table-cell table:formula="of:=1000*([.G20]-[.L20])" office:value-type="float" office:value="-0.192178621311712" calcext:value-type="float">
            <text:p>-,1922</text:p>
          </table:table-cell>
          <table:table-cell/>
          <table:table-cell table:formula="of:=DEGREES(ASIN([.T20]/[.$B$4]))" office:value-type="float" office:value="2.1254870498053" calcext:value-type="float">
            <text:p>2,125</text:p>
          </table:table-cell>
          <table:table-cell table:formula="of:=[.D20]*[.$B$24]" office:value-type="float" office:value="8.5302950274056" calcext:value-type="float">
            <text:p>8,53</text:p>
          </table:table-cell>
          <table:table-cell table:formula="of:=[.$B$22]*([.T21]-[.T20])" office:value-type="float" office:value="802.851296697" calcext:value-type="float">
            <text:p>802,85</text:p>
          </table:table-cell>
          <table:table-cell table:formula="of:=ROUND(1000000/([.U20]/([.$B$17])))" office:value-type="float" office:value="37367" calcext:value-type="float">
            <text:p>37.367</text:p>
          </table:table-cell>
          <table:table-cell table:formula="of:=([.S20]-[.F20])*3600" office:value-type="float" office:value="1.75337929908643" calcext:value-type="float">
            <text:p>1,75</text:p>
          </table:table-cell>
          <table:table-cell table:formula="of:=[.W21]-[.W20]" office:value-type="float" office:value="0.328328813057333" calcext:value-type="float">
            <text:p>,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ikroschritte pro Umdrehung</text:p>
          </table:table-cell>
          <table:table-cell table:style-name="ce46" table:formula="of:=[.$B$10]*[.$B$13]" office:value-type="float" office:value="3200" calcext:value-type="float">
            <text:p>3.200,0</text:p>
          </table:table-cell>
          <table:table-cell/>
          <table:table-cell table:formula="of:=[.D20]+1" office:value-type="float" office:value="18" calcext:value-type="float">
            <text:p>18</text:p>
          </table:table-cell>
          <table:table-cell table:style-name="ce52" table:formula="of:=[.D21]*[.$B$17]/60" office:value-type="float" office:value="9" calcext:value-type="float">
            <text:p>9,0</text:p>
          </table:table-cell>
          <table:table-cell table:formula="of:=360*[.E21]/60/24" office:value-type="float" office:value="2.25" calcext:value-type="float">
            <text:p>2,250</text:p>
          </table:table-cell>
          <table:table-cell table:formula="of:=SIN((RADIANS([.F21]*0.5)))*[.$B$4]*2" office:value-type="float" office:value="9.03149853188902" calcext:value-type="float">
            <text:p>9,031</text:p>
          </table:table-cell>
          <table:table-cell table:formula="of:=[.$B$22]*([.G22]-[.G21])" office:value-type="float" office:value="802.687942119616" calcext:value-type="float">
            <text:p>802,69</text:p>
          </table:table-cell>
          <table:table-cell table:formula="of:=1000000/([.H21]/([.$B$17]))" office:value-type="float" office:value="37374.4246372763" calcext:value-type="float">
            <text:p>37.374</text:p>
          </table:table-cell>
          <table:table-cell table:formula="of:=[.M20]*[.O20]/(1000000*60)+[.J20]" office:value-type="float" office:value="9.00000728333334" calcext:value-type="float">
            <text:p>9,0000</text:p>
          </table:table-cell>
          <table:table-cell table:formula="of:=DEGREES(ASIN([.L21]/[.$B$4]))" office:value-type="float" office:value="2.25037205563964" calcext:value-type="float">
            <text:p>2,250</text:p>
          </table:table-cell>
          <table:table-cell table:formula="of:=([.M21]/[.$B$22])+[.L20]" office:value-type="float" office:value="9.03125" calcext:value-type="float">
            <text:p>9,031</text:p>
          </table:table-cell>
          <table:table-cell table:formula="of:=ROUND([.H21]+[.N21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21]/([.$B$17])));-1)/4+[.P21]" office:value-type="float" office:value="37407.5" calcext:value-type="float">
            <text:p>37.408</text:p>
          </table:table-cell>
          <table:table-cell/>
          <table:table-cell table:formula="of:=1000*([.G21]-[.L21])" office:value-type="float" office:value="0.248531889019077" calcext:value-type="float">
            <text:p>,2485</text:p>
          </table:table-cell>
          <table:table-cell/>
          <table:table-cell table:formula="of:=DEGREES(ASIN([.T21]/[.$B$4]))" office:value-type="float" office:value="2.25057825225337" calcext:value-type="float">
            <text:p>2,251</text:p>
          </table:table-cell>
          <table:table-cell table:formula="of:=[.D21]*[.$B$24]" office:value-type="float" office:value="9.03207708784123" calcext:value-type="float">
            <text:p>9,03</text:p>
          </table:table-cell>
          <table:table-cell table:formula="of:=[.$B$22]*([.T22]-[.T21])" office:value-type="float" office:value="802.851296696997" calcext:value-type="float">
            <text:p>802,85</text:p>
          </table:table-cell>
          <table:table-cell table:formula="of:=ROUND(1000000/([.U21]/([.$B$17])))" office:value-type="float" office:value="37367" calcext:value-type="float">
            <text:p>37.367</text:p>
          </table:table-cell>
          <table:table-cell table:formula="of:=([.S21]-[.F21])*3600" office:value-type="float" office:value="2.08170811214377" calcext:value-type="float">
            <text:p>2,08</text:p>
          </table:table-cell>
          <table:table-cell table:formula="of:=[.W22]-[.W21]" office:value-type="float" office:value="0.366971423642326" calcext:value-type="float">
            <text:p>,3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ikroschritte pro mm Vorschub</text:p>
          </table:table-cell>
          <table:table-cell table:style-name="ce47" table:formula="of:=[.$B$21]/[.$B$7]" office:value-type="float" office:value="1600" calcext:value-type="float">
            <text:p>1600,0</text:p>
          </table:table-cell>
          <table:table-cell/>
          <table:table-cell table:formula="of:=[.D21]+1" office:value-type="float" office:value="19" calcext:value-type="float">
            <text:p>19</text:p>
          </table:table-cell>
          <table:table-cell table:style-name="ce52" table:formula="of:=[.D22]*[.$B$17]/60" office:value-type="float" office:value="9.5" calcext:value-type="float">
            <text:p>9,5</text:p>
          </table:table-cell>
          <table:table-cell table:formula="of:=360*[.E22]/60/24" office:value-type="float" office:value="2.375" calcext:value-type="float">
            <text:p>2,375</text:p>
          </table:table-cell>
          <table:table-cell table:formula="of:=SIN((RADIANS([.F22]*0.5)))*[.$B$4]*2" office:value-type="float" office:value="9.53317849571378" calcext:value-type="float">
            <text:p>9,533</text:p>
          </table:table-cell>
          <table:table-cell table:formula="of:=[.$B$22]*([.G23]-[.G22])" office:value-type="float" office:value="802.669792294938" calcext:value-type="float">
            <text:p>802,67</text:p>
          </table:table-cell>
          <table:table-cell table:formula="of:=1000000/([.H22]/([.$B$17]))" office:value-type="float" office:value="37375.2697410302" calcext:value-type="float">
            <text:p>37.375</text:p>
          </table:table-cell>
          <table:table-cell table:formula="of:=[.M21]*[.O21]/(1000000*60)+[.J21]" office:value-type="float" office:value="9.50002086666667" calcext:value-type="float">
            <text:p>9,5000</text:p>
          </table:table-cell>
          <table:table-cell table:formula="of:=DEGREES(ASIN([.L22]/[.$B$4]))" office:value-type="float" office:value="2.37549714624187" calcext:value-type="float">
            <text:p>2,375</text:p>
          </table:table-cell>
          <table:table-cell table:formula="of:=([.M22]/[.$B$22])+[.L21]" office:value-type="float" office:value="9.533125" calcext:value-type="float">
            <text:p>9,533</text:p>
          </table:table-cell>
          <table:table-cell table:formula="of:=ROUND([.H22]+[.N22])" office:value-type="float" office:value="803" calcext:value-type="float">
            <text:p>803</text:p>
          </table:table-cell>
          <table:table-cell/>
          <table:table-cell table:formula="of:=ROUND(4*(1000000/([.M22]/([.$B$17])));-1)/4+[.P22]" office:value-type="float" office:value="37360" calcext:value-type="float">
            <text:p>37.360</text:p>
          </table:table-cell>
          <table:table-cell/>
          <table:table-cell table:formula="of:=1000*([.G22]-[.L22])" office:value-type="float" office:value="0.0534957137787728" calcext:value-type="float">
            <text:p>,0535</text:p>
          </table:table-cell>
          <table:table-cell/>
          <table:table-cell table:formula="of:=DEGREES(ASIN([.T22]/[.$B$4]))" office:value-type="float" office:value="2.37568018875994" calcext:value-type="float">
            <text:p>2,376</text:p>
          </table:table-cell>
          <table:table-cell table:formula="of:=[.D22]*[.$B$24]" office:value-type="float" office:value="9.53385914827685" calcext:value-type="float">
            <text:p>9,53</text:p>
          </table:table-cell>
          <table:table-cell table:formula="of:=[.$B$22]*([.T23]-[.T22])" office:value-type="float" office:value="802.851296697" calcext:value-type="float">
            <text:p>802,85</text:p>
          </table:table-cell>
          <table:table-cell table:formula="of:=ROUND(1000000/([.U22]/([.$B$17])))" office:value-type="float" office:value="37367" calcext:value-type="float">
            <text:p>37.367</text:p>
          </table:table-cell>
          <table:table-cell table:formula="of:=([.S22]-[.F22])*3600" office:value-type="float" office:value="2.44867953578609" calcext:value-type="float">
            <text:p>2,45</text:p>
          </table:table-cell>
          <table:table-cell table:formula="of:=[.W23]-[.W22]" office:value-type="float" office:value="0.407771639962995" calcext:value-type="float">
            <text:p>,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pindellänge BC für obigen <text:span text:style-name="T2">Referenzwinkel</text:span> (mm)</text:p>
          </table:table-cell>
          <table:table-cell table:formula="of:=SIN((RADIANS([.$B$18]*0.5)))*[.$B$4]*2" office:value-type="float" office:value="60.0420484212237" calcext:value-type="float">
            <text:p>60,042</text:p>
          </table:table-cell>
          <table:table-cell/>
          <table:table-cell table:formula="of:=[.D22]+1" office:value-type="float" office:value="20" calcext:value-type="float">
            <text:p>20</text:p>
          </table:table-cell>
          <table:table-cell table:style-name="ce52" table:formula="of:=[.D23]*[.$B$17]/60" office:value-type="float" office:value="10" calcext:value-type="float">
            <text:p>10,0</text:p>
          </table:table-cell>
          <table:table-cell table:formula="of:=360*[.E23]/60/24" office:value-type="float" office:value="2.5" calcext:value-type="float">
            <text:p>2,500</text:p>
          </table:table-cell>
          <table:table-cell table:formula="of:=SIN((RADIANS([.F23]*0.5)))*[.$B$4]*2" office:value-type="float" office:value="10.0348471158981" calcext:value-type="float">
            <text:p>10,035</text:p>
          </table:table-cell>
          <table:table-cell table:formula="of:=[.$B$22]*([.G24]-[.G23])" office:value-type="float" office:value="802.65068736411" calcext:value-type="float">
            <text:p>802,65</text:p>
          </table:table-cell>
          <table:table-cell table:formula="of:=1000000/([.H23]/([.$B$17]))" office:value-type="float" office:value="37376.1593583374" calcext:value-type="float">
            <text:p>37.376</text:p>
          </table:table-cell>
          <table:table-cell table:formula="of:=[.M22]*[.O22]/(1000000*60)+[.J22]" office:value-type="float" office:value="10.0000222" calcext:value-type="float">
            <text:p>10,0000</text:p>
          </table:table-cell>
          <table:table-cell table:formula="of:=DEGREES(ASIN([.L23]/[.$B$4]))" office:value-type="float" office:value="2.5006335735587" calcext:value-type="float">
            <text:p>2,501</text:p>
          </table:table-cell>
          <table:table-cell table:formula="of:=([.M23]/[.$B$22])+[.L22]" office:value-type="float" office:value="10.035" calcext:value-type="float">
            <text:p>10,035</text:p>
          </table:table-cell>
          <table:table-cell table:formula="of:=ROUND([.H23]+[.N23])" office:value-type="float" office:value="803" calcext:value-type="float">
            <text:p>803</text:p>
          </table:table-cell>
          <table:table-cell/>
          <table:table-cell table:formula="of:=ROUND(4*(1000000/([.M23]/([.$B$17])));-1)/4+[.P23]" office:value-type="float" office:value="37360" calcext:value-type="float">
            <text:p>37.360</text:p>
          </table:table-cell>
          <table:table-cell/>
          <table:table-cell table:formula="of:=1000*([.G23]-[.L23])" office:value-type="float" office:value="-0.152884101884965" calcext:value-type="float">
            <text:p>-,1529</text:p>
          </table:table-cell>
          <table:table-cell/>
          <table:table-cell table:formula="of:=DEGREES(ASIN([.T23]/[.$B$4]))" office:value-type="float" office:value="2.50079345865993" calcext:value-type="float">
            <text:p>2,501</text:p>
          </table:table-cell>
          <table:table-cell table:formula="of:=[.D23]*[.$B$24]" office:value-type="float" office:value="10.0356412087125" calcext:value-type="float">
            <text:p>10,04</text:p>
          </table:table-cell>
          <table:table-cell table:formula="of:=[.$B$22]*([.T24]-[.T23])" office:value-type="float" office:value="802.851296696997" calcext:value-type="float">
            <text:p>802,85</text:p>
          </table:table-cell>
          <table:table-cell table:formula="of:=ROUND(1000000/([.U23]/([.$B$17])))" office:value-type="float" office:value="37367" calcext:value-type="float">
            <text:p>37.367</text:p>
          </table:table-cell>
          <table:table-cell table:formula="of:=([.S23]-[.F23])*3600" office:value-type="float" office:value="2.85645117574909" calcext:value-type="float">
            <text:p>2,86</text:p>
          </table:table-cell>
          <table:table-cell table:formula="of:=[.W24]-[.W23]" office:value-type="float" office:value="0.450731217829237" calcext:value-type="float">
            <text:p>,45</text:p>
          </table:table-cell>
          <table:table-cell table:number-columns-repeated="989"/>
        </table:table-row>
        <table:table-row table:style-name="ro4">
          <table:table-cell table:style-name="Default" office:value-type="string" calcext:value-type="string">
            <text:p>Unkorrigierter Spindelvorschub je </text:p>
            <text:p>Positionsbereich (mm)</text:p>
          </table:table-cell>
          <table:table-cell table:formula="of:=SIN((RADIANS([.$F$4]*0.5)))*[.$B$4]*2" office:value-type="float" office:value="0.501782060435624" calcext:value-type="float">
            <text:p>,502</text:p>
          </table:table-cell>
          <table:table-cell/>
          <table:table-cell table:formula="of:=[.D23]+1" office:value-type="float" office:value="21" calcext:value-type="float">
            <text:p>21</text:p>
          </table:table-cell>
          <table:table-cell table:style-name="ce52" table:formula="of:=[.D24]*[.$B$17]/60" office:value-type="float" office:value="10.5" calcext:value-type="float">
            <text:p>10,5</text:p>
          </table:table-cell>
          <table:table-cell table:formula="of:=360*[.E24]/60/24" office:value-type="float" office:value="2.625" calcext:value-type="float">
            <text:p>2,625</text:p>
          </table:table-cell>
          <table:table-cell table:formula="of:=SIN((RADIANS([.F24]*0.5)))*[.$B$4]*2" office:value-type="float" office:value="10.5365037955007" calcext:value-type="float">
            <text:p>10,537</text:p>
          </table:table-cell>
          <table:table-cell table:formula="of:=[.$B$22]*([.G25]-[.G24])" office:value-type="float" office:value="802.630627349845" calcext:value-type="float">
            <text:p>802,63</text:p>
          </table:table-cell>
          <table:table-cell table:formula="of:=1000000/([.H24]/([.$B$17]))" office:value-type="float" office:value="37377.0934944946" calcext:value-type="float">
            <text:p>37.377</text:p>
          </table:table-cell>
          <table:table-cell table:formula="of:=[.M23]*[.O23]/(1000000*60)+[.J23]" office:value-type="float" office:value="10.5000235333333" calcext:value-type="float">
            <text:p>10,5000</text:p>
          </table:table-cell>
          <table:table-cell table:formula="of:=DEGREES(ASIN([.L24]/[.$B$4]))" office:value-type="float" office:value="2.62562607905927" calcext:value-type="float">
            <text:p>2,626</text:p>
          </table:table-cell>
          <table:table-cell table:formula="of:=([.M24]/[.$B$22])+[.L23]" office:value-type="float" office:value="10.53625" calcext:value-type="float">
            <text:p>10,536</text:p>
          </table:table-cell>
          <table:table-cell table:formula="of:=ROUND([.H24]+[.N24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24]/([.$B$17])));-1)/4+[.P24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24]-[.L24])" office:value-type="float" office:value="0.253795500682941" calcext:value-type="float">
            <text:p>,2538</text:p>
          </table:table-cell>
          <table:table-cell/>
          <table:table-cell table:formula="of:=DEGREES(ASIN([.T24]/[.$B$4]))" office:value-type="float" office:value="2.62591866177599" calcext:value-type="float">
            <text:p>2,626</text:p>
          </table:table-cell>
          <table:table-cell table:formula="of:=[.D24]*[.$B$24]" office:value-type="float" office:value="10.5374232691481" calcext:value-type="float">
            <text:p>10,54</text:p>
          </table:table-cell>
          <table:table-cell table:formula="of:=[.$B$22]*([.T25]-[.T24])" office:value-type="float" office:value="802.851296696997" calcext:value-type="float">
            <text:p>802,85</text:p>
          </table:table-cell>
          <table:table-cell table:formula="of:=ROUND(1000000/([.U24]/([.$B$17])))" office:value-type="float" office:value="37367" calcext:value-type="float">
            <text:p>37.367</text:p>
          </table:table-cell>
          <table:table-cell table:formula="of:=([.S24]-[.F24])*3600" office:value-type="float" office:value="3.30718239357832" calcext:value-type="float">
            <text:p>3,31</text:p>
          </table:table-cell>
          <table:table-cell table:formula="of:=[.W25]-[.W24]" office:value-type="float" office:value="0.495852006894282" calcext:value-type="float">
            <text:p>,50</text:p>
          </table:table-cell>
          <table:table-cell table:number-columns-repeated="989"/>
        </table:table-row>
        <table:table-row table:style-name="ro1">
          <table:table-cell table:style-name="Default" office:value-type="string" calcext:value-type="string">
            <text:p>Zeitpunkt für Referenzwinkel (Minuten)</text:p>
          </table:table-cell>
          <table:table-cell table:formula="of:=24*60*[.$B$18]/360" office:value-type="float" office:value="60" calcext:value-type="float">
            <text:p>60,000</text:p>
          </table:table-cell>
          <table:table-cell/>
          <table:table-cell table:formula="of:=[.D24]+1" office:value-type="float" office:value="22" calcext:value-type="float">
            <text:p>22</text:p>
          </table:table-cell>
          <table:table-cell table:style-name="ce52" table:formula="of:=[.D25]*[.$B$17]/60" office:value-type="float" office:value="11" calcext:value-type="float">
            <text:p>11,0</text:p>
          </table:table-cell>
          <table:table-cell table:formula="of:=360*[.E25]/60/24" office:value-type="float" office:value="2.75" calcext:value-type="float">
            <text:p>2,750</text:p>
          </table:table-cell>
          <table:table-cell table:formula="of:=SIN((RADIANS([.F25]*0.5)))*[.$B$4]*2" office:value-type="float" office:value="11.0381479375943" calcext:value-type="float">
            <text:p>11,038</text:p>
          </table:table-cell>
          <table:table-cell table:formula="of:=[.$B$22]*([.G26]-[.G25])" office:value-type="float" office:value="802.609612276035" calcext:value-type="float">
            <text:p>802,61</text:p>
          </table:table-cell>
          <table:table-cell table:formula="of:=1000000/([.H25]/([.$B$17]))" office:value-type="float" office:value="37378.072155062" calcext:value-type="float">
            <text:p>37.378</text:p>
          </table:table-cell>
          <table:table-cell table:formula="of:=[.M24]*[.O24]/(1000000*60)+[.J24]" office:value-type="float" office:value="10.99998365" calcext:value-type="float">
            <text:p>11,0000</text:p>
          </table:table-cell>
          <table:table-cell table:formula="of:=DEGREES(ASIN([.L25]/[.$B$4]))" office:value-type="float" office:value="2.75078696479825" calcext:value-type="float">
            <text:p>2,751</text:p>
          </table:table-cell>
          <table:table-cell table:formula="of:=([.M25]/[.$B$22])+[.L24]" office:value-type="float" office:value="11.038125" calcext:value-type="float">
            <text:p>11,038</text:p>
          </table:table-cell>
          <table:table-cell table:formula="of:=ROUND([.H25]+[.N25])" office:value-type="float" office:value="803" calcext:value-type="float">
            <text:p>803</text:p>
          </table:table-cell>
          <table:table-cell/>
          <table:table-cell table:formula="of:=ROUND(4*(1000000/([.M25]/([.$B$17])));-1)/4+[.P25]" office:value-type="float" office:value="37360" calcext:value-type="float">
            <text:p>37.360</text:p>
          </table:table-cell>
          <table:table-cell/>
          <table:table-cell table:formula="of:=1000*([.G25]-[.L25])" office:value-type="float" office:value="0.0229375943359145" calcext:value-type="float">
            <text:p>,0229</text:p>
          </table:table-cell>
          <table:table-cell/>
          <table:table-cell table:formula="of:=DEGREES(ASIN([.T25]/[.$B$4]))" office:value-type="float" office:value="2.75105639844458" calcext:value-type="float">
            <text:p>2,751</text:p>
          </table:table-cell>
          <table:table-cell table:formula="of:=[.D25]*[.$B$24]" office:value-type="float" office:value="11.0392053295837" calcext:value-type="float">
            <text:p>11,04</text:p>
          </table:table-cell>
          <table:table-cell table:formula="of:=[.$B$22]*([.T26]-[.T25])" office:value-type="float" office:value="802.851296697" calcext:value-type="float">
            <text:p>802,85</text:p>
          </table:table-cell>
          <table:table-cell table:formula="of:=ROUND(1000000/([.U25]/([.$B$17])))" office:value-type="float" office:value="37367" calcext:value-type="float">
            <text:p>37.367</text:p>
          </table:table-cell>
          <table:table-cell table:formula="of:=([.S25]-[.F25])*3600" office:value-type="float" office:value="3.8030344004726" calcext:value-type="float">
            <text:p>3,80</text:p>
          </table:table-cell>
          <table:table-cell table:formula="of:=[.W26]-[.W25]" office:value-type="float" office:value="0.543135950881712" calcext:value-type="float">
            <text:p>,54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0"/>
          <table:table-cell table:formula="of:=[.D25]+1" office:value-type="float" office:value="23" calcext:value-type="float">
            <text:p>23</text:p>
          </table:table-cell>
          <table:table-cell table:style-name="ce52" table:formula="of:=[.D26]*[.$B$17]/60" office:value-type="float" office:value="11.5" calcext:value-type="float">
            <text:p>11,5</text:p>
          </table:table-cell>
          <table:table-cell table:formula="of:=360*[.E26]/60/24" office:value-type="float" office:value="2.875" calcext:value-type="float">
            <text:p>2,875</text:p>
          </table:table-cell>
          <table:table-cell table:formula="of:=SIN((RADIANS([.F26]*0.5)))*[.$B$4]*2" office:value-type="float" office:value="11.5397789452669" calcext:value-type="float">
            <text:p>11,540</text:p>
          </table:table-cell>
          <table:table-cell table:formula="of:=[.$B$22]*([.G27]-[.G26])" office:value-type="float" office:value="802.587642167666" calcext:value-type="float">
            <text:p>802,59</text:p>
          </table:table-cell>
          <table:table-cell table:formula="of:=1000000/([.H26]/([.$B$17]))" office:value-type="float" office:value="37379.0953458673" calcext:value-type="float">
            <text:p>37.379</text:p>
          </table:table-cell>
          <table:table-cell table:formula="of:=[.M25]*[.O25]/(1000000*60)+[.J25]" office:value-type="float" office:value="11.4999849833333" calcext:value-type="float">
            <text:p>11,5000</text:p>
          </table:table-cell>
          <table:table-cell table:formula="of:=DEGREES(ASIN([.L26]/[.$B$4]))" office:value-type="float" office:value="2.87596098853732" calcext:value-type="float">
            <text:p>2,876</text:p>
          </table:table-cell>
          <table:table-cell table:formula="of:=([.M26]/[.$B$22])+[.L25]" office:value-type="float" office:value="11.54" calcext:value-type="float">
            <text:p>11,540</text:p>
          </table:table-cell>
          <table:table-cell table:formula="of:=ROUND([.H26]+[.N26])" office:value-type="float" office:value="803" calcext:value-type="float">
            <text:p>803</text:p>
          </table:table-cell>
          <table:table-cell/>
          <table:table-cell table:formula="of:=ROUND(4*(1000000/([.M26]/([.$B$17])));-1)/4+[.P26]" office:value-type="float" office:value="37360" calcext:value-type="float">
            <text:p>37.360</text:p>
          </table:table-cell>
          <table:table-cell/>
          <table:table-cell table:formula="of:=1000*([.G26]-[.L26])" office:value-type="float" office:value="-0.221054733142267" calcext:value-type="float">
            <text:p>-,2211</text:p>
          </table:table-cell>
          <table:table-cell/>
          <table:table-cell table:formula="of:=DEGREES(ASIN([.T26]/[.$B$4]))" office:value-type="float" office:value="2.87620726954204" calcext:value-type="float">
            <text:p>2,876</text:p>
          </table:table-cell>
          <table:table-cell table:formula="of:=[.D26]*[.$B$24]" office:value-type="float" office:value="11.5409873900193" calcext:value-type="float">
            <text:p>11,54</text:p>
          </table:table-cell>
          <table:table-cell table:formula="of:=[.$B$22]*([.T27]-[.T26])" office:value-type="float" office:value="802.851296696997" calcext:value-type="float">
            <text:p>802,85</text:p>
          </table:table-cell>
          <table:table-cell table:formula="of:=ROUND(1000000/([.U26]/([.$B$17])))" office:value-type="float" office:value="37367" calcext:value-type="float">
            <text:p>37.367</text:p>
          </table:table-cell>
          <table:table-cell table:formula="of:=([.S26]-[.F26])*3600" office:value-type="float" office:value="4.34617035135432" calcext:value-type="float">
            <text:p>4,35</text:p>
          </table:table-cell>
          <table:table-cell table:formula="of:=[.W27]-[.W26]" office:value-type="float" office:value="0.592585087799691" calcext:value-type="float">
            <text:p>,59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/>
          <table:table-cell table:formula="of:=[.D26]+1" office:value-type="float" office:value="24" calcext:value-type="float">
            <text:p>24</text:p>
          </table:table-cell>
          <table:table-cell table:style-name="ce52" table:formula="of:=[.D27]*[.$B$17]/60" office:value-type="float" office:value="12" calcext:value-type="float">
            <text:p>12,0</text:p>
          </table:table-cell>
          <table:table-cell table:formula="of:=360*[.E27]/60/24" office:value-type="float" office:value="3" calcext:value-type="float">
            <text:p>3,000</text:p>
          </table:table-cell>
          <table:table-cell table:formula="of:=SIN((RADIANS([.F27]*0.5)))*[.$B$4]*2" office:value-type="float" office:value="12.0413962216217" calcext:value-type="float">
            <text:p>12,041</text:p>
          </table:table-cell>
          <table:table-cell table:formula="of:=[.$B$22]*([.G28]-[.G27])" office:value-type="float" office:value="802.56471705089" calcext:value-type="float">
            <text:p>802,56</text:p>
          </table:table-cell>
          <table:table-cell table:formula="of:=1000000/([.H27]/([.$B$17]))" office:value-type="float" office:value="37380.163073002" calcext:value-type="float">
            <text:p>37.380</text:p>
          </table:table-cell>
          <table:table-cell table:formula="of:=[.M26]*[.O26]/(1000000*60)+[.J26]" office:value-type="float" office:value="11.9999863166667" calcext:value-type="float">
            <text:p>12,0000</text:p>
          </table:table-cell>
          <table:table-cell table:formula="of:=DEGREES(ASIN([.L27]/[.$B$4]))" office:value-type="float" office:value="3.00099284317878" calcext:value-type="float">
            <text:p>3,001</text:p>
          </table:table-cell>
          <table:table-cell table:formula="of:=([.M27]/[.$B$22])+[.L26]" office:value-type="float" office:value="12.04125" calcext:value-type="float">
            <text:p>12,041</text:p>
          </table:table-cell>
          <table:table-cell table:formula="of:=ROUND([.H27]+[.N27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27]/([.$B$17])));-1)/4+[.P27]" office:value-type="float" office:value="37407.5" calcext:value-type="float">
            <text:p>37.408</text:p>
          </table:table-cell>
          <table:table-cell/>
          <table:table-cell table:formula="of:=1000*([.G27]-[.L27])" office:value-type="float" office:value="0.146221621648124" calcext:value-type="float">
            <text:p>,1462</text:p>
          </table:table-cell>
          <table:table-cell/>
          <table:table-cell table:formula="of:=DEGREES(ASIN([.T27]/[.$B$4]))" office:value-type="float" office:value="3.00137187651088" calcext:value-type="float">
            <text:p>3,001</text:p>
          </table:table-cell>
          <table:table-cell table:formula="of:=[.D27]*[.$B$24]" office:value-type="float" office:value="12.042769450455" calcext:value-type="float">
            <text:p>12,04</text:p>
          </table:table-cell>
          <table:table-cell table:formula="of:=[.$B$22]*([.T28]-[.T27])" office:value-type="float" office:value="802.851296696997" calcext:value-type="float">
            <text:p>802,85</text:p>
          </table:table-cell>
          <table:table-cell table:formula="of:=ROUND(1000000/([.U27]/([.$B$17])))" office:value-type="float" office:value="37367" calcext:value-type="float">
            <text:p>37.367</text:p>
          </table:table-cell>
          <table:table-cell table:formula="of:=([.S27]-[.F27])*3600" office:value-type="float" office:value="4.93875543915401" calcext:value-type="float">
            <text:p>4,94</text:p>
          </table:table-cell>
          <table:table-cell table:formula="of:=[.W28]-[.W27]" office:value-type="float" office:value="0.644201550212742" calcext:value-type="float">
            <text:p>,64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/>
          <table:table-cell table:formula="of:=[.D27]+1" office:value-type="float" office:value="25" calcext:value-type="float">
            <text:p>25</text:p>
          </table:table-cell>
          <table:table-cell table:style-name="ce52" table:formula="of:=[.D28]*[.$B$17]/60" office:value-type="float" office:value="12.5" calcext:value-type="float">
            <text:p>12,5</text:p>
          </table:table-cell>
          <table:table-cell table:formula="of:=360*[.E28]/60/24" office:value-type="float" office:value="3.125" calcext:value-type="float">
            <text:p>3,125</text:p>
          </table:table-cell>
          <table:table-cell table:formula="of:=SIN((RADIANS([.F28]*0.5)))*[.$B$4]*2" office:value-type="float" office:value="12.5429991697785" calcext:value-type="float">
            <text:p>12,543</text:p>
          </table:table-cell>
          <table:table-cell table:formula="of:=[.$B$22]*([.G29]-[.G28])" office:value-type="float" office:value="802.540836952988" calcext:value-type="float">
            <text:p>802,54</text:p>
          </table:table-cell>
          <table:table-cell table:formula="of:=1000000/([.H28]/([.$B$17]))" office:value-type="float" office:value="37381.2753428239" calcext:value-type="float">
            <text:p>37.381</text:p>
          </table:table-cell>
          <table:table-cell table:formula="of:=[.M27]*[.O27]/(1000000*60)+[.J27]" office:value-type="float" office:value="12.4999999" calcext:value-type="float">
            <text:p>12,5000</text:p>
          </table:table-cell>
          <table:table-cell table:formula="of:=DEGREES(ASIN([.L28]/[.$B$4]))" office:value-type="float" office:value="3.12619493060186" calcext:value-type="float">
            <text:p>3,126</text:p>
          </table:table-cell>
          <table:table-cell table:formula="of:=([.M28]/[.$B$22])+[.L27]" office:value-type="float" office:value="12.543125" calcext:value-type="float">
            <text:p>12,543</text:p>
          </table:table-cell>
          <table:table-cell table:formula="of:=ROUND([.H28]+[.N28])" office:value-type="float" office:value="803" calcext:value-type="float">
            <text:p>803</text:p>
          </table:table-cell>
          <table:table-cell/>
          <table:table-cell table:formula="of:=ROUND(4*(1000000/([.M28]/([.$B$17])));-1)/4+[.P28]" office:value-type="float" office:value="37360" calcext:value-type="float">
            <text:p>37.360</text:p>
          </table:table-cell>
          <table:table-cell/>
          <table:table-cell table:formula="of:=1000*([.G28]-[.L28])" office:value-type="float" office:value="-0.125830221545442" calcext:value-type="float">
            <text:p>-,1258</text:p>
          </table:table-cell>
          <table:table-cell/>
          <table:table-cell table:formula="of:=DEGREES(ASIN([.T28]/[.$B$4]))" office:value-type="float" office:value="3.12655082138594" calcext:value-type="float">
            <text:p>3,127</text:p>
          </table:table-cell>
          <table:table-cell table:formula="of:=[.D28]*[.$B$24]" office:value-type="float" office:value="12.5445515108906" calcext:value-type="float">
            <text:p>12,54</text:p>
          </table:table-cell>
          <table:table-cell table:formula="of:=[.$B$22]*([.T29]-[.T28])" office:value-type="float" office:value="802.851296697" calcext:value-type="float">
            <text:p>802,85</text:p>
          </table:table-cell>
          <table:table-cell table:formula="of:=ROUND(1000000/([.U28]/([.$B$17])))" office:value-type="float" office:value="37367" calcext:value-type="float">
            <text:p>37.367</text:p>
          </table:table-cell>
          <table:table-cell table:formula="of:=([.S28]-[.F28])*3600" office:value-type="float" office:value="5.58295698936675" calcext:value-type="float">
            <text:p>5,58</text:p>
          </table:table-cell>
          <table:table-cell table:formula="of:=[.W29]-[.W28]" office:value-type="float" office:value="0.697987565476765" calcext:value-type="float">
            <text:p>,70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/>
          <table:table-cell table:formula="of:=[.D28]+1" office:value-type="float" office:value="26" calcext:value-type="float">
            <text:p>26</text:p>
          </table:table-cell>
          <table:table-cell table:style-name="ce52" table:formula="of:=[.D29]*[.$B$17]/60" office:value-type="float" office:value="13" calcext:value-type="float">
            <text:p>13,0</text:p>
          </table:table-cell>
          <table:table-cell table:formula="of:=360*[.E29]/60/24" office:value-type="float" office:value="3.25" calcext:value-type="float">
            <text:p>3,250</text:p>
          </table:table-cell>
          <table:table-cell table:formula="of:=SIN((RADIANS([.F29]*0.5)))*[.$B$4]*2" office:value-type="float" office:value="13.0445871928741" calcext:value-type="float">
            <text:p>13,045</text:p>
          </table:table-cell>
          <table:table-cell table:formula="of:=[.$B$22]*([.G30]-[.G29])" office:value-type="float" office:value="802.516001902367" calcext:value-type="float">
            <text:p>802,52</text:p>
          </table:table-cell>
          <table:table-cell table:formula="of:=1000000/([.H29]/([.$B$17]))" office:value-type="float" office:value="37382.4321619567" calcext:value-type="float">
            <text:p>37.382</text:p>
          </table:table-cell>
          <table:table-cell table:formula="of:=[.M28]*[.O28]/(1000000*60)+[.J28]" office:value-type="float" office:value="13.0000012333333" calcext:value-type="float">
            <text:p>13,0000</text:p>
          </table:table-cell>
          <table:table-cell table:formula="of:=DEGREES(ASIN([.L29]/[.$B$4]))" office:value-type="float" office:value="3.25125601633345" calcext:value-type="float">
            <text:p>3,251</text:p>
          </table:table-cell>
          <table:table-cell table:formula="of:=([.M29]/[.$B$22])+[.L28]" office:value-type="float" office:value="13.044375" calcext:value-type="float">
            <text:p>13,044</text:p>
          </table:table-cell>
          <table:table-cell table:formula="of:=ROUND([.H29]+[.N29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29]/([.$B$17])));-1)/4+[.P29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29]-[.L29])" office:value-type="float" office:value="0.212192874071704" calcext:value-type="float">
            <text:p>,2122</text:p>
          </table:table-cell>
          <table:table-cell/>
          <table:table-cell table:formula="of:=DEGREES(ASIN([.T29]/[.$B$4]))" office:value-type="float" office:value="3.25174470682079" calcext:value-type="float">
            <text:p>3,252</text:p>
          </table:table-cell>
          <table:table-cell table:formula="of:=[.D29]*[.$B$24]" office:value-type="float" office:value="13.0463335713262" calcext:value-type="float">
            <text:p>13,05</text:p>
          </table:table-cell>
          <table:table-cell table:formula="of:=[.$B$22]*([.T30]-[.T29])" office:value-type="float" office:value="802.851296696997" calcext:value-type="float">
            <text:p>802,85</text:p>
          </table:table-cell>
          <table:table-cell table:formula="of:=ROUND(1000000/([.U29]/([.$B$17])))" office:value-type="float" office:value="37367" calcext:value-type="float">
            <text:p>37.367</text:p>
          </table:table-cell>
          <table:table-cell table:formula="of:=([.S29]-[.F29])*3600" office:value-type="float" office:value="6.28094455484352" calcext:value-type="float">
            <text:p>6,28</text:p>
          </table:table-cell>
          <table:table-cell table:formula="of:=[.W30]-[.W29]" office:value-type="float" office:value="0.753945456018812" calcext:value-type="float">
            <text:p>,75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/>
          <table:table-cell table:formula="of:=[.D29]+1" office:value-type="float" office:value="27" calcext:value-type="float">
            <text:p>27</text:p>
          </table:table-cell>
          <table:table-cell table:style-name="ce52" table:formula="of:=[.D30]*[.$B$17]/60" office:value-type="float" office:value="13.5" calcext:value-type="float">
            <text:p>13,5</text:p>
          </table:table-cell>
          <table:table-cell table:formula="of:=360*[.E30]/60/24" office:value-type="float" office:value="3.375" calcext:value-type="float">
            <text:p>3,375</text:p>
          </table:table-cell>
          <table:table-cell table:formula="of:=SIN((RADIANS([.F30]*0.5)))*[.$B$4]*2" office:value-type="float" office:value="13.5461596940631" calcext:value-type="float">
            <text:p>13,546</text:p>
          </table:table-cell>
          <table:table-cell table:formula="of:=[.$B$22]*([.G31]-[.G30])" office:value-type="float" office:value="802.490211928591" calcext:value-type="float">
            <text:p>802,49</text:p>
          </table:table-cell>
          <table:table-cell table:formula="of:=1000000/([.H30]/([.$B$17]))" office:value-type="float" office:value="37383.6335372892" calcext:value-type="float">
            <text:p>37.384</text:p>
          </table:table-cell>
          <table:table-cell table:formula="of:=[.M29]*[.O29]/(1000000*60)+[.J29]" office:value-type="float" office:value="13.49996135" calcext:value-type="float">
            <text:p>13,5000</text:p>
          </table:table-cell>
          <table:table-cell table:formula="of:=DEGREES(ASIN([.L30]/[.$B$4]))" office:value-type="float" office:value="3.37648857641075" calcext:value-type="float">
            <text:p>3,376</text:p>
          </table:table-cell>
          <table:table-cell table:formula="of:=([.M30]/[.$B$22])+[.L29]" office:value-type="float" office:value="13.54625" calcext:value-type="float">
            <text:p>13,546</text:p>
          </table:table-cell>
          <table:table-cell table:formula="of:=ROUND([.H30]+[.N30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30]/([.$B$17])));-1)/4+[.P30]" office:value-type="float" office:value="37360" calcext:value-type="float">
            <text:p>37.360</text:p>
          </table:table-cell>
          <table:table-cell/>
          <table:table-cell table:formula="of:=1000*([.G30]-[.L30])" office:value-type="float" office:value="-0.0903059369488091" calcext:value-type="float">
            <text:p>-,0903</text:p>
          </table:table-cell>
          <table:table-cell/>
          <table:table-cell table:formula="of:=DEGREES(ASIN([.T30]/[.$B$4]))" office:value-type="float" office:value="3.37695413611413" calcext:value-type="float">
            <text:p>3,377</text:p>
          </table:table-cell>
          <table:table-cell table:formula="of:=[.D30]*[.$B$24]" office:value-type="float" office:value="13.5481156317618" calcext:value-type="float">
            <text:p>13,55</text:p>
          </table:table-cell>
          <table:table-cell table:formula="of:=[.$B$22]*([.T31]-[.T30])" office:value-type="float" office:value="802.851296696997" calcext:value-type="float">
            <text:p>802,85</text:p>
          </table:table-cell>
          <table:table-cell table:formula="of:=ROUND(1000000/([.U30]/([.$B$17])))" office:value-type="float" office:value="37367" calcext:value-type="float">
            <text:p>37.367</text:p>
          </table:table-cell>
          <table:table-cell table:formula="of:=([.S30]-[.F30])*3600" office:value-type="float" office:value="7.03489001086233" calcext:value-type="float">
            <text:p>7,03</text:p>
          </table:table-cell>
          <table:table-cell table:formula="of:=[.W31]-[.W30]" office:value-type="float" office:value="0.812077639605668" calcext:value-type="float">
            <text:p>,8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0]+1" office:value-type="float" office:value="28" calcext:value-type="float">
            <text:p>28</text:p>
          </table:table-cell>
          <table:table-cell table:style-name="ce52" table:formula="of:=[.D31]*[.$B$17]/60" office:value-type="float" office:value="14" calcext:value-type="float">
            <text:p>14,0</text:p>
          </table:table-cell>
          <table:table-cell table:formula="of:=360*[.E31]/60/24" office:value-type="float" office:value="3.5" calcext:value-type="float">
            <text:p>3,500</text:p>
          </table:table-cell>
          <table:table-cell table:formula="of:=SIN((RADIANS([.F31]*0.5)))*[.$B$4]*2" office:value-type="float" office:value="14.0477160765184" calcext:value-type="float">
            <text:p>14,048</text:p>
          </table:table-cell>
          <table:table-cell table:formula="of:=[.$B$22]*([.G32]-[.G31])" office:value-type="float" office:value="802.463467062336" calcext:value-type="float">
            <text:p>802,46</text:p>
          </table:table-cell>
          <table:table-cell table:formula="of:=1000000/([.H31]/([.$B$17]))" office:value-type="float" office:value="37384.8794759769" calcext:value-type="float">
            <text:p>37.385</text:p>
          </table:table-cell>
          <table:table-cell table:formula="of:=[.M30]*[.O30]/(1000000*60)+[.J30]" office:value-type="float" office:value="13.9999626833333" calcext:value-type="float">
            <text:p>14,0000</text:p>
          </table:table-cell>
          <table:table-cell table:formula="of:=DEGREES(ASIN([.L31]/[.$B$4]))" office:value-type="float" office:value="3.50158130177678" calcext:value-type="float">
            <text:p>3,502</text:p>
          </table:table-cell>
          <table:table-cell table:formula="of:=([.M31]/[.$B$22])+[.L30]" office:value-type="float" office:value="14.0475" calcext:value-type="float">
            <text:p>14,048</text:p>
          </table:table-cell>
          <table:table-cell table:formula="of:=ROUND([.H31]+[.N31])" office:value-type="float" office:value="802" calcext:value-type="float">
            <text:p>802</text:p>
          </table:table-cell>
          <table:table-cell/>
          <table:table-cell table:formula="of:=ROUND(4*(1000000/([.M31]/([.$B$17])));-1)/4+[.P31]" office:value-type="float" office:value="37407.5" calcext:value-type="float">
            <text:p>37.408</text:p>
          </table:table-cell>
          <table:table-cell/>
          <table:table-cell table:formula="of:=1000*([.G31]-[.L31])" office:value-type="float" office:value="0.216076518420039" calcext:value-type="float">
            <text:p>,2161</text:p>
          </table:table-cell>
          <table:table-cell/>
          <table:table-cell table:formula="of:=DEGREES(ASIN([.T31]/[.$B$4]))" office:value-type="float" office:value="3.50217971323624" calcext:value-type="float">
            <text:p>3,502</text:p>
          </table:table-cell>
          <table:table-cell table:formula="of:=[.D31]*[.$B$24]" office:value-type="float" office:value="14.0498976921975" calcext:value-type="float">
            <text:p>14,05</text:p>
          </table:table-cell>
          <table:table-cell table:formula="of:=[.$B$22]*([.T32]-[.T31])" office:value-type="float" office:value="802.851296697" calcext:value-type="float">
            <text:p>802,85</text:p>
          </table:table-cell>
          <table:table-cell table:formula="of:=ROUND(1000000/([.U31]/([.$B$17])))" office:value-type="float" office:value="37367" calcext:value-type="float">
            <text:p>37.367</text:p>
          </table:table-cell>
          <table:table-cell table:formula="of:=([.S31]-[.F31])*3600" office:value-type="float" office:value="7.846967650468" calcext:value-type="float">
            <text:p>7,85</text:p>
          </table:table-cell>
          <table:table-cell table:formula="of:=[.W32]-[.W31]" office:value-type="float" office:value="0.872386629662003" calcext:value-type="float">
            <text:p>,8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1]+1" office:value-type="float" office:value="29" calcext:value-type="float">
            <text:p>29</text:p>
          </table:table-cell>
          <table:table-cell table:style-name="ce52" table:formula="of:=[.D32]*[.$B$17]/60" office:value-type="float" office:value="14.5" calcext:value-type="float">
            <text:p>14,5</text:p>
          </table:table-cell>
          <table:table-cell table:formula="of:=360*[.E32]/60/24" office:value-type="float" office:value="3.625" calcext:value-type="float">
            <text:p>3,625</text:p>
          </table:table-cell>
          <table:table-cell table:formula="of:=SIN((RADIANS([.F32]*0.5)))*[.$B$4]*2" office:value-type="float" office:value="14.5492557434324" calcext:value-type="float">
            <text:p>14,549</text:p>
          </table:table-cell>
          <table:table-cell table:formula="of:=[.$B$22]*([.G33]-[.G32])" office:value-type="float" office:value="802.435767335425" calcext:value-type="float">
            <text:p>802,44</text:p>
          </table:table-cell>
          <table:table-cell table:formula="of:=1000000/([.H32]/([.$B$17]))" office:value-type="float" office:value="37386.169985441" calcext:value-type="float">
            <text:p>37.386</text:p>
          </table:table-cell>
          <table:table-cell table:formula="of:=[.M31]*[.O31]/(1000000*60)+[.J31]" office:value-type="float" office:value="14.4999762666667" calcext:value-type="float">
            <text:p>14,5000</text:p>
          </table:table-cell>
          <table:table-cell table:formula="of:=DEGREES(ASIN([.L32]/[.$B$4]))" office:value-type="float" office:value="3.62684674873891" calcext:value-type="float">
            <text:p>3,627</text:p>
          </table:table-cell>
          <table:table-cell table:formula="of:=([.M32]/[.$B$22])+[.L31]" office:value-type="float" office:value="14.549375" calcext:value-type="float">
            <text:p>14,549</text:p>
          </table:table-cell>
          <table:table-cell table:formula="of:=ROUND([.H32]+[.N32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32]/([.$B$17])));-1)/4+[.P32]" office:value-type="float" office:value="37360" calcext:value-type="float">
            <text:p>37.360</text:p>
          </table:table-cell>
          <table:table-cell/>
          <table:table-cell table:formula="of:=1000*([.G32]-[.L32])" office:value-type="float" office:value="-0.119256567620241" calcext:value-type="float">
            <text:p>-,1193</text:p>
          </table:table-cell>
          <table:table-cell/>
          <table:table-cell table:formula="of:=DEGREES(ASIN([.T32]/[.$B$4]))" office:value-type="float" office:value="3.62742204285559" calcext:value-type="float">
            <text:p>3,627</text:p>
          </table:table-cell>
          <table:table-cell table:formula="of:=[.D32]*[.$B$24]" office:value-type="float" office:value="14.5516797526331" calcext:value-type="float">
            <text:p>14,55</text:p>
          </table:table-cell>
          <table:table-cell table:formula="of:=[.$B$22]*([.T33]-[.T32])" office:value-type="float" office:value="802.851296696997" calcext:value-type="float">
            <text:p>802,85</text:p>
          </table:table-cell>
          <table:table-cell table:formula="of:=ROUND(1000000/([.U32]/([.$B$17])))" office:value-type="float" office:value="37367" calcext:value-type="float">
            <text:p>37.367</text:p>
          </table:table-cell>
          <table:table-cell table:formula="of:=([.S32]-[.F32])*3600" office:value-type="float" office:value="8.71935428013" calcext:value-type="float">
            <text:p>8,72</text:p>
          </table:table-cell>
          <table:table-cell table:formula="of:=[.W33]-[.W32]" office:value-type="float" office:value="0.934875035516569" calcext:value-type="float">
            <text:p>,9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2]+1" office:value-type="float" office:value="30" calcext:value-type="float">
            <text:p>30</text:p>
          </table:table-cell>
          <table:table-cell table:style-name="ce52" table:formula="of:=[.D33]*[.$B$17]/60" office:value-type="float" office:value="15" calcext:value-type="float">
            <text:p>15,0</text:p>
          </table:table-cell>
          <table:table-cell table:formula="of:=360*[.E33]/60/24" office:value-type="float" office:value="3.75" calcext:value-type="float">
            <text:p>3,750</text:p>
          </table:table-cell>
          <table:table-cell table:formula="of:=SIN((RADIANS([.F33]*0.5)))*[.$B$4]*2" office:value-type="float" office:value="15.050778098017" calcext:value-type="float">
            <text:p>15,051</text:p>
          </table:table-cell>
          <table:table-cell table:formula="of:=[.$B$22]*([.G34]-[.G33])" office:value-type="float" office:value="802.407112780836" calcext:value-type="float">
            <text:p>802,41</text:p>
          </table:table-cell>
          <table:table-cell table:formula="of:=1000000/([.H33]/([.$B$17]))" office:value-type="float" office:value="37387.5050733679" calcext:value-type="float">
            <text:p>37.388</text:p>
          </table:table-cell>
          <table:table-cell table:formula="of:=[.M32]*[.O32]/(1000000*60)+[.J32]" office:value-type="float" office:value="14.9999776" calcext:value-type="float">
            <text:p>15,0000</text:p>
          </table:table-cell>
          <table:table-cell table:formula="of:=DEGREES(ASIN([.L33]/[.$B$4]))" office:value-type="float" office:value="3.75197352774917" calcext:value-type="float">
            <text:p>3,752</text:p>
          </table:table-cell>
          <table:table-cell table:formula="of:=([.M33]/[.$B$22])+[.L32]" office:value-type="float" office:value="15.050625" calcext:value-type="float">
            <text:p>15,051</text:p>
          </table:table-cell>
          <table:table-cell table:formula="of:=ROUND([.H33]+[.N33])" office:value-type="float" office:value="802" calcext:value-type="float">
            <text:p>802</text:p>
          </table:table-cell>
          <table:table-cell/>
          <table:table-cell table:formula="of:=ROUND(4*(1000000/([.M33]/([.$B$17])));-1)/4+[.P33]" office:value-type="float" office:value="37407.5" calcext:value-type="float">
            <text:p>37.408</text:p>
          </table:table-cell>
          <table:table-cell/>
          <table:table-cell table:formula="of:=1000*([.G33]-[.L33])" office:value-type="float" office:value="0.15309801701946" calcext:value-type="float">
            <text:p>,1531</text:p>
          </table:table-cell>
          <table:table-cell/>
          <table:table-cell table:formula="of:=DEGREES(ASIN([.T33]/[.$B$4]))" office:value-type="float" office:value="3.75268173036546" calcext:value-type="float">
            <text:p>3,753</text:p>
          </table:table-cell>
          <table:table-cell table:formula="of:=[.D33]*[.$B$24]" office:value-type="float" office:value="15.0534618130687" calcext:value-type="float">
            <text:p>15,05</text:p>
          </table:table-cell>
          <table:table-cell table:formula="of:=[.$B$22]*([.T34]-[.T33])" office:value-type="float" office:value="802.851296697" calcext:value-type="float">
            <text:p>802,85</text:p>
          </table:table-cell>
          <table:table-cell table:formula="of:=ROUND(1000000/([.U33]/([.$B$17])))" office:value-type="float" office:value="37367" calcext:value-type="float">
            <text:p>37.367</text:p>
          </table:table-cell>
          <table:table-cell table:formula="of:=([.S33]-[.F33])*3600" office:value-type="float" office:value="9.65422931564657" calcext:value-type="float">
            <text:p>9,65</text:p>
          </table:table-cell>
          <table:table-cell table:formula="of:=[.W34]-[.W33]" office:value-type="float" office:value="0.999545562800286" calcext:value-type="float">
            <text:p>1,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3]+1" office:value-type="float" office:value="31" calcext:value-type="float">
            <text:p>31</text:p>
          </table:table-cell>
          <table:table-cell table:style-name="ce52" table:formula="of:=[.D34]*[.$B$17]/60" office:value-type="float" office:value="15.5" calcext:value-type="float">
            <text:p>15,5</text:p>
          </table:table-cell>
          <table:table-cell table:formula="of:=360*[.E34]/60/24" office:value-type="float" office:value="3.875" calcext:value-type="float">
            <text:p>3,875</text:p>
          </table:table-cell>
          <table:table-cell table:formula="of:=SIN((RADIANS([.F34]*0.5)))*[.$B$4]*2" office:value-type="float" office:value="15.552282543505" calcext:value-type="float">
            <text:p>15,552</text:p>
          </table:table-cell>
          <table:table-cell table:formula="of:=[.$B$22]*([.G35]-[.G34])" office:value-type="float" office:value="802.377503432641" calcext:value-type="float">
            <text:p>802,38</text:p>
          </table:table-cell>
          <table:table-cell table:formula="of:=1000000/([.H34]/([.$B$17]))" office:value-type="float" office:value="37388.8847477121" calcext:value-type="float">
            <text:p>37.389</text:p>
          </table:table-cell>
          <table:table-cell table:formula="of:=[.M33]*[.O33]/(1000000*60)+[.J33]" office:value-type="float" office:value="15.4999911833333" calcext:value-type="float">
            <text:p>15,5000</text:p>
          </table:table-cell>
          <table:table-cell table:formula="of:=DEGREES(ASIN([.L34]/[.$B$4]))" office:value-type="float" office:value="3.87727428151153" calcext:value-type="float">
            <text:p>3,877</text:p>
          </table:table-cell>
          <table:table-cell table:formula="of:=([.M34]/[.$B$22])+[.L33]" office:value-type="float" office:value="15.5525" calcext:value-type="float">
            <text:p>15,553</text:p>
          </table:table-cell>
          <table:table-cell table:formula="of:=ROUND([.H34]+[.N34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34]/([.$B$17])));-1)/4+[.P34]" office:value-type="float" office:value="37360" calcext:value-type="float">
            <text:p>37.360</text:p>
          </table:table-cell>
          <table:table-cell/>
          <table:table-cell table:formula="of:=1000*([.G34]-[.L34])" office:value-type="float" office:value="-0.217456494958412" calcext:value-type="float">
            <text:p>-,2175</text:p>
          </table:table-cell>
          <table:table-cell/>
          <table:table-cell table:formula="of:=DEGREES(ASIN([.T34]/[.$B$4]))" office:value-type="float" office:value="3.87795938191068" calcext:value-type="float">
            <text:p>3,878</text:p>
          </table:table-cell>
          <table:table-cell table:formula="of:=[.D34]*[.$B$24]" office:value-type="float" office:value="15.5552438735043" calcext:value-type="float">
            <text:p>15,56</text:p>
          </table:table-cell>
          <table:table-cell table:formula="of:=[.$B$22]*([.T35]-[.T34])" office:value-type="float" office:value="802.851296696997" calcext:value-type="float">
            <text:p>802,85</text:p>
          </table:table-cell>
          <table:table-cell table:formula="of:=ROUND(1000000/([.U34]/([.$B$17])))" office:value-type="float" office:value="37367" calcext:value-type="float">
            <text:p>37.367</text:p>
          </table:table-cell>
          <table:table-cell table:formula="of:=([.S34]-[.F34])*3600" office:value-type="float" office:value="10.6537748784469" calcext:value-type="float">
            <text:p>10,65</text:p>
          </table:table-cell>
          <table:table-cell table:formula="of:=[.W35]-[.W34]" office:value-type="float" office:value="1.06640101369884" calcext:value-type="float">
            <text:p>1,0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4]+1" office:value-type="float" office:value="32" calcext:value-type="float">
            <text:p>32</text:p>
          </table:table-cell>
          <table:table-cell table:style-name="ce52" table:formula="of:=[.D35]*[.$B$17]/60" office:value-type="float" office:value="16" calcext:value-type="float">
            <text:p>16,0</text:p>
          </table:table-cell>
          <table:table-cell table:formula="of:=360*[.E35]/60/24" office:value-type="float" office:value="4" calcext:value-type="float">
            <text:p>4,000</text:p>
          </table:table-cell>
          <table:table-cell table:formula="of:=SIN((RADIANS([.F35]*0.5)))*[.$B$4]*2" office:value-type="float" office:value="16.0537684831504" calcext:value-type="float">
            <text:p>16,054</text:p>
          </table:table-cell>
          <table:table-cell table:formula="of:=[.$B$22]*([.G36]-[.G35])" office:value-type="float" office:value="802.346939326094" calcext:value-type="float">
            <text:p>802,35</text:p>
          </table:table-cell>
          <table:table-cell table:formula="of:=1000000/([.H35]/([.$B$17]))" office:value-type="float" office:value="37390.3090166924" calcext:value-type="float">
            <text:p>37.390</text:p>
          </table:table-cell>
          <table:table-cell table:formula="of:=[.M34]*[.O34]/(1000000*60)+[.J34]" office:value-type="float" office:value="15.9999925166667" calcext:value-type="float">
            <text:p>16,0000</text:p>
          </table:table-cell>
          <table:table-cell table:formula="of:=DEGREES(ASIN([.L35]/[.$B$4]))" office:value-type="float" office:value="4.0024375340665" calcext:value-type="float">
            <text:p>4,002</text:p>
          </table:table-cell>
          <table:table-cell table:formula="of:=([.M35]/[.$B$22])+[.L34]" office:value-type="float" office:value="16.05375" calcext:value-type="float">
            <text:p>16,054</text:p>
          </table:table-cell>
          <table:table-cell table:formula="of:=ROUND([.H35]+[.N35])" office:value-type="float" office:value="802" calcext:value-type="float">
            <text:p>802</text:p>
          </table:table-cell>
          <table:table-cell/>
          <table:table-cell table:formula="of:=ROUND(4*(1000000/([.M35]/([.$B$17])));-1)/4+[.P35]" office:value-type="float" office:value="37407.5" calcext:value-type="float">
            <text:p>37.408</text:p>
          </table:table-cell>
          <table:table-cell/>
          <table:table-cell table:formula="of:=1000*([.G35]-[.L35])" office:value-type="float" office:value="0.0184831504412841" calcext:value-type="float">
            <text:p>,0185</text:p>
          </table:table-cell>
          <table:table-cell/>
          <table:table-cell table:formula="of:=DEGREES(ASIN([.T35]/[.$B$4]))" office:value-type="float" office:value="4.00325560441449" calcext:value-type="float">
            <text:p>4,003</text:p>
          </table:table-cell>
          <table:table-cell table:formula="of:=[.D35]*[.$B$24]" office:value-type="float" office:value="16.05702593394" calcext:value-type="float">
            <text:p>16,06</text:p>
          </table:table-cell>
          <table:table-cell table:formula="of:=[.$B$22]*([.T36]-[.T35])" office:value-type="float" office:value="802.851296696997" calcext:value-type="float">
            <text:p>802,85</text:p>
          </table:table-cell>
          <table:table-cell table:formula="of:=ROUND(1000000/([.U35]/([.$B$17])))" office:value-type="float" office:value="37367" calcext:value-type="float">
            <text:p>37.367</text:p>
          </table:table-cell>
          <table:table-cell table:formula="of:=([.S35]-[.F35])*3600" office:value-type="float" office:value="11.7201758921457" calcext:value-type="float">
            <text:p>11,72</text:p>
          </table:table-cell>
          <table:table-cell table:formula="of:=[.W36]-[.W35]" office:value-type="float" office:value="1.13544428731238" calcext:value-type="float">
            <text:p>1,1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5]+1" office:value-type="float" office:value="33" calcext:value-type="float">
            <text:p>33</text:p>
          </table:table-cell>
          <table:table-cell table:style-name="ce52" table:formula="of:=[.D36]*[.$B$17]/60" office:value-type="float" office:value="16.5" calcext:value-type="float">
            <text:p>16,5</text:p>
          </table:table-cell>
          <table:table-cell table:formula="of:=360*[.E36]/60/24" office:value-type="float" office:value="4.125" calcext:value-type="float">
            <text:p>4,125</text:p>
          </table:table-cell>
          <table:table-cell table:formula="of:=SIN((RADIANS([.F36]*0.5)))*[.$B$4]*2" office:value-type="float" office:value="16.5552353202293" calcext:value-type="float">
            <text:p>16,555</text:p>
          </table:table-cell>
          <table:table-cell table:formula="of:=[.$B$22]*([.G37]-[.G36])" office:value-type="float" office:value="802.315420497547" calcext:value-type="float">
            <text:p>802,32</text:p>
          </table:table-cell>
          <table:table-cell table:formula="of:=1000000/([.H36]/([.$B$17]))" office:value-type="float" office:value="37391.7778887957" calcext:value-type="float">
            <text:p>37.392</text:p>
          </table:table-cell>
          <table:table-cell table:formula="of:=[.M35]*[.O35]/(1000000*60)+[.J35]" office:value-type="float" office:value="16.5000061" calcext:value-type="float">
            <text:p>16,5000</text:p>
          </table:table-cell>
          <table:table-cell table:formula="of:=DEGREES(ASIN([.L36]/[.$B$4]))" office:value-type="float" office:value="4.12761992069622" calcext:value-type="float">
            <text:p>4,128</text:p>
          </table:table-cell>
          <table:table-cell table:formula="of:=([.M36]/[.$B$22])+[.L35]" office:value-type="float" office:value="16.555" calcext:value-type="float">
            <text:p>16,555</text:p>
          </table:table-cell>
          <table:table-cell table:formula="of:=ROUND([.H36]+[.N36])" office:value-type="float" office:value="802" calcext:value-type="float">
            <text:p>802</text:p>
          </table:table-cell>
          <table:table-cell/>
          <table:table-cell table:formula="of:=ROUND(4*(1000000/([.M36]/([.$B$17])));-1)/4+[.P36]" office:value-type="float" office:value="37407.5" calcext:value-type="float">
            <text:p>37.408</text:p>
          </table:table-cell>
          <table:table-cell/>
          <table:table-cell table:formula="of:=1000*([.G36]-[.L36])" office:value-type="float" office:value="0.235320229251101" calcext:value-type="float">
            <text:p>,2353</text:p>
          </table:table-cell>
          <table:table-cell/>
          <table:table-cell table:formula="of:=DEGREES(ASIN([.T36]/[.$B$4]))" office:value-type="float" office:value="4.12857100560541" calcext:value-type="float">
            <text:p>4,129</text:p>
          </table:table-cell>
          <table:table-cell table:formula="of:=[.D36]*[.$B$24]" office:value-type="float" office:value="16.5588079943756" calcext:value-type="float">
            <text:p>16,56</text:p>
          </table:table-cell>
          <table:table-cell table:formula="of:=[.$B$22]*([.T37]-[.T36])" office:value-type="float" office:value="802.851296696997" calcext:value-type="float">
            <text:p>802,85</text:p>
          </table:table-cell>
          <table:table-cell table:formula="of:=ROUND(1000000/([.U36]/([.$B$17])))" office:value-type="float" office:value="37367" calcext:value-type="float">
            <text:p>37.367</text:p>
          </table:table-cell>
          <table:table-cell table:formula="of:=([.S36]-[.F36])*3600" office:value-type="float" office:value="12.8556201794581" calcext:value-type="float">
            <text:p>12,86</text:p>
          </table:table-cell>
          <table:table-cell table:formula="of:=[.W37]-[.W36]" office:value-type="float" office:value="1.20667838005204" calcext:value-type="float">
            <text:p>1,2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6]+1" office:value-type="float" office:value="34" calcext:value-type="float">
            <text:p>34</text:p>
          </table:table-cell>
          <table:table-cell table:style-name="ce52" table:formula="of:=[.D37]*[.$B$17]/60" office:value-type="float" office:value="17" calcext:value-type="float">
            <text:p>17,0</text:p>
          </table:table-cell>
          <table:table-cell table:formula="of:=360*[.E37]/60/24" office:value-type="float" office:value="4.25" calcext:value-type="float">
            <text:p>4,250</text:p>
          </table:table-cell>
          <table:table-cell table:formula="of:=SIN((RADIANS([.F37]*0.5)))*[.$B$4]*2" office:value-type="float" office:value="17.0566824580402" calcext:value-type="float">
            <text:p>17,057</text:p>
          </table:table-cell>
          <table:table-cell table:formula="of:=[.$B$22]*([.G38]-[.G37])" office:value-type="float" office:value="802.282946984508" calcext:value-type="float">
            <text:p>802,28</text:p>
          </table:table-cell>
          <table:table-cell table:formula="of:=1000000/([.H37]/([.$B$17]))" office:value-type="float" office:value="37393.2913727746" calcext:value-type="float">
            <text:p>37.393</text:p>
          </table:table-cell>
          <table:table-cell table:formula="of:=[.M36]*[.O36]/(1000000*60)+[.J36]" office:value-type="float" office:value="17.0000196833333" calcext:value-type="float">
            <text:p>17,0000</text:p>
          </table:table-cell>
          <table:table-cell table:formula="of:=DEGREES(ASIN([.L37]/[.$B$4]))" office:value-type="float" office:value="4.25297817297537" calcext:value-type="float">
            <text:p>4,253</text:p>
          </table:table-cell>
          <table:table-cell table:formula="of:=([.M37]/[.$B$22])+[.L36]" office:value-type="float" office:value="17.056875" calcext:value-type="float">
            <text:p>17,057</text:p>
          </table:table-cell>
          <table:table-cell table:formula="of:=ROUND([.H37]+[.N37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37]/([.$B$17])));-1)/4+[.P37]" office:value-type="float" office:value="37360" calcext:value-type="float">
            <text:p>37.360</text:p>
          </table:table-cell>
          <table:table-cell/>
          <table:table-cell table:formula="of:=1000*([.G37]-[.L37])" office:value-type="float" office:value="-0.192541959780357" calcext:value-type="float">
            <text:p>-,1925</text:p>
          </table:table-cell>
          <table:table-cell/>
          <table:table-cell table:formula="of:=DEGREES(ASIN([.T37]/[.$B$4]))" office:value-type="float" office:value="4.25390619404431" calcext:value-type="float">
            <text:p>4,254</text:p>
          </table:table-cell>
          <table:table-cell table:formula="of:=[.D37]*[.$B$24]" office:value-type="float" office:value="17.0605900548112" calcext:value-type="float">
            <text:p>17,06</text:p>
          </table:table-cell>
          <table:table-cell table:formula="of:=[.$B$22]*([.T38]-[.T37])" office:value-type="float" office:value="802.851296697003" calcext:value-type="float">
            <text:p>802,85</text:p>
          </table:table-cell>
          <table:table-cell table:formula="of:=ROUND(1000000/([.U37]/([.$B$17])))" office:value-type="float" office:value="37367" calcext:value-type="float">
            <text:p>37.367</text:p>
          </table:table-cell>
          <table:table-cell table:formula="of:=([.S37]-[.F37])*3600" office:value-type="float" office:value="14.0622985595101" calcext:value-type="float">
            <text:p>14,06</text:p>
          </table:table-cell>
          <table:table-cell table:formula="of:=[.W38]-[.W37]" office:value-type="float" office:value="1.28010638593565" calcext:value-type="float">
            <text:p>1,2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7]+1" office:value-type="float" office:value="35" calcext:value-type="float">
            <text:p>35</text:p>
          </table:table-cell>
          <table:table-cell table:style-name="ce52" table:formula="of:=[.D38]*[.$B$17]/60" office:value-type="float" office:value="17.5" calcext:value-type="float">
            <text:p>17,5</text:p>
          </table:table-cell>
          <table:table-cell table:formula="of:=360*[.E38]/60/24" office:value-type="float" office:value="4.375" calcext:value-type="float">
            <text:p>4,375</text:p>
          </table:table-cell>
          <table:table-cell table:formula="of:=SIN((RADIANS([.F38]*0.5)))*[.$B$4]*2" office:value-type="float" office:value="17.5581092999055" calcext:value-type="float">
            <text:p>17,558</text:p>
          </table:table-cell>
          <table:table-cell table:formula="of:=[.$B$22]*([.G39]-[.G38])" office:value-type="float" office:value="802.249518825636" calcext:value-type="float">
            <text:p>802,25</text:p>
          </table:table-cell>
          <table:table-cell table:formula="of:=1000000/([.H38]/([.$B$17]))" office:value-type="float" office:value="37394.8494776478" calcext:value-type="float">
            <text:p>37.395</text:p>
          </table:table-cell>
          <table:table-cell table:formula="of:=[.M37]*[.O37]/(1000000*60)+[.J37]" office:value-type="float" office:value="17.5000210166667" calcext:value-type="float">
            <text:p>17,5000</text:p>
          </table:table-cell>
          <table:table-cell table:formula="of:=DEGREES(ASIN([.L38]/[.$B$4]))" office:value-type="float" office:value="4.37820067422486" calcext:value-type="float">
            <text:p>4,378</text:p>
          </table:table-cell>
          <table:table-cell table:formula="of:=([.M38]/[.$B$22])+[.L37]" office:value-type="float" office:value="17.558125" calcext:value-type="float">
            <text:p>17,558</text:p>
          </table:table-cell>
          <table:table-cell table:formula="of:=ROUND([.H38]+[.N38])" office:value-type="float" office:value="802" calcext:value-type="float">
            <text:p>802</text:p>
          </table:table-cell>
          <table:table-cell/>
          <table:table-cell table:formula="of:=ROUND(4*(1000000/([.M38]/([.$B$17])));-1)/4+[.P38]" office:value-type="float" office:value="37407.5" calcext:value-type="float">
            <text:p>37.408</text:p>
          </table:table-cell>
          <table:table-cell/>
          <table:table-cell table:formula="of:=1000*([.G38]-[.L38])" office:value-type="float" office:value="-0.0157000944618346" calcext:value-type="float">
            <text:p>-,0157</text:p>
          </table:table-cell>
          <table:table-cell/>
          <table:table-cell table:formula="of:=DEGREES(ASIN([.T38]/[.$B$4]))" office:value-type="float" office:value="4.37926177915151" calcext:value-type="float">
            <text:p>4,379</text:p>
          </table:table-cell>
          <table:table-cell table:formula="of:=[.D38]*[.$B$24]" office:value-type="float" office:value="17.5623721152468" calcext:value-type="float">
            <text:p>17,56</text:p>
          </table:table-cell>
          <table:table-cell table:formula="of:=[.$B$22]*([.T39]-[.T38])" office:value-type="float" office:value="802.851296696997" calcext:value-type="float">
            <text:p>802,85</text:p>
          </table:table-cell>
          <table:table-cell table:formula="of:=ROUND(1000000/([.U38]/([.$B$17])))" office:value-type="float" office:value="37367" calcext:value-type="float">
            <text:p>37.367</text:p>
          </table:table-cell>
          <table:table-cell table:formula="of:=([.S38]-[.F38])*3600" office:value-type="float" office:value="15.3424049454458" calcext:value-type="float">
            <text:p>15,34</text:p>
          </table:table-cell>
          <table:table-cell table:formula="of:=[.W39]-[.W38]" office:value-type="float" office:value="1.35573149699546" calcext:value-type="float">
            <text:p>1,3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8]+1" office:value-type="float" office:value="36" calcext:value-type="float">
            <text:p>36</text:p>
          </table:table-cell>
          <table:table-cell table:style-name="ce52" table:formula="of:=[.D39]*[.$B$17]/60" office:value-type="float" office:value="18" calcext:value-type="float">
            <text:p>18,0</text:p>
          </table:table-cell>
          <table:table-cell table:formula="of:=360*[.E39]/60/24" office:value-type="float" office:value="4.5" calcext:value-type="float">
            <text:p>4,500</text:p>
          </table:table-cell>
          <table:table-cell table:formula="of:=SIN((RADIANS([.F39]*0.5)))*[.$B$4]*2" office:value-type="float" office:value="18.0595152491716" calcext:value-type="float">
            <text:p>18,060</text:p>
          </table:table-cell>
          <table:table-cell table:formula="of:=[.$B$22]*([.G40]-[.G39])" office:value-type="float" office:value="802.215136060681" calcext:value-type="float">
            <text:p>802,22</text:p>
          </table:table-cell>
          <table:table-cell table:formula="of:=1000000/([.H39]/([.$B$17]))" office:value-type="float" office:value="37396.4522127026" calcext:value-type="float">
            <text:p>37.396</text:p>
          </table:table-cell>
          <table:table-cell table:formula="of:=[.M38]*[.O38]/(1000000*60)+[.J38]" office:value-type="float" office:value="18.0000346" calcext:value-type="float">
            <text:p>18,0000</text:p>
          </table:table-cell>
          <table:table-cell table:formula="of:=DEGREES(ASIN([.L39]/[.$B$4]))" office:value-type="float" office:value="4.50344413276544" calcext:value-type="float">
            <text:p>4,503</text:p>
          </table:table-cell>
          <table:table-cell table:formula="of:=([.M39]/[.$B$22])+[.L38]" office:value-type="float" office:value="18.059375" calcext:value-type="float">
            <text:p>18,059</text:p>
          </table:table-cell>
          <table:table-cell table:formula="of:=ROUND([.H39]+[.N39])" office:value-type="float" office:value="802" calcext:value-type="float">
            <text:p>802</text:p>
          </table:table-cell>
          <table:table-cell/>
          <table:table-cell table:formula="of:=ROUND(4*(1000000/([.M39]/([.$B$17])));-1)/4+[.P39]" office:value-type="float" office:value="37407.5" calcext:value-type="float">
            <text:p>37.408</text:p>
          </table:table-cell>
          <table:table-cell/>
          <table:table-cell table:formula="of:=1000*([.G39]-[.L39])" office:value-type="float" office:value="0.140249171561635" calcext:value-type="float">
            <text:p>,1402</text:p>
          </table:table-cell>
          <table:table-cell/>
          <table:table-cell table:formula="of:=DEGREES(ASIN([.T39]/[.$B$4]))" office:value-type="float" office:value="4.50463837123401" calcext:value-type="float">
            <text:p>4,505</text:p>
          </table:table-cell>
          <table:table-cell table:formula="of:=[.D39]*[.$B$24]" office:value-type="float" office:value="18.0641541756825" calcext:value-type="float">
            <text:p>18,06</text:p>
          </table:table-cell>
          <table:table-cell table:formula="of:=[.$B$22]*([.T40]-[.T39])" office:value-type="float" office:value="802.851296696997" calcext:value-type="float">
            <text:p>802,85</text:p>
          </table:table-cell>
          <table:table-cell table:formula="of:=ROUND(1000000/([.U39]/([.$B$17])))" office:value-type="float" office:value="37367" calcext:value-type="float">
            <text:p>37.367</text:p>
          </table:table-cell>
          <table:table-cell table:formula="of:=([.S39]-[.F39])*3600" office:value-type="float" office:value="16.6981364424412" calcext:value-type="float">
            <text:p>16,70</text:p>
          </table:table-cell>
          <table:table-cell table:formula="of:=[.W40]-[.W39]" office:value-type="float" office:value="1.43355700370016" calcext:value-type="float">
            <text:p>1,4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9]+1" office:value-type="float" office:value="37" calcext:value-type="float">
            <text:p>37</text:p>
          </table:table-cell>
          <table:table-cell table:style-name="ce52" table:formula="of:=[.D40]*[.$B$17]/60" office:value-type="float" office:value="18.5" calcext:value-type="float">
            <text:p>18,5</text:p>
          </table:table-cell>
          <table:table-cell table:formula="of:=360*[.E40]/60/24" office:value-type="float" office:value="4.625" calcext:value-type="float">
            <text:p>4,625</text:p>
          </table:table-cell>
          <table:table-cell table:formula="of:=SIN((RADIANS([.F40]*0.5)))*[.$B$4]*2" office:value-type="float" office:value="18.5608997092095" calcext:value-type="float">
            <text:p>18,561</text:p>
          </table:table-cell>
          <table:table-cell table:formula="of:=[.$B$22]*([.G41]-[.G40])" office:value-type="float" office:value="802.179798730566" calcext:value-type="float">
            <text:p>802,18</text:p>
          </table:table-cell>
          <table:table-cell table:formula="of:=1000000/([.H40]/([.$B$17]))" office:value-type="float" office:value="37398.099587492" calcext:value-type="float">
            <text:p>37.398</text:p>
          </table:table-cell>
          <table:table-cell table:formula="of:=[.M39]*[.O39]/(1000000*60)+[.J39]" office:value-type="float" office:value="18.5000481833333" calcext:value-type="float">
            <text:p>18,5000</text:p>
          </table:table-cell>
          <table:table-cell table:formula="of:=DEGREES(ASIN([.L40]/[.$B$4]))" office:value-type="float" office:value="4.62870915786755" calcext:value-type="float">
            <text:p>4,629</text:p>
          </table:table-cell>
          <table:table-cell table:formula="of:=([.M40]/[.$B$22])+[.L39]" office:value-type="float" office:value="18.560625" calcext:value-type="float">
            <text:p>18,561</text:p>
          </table:table-cell>
          <table:table-cell table:formula="of:=ROUND([.H40]+[.N40])" office:value-type="float" office:value="802" calcext:value-type="float">
            <text:p>802</text:p>
          </table:table-cell>
          <table:table-cell/>
          <table:table-cell table:formula="of:=ROUND(4*(1000000/([.M40]/([.$B$17])));-1)/4+[.P40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40]-[.L40])" office:value-type="float" office:value="0.274709209488577" calcext:value-type="float">
            <text:p>,2747</text:p>
          </table:table-cell>
          <table:table-cell/>
          <table:table-cell table:formula="of:=DEGREES(ASIN([.T40]/[.$B$4]))" office:value-type="float" office:value="4.63003658151282" calcext:value-type="float">
            <text:p>4,630</text:p>
          </table:table-cell>
          <table:table-cell table:formula="of:=[.D40]*[.$B$24]" office:value-type="float" office:value="18.5659362361181" calcext:value-type="float">
            <text:p>18,57</text:p>
          </table:table-cell>
          <table:table-cell table:formula="of:=[.$B$22]*([.T41]-[.T40])" office:value-type="float" office:value="802.851296696997" calcext:value-type="float">
            <text:p>802,85</text:p>
          </table:table-cell>
          <table:table-cell table:formula="of:=ROUND(1000000/([.U40]/([.$B$17])))" office:value-type="float" office:value="37367" calcext:value-type="float">
            <text:p>37.367</text:p>
          </table:table-cell>
          <table:table-cell table:formula="of:=([.S40]-[.F40])*3600" office:value-type="float" office:value="18.1316934461414" calcext:value-type="float">
            <text:p>18,13</text:p>
          </table:table-cell>
          <table:table-cell table:formula="of:=[.W41]-[.W40]" office:value-type="float" office:value="1.51358629526825" calcext:value-type="float">
            <text:p>1,5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0]+1" office:value-type="float" office:value="38" calcext:value-type="float">
            <text:p>38</text:p>
          </table:table-cell>
          <table:table-cell table:style-name="ce52" table:formula="of:=[.D41]*[.$B$17]/60" office:value-type="float" office:value="19" calcext:value-type="float">
            <text:p>19,0</text:p>
          </table:table-cell>
          <table:table-cell table:formula="of:=360*[.E41]/60/24" office:value-type="float" office:value="4.75" calcext:value-type="float">
            <text:p>4,750</text:p>
          </table:table-cell>
          <table:table-cell table:formula="of:=SIN((RADIANS([.F41]*0.5)))*[.$B$4]*2" office:value-type="float" office:value="19.0622620834161" calcext:value-type="float">
            <text:p>19,062</text:p>
          </table:table-cell>
          <table:table-cell table:formula="of:=[.$B$22]*([.G42]-[.G41])" office:value-type="float" office:value="802.143506877349" calcext:value-type="float">
            <text:p>802,14</text:p>
          </table:table-cell>
          <table:table-cell table:formula="of:=1000000/([.H41]/([.$B$17]))" office:value-type="float" office:value="37399.7916118358" calcext:value-type="float">
            <text:p>37.400</text:p>
          </table:table-cell>
          <table:table-cell table:formula="of:=[.M40]*[.O40]/(1000000*60)+[.J40]" office:value-type="float" office:value="19.0000083" calcext:value-type="float">
            <text:p>19,0000</text:p>
          </table:table-cell>
          <table:table-cell table:formula="of:=DEGREES(ASIN([.L41]/[.$B$4]))" office:value-type="float" office:value="4.75415259229258" calcext:value-type="float">
            <text:p>4,754</text:p>
          </table:table-cell>
          <table:table-cell table:formula="of:=([.M41]/[.$B$22])+[.L40]" office:value-type="float" office:value="19.0625" calcext:value-type="float">
            <text:p>19,063</text:p>
          </table:table-cell>
          <table:table-cell table:formula="of:=ROUND([.H41]+[.N41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41]/([.$B$17])));-1)/4+[.P41]" office:value-type="float" office:value="37360" calcext:value-type="float">
            <text:p>37.360</text:p>
          </table:table-cell>
          <table:table-cell/>
          <table:table-cell table:formula="of:=1000*([.G41]-[.L41])" office:value-type="float" office:value="-0.237916583905928" calcext:value-type="float">
            <text:p>-,2379</text:p>
          </table:table-cell>
          <table:table-cell/>
          <table:table-cell table:formula="of:=DEGREES(ASIN([.T41]/[.$B$4]))" office:value-type="float" office:value="4.75545702215039" calcext:value-type="float">
            <text:p>4,755</text:p>
          </table:table-cell>
          <table:table-cell table:formula="of:=[.D41]*[.$B$24]" office:value-type="float" office:value="19.0677182965537" calcext:value-type="float">
            <text:p>19,07</text:p>
          </table:table-cell>
          <table:table-cell table:formula="of:=[.$B$22]*([.T42]-[.T41])" office:value-type="float" office:value="802.851296696997" calcext:value-type="float">
            <text:p>802,85</text:p>
          </table:table-cell>
          <table:table-cell table:formula="of:=ROUND(1000000/([.U41]/([.$B$17])))" office:value-type="float" office:value="37367" calcext:value-type="float">
            <text:p>37.367</text:p>
          </table:table-cell>
          <table:table-cell table:formula="of:=([.S41]-[.F41])*3600" office:value-type="float" office:value="19.6452797414096" calcext:value-type="float">
            <text:p>19,65</text:p>
          </table:table-cell>
          <table:table-cell table:formula="of:=[.W42]-[.W41]" office:value-type="float" office:value="1.59582286017326" calcext:value-type="float">
            <text:p>1,6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1]+1" office:value-type="float" office:value="39" calcext:value-type="float">
            <text:p>39</text:p>
          </table:table-cell>
          <table:table-cell table:style-name="ce52" table:formula="of:=[.D42]*[.$B$17]/60" office:value-type="float" office:value="19.5" calcext:value-type="float">
            <text:p>19,5</text:p>
          </table:table-cell>
          <table:table-cell table:formula="of:=360*[.E42]/60/24" office:value-type="float" office:value="4.875" calcext:value-type="float">
            <text:p>4,875</text:p>
          </table:table-cell>
          <table:table-cell table:formula="of:=SIN((RADIANS([.F42]*0.5)))*[.$B$4]*2" office:value-type="float" office:value="19.5636017752144" calcext:value-type="float">
            <text:p>19,564</text:p>
          </table:table-cell>
          <table:table-cell table:formula="of:=[.$B$22]*([.G43]-[.G42])" office:value-type="float" office:value="802.106260544201" calcext:value-type="float">
            <text:p>802,11</text:p>
          </table:table-cell>
          <table:table-cell table:formula="of:=1000000/([.H42]/([.$B$17]))" office:value-type="float" office:value="37401.5282958221" calcext:value-type="float">
            <text:p>37.402</text:p>
          </table:table-cell>
          <table:table-cell table:formula="of:=[.M41]*[.O41]/(1000000*60)+[.J41]" office:value-type="float" office:value="19.5000096333333" calcext:value-type="float">
            <text:p>19,5000</text:p>
          </table:table-cell>
          <table:table-cell table:formula="of:=DEGREES(ASIN([.L42]/[.$B$4]))" office:value-type="float" office:value="4.87946261090112" calcext:value-type="float">
            <text:p>4,879</text:p>
          </table:table-cell>
          <table:table-cell table:formula="of:=([.M42]/[.$B$22])+[.L41]" office:value-type="float" office:value="19.56375" calcext:value-type="float">
            <text:p>19,564</text:p>
          </table:table-cell>
          <table:table-cell table:formula="of:=ROUND([.H42]+[.N42])" office:value-type="float" office:value="802" calcext:value-type="float">
            <text:p>802</text:p>
          </table:table-cell>
          <table:table-cell/>
          <table:table-cell table:formula="of:=ROUND(4*(1000000/([.M42]/([.$B$17])));-1)/4+[.P42]" office:value-type="float" office:value="37407.5" calcext:value-type="float">
            <text:p>37.408</text:p>
          </table:table-cell>
          <table:table-cell/>
          <table:table-cell table:formula="of:=1000*([.G42]-[.L42])" office:value-type="float" office:value="-0.148224785561979" calcext:value-type="float">
            <text:p>-,1482</text:p>
          </table:table-cell>
          <table:table-cell/>
          <table:table-cell table:formula="of:=DEGREES(ASIN([.T42]/[.$B$4]))" office:value-type="float" office:value="4.88090030627822" calcext:value-type="float">
            <text:p>4,881</text:p>
          </table:table-cell>
          <table:table-cell table:formula="of:=[.D42]*[.$B$24]" office:value-type="float" office:value="19.5695003569893" calcext:value-type="float">
            <text:p>19,57</text:p>
          </table:table-cell>
          <table:table-cell table:formula="of:=[.$B$22]*([.T43]-[.T42])" office:value-type="float" office:value="802.851296697003" calcext:value-type="float">
            <text:p>802,85</text:p>
          </table:table-cell>
          <table:table-cell table:formula="of:=ROUND(1000000/([.U42]/([.$B$17])))" office:value-type="float" office:value="37367" calcext:value-type="float">
            <text:p>37.367</text:p>
          </table:table-cell>
          <table:table-cell table:formula="of:=([.S42]-[.F42])*3600" office:value-type="float" office:value="21.2411026015829" calcext:value-type="float">
            <text:p>21,24</text:p>
          </table:table-cell>
          <table:table-cell table:formula="of:=[.W43]-[.W42]" office:value-type="float" office:value="1.68027028652737" calcext:value-type="float">
            <text:p>1,6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2]+1" office:value-type="float" office:value="40" calcext:value-type="float">
            <text:p>40</text:p>
          </table:table-cell>
          <table:table-cell table:style-name="ce52" table:formula="of:=[.D43]*[.$B$17]/60" office:value-type="float" office:value="20" calcext:value-type="float">
            <text:p>20,0</text:p>
          </table:table-cell>
          <table:table-cell table:formula="of:=360*[.E43]/60/24" office:value-type="float" office:value="5" calcext:value-type="float">
            <text:p>5,000</text:p>
          </table:table-cell>
          <table:table-cell table:formula="of:=SIN((RADIANS([.F43]*0.5)))*[.$B$4]*2" office:value-type="float" office:value="20.0649181880546" calcext:value-type="float">
            <text:p>20,065</text:p>
          </table:table-cell>
          <table:table-cell table:formula="of:=[.$B$22]*([.G44]-[.G43])" office:value-type="float" office:value="802.068059775451" calcext:value-type="float">
            <text:p>802,07</text:p>
          </table:table-cell>
          <table:table-cell table:formula="of:=1000000/([.H43]/([.$B$17]))" office:value-type="float" office:value="37403.3096498056" calcext:value-type="float">
            <text:p>37.403</text:p>
          </table:table-cell>
          <table:table-cell table:formula="of:=[.M42]*[.O42]/(1000000*60)+[.J42]" office:value-type="float" office:value="20.0000232166667" calcext:value-type="float">
            <text:p>20,0000</text:p>
          </table:table-cell>
          <table:table-cell table:formula="of:=DEGREES(ASIN([.L43]/[.$B$4]))" office:value-type="float" office:value="5.00479603037945" calcext:value-type="float">
            <text:p>5,005</text:p>
          </table:table-cell>
          <table:table-cell table:formula="of:=([.M43]/[.$B$22])+[.L42]" office:value-type="float" office:value="20.065" calcext:value-type="float">
            <text:p>20,065</text:p>
          </table:table-cell>
          <table:table-cell table:formula="of:=ROUND([.H43]+[.N43])" office:value-type="float" office:value="802" calcext:value-type="float">
            <text:p>802</text:p>
          </table:table-cell>
          <table:table-cell/>
          <table:table-cell table:formula="of:=ROUND(4*(1000000/([.M43]/([.$B$17])));-1)/4+[.P43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43]-[.L43])" office:value-type="float" office:value="-0.0818119454351063" calcext:value-type="float">
            <text:p>-,0818</text:p>
          </table:table-cell>
          <table:table-cell/>
          <table:table-cell table:formula="of:=DEGREES(ASIN([.T43]/[.$B$4]))" office:value-type="float" office:value="5.00636704802448" calcext:value-type="float">
            <text:p>5,006</text:p>
          </table:table-cell>
          <table:table-cell table:formula="of:=[.D43]*[.$B$24]" office:value-type="float" office:value="20.071282417425" calcext:value-type="float">
            <text:p>20,07</text:p>
          </table:table-cell>
          <table:table-cell table:formula="of:=[.$B$22]*([.T44]-[.T43])" office:value-type="float" office:value="802.851296696997" calcext:value-type="float">
            <text:p>802,85</text:p>
          </table:table-cell>
          <table:table-cell table:formula="of:=ROUND(1000000/([.U43]/([.$B$17])))" office:value-type="float" office:value="37367" calcext:value-type="float">
            <text:p>37.367</text:p>
          </table:table-cell>
          <table:table-cell table:formula="of:=([.S43]-[.F43])*3600" office:value-type="float" office:value="22.9213728881103" calcext:value-type="float">
            <text:p>22,92</text:p>
          </table:table-cell>
          <table:table-cell table:formula="of:=[.W44]-[.W43]" office:value-type="float" office:value="1.76693226249718" calcext:value-type="float">
            <text:p>1,7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3]+1" office:value-type="float" office:value="41" calcext:value-type="float">
            <text:p>41</text:p>
          </table:table-cell>
          <table:table-cell table:style-name="ce52" table:formula="of:=[.D44]*[.$B$17]/60" office:value-type="float" office:value="20.5" calcext:value-type="float">
            <text:p>20,5</text:p>
          </table:table-cell>
          <table:table-cell table:formula="of:=360*[.E44]/60/24" office:value-type="float" office:value="5.125" calcext:value-type="float">
            <text:p>5,125</text:p>
          </table:table-cell>
          <table:table-cell table:formula="of:=SIN((RADIANS([.F44]*0.5)))*[.$B$4]*2" office:value-type="float" office:value="20.5662107254142" calcext:value-type="float">
            <text:p>20,566</text:p>
          </table:table-cell>
          <table:table-cell table:formula="of:=[.$B$22]*([.G45]-[.G44])" office:value-type="float" office:value="802.028904616543" calcext:value-type="float">
            <text:p>802,03</text:p>
          </table:table-cell>
          <table:table-cell table:formula="of:=1000000/([.H44]/([.$B$17]))" office:value-type="float" office:value="37405.1356844094" calcext:value-type="float">
            <text:p>37.405</text:p>
          </table:table-cell>
          <table:table-cell table:formula="of:=[.M43]*[.O43]/(1000000*60)+[.J43]" office:value-type="float" office:value="20.4999833333333" calcext:value-type="float">
            <text:p>20,5000</text:p>
          </table:table-cell>
          <table:table-cell table:formula="of:=DEGREES(ASIN([.L44]/[.$B$4]))" office:value-type="float" office:value="5.13015346391309" calcext:value-type="float">
            <text:p>5,130</text:p>
          </table:table-cell>
          <table:table-cell table:formula="of:=([.M44]/[.$B$22])+[.L43]" office:value-type="float" office:value="20.56625" calcext:value-type="float">
            <text:p>20,566</text:p>
          </table:table-cell>
          <table:table-cell table:formula="of:=ROUND([.H44]+[.N44])" office:value-type="float" office:value="802" calcext:value-type="float">
            <text:p>802</text:p>
          </table:table-cell>
          <table:table-cell/>
          <table:table-cell table:formula="of:=ROUND(4*(1000000/([.M44]/([.$B$17])));-1)/4+[.P44]" office:value-type="float" office:value="37407.5" calcext:value-type="float">
            <text:p>37.408</text:p>
          </table:table-cell>
          <table:table-cell/>
          <table:table-cell table:formula="of:=1000*([.G44]-[.L44])" office:value-type="float" office:value="-0.0392745857773491" calcext:value-type="float">
            <text:p>-,0393</text:p>
          </table:table-cell>
          <table:table-cell/>
          <table:table-cell table:formula="of:=DEGREES(ASIN([.T44]/[.$B$4]))" office:value-type="float" office:value="5.13185786254184" calcext:value-type="float">
            <text:p>5,132</text:p>
          </table:table-cell>
          <table:table-cell table:formula="of:=[.D44]*[.$B$24]" office:value-type="float" office:value="20.5730644778606" calcext:value-type="float">
            <text:p>20,57</text:p>
          </table:table-cell>
          <table:table-cell table:formula="of:=[.$B$22]*([.T45]-[.T44])" office:value-type="float" office:value="802.851296696997" calcext:value-type="float">
            <text:p>802,85</text:p>
          </table:table-cell>
          <table:table-cell table:formula="of:=ROUND(1000000/([.U44]/([.$B$17])))" office:value-type="float" office:value="37367" calcext:value-type="float">
            <text:p>37.367</text:p>
          </table:table-cell>
          <table:table-cell table:formula="of:=([.S44]-[.F44])*3600" office:value-type="float" office:value="24.6883051506074" calcext:value-type="float">
            <text:p>24,69</text:p>
          </table:table-cell>
          <table:table-cell table:formula="of:=[.W45]-[.W44]" office:value-type="float" office:value="1.85581257682159" calcext:value-type="float">
            <text:p>1,8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4]+1" office:value-type="float" office:value="42" calcext:value-type="float">
            <text:p>42</text:p>
          </table:table-cell>
          <table:table-cell table:style-name="ce52" table:formula="of:=[.D45]*[.$B$17]/60" office:value-type="float" office:value="21" calcext:value-type="float">
            <text:p>21,0</text:p>
          </table:table-cell>
          <table:table-cell table:formula="of:=360*[.E45]/60/24" office:value-type="float" office:value="5.25" calcext:value-type="float">
            <text:p>5,250</text:p>
          </table:table-cell>
          <table:table-cell table:formula="of:=SIN((RADIANS([.F45]*0.5)))*[.$B$4]*2" office:value-type="float" office:value="21.0674787907996" calcext:value-type="float">
            <text:p>21,067</text:p>
          </table:table-cell>
          <table:table-cell table:formula="of:=[.$B$22]*([.G46]-[.G45])" office:value-type="float" office:value="801.988795114079" calcext:value-type="float">
            <text:p>801,99</text:p>
          </table:table-cell>
          <table:table-cell table:formula="of:=1000000/([.H45]/([.$B$17]))" office:value-type="float" office:value="37407.006410523" calcext:value-type="float">
            <text:p>37.407</text:p>
          </table:table-cell>
          <table:table-cell table:formula="of:=[.M44]*[.O44]/(1000000*60)+[.J44]" office:value-type="float" office:value="20.9999969166667" calcext:value-type="float">
            <text:p>21,0000</text:p>
          </table:table-cell>
          <table:table-cell table:formula="of:=DEGREES(ASIN([.L45]/[.$B$4]))" office:value-type="float" office:value="5.25553552573517" calcext:value-type="float">
            <text:p>5,256</text:p>
          </table:table-cell>
          <table:table-cell table:formula="of:=([.M45]/[.$B$22])+[.L44]" office:value-type="float" office:value="21.0675" calcext:value-type="float">
            <text:p>21,068</text:p>
          </table:table-cell>
          <table:table-cell table:formula="of:=ROUND([.H45]+[.N45])" office:value-type="float" office:value="802" calcext:value-type="float">
            <text:p>802</text:p>
          </table:table-cell>
          <table:table-cell/>
          <table:table-cell table:formula="of:=ROUND(4*(1000000/([.M45]/([.$B$17])));-1)/4+[.P45]" office:value-type="float" office:value="37407.5" calcext:value-type="float">
            <text:p>37.408</text:p>
          </table:table-cell>
          <table:table-cell/>
          <table:table-cell table:formula="of:=1000*([.G45]-[.L45])" office:value-type="float" office:value="-0.0212092004368003" calcext:value-type="float">
            <text:p>-,0212</text:p>
          </table:table-cell>
          <table:table-cell/>
          <table:table-cell table:formula="of:=DEGREES(ASIN([.T45]/[.$B$4]))" office:value-type="float" office:value="5.2573733660354" calcext:value-type="float">
            <text:p>5,257</text:p>
          </table:table-cell>
          <table:table-cell table:formula="of:=[.D45]*[.$B$24]" office:value-type="float" office:value="21.0748465382962" calcext:value-type="float">
            <text:p>21,07</text:p>
          </table:table-cell>
          <table:table-cell table:formula="of:=[.$B$22]*([.T46]-[.T45])" office:value-type="float" office:value="802.851296696997" calcext:value-type="float">
            <text:p>802,85</text:p>
          </table:table-cell>
          <table:table-cell table:formula="of:=ROUND(1000000/([.U45]/([.$B$17])))" office:value-type="float" office:value="37367" calcext:value-type="float">
            <text:p>37.367</text:p>
          </table:table-cell>
          <table:table-cell table:formula="of:=([.S45]-[.F45])*3600" office:value-type="float" office:value="26.544117727429" calcext:value-type="float">
            <text:p>26,54</text:p>
          </table:table-cell>
          <table:table-cell table:formula="of:=[.W46]-[.W45]" office:value-type="float" office:value="1.94691511919878" calcext:value-type="float">
            <text:p>1,9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5]+1" office:value-type="float" office:value="43" calcext:value-type="float">
            <text:p>43</text:p>
          </table:table-cell>
          <table:table-cell table:style-name="ce52" table:formula="of:=[.D46]*[.$B$17]/60" office:value-type="float" office:value="21.5" calcext:value-type="float">
            <text:p>21,5</text:p>
          </table:table-cell>
          <table:table-cell table:formula="of:=360*[.E46]/60/24" office:value-type="float" office:value="5.375" calcext:value-type="float">
            <text:p>5,375</text:p>
          </table:table-cell>
          <table:table-cell table:formula="of:=SIN((RADIANS([.F46]*0.5)))*[.$B$4]*2" office:value-type="float" office:value="21.5687217877459" calcext:value-type="float">
            <text:p>21,569</text:p>
          </table:table-cell>
          <table:table-cell table:formula="of:=[.$B$22]*([.G47]-[.G46])" office:value-type="float" office:value="801.947731315772" calcext:value-type="float">
            <text:p>801,95</text:p>
          </table:table-cell>
          <table:table-cell table:formula="of:=1000000/([.H46]/([.$B$17]))" office:value-type="float" office:value="37408.9218393054" calcext:value-type="float">
            <text:p>37.409</text:p>
          </table:table-cell>
          <table:table-cell table:formula="of:=[.M45]*[.O45]/(1000000*60)+[.J45]" office:value-type="float" office:value="21.5000105" calcext:value-type="float">
            <text:p>21,5000</text:p>
          </table:table-cell>
          <table:table-cell table:formula="of:=DEGREES(ASIN([.L46]/[.$B$4]))" office:value-type="float" office:value="5.38094283115434" calcext:value-type="float">
            <text:p>5,381</text:p>
          </table:table-cell>
          <table:table-cell table:formula="of:=([.M46]/[.$B$22])+[.L45]" office:value-type="float" office:value="21.56875" calcext:value-type="float">
            <text:p>21,569</text:p>
          </table:table-cell>
          <table:table-cell table:formula="of:=ROUND([.H46]+[.N46])" office:value-type="float" office:value="802" calcext:value-type="float">
            <text:p>802</text:p>
          </table:table-cell>
          <table:table-cell/>
          <table:table-cell table:formula="of:=ROUND(4*(1000000/([.M46]/([.$B$17])));-1)/4+[.P46]" office:value-type="float" office:value="37407.5" calcext:value-type="float">
            <text:p>37.408</text:p>
          </table:table-cell>
          <table:table-cell/>
          <table:table-cell table:formula="of:=1000*([.G46]-[.L46])" office:value-type="float" office:value="-0.028212254136406" calcext:value-type="float">
            <text:p>-,0282</text:p>
          </table:table-cell>
          <table:table-cell/>
          <table:table-cell table:formula="of:=DEGREES(ASIN([.T46]/[.$B$4]))" office:value-type="float" office:value="5.38291417579073" calcext:value-type="float">
            <text:p>5,383</text:p>
          </table:table-cell>
          <table:table-cell table:formula="of:=[.D46]*[.$B$24]" office:value-type="float" office:value="21.5766285987318" calcext:value-type="float">
            <text:p>21,58</text:p>
          </table:table-cell>
          <table:table-cell table:formula="of:=[.$B$22]*([.T47]-[.T46])" office:value-type="float" office:value="802.851296696997" calcext:value-type="float">
            <text:p>802,85</text:p>
          </table:table-cell>
          <table:table-cell table:formula="of:=ROUND(1000000/([.U46]/([.$B$17])))" office:value-type="float" office:value="37367" calcext:value-type="float">
            <text:p>37.367</text:p>
          </table:table-cell>
          <table:table-cell table:formula="of:=([.S46]-[.F46])*3600" office:value-type="float" office:value="28.4910328466278" calcext:value-type="float">
            <text:p>28,49</text:p>
          </table:table-cell>
          <table:table-cell table:formula="of:=[.W47]-[.W46]" office:value-type="float" office:value="2.04024388082971" calcext:value-type="float">
            <text:p>2,0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6]+1" office:value-type="float" office:value="44" calcext:value-type="float">
            <text:p>44</text:p>
          </table:table-cell>
          <table:table-cell table:style-name="ce52" table:formula="of:=[.D47]*[.$B$17]/60" office:value-type="float" office:value="22" calcext:value-type="float">
            <text:p>22,0</text:p>
          </table:table-cell>
          <table:table-cell table:formula="of:=360*[.E47]/60/24" office:value-type="float" office:value="5.5" calcext:value-type="float">
            <text:p>5,500</text:p>
          </table:table-cell>
          <table:table-cell table:formula="of:=SIN((RADIANS([.F47]*0.5)))*[.$B$4]*2" office:value-type="float" office:value="22.0699391198182" calcext:value-type="float">
            <text:p>22,070</text:p>
          </table:table-cell>
          <table:table-cell table:formula="of:=[.$B$22]*([.G48]-[.G47])" office:value-type="float" office:value="801.90571327052" calcext:value-type="float">
            <text:p>801,91</text:p>
          </table:table-cell>
          <table:table-cell table:formula="of:=1000000/([.H47]/([.$B$17]))" office:value-type="float" office:value="37410.8819821809" calcext:value-type="float">
            <text:p>37.411</text:p>
          </table:table-cell>
          <table:table-cell table:formula="of:=[.M46]*[.O46]/(1000000*60)+[.J46]" office:value-type="float" office:value="22.0000240833333" calcext:value-type="float">
            <text:p>22,0000</text:p>
          </table:table-cell>
          <table:table-cell table:formula="of:=DEGREES(ASIN([.L47]/[.$B$4]))" office:value-type="float" office:value="5.50637599658281" calcext:value-type="float">
            <text:p>5,506</text:p>
          </table:table-cell>
          <table:table-cell table:formula="of:=([.M47]/[.$B$22])+[.L46]" office:value-type="float" office:value="22.07" calcext:value-type="float">
            <text:p>22,070</text:p>
          </table:table-cell>
          <table:table-cell table:formula="of:=ROUND([.H47]+[.N47])" office:value-type="float" office:value="802" calcext:value-type="float">
            <text:p>802</text:p>
          </table:table-cell>
          <table:table-cell/>
          <table:table-cell table:formula="of:=ROUND(4*(1000000/([.M47]/([.$B$17])));-1)/4+[.P47]" office:value-type="float" office:value="37407.5" calcext:value-type="float">
            <text:p>37.408</text:p>
          </table:table-cell>
          <table:table-cell/>
          <table:table-cell table:formula="of:=1000*([.G47]-[.L47])" office:value-type="float" office:value="-0.0608801817776339" calcext:value-type="float">
            <text:p>-,0609</text:p>
          </table:table-cell>
          <table:table-cell/>
          <table:table-cell table:formula="of:=DEGREES(ASIN([.T47]/[.$B$4]))" office:value-type="float" office:value="5.50848091020207" calcext:value-type="float">
            <text:p>5,508</text:p>
          </table:table-cell>
          <table:table-cell table:formula="of:=[.D47]*[.$B$24]" office:value-type="float" office:value="22.0784106591674" calcext:value-type="float">
            <text:p>22,08</text:p>
          </table:table-cell>
          <table:table-cell table:formula="of:=[.$B$22]*([.T48]-[.T47])" office:value-type="float" office:value="802.851296696997" calcext:value-type="float">
            <text:p>802,85</text:p>
          </table:table-cell>
          <table:table-cell table:formula="of:=ROUND(1000000/([.U47]/([.$B$17])))" office:value-type="float" office:value="37367" calcext:value-type="float">
            <text:p>37.367</text:p>
          </table:table-cell>
          <table:table-cell table:formula="of:=([.S47]-[.F47])*3600" office:value-type="float" office:value="30.5312767274575" calcext:value-type="float">
            <text:p>30,53</text:p>
          </table:table-cell>
          <table:table-cell table:formula="of:=[.W48]-[.W47]" office:value-type="float" office:value="2.13580295487539" calcext:value-type="float">
            <text:p>2,1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7]+1" office:value-type="float" office:value="45" calcext:value-type="float">
            <text:p>45</text:p>
          </table:table-cell>
          <table:table-cell table:style-name="ce52" table:formula="of:=[.D48]*[.$B$17]/60" office:value-type="float" office:value="22.5" calcext:value-type="float">
            <text:p>22,5</text:p>
          </table:table-cell>
          <table:table-cell table:formula="of:=360*[.E48]/60/24" office:value-type="float" office:value="5.625" calcext:value-type="float">
            <text:p>5,625</text:p>
          </table:table-cell>
          <table:table-cell table:formula="of:=SIN((RADIANS([.F48]*0.5)))*[.$B$4]*2" office:value-type="float" office:value="22.5711301906123" calcext:value-type="float">
            <text:p>22,571</text:p>
          </table:table-cell>
          <table:table-cell table:formula="of:=[.$B$22]*([.G49]-[.G48])" office:value-type="float" office:value="801.86274102827" calcext:value-type="float">
            <text:p>801,86</text:p>
          </table:table-cell>
          <table:table-cell table:formula="of:=1000000/([.H48]/([.$B$17]))" office:value-type="float" office:value="37412.8868508461" calcext:value-type="float">
            <text:p>37.413</text:p>
          </table:table-cell>
          <table:table-cell table:formula="of:=[.M47]*[.O47]/(1000000*60)+[.J47]" office:value-type="float" office:value="22.5000376666667" calcext:value-type="float">
            <text:p>22,5000</text:p>
          </table:table-cell>
          <table:table-cell table:formula="of:=DEGREES(ASIN([.L48]/[.$B$4]))" office:value-type="float" office:value="5.63183563956452" calcext:value-type="float">
            <text:p>5,632</text:p>
          </table:table-cell>
          <table:table-cell table:formula="of:=([.M48]/[.$B$22])+[.L47]" office:value-type="float" office:value="22.57125" calcext:value-type="float">
            <text:p>22,571</text:p>
          </table:table-cell>
          <table:table-cell table:formula="of:=ROUND([.H48]+[.N48])" office:value-type="float" office:value="802" calcext:value-type="float">
            <text:p>802</text:p>
          </table:table-cell>
          <table:table-cell/>
          <table:table-cell table:formula="of:=ROUND(4*(1000000/([.M48]/([.$B$17])));-1)/4+[.P48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48]-[.L48])" office:value-type="float" office:value="-0.119809387701508" calcext:value-type="float">
            <text:p>-,1198</text:p>
          </table:table-cell>
          <table:table-cell/>
          <table:table-cell table:formula="of:=DEGREES(ASIN([.T48]/[.$B$4]))" office:value-type="float" office:value="5.63407418880065" calcext:value-type="float">
            <text:p>5,634</text:p>
          </table:table-cell>
          <table:table-cell table:formula="of:=[.D48]*[.$B$24]" office:value-type="float" office:value="22.5801927196031" calcext:value-type="float">
            <text:p>22,58</text:p>
          </table:table-cell>
          <table:table-cell table:formula="of:=[.$B$22]*([.T49]-[.T48])" office:value-type="float" office:value="802.851296697003" calcext:value-type="float">
            <text:p>802,85</text:p>
          </table:table-cell>
          <table:table-cell table:formula="of:=ROUND(1000000/([.U48]/([.$B$17])))" office:value-type="float" office:value="37367" calcext:value-type="float">
            <text:p>37.367</text:p>
          </table:table-cell>
          <table:table-cell table:formula="of:=([.S48]-[.F48])*3600" office:value-type="float" office:value="32.6670796823329" calcext:value-type="float">
            <text:p>32,67</text:p>
          </table:table-cell>
          <table:table-cell table:formula="of:=[.W49]-[.W48]" office:value-type="float" office:value="2.23359653694608" calcext:value-type="float">
            <text:p>2,2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8]+1" office:value-type="float" office:value="46" calcext:value-type="float">
            <text:p>46</text:p>
          </table:table-cell>
          <table:table-cell table:style-name="ce52" table:formula="of:=[.D49]*[.$B$17]/60" office:value-type="float" office:value="23" calcext:value-type="float">
            <text:p>23,0</text:p>
          </table:table-cell>
          <table:table-cell table:formula="of:=360*[.E49]/60/24" office:value-type="float" office:value="5.75" calcext:value-type="float">
            <text:p>5,750</text:p>
          </table:table-cell>
          <table:table-cell table:formula="of:=SIN((RADIANS([.F49]*0.5)))*[.$B$4]*2" office:value-type="float" office:value="23.072294403755" calcext:value-type="float">
            <text:p>23,072</text:p>
          </table:table-cell>
          <table:table-cell table:formula="of:=[.$B$22]*([.G50]-[.G49])" office:value-type="float" office:value="801.818814640194" calcext:value-type="float">
            <text:p>801,82</text:p>
          </table:table-cell>
          <table:table-cell table:formula="of:=1000000/([.H49]/([.$B$17]))" office:value-type="float" office:value="37414.936457262" calcext:value-type="float">
            <text:p>37.415</text:p>
          </table:table-cell>
          <table:table-cell table:formula="of:=[.M48]*[.O48]/(1000000*60)+[.J48]" office:value-type="float" office:value="22.9999977833333" calcext:value-type="float">
            <text:p>23,0000</text:p>
          </table:table-cell>
          <table:table-cell table:formula="of:=DEGREES(ASIN([.L49]/[.$B$4]))" office:value-type="float" office:value="5.75732237880346" calcext:value-type="float">
            <text:p>5,757</text:p>
          </table:table-cell>
          <table:table-cell table:formula="of:=([.M49]/[.$B$22])+[.L48]" office:value-type="float" office:value="23.0725" calcext:value-type="float">
            <text:p>23,073</text:p>
          </table:table-cell>
          <table:table-cell table:formula="of:=ROUND([.H49]+[.N49])" office:value-type="float" office:value="802" calcext:value-type="float">
            <text:p>802</text:p>
          </table:table-cell>
          <table:table-cell/>
          <table:table-cell table:formula="of:=ROUND(4*(1000000/([.M49]/([.$B$17])));-1)/4+[.P49]" office:value-type="float" office:value="37407.5" calcext:value-type="float">
            <text:p>37.408</text:p>
          </table:table-cell>
          <table:table-cell/>
          <table:table-cell table:formula="of:=1000*([.G49]-[.L49])" office:value-type="float" office:value="-0.205596245031359" calcext:value-type="float">
            <text:p>-,2056</text:p>
          </table:table-cell>
          <table:table-cell/>
          <table:table-cell table:formula="of:=DEGREES(ASIN([.T49]/[.$B$4]))" office:value-type="float" office:value="5.75969463228313" calcext:value-type="float">
            <text:p>5,760</text:p>
          </table:table-cell>
          <table:table-cell table:formula="of:=[.D49]*[.$B$24]" office:value-type="float" office:value="23.0819747800387" calcext:value-type="float">
            <text:p>23,08</text:p>
          </table:table-cell>
          <table:table-cell table:formula="of:=[.$B$22]*([.T50]-[.T49])" office:value-type="float" office:value="802.851296696997" calcext:value-type="float">
            <text:p>802,85</text:p>
          </table:table-cell>
          <table:table-cell table:formula="of:=ROUND(1000000/([.U49]/([.$B$17])))" office:value-type="float" office:value="37367" calcext:value-type="float">
            <text:p>37.367</text:p>
          </table:table-cell>
          <table:table-cell table:formula="of:=([.S49]-[.F49])*3600" office:value-type="float" office:value="34.900676219279" calcext:value-type="float">
            <text:p>34,90</text:p>
          </table:table-cell>
          <table:table-cell table:formula="of:=[.W50]-[.W49]" office:value-type="float" office:value="2.33362892568323" calcext:value-type="float">
            <text:p>2,3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9]+1" office:value-type="float" office:value="47" calcext:value-type="float">
            <text:p>47</text:p>
          </table:table-cell>
          <table:table-cell table:style-name="ce52" table:formula="of:=[.D50]*[.$B$17]/60" office:value-type="float" office:value="23.5" calcext:value-type="float">
            <text:p>23,5</text:p>
          </table:table-cell>
          <table:table-cell table:formula="of:=360*[.E50]/60/24" office:value-type="float" office:value="5.875" calcext:value-type="float">
            <text:p>5,875</text:p>
          </table:table-cell>
          <table:table-cell table:formula="of:=SIN((RADIANS([.F50]*0.5)))*[.$B$4]*2" office:value-type="float" office:value="23.5734311629051" calcext:value-type="float">
            <text:p>23,573</text:p>
          </table:table-cell>
          <table:table-cell table:formula="of:=[.$B$22]*([.G51]-[.G50])" office:value-type="float" office:value="801.773934158541" calcext:value-type="float">
            <text:p>801,77</text:p>
          </table:table-cell>
          <table:table-cell table:formula="of:=1000000/([.H50]/([.$B$17]))" office:value-type="float" office:value="37417.0308136606" calcext:value-type="float">
            <text:p>37.417</text:p>
          </table:table-cell>
          <table:table-cell table:formula="of:=[.M49]*[.O49]/(1000000*60)+[.J49]" office:value-type="float" office:value="23.5000113666667" calcext:value-type="float">
            <text:p>23,5000</text:p>
          </table:table-cell>
          <table:table-cell table:formula="of:=DEGREES(ASIN([.L50]/[.$B$4]))" office:value-type="float" office:value="5.88283683419209" calcext:value-type="float">
            <text:p>5,883</text:p>
          </table:table-cell>
          <table:table-cell table:formula="of:=([.M50]/[.$B$22])+[.L49]" office:value-type="float" office:value="23.57375" calcext:value-type="float">
            <text:p>23,574</text:p>
          </table:table-cell>
          <table:table-cell table:formula="of:=ROUND([.H50]+[.N50])" office:value-type="float" office:value="802" calcext:value-type="float">
            <text:p>802</text:p>
          </table:table-cell>
          <table:table-cell/>
          <table:table-cell table:formula="of:=ROUND(4*(1000000/([.M50]/([.$B$17])));-1)/4+[.P50]" office:value-type="float" office:value="37407.5" calcext:value-type="float">
            <text:p>37.408</text:p>
          </table:table-cell>
          <table:table-cell/>
          <table:table-cell table:formula="of:=1000*([.G50]-[.L50])" office:value-type="float" office:value="-0.318837094908986" calcext:value-type="float">
            <text:p>-,3188</text:p>
          </table:table-cell>
          <table:table-cell/>
          <table:table-cell table:formula="of:=DEGREES(ASIN([.T50]/[.$B$4]))" office:value-type="float" office:value="5.88534286254027" calcext:value-type="float">
            <text:p>5,885</text:p>
          </table:table-cell>
          <table:table-cell table:formula="of:=[.D50]*[.$B$24]" office:value-type="float" office:value="23.5837568404743" calcext:value-type="float">
            <text:p>23,58</text:p>
          </table:table-cell>
          <table:table-cell table:formula="of:=[.$B$22]*([.T51]-[.T50])" office:value-type="float" office:value="802.851296696997" calcext:value-type="float">
            <text:p>802,85</text:p>
          </table:table-cell>
          <table:table-cell table:formula="of:=ROUND(1000000/([.U50]/([.$B$17])))" office:value-type="float" office:value="37367" calcext:value-type="float">
            <text:p>37.367</text:p>
          </table:table-cell>
          <table:table-cell table:formula="of:=([.S50]-[.F50])*3600" office:value-type="float" office:value="37.2343051449622" calcext:value-type="float">
            <text:p>37,23</text:p>
          </table:table-cell>
          <table:table-cell table:formula="of:=[.W51]-[.W50]" office:value-type="float" office:value="2.4359045232007" calcext:value-type="float">
            <text:p>2,4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0]+1" office:value-type="float" office:value="48" calcext:value-type="float">
            <text:p>48</text:p>
          </table:table-cell>
          <table:table-cell table:style-name="ce52" table:formula="of:=[.D51]*[.$B$17]/60" office:value-type="float" office:value="24" calcext:value-type="float">
            <text:p>24,0</text:p>
          </table:table-cell>
          <table:table-cell table:formula="of:=360*[.E51]/60/24" office:value-type="float" office:value="6" calcext:value-type="float">
            <text:p>6,000</text:p>
          </table:table-cell>
          <table:table-cell table:formula="of:=SIN((RADIANS([.F51]*0.5)))*[.$B$4]*2" office:value-type="float" office:value="24.0745398717542" calcext:value-type="float">
            <text:p>24,075</text:p>
          </table:table-cell>
          <table:table-cell table:formula="of:=[.$B$22]*([.G52]-[.G51])" office:value-type="float" office:value="801.728099636716" calcext:value-type="float">
            <text:p>801,73</text:p>
          </table:table-cell>
          <table:table-cell table:formula="of:=1000000/([.H51]/([.$B$17]))" office:value-type="float" office:value="37419.1699325417" calcext:value-type="float">
            <text:p>37.419</text:p>
          </table:table-cell>
          <table:table-cell table:formula="of:=[.M50]*[.O50]/(1000000*60)+[.J50]" office:value-type="float" office:value="24.00002495" calcext:value-type="float">
            <text:p>24,0000</text:p>
          </table:table-cell>
          <table:table-cell table:formula="of:=DEGREES(ASIN([.L51]/[.$B$4]))" office:value-type="float" office:value="6.0082230717894" calcext:value-type="float">
            <text:p>6,008</text:p>
          </table:table-cell>
          <table:table-cell table:formula="of:=([.M51]/[.$B$22])+[.L50]" office:value-type="float" office:value="24.074375" calcext:value-type="float">
            <text:p>24,074</text:p>
          </table:table-cell>
          <table:table-cell table:formula="of:=ROUND([.H51]+[.N51])" office:value-type="float" office:value="801" calcext:value-type="float">
            <text:p>801</text:p>
          </table:table-cell>
          <table:table-cell office:value-type="float" office:value="-1" calcext:value-type="float">
            <text:p>-1</text:p>
          </table:table-cell>
          <table:table-cell table:formula="of:=ROUND(4*(1000000/([.M51]/([.$B$17])));-1)/4+[.P51]" office:value-type="float" office:value="37452.5" calcext:value-type="float">
            <text:p>37.453</text:p>
          </table:table-cell>
          <table:table-cell/>
          <table:table-cell table:formula="of:=1000*([.G51]-[.L51])" office:value-type="float" office:value="0.164871754179785" calcext:value-type="float">
            <text:p>,1649</text:p>
          </table:table-cell>
          <table:table-cell/>
          <table:table-cell table:formula="of:=DEGREES(ASIN([.T51]/[.$B$4]))" office:value-type="float" office:value="6.0110195026856" calcext:value-type="float">
            <text:p>6,011</text:p>
          </table:table-cell>
          <table:table-cell table:formula="of:=[.D51]*[.$B$24]" office:value-type="float" office:value="24.0855389009099" calcext:value-type="float">
            <text:p>24,09</text:p>
          </table:table-cell>
          <table:table-cell table:formula="of:=[.$B$22]*([.T52]-[.T51])" office:value-type="float" office:value="802.851296696997" calcext:value-type="float">
            <text:p>802,85</text:p>
          </table:table-cell>
          <table:table-cell table:formula="of:=ROUND(1000000/([.U51]/([.$B$17])))" office:value-type="float" office:value="37367" calcext:value-type="float">
            <text:p>37.367</text:p>
          </table:table-cell>
          <table:table-cell table:formula="of:=([.S51]-[.F51])*3600" office:value-type="float" office:value="39.6702096681629" calcext:value-type="float">
            <text:p>39,67</text:p>
          </table:table-cell>
          <table:table-cell table:formula="of:=[.W52]-[.W51]" office:value-type="float" office:value="2.5404278357211" calcext:value-type="float">
            <text:p>2,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1]+1" office:value-type="float" office:value="49" calcext:value-type="float">
            <text:p>49</text:p>
          </table:table-cell>
          <table:table-cell table:style-name="ce52" table:formula="of:=[.D52]*[.$B$17]/60" office:value-type="float" office:value="24.5" calcext:value-type="float">
            <text:p>24,5</text:p>
          </table:table-cell>
          <table:table-cell table:formula="of:=360*[.E52]/60/24" office:value-type="float" office:value="6.125" calcext:value-type="float">
            <text:p>6,125</text:p>
          </table:table-cell>
          <table:table-cell table:formula="of:=SIN((RADIANS([.F52]*0.5)))*[.$B$4]*2" office:value-type="float" office:value="24.5756199340271" calcext:value-type="float">
            <text:p>24,576</text:p>
          </table:table-cell>
          <table:table-cell table:formula="of:=[.$B$22]*([.G53]-[.G52])" office:value-type="float" office:value="801.681311129272" calcext:value-type="float">
            <text:p>801,68</text:p>
          </table:table-cell>
          <table:table-cell table:formula="of:=1000000/([.H52]/([.$B$17]))" office:value-type="float" office:value="37421.3538266735" calcext:value-type="float">
            <text:p>37.421</text:p>
          </table:table-cell>
          <table:table-cell table:formula="of:=[.M51]*[.O51]/(1000000*60)+[.J51]" office:value-type="float" office:value="24.500015825" calcext:value-type="float">
            <text:p>24,5000</text:p>
          </table:table-cell>
          <table:table-cell table:formula="of:=DEGREES(ASIN([.L52]/[.$B$4]))" office:value-type="float" office:value="6.1337947875547" calcext:value-type="float">
            <text:p>6,134</text:p>
          </table:table-cell>
          <table:table-cell table:formula="of:=([.M52]/[.$B$22])+[.L51]" office:value-type="float" office:value="24.575625" calcext:value-type="float">
            <text:p>24,576</text:p>
          </table:table-cell>
          <table:table-cell table:formula="of:=ROUND([.H52]+[.N52])" office:value-type="float" office:value="802" calcext:value-type="float">
            <text:p>802</text:p>
          </table:table-cell>
          <table:table-cell/>
          <table:table-cell table:formula="of:=ROUND(4*(1000000/([.M52]/([.$B$17])));-1)/4+[.P52]" office:value-type="float" office:value="37407.5" calcext:value-type="float">
            <text:p>37.408</text:p>
          </table:table-cell>
          <table:table-cell/>
          <table:table-cell table:formula="of:=1000*([.G52]-[.L52])" office:value-type="float" office:value="-0.00506597287142085" calcext:value-type="float">
            <text:p>-,0051</text:p>
          </table:table-cell>
          <table:table-cell/>
          <table:table-cell table:formula="of:=DEGREES(ASIN([.T52]/[.$B$4]))" office:value-type="float" office:value="6.13672517708441" calcext:value-type="float">
            <text:p>6,137</text:p>
          </table:table-cell>
          <table:table-cell table:formula="of:=[.D52]*[.$B$24]" office:value-type="float" office:value="24.5873209613456" calcext:value-type="float">
            <text:p>24,59</text:p>
          </table:table-cell>
          <table:table-cell table:formula="of:=[.$B$22]*([.T53]-[.T52])" office:value-type="float" office:value="802.851296696997" calcext:value-type="float">
            <text:p>802,85</text:p>
          </table:table-cell>
          <table:table-cell table:formula="of:=ROUND(1000000/([.U52]/([.$B$17])))" office:value-type="float" office:value="37367" calcext:value-type="float">
            <text:p>37.367</text:p>
          </table:table-cell>
          <table:table-cell table:formula="of:=([.S52]-[.F52])*3600" office:value-type="float" office:value="42.210637503884" calcext:value-type="float">
            <text:p>42,21</text:p>
          </table:table-cell>
          <table:table-cell table:formula="of:=[.W53]-[.W52]" office:value-type="float" office:value="2.64720347406175" calcext:value-type="float">
            <text:p>2,6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2]+1" office:value-type="float" office:value="50" calcext:value-type="float">
            <text:p>50</text:p>
          </table:table-cell>
          <table:table-cell table:style-name="ce52" table:formula="of:=[.D53]*[.$B$17]/60" office:value-type="float" office:value="25" calcext:value-type="float">
            <text:p>25,0</text:p>
          </table:table-cell>
          <table:table-cell table:formula="of:=360*[.E53]/60/24" office:value-type="float" office:value="6.25" calcext:value-type="float">
            <text:p>6,250</text:p>
          </table:table-cell>
          <table:table-cell table:formula="of:=SIN((RADIANS([.F53]*0.5)))*[.$B$4]*2" office:value-type="float" office:value="25.0766707534829" calcext:value-type="float">
            <text:p>25,077</text:p>
          </table:table-cell>
          <table:table-cell table:formula="of:=[.$B$22]*([.G54]-[.G53])" office:value-type="float" office:value="801.633568691869" calcext:value-type="float">
            <text:p>801,63</text:p>
          </table:table-cell>
          <table:table-cell table:formula="of:=1000000/([.H53]/([.$B$17]))" office:value-type="float" office:value="37423.5825090944" calcext:value-type="float">
            <text:p>37.424</text:p>
          </table:table-cell>
          <table:table-cell table:formula="of:=[.M52]*[.O52]/(1000000*60)+[.J52]" office:value-type="float" office:value="25.0000294083334" calcext:value-type="float">
            <text:p>25,0000</text:p>
          </table:table-cell>
          <table:table-cell table:formula="of:=DEGREES(ASIN([.L53]/[.$B$4]))" office:value-type="float" office:value="6.25939608578644" calcext:value-type="float">
            <text:p>6,259</text:p>
          </table:table-cell>
          <table:table-cell table:formula="of:=([.M53]/[.$B$22])+[.L52]" office:value-type="float" office:value="25.076875" calcext:value-type="float">
            <text:p>25,077</text:p>
          </table:table-cell>
          <table:table-cell table:formula="of:=ROUND([.H53]+[.N53])" office:value-type="float" office:value="802" calcext:value-type="float">
            <text:p>802</text:p>
          </table:table-cell>
          <table:table-cell/>
          <table:table-cell table:formula="of:=ROUND(4*(1000000/([.M53]/([.$B$17])));-1)/4+[.P53]" office:value-type="float" office:value="37407.5" calcext:value-type="float">
            <text:p>37.408</text:p>
          </table:table-cell>
          <table:table-cell/>
          <table:table-cell table:formula="of:=1000*([.G53]-[.L53])" office:value-type="float" office:value="-0.204246517075291" calcext:value-type="float">
            <text:p>-,2042</text:p>
          </table:table-cell>
          <table:table-cell/>
          <table:table-cell table:formula="of:=DEGREES(ASIN([.T53]/[.$B$4]))" office:value-type="float" office:value="6.26246051138276" calcext:value-type="float">
            <text:p>6,262</text:p>
          </table:table-cell>
          <table:table-cell table:formula="of:=[.D53]*[.$B$24]" office:value-type="float" office:value="25.0891030217812" calcext:value-type="float">
            <text:p>25,09</text:p>
          </table:table-cell>
          <table:table-cell table:formula="of:=[.$B$22]*([.T54]-[.T53])" office:value-type="float" office:value="802.851296697003" calcext:value-type="float">
            <text:p>802,85</text:p>
          </table:table-cell>
          <table:table-cell table:formula="of:=ROUND(1000000/([.U53]/([.$B$17])))" office:value-type="float" office:value="37367" calcext:value-type="float">
            <text:p>37.367</text:p>
          </table:table-cell>
          <table:table-cell table:formula="of:=([.S53]-[.F53])*3600" office:value-type="float" office:value="44.8578409779458" calcext:value-type="float">
            <text:p>44,86</text:p>
          </table:table-cell>
          <table:table-cell table:formula="of:=[.W54]-[.W53]" office:value-type="float" office:value="2.75623615424863" calcext:value-type="float">
            <text:p>2,7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3]+1" office:value-type="float" office:value="51" calcext:value-type="float">
            <text:p>51</text:p>
          </table:table-cell>
          <table:table-cell table:style-name="ce52" table:formula="of:=[.D54]*[.$B$17]/60" office:value-type="float" office:value="25.5" calcext:value-type="float">
            <text:p>25,5</text:p>
          </table:table-cell>
          <table:table-cell table:formula="of:=360*[.E54]/60/24" office:value-type="float" office:value="6.375" calcext:value-type="float">
            <text:p>6,375</text:p>
          </table:table-cell>
          <table:table-cell table:formula="of:=SIN((RADIANS([.F54]*0.5)))*[.$B$4]*2" office:value-type="float" office:value="25.5776917339153" calcext:value-type="float">
            <text:p>25,578</text:p>
          </table:table-cell>
          <table:table-cell table:formula="of:=[.$B$22]*([.G55]-[.G54])" office:value-type="float" office:value="801.584872381329" calcext:value-type="float">
            <text:p>801,58</text:p>
          </table:table-cell>
          <table:table-cell table:formula="of:=1000000/([.H54]/([.$B$17]))" office:value-type="float" office:value="37425.8559931111" calcext:value-type="float">
            <text:p>37.426</text:p>
          </table:table-cell>
          <table:table-cell table:formula="of:=[.M53]*[.O53]/(1000000*60)+[.J53]" office:value-type="float" office:value="25.5000429916667" calcext:value-type="float">
            <text:p>25,5000</text:p>
          </table:table-cell>
          <table:table-cell table:formula="of:=DEGREES(ASIN([.L54]/[.$B$4]))" office:value-type="float" office:value="6.38487092458563" calcext:value-type="float">
            <text:p>6,385</text:p>
          </table:table-cell>
          <table:table-cell table:formula="of:=([.M54]/[.$B$22])+[.L53]" office:value-type="float" office:value="25.5775" calcext:value-type="float">
            <text:p>25,578</text:p>
          </table:table-cell>
          <table:table-cell table:formula="of:=ROUND([.H54]+[.N54])" office:value-type="float" office:value="801" calcext:value-type="float">
            <text:p>801</text:p>
          </table:table-cell>
          <table:table-cell office:value-type="float" office:value="-1" calcext:value-type="float">
            <text:p>-1</text:p>
          </table:table-cell>
          <table:table-cell table:formula="of:=ROUND(4*(1000000/([.M54]/([.$B$17])));-1)/4+[.P54]" office:value-type="float" office:value="37452.5" calcext:value-type="float">
            <text:p>37.453</text:p>
          </table:table-cell>
          <table:table-cell/>
          <table:table-cell table:formula="of:=1000*([.G54]-[.L54])" office:value-type="float" office:value="0.191733915343661" calcext:value-type="float">
            <text:p>,1917</text:p>
          </table:table-cell>
          <table:table-cell/>
          <table:table-cell table:formula="of:=DEGREES(ASIN([.T54]/[.$B$4]))" office:value-type="float" office:value="6.38822613253672" calcext:value-type="float">
            <text:p>6,388</text:p>
          </table:table-cell>
          <table:table-cell table:formula="of:=[.D54]*[.$B$24]" office:value-type="float" office:value="25.5908850822168" calcext:value-type="float">
            <text:p>25,59</text:p>
          </table:table-cell>
          <table:table-cell table:formula="of:=[.$B$22]*([.T55]-[.T54])" office:value-type="float" office:value="802.851296696997" calcext:value-type="float">
            <text:p>802,85</text:p>
          </table:table-cell>
          <table:table-cell table:formula="of:=ROUND(1000000/([.U54]/([.$B$17])))" office:value-type="float" office:value="37367" calcext:value-type="float">
            <text:p>37.367</text:p>
          </table:table-cell>
          <table:table-cell table:formula="of:=([.S54]-[.F54])*3600" office:value-type="float" office:value="47.6140771321944" calcext:value-type="float">
            <text:p>47,61</text:p>
          </table:table-cell>
          <table:table-cell table:formula="of:=[.W55]-[.W54]" office:value-type="float" office:value="2.86753069809507" calcext:value-type="float">
            <text:p>2,8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4]+1" office:value-type="float" office:value="52" calcext:value-type="float">
            <text:p>52</text:p>
          </table:table-cell>
          <table:table-cell table:style-name="ce52" table:formula="of:=[.D55]*[.$B$17]/60" office:value-type="float" office:value="26" calcext:value-type="float">
            <text:p>26,0</text:p>
          </table:table-cell>
          <table:table-cell table:formula="of:=360*[.E55]/60/24" office:value-type="float" office:value="6.5" calcext:value-type="float">
            <text:p>6,500</text:p>
          </table:table-cell>
          <table:table-cell table:formula="of:=SIN((RADIANS([.F55]*0.5)))*[.$B$4]*2" office:value-type="float" office:value="26.0786822791537" calcext:value-type="float">
            <text:p>26,079</text:p>
          </table:table-cell>
          <table:table-cell table:formula="of:=[.$B$22]*([.G56]-[.G55])" office:value-type="float" office:value="801.535222255569" calcext:value-type="float">
            <text:p>801,54</text:p>
          </table:table-cell>
          <table:table-cell table:formula="of:=1000000/([.H55]/([.$B$17]))" office:value-type="float" office:value="37428.1742923014" calcext:value-type="float">
            <text:p>37.428</text:p>
          </table:table-cell>
          <table:table-cell table:formula="of:=[.M54]*[.O54]/(1000000*60)+[.J54]" office:value-type="float" office:value="26.0000338666667" calcext:value-type="float">
            <text:p>26,0000</text:p>
          </table:table-cell>
          <table:table-cell table:formula="of:=DEGREES(ASIN([.L55]/[.$B$4]))" office:value-type="float" office:value="6.51053322504384" calcext:value-type="float">
            <text:p>6,511</text:p>
          </table:table-cell>
          <table:table-cell table:formula="of:=([.M55]/[.$B$22])+[.L54]" office:value-type="float" office:value="26.07875" calcext:value-type="float">
            <text:p>26,079</text:p>
          </table:table-cell>
          <table:table-cell table:formula="of:=ROUND([.H55]+[.N55])" office:value-type="float" office:value="802" calcext:value-type="float">
            <text:p>802</text:p>
          </table:table-cell>
          <table:table-cell/>
          <table:table-cell table:formula="of:=ROUND(4*(1000000/([.M55]/([.$B$17])));-1)/4+[.P55]" office:value-type="float" office:value="37407.5" calcext:value-type="float">
            <text:p>37.408</text:p>
          </table:table-cell>
          <table:table-cell/>
          <table:table-cell table:formula="of:=1000*([.G55]-[.L55])" office:value-type="float" office:value="-0.0677208463244483" calcext:value-type="float">
            <text:p>-,0677</text:p>
          </table:table-cell>
          <table:table-cell/>
          <table:table-cell table:formula="of:=DEGREES(ASIN([.T55]/[.$B$4]))" office:value-type="float" office:value="6.51402266884175" calcext:value-type="float">
            <text:p>6,514</text:p>
          </table:table-cell>
          <table:table-cell table:formula="of:=[.D55]*[.$B$24]" office:value-type="float" office:value="26.0926671426524" calcext:value-type="float">
            <text:p>26,09</text:p>
          </table:table-cell>
          <table:table-cell table:formula="of:=[.$B$22]*([.T56]-[.T55])" office:value-type="float" office:value="802.851296696997" calcext:value-type="float">
            <text:p>802,85</text:p>
          </table:table-cell>
          <table:table-cell table:formula="of:=ROUND(1000000/([.U55]/([.$B$17])))" office:value-type="float" office:value="37367" calcext:value-type="float">
            <text:p>37.367</text:p>
          </table:table-cell>
          <table:table-cell table:formula="of:=([.S55]-[.F55])*3600" office:value-type="float" office:value="50.4816078302895" calcext:value-type="float">
            <text:p>50,48</text:p>
          </table:table-cell>
          <table:table-cell table:formula="of:=[.W56]-[.W55]" office:value-type="float" office:value="2.98109203379973" calcext:value-type="float">
            <text:p>2,9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5]+1" office:value-type="float" office:value="53" calcext:value-type="float">
            <text:p>53</text:p>
          </table:table-cell>
          <table:table-cell table:style-name="ce52" table:formula="of:=[.D56]*[.$B$17]/60" office:value-type="float" office:value="26.5" calcext:value-type="float">
            <text:p>26,5</text:p>
          </table:table-cell>
          <table:table-cell table:formula="of:=360*[.E56]/60/24" office:value-type="float" office:value="6.625" calcext:value-type="float">
            <text:p>6,625</text:p>
          </table:table-cell>
          <table:table-cell table:formula="of:=SIN((RADIANS([.F56]*0.5)))*[.$B$4]*2" office:value-type="float" office:value="26.5796417930634" calcext:value-type="float">
            <text:p>26,580</text:p>
          </table:table-cell>
          <table:table-cell table:formula="of:=[.$B$22]*([.G57]-[.G56])" office:value-type="float" office:value="801.484618373706" calcext:value-type="float">
            <text:p>801,48</text:p>
          </table:table-cell>
          <table:table-cell table:formula="of:=1000000/([.H56]/([.$B$17]))" office:value-type="float" office:value="37430.5374205098" calcext:value-type="float">
            <text:p>37.431</text:p>
          </table:table-cell>
          <table:table-cell table:formula="of:=[.M55]*[.O55]/(1000000*60)+[.J55]" office:value-type="float" office:value="26.50004745" calcext:value-type="float">
            <text:p>26,5000</text:p>
          </table:table-cell>
          <table:table-cell table:formula="of:=DEGREES(ASIN([.L56]/[.$B$4]))" office:value-type="float" office:value="6.63607024077262" calcext:value-type="float">
            <text:p>6,636</text:p>
          </table:table-cell>
          <table:table-cell table:formula="of:=([.M56]/[.$B$22])+[.L55]" office:value-type="float" office:value="26.579375" calcext:value-type="float">
            <text:p>26,579</text:p>
          </table:table-cell>
          <table:table-cell table:formula="of:=ROUND([.H56]+[.N56])" office:value-type="float" office:value="801" calcext:value-type="float">
            <text:p>801</text:p>
          </table:table-cell>
          <table:table-cell/>
          <table:table-cell table:formula="of:=ROUND(4*(1000000/([.M56]/([.$B$17])));-1)/4+[.P56]" office:value-type="float" office:value="37452.5" calcext:value-type="float">
            <text:p>37.453</text:p>
          </table:table-cell>
          <table:table-cell/>
          <table:table-cell table:formula="of:=1000*([.G56]-[.L56])" office:value-type="float" office:value="0.266793063406823" calcext:value-type="float">
            <text:p>,2668</text:p>
          </table:table-cell>
          <table:table-cell/>
          <table:table-cell table:formula="of:=DEGREES(ASIN([.T56]/[.$B$4]))" office:value-type="float" office:value="6.63985074996225" calcext:value-type="float">
            <text:p>6,640</text:p>
          </table:table-cell>
          <table:table-cell table:formula="of:=[.D56]*[.$B$24]" office:value-type="float" office:value="26.5944492030881" calcext:value-type="float">
            <text:p>26,59</text:p>
          </table:table-cell>
          <table:table-cell table:formula="of:=[.$B$22]*([.T57]-[.T56])" office:value-type="float" office:value="802.851296696997" calcext:value-type="float">
            <text:p>802,85</text:p>
          </table:table-cell>
          <table:table-cell table:formula="of:=ROUND(1000000/([.U56]/([.$B$17])))" office:value-type="float" office:value="37367" calcext:value-type="float">
            <text:p>37.367</text:p>
          </table:table-cell>
          <table:table-cell table:formula="of:=([.S56]-[.F56])*3600" office:value-type="float" office:value="53.4626998640892" calcext:value-type="float">
            <text:p>53,46</text:p>
          </table:table-cell>
          <table:table-cell table:formula="of:=[.W57]-[.W56]" office:value-type="float" office:value="3.09692519656366" calcext:value-type="float">
            <text:p>3,1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6]+1" office:value-type="float" office:value="54" calcext:value-type="float">
            <text:p>54</text:p>
          </table:table-cell>
          <table:table-cell table:style-name="ce52" table:formula="of:=[.D57]*[.$B$17]/60" office:value-type="float" office:value="27" calcext:value-type="float">
            <text:p>27,0</text:p>
          </table:table-cell>
          <table:table-cell table:formula="of:=360*[.E57]/60/24" office:value-type="float" office:value="6.75" calcext:value-type="float">
            <text:p>6,750</text:p>
          </table:table-cell>
          <table:table-cell table:formula="of:=SIN((RADIANS([.F57]*0.5)))*[.$B$4]*2" office:value-type="float" office:value="27.080569679547" calcext:value-type="float">
            <text:p>27,081</text:p>
          </table:table-cell>
          <table:table-cell table:formula="of:=[.$B$22]*([.G58]-[.G57])" office:value-type="float" office:value="801.433060795932" calcext:value-type="float">
            <text:p>801,43</text:p>
          </table:table-cell>
          <table:table-cell table:formula="of:=1000000/([.H57]/([.$B$17]))" office:value-type="float" office:value="37432.9453918533" calcext:value-type="float">
            <text:p>37.433</text:p>
          </table:table-cell>
          <table:table-cell table:formula="of:=[.M56]*[.O56]/(1000000*60)+[.J56]" office:value-type="float" office:value="27.000038325" calcext:value-type="float">
            <text:p>27,0000</text:p>
          </table:table-cell>
          <table:table-cell table:formula="of:=DEGREES(ASIN([.L57]/[.$B$4]))" office:value-type="float" office:value="6.76179605086154" calcext:value-type="float">
            <text:p>6,762</text:p>
          </table:table-cell>
          <table:table-cell table:formula="of:=([.M57]/[.$B$22])+[.L56]" office:value-type="float" office:value="27.080625" calcext:value-type="float">
            <text:p>27,081</text:p>
          </table:table-cell>
          <table:table-cell table:formula="of:=ROUND([.H57]+[.N57])"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formula="of:=ROUND(4*(1000000/([.M57]/([.$B$17])));-1)/4+[.P57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57]-[.L57])" office:value-type="float" office:value="-0.0553204530255869" calcext:value-type="float">
            <text:p>-,0553</text:p>
          </table:table-cell>
          <table:table-cell/>
          <table:table-cell table:formula="of:=DEGREES(ASIN([.T57]/[.$B$4]))" office:value-type="float" office:value="6.76571100696129" calcext:value-type="float">
            <text:p>6,766</text:p>
          </table:table-cell>
          <table:table-cell table:formula="of:=[.D57]*[.$B$24]" office:value-type="float" office:value="27.0962312635237" calcext:value-type="float">
            <text:p>27,10</text:p>
          </table:table-cell>
          <table:table-cell table:formula="of:=[.$B$22]*([.T58]-[.T57])" office:value-type="float" office:value="802.851296696997" calcext:value-type="float">
            <text:p>802,85</text:p>
          </table:table-cell>
          <table:table-cell table:formula="of:=ROUND(1000000/([.U57]/([.$B$17])))" office:value-type="float" office:value="37367" calcext:value-type="float">
            <text:p>37.367</text:p>
          </table:table-cell>
          <table:table-cell table:formula="of:=([.S57]-[.F57])*3600" office:value-type="float" office:value="56.5596250606529" calcext:value-type="float">
            <text:p>56,56</text:p>
          </table:table-cell>
          <table:table-cell table:formula="of:=[.W58]-[.W57]" office:value-type="float" office:value="3.21503532921703" calcext:value-type="float">
            <text:p>3,2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7]+1" office:value-type="float" office:value="55" calcext:value-type="float">
            <text:p>55</text:p>
          </table:table-cell>
          <table:table-cell table:style-name="ce52" table:formula="of:=[.D58]*[.$B$17]/60" office:value-type="float" office:value="27.5" calcext:value-type="float">
            <text:p>27,5</text:p>
          </table:table-cell>
          <table:table-cell table:formula="of:=360*[.E58]/60/24" office:value-type="float" office:value="6.875" calcext:value-type="float">
            <text:p>6,875</text:p>
          </table:table-cell>
          <table:table-cell table:formula="of:=SIN((RADIANS([.F58]*0.5)))*[.$B$4]*2" office:value-type="float" office:value="27.5814653425444" calcext:value-type="float">
            <text:p>27,581</text:p>
          </table:table-cell>
          <table:table-cell table:formula="of:=[.$B$22]*([.G59]-[.G58])" office:value-type="float" office:value="801.380549583598" calcext:value-type="float">
            <text:p>801,38</text:p>
          </table:table-cell>
          <table:table-cell table:formula="of:=1000000/([.H58]/([.$B$17]))" office:value-type="float" office:value="37435.3982207182" calcext:value-type="float">
            <text:p>37.435</text:p>
          </table:table-cell>
          <table:table-cell table:formula="of:=[.M57]*[.O57]/(1000000*60)+[.J57]" office:value-type="float" office:value="27.4999984416667" calcext:value-type="float">
            <text:p>27,5000</text:p>
          </table:table-cell>
          <table:table-cell table:formula="of:=DEGREES(ASIN([.L58]/[.$B$4]))" office:value-type="float" office:value="6.88739775334822" calcext:value-type="float">
            <text:p>6,887</text:p>
          </table:table-cell>
          <table:table-cell table:formula="of:=([.M58]/[.$B$22])+[.L57]" office:value-type="float" office:value="27.58125" calcext:value-type="float">
            <text:p>27,581</text:p>
          </table:table-cell>
          <table:table-cell table:formula="of:=ROUND([.H58]+[.N58])" office:value-type="float" office:value="801" calcext:value-type="float">
            <text:p>801</text:p>
          </table:table-cell>
          <table:table-cell/>
          <table:table-cell table:formula="of:=ROUND(4*(1000000/([.M58]/([.$B$17])));-1)/4+[.P58]" office:value-type="float" office:value="37452.5" calcext:value-type="float">
            <text:p>37.453</text:p>
          </table:table-cell>
          <table:table-cell/>
          <table:table-cell table:formula="of:=1000*([.G58]-[.L58])" office:value-type="float" office:value="0.215342544432673" calcext:value-type="float">
            <text:p>,2153</text:p>
          </table:table-cell>
          <table:table-cell/>
          <table:table-cell table:formula="of:=DEGREES(ASIN([.T58]/[.$B$4]))" office:value-type="float" office:value="6.89160407233052" calcext:value-type="float">
            <text:p>6,892</text:p>
          </table:table-cell>
          <table:table-cell table:formula="of:=[.D58]*[.$B$24]" office:value-type="float" office:value="27.5980133239593" calcext:value-type="float">
            <text:p>27,60</text:p>
          </table:table-cell>
          <table:table-cell table:formula="of:=[.$B$22]*([.T59]-[.T58])" office:value-type="float" office:value="802.851296696997" calcext:value-type="float">
            <text:p>802,85</text:p>
          </table:table-cell>
          <table:table-cell table:formula="of:=ROUND(1000000/([.U58]/([.$B$17])))" office:value-type="float" office:value="37367" calcext:value-type="float">
            <text:p>37.367</text:p>
          </table:table-cell>
          <table:table-cell table:formula="of:=([.S58]-[.F58])*3600" office:value-type="float" office:value="59.7746603898699" calcext:value-type="float">
            <text:p>59,77</text:p>
          </table:table-cell>
          <table:table-cell table:formula="of:=[.W59]-[.W58]" office:value-type="float" office:value="3.33542768288098" calcext:value-type="float">
            <text:p>3,3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8]+1" office:value-type="float" office:value="56" calcext:value-type="float">
            <text:p>56</text:p>
          </table:table-cell>
          <table:table-cell table:style-name="ce52" table:formula="of:=[.D59]*[.$B$17]/60" office:value-type="float" office:value="28" calcext:value-type="float">
            <text:p>28,0</text:p>
          </table:table-cell>
          <table:table-cell table:formula="of:=360*[.E59]/60/24" office:value-type="float" office:value="7" calcext:value-type="float">
            <text:p>7,000</text:p>
          </table:table-cell>
          <table:table-cell table:formula="of:=SIN((RADIANS([.F59]*0.5)))*[.$B$4]*2" office:value-type="float" office:value="28.0823281860342" calcext:value-type="float">
            <text:p>28,082</text:p>
          </table:table-cell>
          <table:table-cell table:formula="of:=[.$B$22]*([.G60]-[.G59])" office:value-type="float" office:value="801.327084799192" calcext:value-type="float">
            <text:p>801,33</text:p>
          </table:table-cell>
          <table:table-cell table:formula="of:=1000000/([.H59]/([.$B$17]))" office:value-type="float" office:value="37437.8959217606" calcext:value-type="float">
            <text:p>37.438</text:p>
          </table:table-cell>
          <table:table-cell table:formula="of:=[.M58]*[.O58]/(1000000*60)+[.J58]" office:value-type="float" office:value="27.9999893166667" calcext:value-type="float">
            <text:p>28,0000</text:p>
          </table:table-cell>
          <table:table-cell table:formula="of:=DEGREES(ASIN([.L59]/[.$B$4]))" office:value-type="float" office:value="7.01318959170557" calcext:value-type="float">
            <text:p>7,013</text:p>
          </table:table-cell>
          <table:table-cell table:formula="of:=([.M59]/[.$B$22])+[.L58]" office:value-type="float" office:value="28.0825" calcext:value-type="float">
            <text:p>28,083</text:p>
          </table:table-cell>
          <table:table-cell table:formula="of:=ROUND([.H59]+[.N59])"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formula="of:=ROUND(4*(1000000/([.M59]/([.$B$17])));-1)/4+[.P59]" office:value-type="float" office:value="37407.5" calcext:value-type="float">
            <text:p>37.408</text:p>
          </table:table-cell>
          <table:table-cell/>
          <table:table-cell table:formula="of:=1000*([.G59]-[.L59])" office:value-type="float" office:value="-0.171813965817336" calcext:value-type="float">
            <text:p>-,1718</text:p>
          </table:table-cell>
          <table:table-cell/>
          <table:table-cell table:formula="of:=DEGREES(ASIN([.T59]/[.$B$4]))" office:value-type="float" office:value="7.01753058002021" calcext:value-type="float">
            <text:p>7,018</text:p>
          </table:table-cell>
          <table:table-cell table:formula="of:=[.D59]*[.$B$24]" office:value-type="float" office:value="28.0997953843949" calcext:value-type="float">
            <text:p>28,10</text:p>
          </table:table-cell>
          <table:table-cell table:formula="of:=[.$B$22]*([.T60]-[.T59])" office:value-type="float" office:value="802.851296697003" calcext:value-type="float">
            <text:p>802,85</text:p>
          </table:table-cell>
          <table:table-cell table:formula="of:=ROUND(1000000/([.U59]/([.$B$17])))" office:value-type="float" office:value="37367" calcext:value-type="float">
            <text:p>37.367</text:p>
          </table:table-cell>
          <table:table-cell table:formula="of:=([.S59]-[.F59])*3600" office:value-type="float" office:value="63.1100880727509" calcext:value-type="float">
            <text:p>63,11</text:p>
          </table:table-cell>
          <table:table-cell table:formula="of:=[.W60]-[.W59]" office:value-type="float" office:value="3.4581076176007" calcext:value-type="float">
            <text:p>3,4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9]+1" office:value-type="float" office:value="57" calcext:value-type="float">
            <text:p>57</text:p>
          </table:table-cell>
          <table:table-cell table:style-name="ce52" table:formula="of:=[.D60]*[.$B$17]/60" office:value-type="float" office:value="28.5" calcext:value-type="float">
            <text:p>28,5</text:p>
          </table:table-cell>
          <table:table-cell table:formula="of:=360*[.E60]/60/24" office:value-type="float" office:value="7.125" calcext:value-type="float">
            <text:p>7,125</text:p>
          </table:table-cell>
          <table:table-cell table:formula="of:=SIN((RADIANS([.F60]*0.5)))*[.$B$4]*2" office:value-type="float" office:value="28.5831576140337" calcext:value-type="float">
            <text:p>28,583</text:p>
          </table:table-cell>
          <table:table-cell table:formula="of:=[.$B$22]*([.G61]-[.G60])" office:value-type="float" office:value="801.272666506321" calcext:value-type="float">
            <text:p>801,27</text:p>
          </table:table-cell>
          <table:table-cell table:formula="of:=1000000/([.H60]/([.$B$17]))" office:value-type="float" office:value="37440.4385099081" calcext:value-type="float">
            <text:p>37.440</text:p>
          </table:table-cell>
          <table:table-cell table:formula="of:=[.M59]*[.O59]/(1000000*60)+[.J59]" office:value-type="float" office:value="28.5000029" calcext:value-type="float">
            <text:p>28,5000</text:p>
          </table:table-cell>
          <table:table-cell table:formula="of:=DEGREES(ASIN([.L60]/[.$B$4]))" office:value-type="float" office:value="7.13885850223559" calcext:value-type="float">
            <text:p>7,139</text:p>
          </table:table-cell>
          <table:table-cell table:formula="of:=([.M60]/[.$B$22])+[.L59]" office:value-type="float" office:value="28.583125" calcext:value-type="float">
            <text:p>28,583</text:p>
          </table:table-cell>
          <table:table-cell table:formula="of:=ROUND([.H60]+[.N60])" office:value-type="float" office:value="801" calcext:value-type="float">
            <text:p>801</text:p>
          </table:table-cell>
          <table:table-cell/>
          <table:table-cell table:formula="of:=ROUND(4*(1000000/([.M60]/([.$B$17])));-1)/4+[.P60]" office:value-type="float" office:value="37452.5" calcext:value-type="float">
            <text:p>37.453</text:p>
          </table:table-cell>
          <table:table-cell/>
          <table:table-cell table:formula="of:=1000*([.G60]-[.L60])" office:value-type="float" office:value="0.0326140336781577" calcext:value-type="float">
            <text:p>,0326</text:p>
          </table:table-cell>
          <table:table-cell/>
          <table:table-cell table:formula="of:=DEGREES(ASIN([.T60]/[.$B$4]))" office:value-type="float" office:value="7.14349116546954" calcext:value-type="float">
            <text:p>7,143</text:p>
          </table:table-cell>
          <table:table-cell table:formula="of:=[.D60]*[.$B$24]" office:value-type="float" office:value="28.6015774448306" calcext:value-type="float">
            <text:p>28,60</text:p>
          </table:table-cell>
          <table:table-cell table:formula="of:=[.$B$22]*([.T61]-[.T60])" office:value-type="float" office:value="802.851296696997" calcext:value-type="float">
            <text:p>802,85</text:p>
          </table:table-cell>
          <table:table-cell table:formula="of:=ROUND(1000000/([.U60]/([.$B$17])))" office:value-type="float" office:value="37367" calcext:value-type="float">
            <text:p>37.367</text:p>
          </table:table-cell>
          <table:table-cell table:formula="of:=([.S60]-[.F60])*3600" office:value-type="float" office:value="66.5681956903516" calcext:value-type="float">
            <text:p>66,57</text:p>
          </table:table-cell>
          <table:table-cell table:formula="of:=[.W61]-[.W60]" office:value-type="float" office:value="3.58308060305212" calcext:value-type="float">
            <text:p>3,5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0]+1" office:value-type="float" office:value="58" calcext:value-type="float">
            <text:p>58</text:p>
          </table:table-cell>
          <table:table-cell table:style-name="ce52" table:formula="of:=[.D61]*[.$B$17]/60" office:value-type="float" office:value="29" calcext:value-type="float">
            <text:p>29,0</text:p>
          </table:table-cell>
          <table:table-cell table:formula="of:=360*[.E61]/60/24" office:value-type="float" office:value="7.25" calcext:value-type="float">
            <text:p>7,250</text:p>
          </table:table-cell>
          <table:table-cell table:formula="of:=SIN((RADIANS([.F61]*0.5)))*[.$B$4]*2" office:value-type="float" office:value="29.0839530306001" calcext:value-type="float">
            <text:p>29,084</text:p>
          </table:table-cell>
          <table:table-cell table:formula="of:=[.$B$22]*([.G62]-[.G61])" office:value-type="float" office:value="801.217294769759" calcext:value-type="float">
            <text:p>801,22</text:p>
          </table:table-cell>
          <table:table-cell table:formula="of:=1000000/([.H61]/([.$B$17]))" office:value-type="float" office:value="37443.0260003573" calcext:value-type="float">
            <text:p>37.443</text:p>
          </table:table-cell>
          <table:table-cell table:formula="of:=[.M60]*[.O60]/(1000000*60)+[.J60]" office:value-type="float" office:value="28.999993775" calcext:value-type="float">
            <text:p>29,0000</text:p>
          </table:table-cell>
          <table:table-cell table:formula="of:=DEGREES(ASIN([.L61]/[.$B$4]))" office:value-type="float" office:value="7.26456194422764" calcext:value-type="float">
            <text:p>7,265</text:p>
          </table:table-cell>
          <table:table-cell table:formula="of:=([.M61]/[.$B$22])+[.L60]" office:value-type="float" office:value="29.08375" calcext:value-type="float">
            <text:p>29,084</text:p>
          </table:table-cell>
          <table:table-cell table:formula="of:=ROUND([.H61]+[.N61])" office:value-type="float" office:value="801" calcext:value-type="float">
            <text:p>801</text:p>
          </table:table-cell>
          <table:table-cell/>
          <table:table-cell table:formula="of:=ROUND(4*(1000000/([.M61]/([.$B$17])));-1)/4+[.P61]" office:value-type="float" office:value="37452.5" calcext:value-type="float">
            <text:p>37.453</text:p>
          </table:table-cell>
          <table:table-cell/>
          <table:table-cell table:formula="of:=1000*([.G61]-[.L61])" office:value-type="float" office:value="0.203030600129495" calcext:value-type="float">
            <text:p>,2030</text:p>
          </table:table-cell>
          <table:table-cell/>
          <table:table-cell table:formula="of:=DEGREES(ASIN([.T61]/[.$B$4]))" office:value-type="float" office:value="7.26948646563706" calcext:value-type="float">
            <text:p>7,269</text:p>
          </table:table-cell>
          <table:table-cell table:formula="of:=[.D61]*[.$B$24]" office:value-type="float" office:value="29.1033595052662" calcext:value-type="float">
            <text:p>29,10</text:p>
          </table:table-cell>
          <table:table-cell table:formula="of:=[.$B$22]*([.T62]-[.T61])" office:value-type="float" office:value="802.851296696997" calcext:value-type="float">
            <text:p>802,85</text:p>
          </table:table-cell>
          <table:table-cell table:formula="of:=ROUND(1000000/([.U61]/([.$B$17])))" office:value-type="float" office:value="37367" calcext:value-type="float">
            <text:p>37.367</text:p>
          </table:table-cell>
          <table:table-cell table:formula="of:=([.S61]-[.F61])*3600" office:value-type="float" office:value="70.1512762934037" calcext:value-type="float">
            <text:p>70,15</text:p>
          </table:table-cell>
          <table:table-cell table:formula="of:=[.W62]-[.W61]" office:value-type="float" office:value="3.71035221918454" calcext:value-type="float">
            <text:p>3,7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1]+1" office:value-type="float" office:value="59" calcext:value-type="float">
            <text:p>59</text:p>
          </table:table-cell>
          <table:table-cell table:style-name="ce52" table:formula="of:=[.D62]*[.$B$17]/60" office:value-type="float" office:value="29.5" calcext:value-type="float">
            <text:p>29,5</text:p>
          </table:table-cell>
          <table:table-cell table:formula="of:=360*[.E62]/60/24" office:value-type="float" office:value="7.375" calcext:value-type="float">
            <text:p>7,375</text:p>
          </table:table-cell>
          <table:table-cell table:formula="of:=SIN((RADIANS([.F62]*0.5)))*[.$B$4]*2" office:value-type="float" office:value="29.5847138398312" calcext:value-type="float">
            <text:p>29,585</text:p>
          </table:table-cell>
          <table:table-cell table:formula="of:=[.$B$22]*([.G63]-[.G62])" office:value-type="float" office:value="801.160969655365" calcext:value-type="float">
            <text:p>801,16</text:p>
          </table:table-cell>
          <table:table-cell table:formula="of:=1000000/([.H62]/([.$B$17]))" office:value-type="float" office:value="37445.6584085781" calcext:value-type="float">
            <text:p>37.446</text:p>
          </table:table-cell>
          <table:table-cell table:formula="of:=[.M61]*[.O61]/(1000000*60)+[.J61]" office:value-type="float" office:value="29.49998465" calcext:value-type="float">
            <text:p>29,5000</text:p>
          </table:table-cell>
          <table:table-cell table:formula="of:=DEGREES(ASIN([.L62]/[.$B$4]))" office:value-type="float" office:value="7.39030055172446" calcext:value-type="float">
            <text:p>7,390</text:p>
          </table:table-cell>
          <table:table-cell table:formula="of:=([.M62]/[.$B$22])+[.L61]" office:value-type="float" office:value="29.584375" calcext:value-type="float">
            <text:p>29,584</text:p>
          </table:table-cell>
          <table:table-cell table:formula="of:=ROUND([.H62]+[.N62])" office:value-type="float" office:value="801" calcext:value-type="float">
            <text:p>801</text:p>
          </table:table-cell>
          <table:table-cell/>
          <table:table-cell table:formula="of:=ROUND(4*(1000000/([.M62]/([.$B$17])));-1)/4+[.P62]" office:value-type="float" office:value="37452.5" calcext:value-type="float">
            <text:p>37.453</text:p>
          </table:table-cell>
          <table:table-cell/>
          <table:table-cell table:formula="of:=1000*([.G62]-[.L62])" office:value-type="float" office:value="0.33883983122962" calcext:value-type="float">
            <text:p>,3388</text:p>
          </table:table-cell>
          <table:table-cell/>
          <table:table-cell table:formula="of:=DEGREES(ASIN([.T62]/[.$B$4]))" office:value-type="float" office:value="7.39551711903127" calcext:value-type="float">
            <text:p>7,396</text:p>
          </table:table-cell>
          <table:table-cell table:formula="of:=[.D62]*[.$B$24]" office:value-type="float" office:value="29.6051415657018" calcext:value-type="float">
            <text:p>29,61</text:p>
          </table:table-cell>
          <table:table-cell table:formula="of:=[.$B$22]*([.T63]-[.T62])" office:value-type="float" office:value="802.851296696997" calcext:value-type="float">
            <text:p>802,85</text:p>
          </table:table-cell>
          <table:table-cell table:formula="of:=ROUND(1000000/([.U62]/([.$B$17])))" office:value-type="float" office:value="37367" calcext:value-type="float">
            <text:p>37.367</text:p>
          </table:table-cell>
          <table:table-cell table:formula="of:=([.S62]-[.F62])*3600" office:value-type="float" office:value="73.8616285125882" calcext:value-type="float">
            <text:p>73,86</text:p>
          </table:table-cell>
          <table:table-cell table:formula="of:=[.W63]-[.W62]" office:value-type="float" office:value="3.83992815701042" calcext:value-type="float">
            <text:p>3,8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2]+1" office:value-type="float" office:value="60" calcext:value-type="float">
            <text:p>60</text:p>
          </table:table-cell>
          <table:table-cell table:style-name="ce52" table:formula="of:=[.D63]*[.$B$17]/60" office:value-type="float" office:value="30" calcext:value-type="float">
            <text:p>30,0</text:p>
          </table:table-cell>
          <table:table-cell table:formula="of:=360*[.E63]/60/24" office:value-type="float" office:value="7.5" calcext:value-type="float">
            <text:p>7,500</text:p>
          </table:table-cell>
          <table:table-cell table:formula="of:=SIN((RADIANS([.F63]*0.5)))*[.$B$4]*2" office:value-type="float" office:value="30.0854394458658" calcext:value-type="float">
            <text:p>30,085</text:p>
          </table:table-cell>
          <table:table-cell table:formula="of:=[.$B$22]*([.G64]-[.G63])" office:value-type="float" office:value="801.10369123019" calcext:value-type="float">
            <text:p>801,10</text:p>
          </table:table-cell>
          <table:table-cell table:formula="of:=1000000/([.H63]/([.$B$17]))" office:value-type="float" office:value="37448.335750309" calcext:value-type="float">
            <text:p>37.448</text:p>
          </table:table-cell>
          <table:table-cell table:formula="of:=[.M62]*[.O62]/(1000000*60)+[.J62]" office:value-type="float" office:value="29.999975525" calcext:value-type="float">
            <text:p>30,0000</text:p>
          </table:table-cell>
          <table:table-cell table:formula="of:=DEGREES(ASIN([.L63]/[.$B$4]))" office:value-type="float" office:value="7.51623200470863" calcext:value-type="float">
            <text:p>7,516</text:p>
          </table:table-cell>
          <table:table-cell table:formula="of:=([.M63]/[.$B$22])+[.L62]" office:value-type="float" office:value="30.085625" calcext:value-type="float">
            <text:p>30,086</text:p>
          </table:table-cell>
          <table:table-cell table:formula="of:=ROUND([.H63]+[.N63])"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formula="of:=ROUND(4*(1000000/([.M63]/([.$B$17])));-1)/4+[.P63]" office:value-type="float" office:value="37407.5" calcext:value-type="float">
            <text:p>37.408</text:p>
          </table:table-cell>
          <table:table-cell/>
          <table:table-cell table:formula="of:=1000*([.G63]-[.L63])" office:value-type="float" office:value="-0.18555413416621" calcext:value-type="float">
            <text:p>-,1856</text:p>
          </table:table-cell>
          <table:table-cell/>
          <table:table-cell table:formula="of:=DEGREES(ASIN([.T63]/[.$B$4]))" office:value-type="float" office:value="7.52158376574156" calcext:value-type="float">
            <text:p>7,522</text:p>
          </table:table-cell>
          <table:table-cell table:formula="of:=[.D63]*[.$B$24]" office:value-type="float" office:value="30.1069236261374" calcext:value-type="float">
            <text:p>30,11</text:p>
          </table:table-cell>
          <table:table-cell table:formula="of:=[.$B$22]*([.T64]-[.T63])" office:value-type="float" office:value="802.851296696997" calcext:value-type="float">
            <text:p>802,85</text:p>
          </table:table-cell>
          <table:table-cell table:formula="of:=ROUND(1000000/([.U63]/([.$B$17])))" office:value-type="float" office:value="37367" calcext:value-type="float">
            <text:p>37.367</text:p>
          </table:table-cell>
          <table:table-cell table:formula="of:=([.S63]-[.F63])*3600" office:value-type="float" office:value="77.7015566695987" calcext:value-type="float">
            <text:p>77,70</text:p>
          </table:table-cell>
          <table:table-cell table:formula="of:=[.W64]-[.W63]" office:value-type="float" office:value="3.97181421923847" calcext:value-type="float">
            <text:p>3,9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3]+1" office:value-type="float" office:value="61" calcext:value-type="float">
            <text:p>61</text:p>
          </table:table-cell>
          <table:table-cell table:style-name="ce52" table:formula="of:=[.D64]*[.$B$17]/60" office:value-type="float" office:value="30.5" calcext:value-type="float">
            <text:p>30,5</text:p>
          </table:table-cell>
          <table:table-cell table:formula="of:=360*[.E64]/60/24" office:value-type="float" office:value="7.625" calcext:value-type="float">
            <text:p>7,625</text:p>
          </table:table-cell>
          <table:table-cell table:formula="of:=SIN((RADIANS([.F64]*0.5)))*[.$B$4]*2" office:value-type="float" office:value="30.5861292528847" calcext:value-type="float">
            <text:p>30,586</text:p>
          </table:table-cell>
          <table:table-cell table:formula="of:=[.$B$22]*([.G65]-[.G64])" office:value-type="float" office:value="801.04545956238" calcext:value-type="float">
            <text:p>801,05</text:p>
          </table:table-cell>
          <table:table-cell table:formula="of:=1000000/([.H64]/([.$B$17]))" office:value-type="float" office:value="37451.0580415615" calcext:value-type="float">
            <text:p>37.451</text:p>
          </table:table-cell>
          <table:table-cell table:formula="of:=[.M63]*[.O63]/(1000000*60)+[.J63]" office:value-type="float" office:value="30.4999891083334" calcext:value-type="float">
            <text:p>30,5000</text:p>
          </table:table-cell>
          <table:table-cell table:formula="of:=DEGREES(ASIN([.L64]/[.$B$4]))" office:value-type="float" office:value="7.64204289752421" calcext:value-type="float">
            <text:p>7,642</text:p>
          </table:table-cell>
          <table:table-cell table:formula="of:=([.M64]/[.$B$22])+[.L63]" office:value-type="float" office:value="30.58625" calcext:value-type="float">
            <text:p>30,586</text:p>
          </table:table-cell>
          <table:table-cell table:formula="of:=ROUND([.H64]+[.N64])" office:value-type="float" office:value="801" calcext:value-type="float">
            <text:p>801</text:p>
          </table:table-cell>
          <table:table-cell/>
          <table:table-cell table:formula="of:=ROUND(4*(1000000/([.M64]/([.$B$17])));-1)/4+[.P64]" office:value-type="float" office:value="37452.5" calcext:value-type="float">
            <text:p>37.453</text:p>
          </table:table-cell>
          <table:table-cell/>
          <table:table-cell table:formula="of:=1000*([.G64]-[.L64])" office:value-type="float" office:value="-0.120747115296638" calcext:value-type="float">
            <text:p>-,1207</text:p>
          </table:table-cell>
          <table:table-cell/>
          <table:table-cell table:formula="of:=DEGREES(ASIN([.T64]/[.$B$4]))" office:value-type="float" office:value="7.64768704746912" calcext:value-type="float">
            <text:p>7,648</text:p>
          </table:table-cell>
          <table:table-cell table:formula="of:=[.D64]*[.$B$24]" office:value-type="float" office:value="30.608705686573" calcext:value-type="float">
            <text:p>30,61</text:p>
          </table:table-cell>
          <table:table-cell table:formula="of:=[.$B$22]*([.T65]-[.T64])" office:value-type="float" office:value="802.851296697003" calcext:value-type="float">
            <text:p>802,85</text:p>
          </table:table-cell>
          <table:table-cell table:formula="of:=ROUND(1000000/([.U64]/([.$B$17])))" office:value-type="float" office:value="37367" calcext:value-type="float">
            <text:p>37.367</text:p>
          </table:table-cell>
          <table:table-cell table:formula="of:=([.S64]-[.F64])*3600" office:value-type="float" office:value="81.6733708888371" calcext:value-type="float">
            <text:p>81,67</text:p>
          </table:table-cell>
          <table:table-cell table:formula="of:=[.W65]-[.W64]" office:value-type="float" office:value="4.10601632104424" calcext:value-type="float">
            <text:p>4,1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4]+1" office:value-type="float" office:value="62" calcext:value-type="float">
            <text:p>62</text:p>
          </table:table-cell>
          <table:table-cell table:style-name="ce52" table:formula="of:=[.D65]*[.$B$17]/60" office:value-type="float" office:value="31" calcext:value-type="float">
            <text:p>31,0</text:p>
          </table:table-cell>
          <table:table-cell table:formula="of:=360*[.E65]/60/24" office:value-type="float" office:value="7.75" calcext:value-type="float">
            <text:p>7,750</text:p>
          </table:table-cell>
          <table:table-cell table:formula="of:=SIN((RADIANS([.F65]*0.5)))*[.$B$4]*2" office:value-type="float" office:value="31.0867826651112" calcext:value-type="float">
            <text:p>31,087</text:p>
          </table:table-cell>
          <table:table-cell table:formula="of:=[.$B$22]*([.G66]-[.G65])" office:value-type="float" office:value="800.986274721225" calcext:value-type="float">
            <text:p>800,99</text:p>
          </table:table-cell>
          <table:table-cell table:formula="of:=1000000/([.H65]/([.$B$17]))" office:value-type="float" office:value="37453.8252986185" calcext:value-type="float">
            <text:p>37.454</text:p>
          </table:table-cell>
          <table:table-cell table:formula="of:=[.M64]*[.O64]/(1000000*60)+[.J64]" office:value-type="float" office:value="30.9999799833334" calcext:value-type="float">
            <text:p>31,0000</text:p>
          </table:table-cell>
          <table:table-cell table:formula="of:=DEGREES(ASIN([.L65]/[.$B$4]))" office:value-type="float" office:value="7.76789086828483" calcext:value-type="float">
            <text:p>7,768</text:p>
          </table:table-cell>
          <table:table-cell table:formula="of:=([.M65]/[.$B$22])+[.L64]" office:value-type="float" office:value="31.086875" calcext:value-type="float">
            <text:p>31,087</text:p>
          </table:table-cell>
          <table:table-cell table:formula="of:=ROUND([.H65]+[.N65])" office:value-type="float" office:value="801" calcext:value-type="float">
            <text:p>801</text:p>
          </table:table-cell>
          <table:table-cell/>
          <table:table-cell table:formula="of:=ROUND(4*(1000000/([.M65]/([.$B$17])));-1)/4+[.P65]" office:value-type="float" office:value="37452.5" calcext:value-type="float">
            <text:p>37.453</text:p>
          </table:table-cell>
          <table:table-cell/>
          <table:table-cell table:formula="of:=1000*([.G65]-[.L65])" office:value-type="float" office:value="-0.092334888808665" calcext:value-type="float">
            <text:p>-,0923</text:p>
          </table:table-cell>
          <table:table-cell/>
          <table:table-cell table:formula="of:=DEGREES(ASIN([.T65]/[.$B$4]))" office:value-type="float" office:value="7.7738276075583" calcext:value-type="float">
            <text:p>7,774</text:p>
          </table:table-cell>
          <table:table-cell table:formula="of:=[.D65]*[.$B$24]" office:value-type="float" office:value="31.1104877470087" calcext:value-type="float">
            <text:p>31,11</text:p>
          </table:table-cell>
          <table:table-cell table:formula="of:=[.$B$22]*([.T66]-[.T65])" office:value-type="float" office:value="802.851296696997" calcext:value-type="float">
            <text:p>802,85</text:p>
          </table:table-cell>
          <table:table-cell table:formula="of:=ROUND(1000000/([.U65]/([.$B$17])))" office:value-type="float" office:value="37367" calcext:value-type="float">
            <text:p>37.367</text:p>
          </table:table-cell>
          <table:table-cell table:formula="of:=([.S65]-[.F65])*3600" office:value-type="float" office:value="85.7793872098814" calcext:value-type="float">
            <text:p>85,78</text:p>
          </table:table-cell>
          <table:table-cell table:formula="of:=[.W66]-[.W65]" office:value-type="float" office:value="4.24254049085349" calcext:value-type="float">
            <text:p>4,2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5]+1" office:value-type="float" office:value="63" calcext:value-type="float">
            <text:p>63</text:p>
          </table:table-cell>
          <table:table-cell table:style-name="ce52" table:formula="of:=[.D66]*[.$B$17]/60" office:value-type="float" office:value="31.5" calcext:value-type="float">
            <text:p>31,5</text:p>
          </table:table-cell>
          <table:table-cell table:formula="of:=360*[.E66]/60/24" office:value-type="float" office:value="7.875" calcext:value-type="float">
            <text:p>7,875</text:p>
          </table:table-cell>
          <table:table-cell table:formula="of:=SIN((RADIANS([.F66]*0.5)))*[.$B$4]*2" office:value-type="float" office:value="31.5873990868119" calcext:value-type="float">
            <text:p>31,587</text:p>
          </table:table-cell>
          <table:table-cell table:formula="of:=[.$B$22]*([.G67]-[.G66])" office:value-type="float" office:value="800.926136777133" calcext:value-type="float">
            <text:p>800,93</text:p>
          </table:table-cell>
          <table:table-cell table:formula="of:=1000000/([.H66]/([.$B$17]))" office:value-type="float" office:value="37456.6375380354" calcext:value-type="float">
            <text:p>37.457</text:p>
          </table:table-cell>
          <table:table-cell table:formula="of:=[.M65]*[.O65]/(1000000*60)+[.J65]" office:value-type="float" office:value="31.4999708583334" calcext:value-type="float">
            <text:p>31,5000</text:p>
          </table:table-cell>
          <table:table-cell table:formula="of:=DEGREES(ASIN([.L66]/[.$B$4]))" office:value-type="float" office:value="7.89377655748055" calcext:value-type="float">
            <text:p>7,894</text:p>
          </table:table-cell>
          <table:table-cell table:formula="of:=([.M66]/[.$B$22])+[.L65]" office:value-type="float" office:value="31.5875" calcext:value-type="float">
            <text:p>31,588</text:p>
          </table:table-cell>
          <table:table-cell table:formula="of:=ROUND([.H66]+[.N66])" office:value-type="float" office:value="801" calcext:value-type="float">
            <text:p>801</text:p>
          </table:table-cell>
          <table:table-cell/>
          <table:table-cell table:formula="of:=ROUND(4*(1000000/([.M66]/([.$B$17])));-1)/4+[.P66]" office:value-type="float" office:value="37452.5" calcext:value-type="float">
            <text:p>37.453</text:p>
          </table:table-cell>
          <table:table-cell/>
          <table:table-cell table:formula="of:=1000*([.G66]-[.L66])" office:value-type="float" office:value="-0.100913188042284" calcext:value-type="float">
            <text:p>-,1009</text:p>
          </table:table-cell>
          <table:table-cell/>
          <table:table-cell table:formula="of:=DEGREES(ASIN([.T66]/[.$B$4]))" office:value-type="float" office:value="7.90000609102798" calcext:value-type="float">
            <text:p>7,900</text:p>
          </table:table-cell>
          <table:table-cell table:formula="of:=[.D66]*[.$B$24]" office:value-type="float" office:value="31.6122698074443" calcext:value-type="float">
            <text:p>31,61</text:p>
          </table:table-cell>
          <table:table-cell table:formula="of:=[.$B$22]*([.T67]-[.T66])" office:value-type="float" office:value="802.851296696997" calcext:value-type="float">
            <text:p>802,85</text:p>
          </table:table-cell>
          <table:table-cell table:formula="of:=ROUND(1000000/([.U66]/([.$B$17])))" office:value-type="float" office:value="37367" calcext:value-type="float">
            <text:p>37.367</text:p>
          </table:table-cell>
          <table:table-cell table:formula="of:=([.S66]-[.F66])*3600" office:value-type="float" office:value="90.0219277007349" calcext:value-type="float">
            <text:p>90,02</text:p>
          </table:table-cell>
          <table:table-cell table:formula="of:=[.W67]-[.W66]" office:value-type="float" office:value="4.38139287106161" calcext:value-type="float">
            <text:p>4,3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6]+1" office:value-type="float" office:value="64" calcext:value-type="float">
            <text:p>64</text:p>
          </table:table-cell>
          <table:table-cell table:style-name="ce52" table:formula="of:=[.D67]*[.$B$17]/60" office:value-type="float" office:value="32" calcext:value-type="float">
            <text:p>32,0</text:p>
          </table:table-cell>
          <table:table-cell table:formula="of:=360*[.E67]/60/24" office:value-type="float" office:value="8" calcext:value-type="float">
            <text:p>8,000</text:p>
          </table:table-cell>
          <table:table-cell table:formula="of:=SIN((RADIANS([.F67]*0.5)))*[.$B$4]*2" office:value-type="float" office:value="32.0879779222976" calcext:value-type="float">
            <text:p>32,088</text:p>
          </table:table-cell>
          <table:table-cell table:formula="of:=[.$B$22]*([.G68]-[.G67])" office:value-type="float" office:value="800.865045801686" calcext:value-type="float">
            <text:p>800,87</text:p>
          </table:table-cell>
          <table:table-cell table:formula="of:=1000000/([.H67]/([.$B$17]))" office:value-type="float" office:value="37459.4947766377" calcext:value-type="float">
            <text:p>37.459</text:p>
          </table:table-cell>
          <table:table-cell table:formula="of:=[.M66]*[.O66]/(1000000*60)+[.J66]" office:value-type="float" office:value="31.9999617333334" calcext:value-type="float">
            <text:p>32,0000</text:p>
          </table:table-cell>
          <table:table-cell table:formula="of:=DEGREES(ASIN([.L67]/[.$B$4]))" office:value-type="float" office:value="8.01970060729051" calcext:value-type="float">
            <text:p>8,020</text:p>
          </table:table-cell>
          <table:table-cell table:formula="of:=([.M67]/[.$B$22])+[.L66]" office:value-type="float" office:value="32.088125" calcext:value-type="float">
            <text:p>32,088</text:p>
          </table:table-cell>
          <table:table-cell table:formula="of:=ROUND([.H67]+[.N67])" office:value-type="float" office:value="801" calcext:value-type="float">
            <text:p>801</text:p>
          </table:table-cell>
          <table:table-cell/>
          <table:table-cell table:formula="of:=ROUND(4*(1000000/([.M67]/([.$B$17])));-1)/4+[.P67]" office:value-type="float" office:value="37452.5" calcext:value-type="float">
            <text:p>37.453</text:p>
          </table:table-cell>
          <table:table-cell/>
          <table:table-cell table:formula="of:=1000*([.G67]-[.L67])" office:value-type="float" office:value="-0.147077702337128" calcext:value-type="float">
            <text:p>-,1471</text:p>
          </table:table-cell>
          <table:table-cell/>
          <table:table-cell table:formula="of:=DEGREES(ASIN([.T67]/[.$B$4]))" office:value-type="float" office:value="8.02622314460328" calcext:value-type="float">
            <text:p>8,026</text:p>
          </table:table-cell>
          <table:table-cell table:formula="of:=[.D67]*[.$B$24]" office:value-type="float" office:value="32.1140518678799" calcext:value-type="float">
            <text:p>32,11</text:p>
          </table:table-cell>
          <table:table-cell table:formula="of:=[.$B$22]*([.T68]-[.T67])" office:value-type="float" office:value="802.851296696997" calcext:value-type="float">
            <text:p>802,85</text:p>
          </table:table-cell>
          <table:table-cell table:formula="of:=ROUND(1000000/([.U67]/([.$B$17])))" office:value-type="float" office:value="37367" calcext:value-type="float">
            <text:p>37.367</text:p>
          </table:table-cell>
          <table:table-cell table:formula="of:=([.S67]-[.F67])*3600" office:value-type="float" office:value="94.4033205717965" calcext:value-type="float">
            <text:p>94,40</text:p>
          </table:table-cell>
          <table:table-cell table:formula="of:=[.W68]-[.W67]" office:value-type="float" office:value="4.52257971884578" calcext:value-type="float">
            <text:p>4,5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7]+1" office:value-type="float" office:value="65" calcext:value-type="float">
            <text:p>65</text:p>
          </table:table-cell>
          <table:table-cell table:style-name="ce52" table:formula="of:=[.D68]*[.$B$17]/60" office:value-type="float" office:value="32.5" calcext:value-type="float">
            <text:p>32,5</text:p>
          </table:table-cell>
          <table:table-cell table:formula="of:=360*[.E68]/60/24" office:value-type="float" office:value="8.125" calcext:value-type="float">
            <text:p>8,125</text:p>
          </table:table-cell>
          <table:table-cell table:formula="of:=SIN((RADIANS([.F68]*0.5)))*[.$B$4]*2" office:value-type="float" office:value="32.5885185759237" calcext:value-type="float">
            <text:p>32,589</text:p>
          </table:table-cell>
          <table:table-cell table:formula="of:=[.$B$22]*([.G69]-[.G68])" office:value-type="float" office:value="800.803001867564" calcext:value-type="float">
            <text:p>800,80</text:p>
          </table:table-cell>
          <table:table-cell table:formula="of:=1000000/([.H68]/([.$B$17]))" office:value-type="float" office:value="37462.3970315253" calcext:value-type="float">
            <text:p>37.462</text:p>
          </table:table-cell>
          <table:table-cell table:formula="of:=[.M67]*[.O67]/(1000000*60)+[.J67]" office:value-type="float" office:value="32.4999526083334" calcext:value-type="float">
            <text:p>32,5000</text:p>
          </table:table-cell>
          <table:table-cell table:formula="of:=DEGREES(ASIN([.L68]/[.$B$4]))" office:value-type="float" office:value="8.14566366161441" calcext:value-type="float">
            <text:p>8,146</text:p>
          </table:table-cell>
          <table:table-cell table:formula="of:=([.M68]/[.$B$22])+[.L67]" office:value-type="float" office:value="32.58875" calcext:value-type="float">
            <text:p>32,589</text:p>
          </table:table-cell>
          <table:table-cell table:formula="of:=ROUND([.H68]+[.N68])" office:value-type="float" office:value="801" calcext:value-type="float">
            <text:p>801</text:p>
          </table:table-cell>
          <table:table-cell/>
          <table:table-cell table:formula="of:=ROUND(4*(1000000/([.M68]/([.$B$17])));-1)/4+[.P68]" office:value-type="float" office:value="37456.5" calcext:value-type="float">
            <text:p>37.457</text:p>
          </table:table-cell>
          <table:table-cell office:value-type="float" office:value="4" calcext:value-type="float">
            <text:p>4</text:p>
          </table:table-cell>
          <table:table-cell table:formula="of:=1000*([.G68]-[.L68])" office:value-type="float" office:value="-0.231424076282849" calcext:value-type="float">
            <text:p>-,2314</text:p>
          </table:table-cell>
          <table:table-cell/>
          <table:table-cell table:formula="of:=DEGREES(ASIN([.T68]/[.$B$4]))" office:value-type="float" office:value="8.1524794167474" calcext:value-type="float">
            <text:p>8,152</text:p>
          </table:table-cell>
          <table:table-cell table:formula="of:=[.D68]*[.$B$24]" office:value-type="float" office:value="32.6158339283155" calcext:value-type="float">
            <text:p>32,62</text:p>
          </table:table-cell>
          <table:table-cell table:formula="of:=[.$B$22]*([.T69]-[.T68])" office:value-type="float" office:value="802.851296696997" calcext:value-type="float">
            <text:p>802,85</text:p>
          </table:table-cell>
          <table:table-cell table:formula="of:=ROUND(1000000/([.U68]/([.$B$17])))" office:value-type="float" office:value="37367" calcext:value-type="float">
            <text:p>37.367</text:p>
          </table:table-cell>
          <table:table-cell table:formula="of:=([.S68]-[.F68])*3600" office:value-type="float" office:value="98.9259002906422" calcext:value-type="float">
            <text:p>98,93</text:p>
          </table:table-cell>
          <table:table-cell table:formula="of:=[.W69]-[.W68]" office:value-type="float" office:value="4.66610740700588" calcext:value-type="float">
            <text:p>4,6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8]+1" office:value-type="float" office:value="66" calcext:value-type="float">
            <text:p>66</text:p>
          </table:table-cell>
          <table:table-cell table:style-name="ce52" table:formula="of:=[.D69]*[.$B$17]/60" office:value-type="float" office:value="33" calcext:value-type="float">
            <text:p>33,0</text:p>
          </table:table-cell>
          <table:table-cell table:formula="of:=360*[.E69]/60/24" office:value-type="float" office:value="8.25" calcext:value-type="float">
            <text:p>8,250</text:p>
          </table:table-cell>
          <table:table-cell table:formula="of:=SIN((RADIANS([.F69]*0.5)))*[.$B$4]*2" office:value-type="float" office:value="33.0890204520909" calcext:value-type="float">
            <text:p>33,089</text:p>
          </table:table-cell>
          <table:table-cell table:formula="of:=[.$B$22]*([.G70]-[.G69])" office:value-type="float" office:value="800.740005048601" calcext:value-type="float">
            <text:p>800,74</text:p>
          </table:table-cell>
          <table:table-cell table:formula="of:=1000000/([.H69]/([.$B$17]))" office:value-type="float" office:value="37465.3443200695" calcext:value-type="float">
            <text:p>37.465</text:p>
          </table:table-cell>
          <table:table-cell table:formula="of:=[.M68]*[.O68]/(1000000*60)+[.J68]" office:value-type="float" office:value="32.9999968833334" calcext:value-type="float">
            <text:p>33,0000</text:p>
          </table:table-cell>
          <table:table-cell table:formula="of:=DEGREES(ASIN([.L69]/[.$B$4]))" office:value-type="float" office:value="8.2715090343688" calcext:value-type="float">
            <text:p>8,272</text:p>
          </table:table-cell>
          <table:table-cell table:formula="of:=([.M69]/[.$B$22])+[.L68]" office:value-type="float" office:value="33.08875" calcext:value-type="float">
            <text:p>33,089</text:p>
          </table:table-cell>
          <table:table-cell table:formula="of:=ROUND([.H69]+[.N69])"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table:formula="of:=ROUND(4*(1000000/([.M69]/([.$B$17])));-1)/4+[.P69]" office:value-type="float" office:value="37500" calcext:value-type="float">
            <text:p>37.500</text:p>
          </table:table-cell>
          <table:table-cell/>
          <table:table-cell table:formula="of:=1000*([.G69]-[.L69])" office:value-type="float" office:value="0.270452090944673" calcext:value-type="float">
            <text:p>,2705</text:p>
          </table:table-cell>
          <table:table-cell/>
          <table:table-cell table:formula="of:=DEGREES(ASIN([.T69]/[.$B$4]))" office:value-type="float" office:value="8.27877555769379" calcext:value-type="float">
            <text:p>8,279</text:p>
          </table:table-cell>
          <table:table-cell table:formula="of:=[.D69]*[.$B$24]" office:value-type="float" office:value="33.1176159887512" calcext:value-type="float">
            <text:p>33,12</text:p>
          </table:table-cell>
          <table:table-cell table:formula="of:=[.$B$22]*([.T70]-[.T69])" office:value-type="float" office:value="802.851296696997" calcext:value-type="float">
            <text:p>802,85</text:p>
          </table:table-cell>
          <table:table-cell table:formula="of:=ROUND(1000000/([.U69]/([.$B$17])))" office:value-type="float" office:value="37367" calcext:value-type="float">
            <text:p>37.367</text:p>
          </table:table-cell>
          <table:table-cell table:formula="of:=([.S69]-[.F69])*3600" office:value-type="float" office:value="103.592007697648" calcext:value-type="float">
            <text:p>103,59</text:p>
          </table:table-cell>
          <table:table-cell table:formula="of:=[.W70]-[.W69]" office:value-type="float" office:value="4.81198242466476" calcext:value-type="float">
            <text:p>4,8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9]+1" office:value-type="float" office:value="67" calcext:value-type="float">
            <text:p>67</text:p>
          </table:table-cell>
          <table:table-cell table:style-name="ce52" table:formula="of:=[.D70]*[.$B$17]/60" office:value-type="float" office:value="33.5" calcext:value-type="float">
            <text:p>33,5</text:p>
          </table:table-cell>
          <table:table-cell table:formula="of:=360*[.E70]/60/24" office:value-type="float" office:value="8.375" calcext:value-type="float">
            <text:p>8,375</text:p>
          </table:table-cell>
          <table:table-cell table:formula="of:=SIN((RADIANS([.F70]*0.5)))*[.$B$4]*2" office:value-type="float" office:value="33.5894829552463" calcext:value-type="float">
            <text:p>33,589</text:p>
          </table:table-cell>
          <table:table-cell table:formula="of:=[.$B$22]*([.G71]-[.G70])" office:value-type="float" office:value="800.676055419763" calcext:value-type="float">
            <text:p>800,68</text:p>
          </table:table-cell>
          <table:table-cell table:formula="of:=1000000/([.H70]/([.$B$17]))" office:value-type="float" office:value="37468.3366599145" calcext:value-type="float">
            <text:p>37.468</text:p>
          </table:table-cell>
          <table:table-cell table:formula="of:=[.M69]*[.O69]/(1000000*60)+[.J69]" office:value-type="float" office:value="33.4999968833334" calcext:value-type="float">
            <text:p>33,5000</text:p>
          </table:table-cell>
          <table:table-cell table:formula="of:=DEGREES(ASIN([.L70]/[.$B$4]))" office:value-type="float" office:value="8.39755198574728" calcext:value-type="float">
            <text:p>8,398</text:p>
          </table:table-cell>
          <table:table-cell table:formula="of:=([.M70]/[.$B$22])+[.L69]" office:value-type="float" office:value="33.589375" calcext:value-type="float">
            <text:p>33,589</text:p>
          </table:table-cell>
          <table:table-cell table:formula="of:=ROUND([.H70]+[.N70])" office:value-type="float" office:value="801" calcext:value-type="float">
            <text:p>801</text:p>
          </table:table-cell>
          <table:table-cell/>
          <table:table-cell table:formula="of:=ROUND(4*(1000000/([.M70]/([.$B$17])));-1)/4+[.P70]" office:value-type="float" office:value="37452.5" calcext:value-type="float">
            <text:p>37.453</text:p>
          </table:table-cell>
          <table:table-cell/>
          <table:table-cell table:formula="of:=1000*([.G70]-[.L70])" office:value-type="float" office:value="0.107955246321012" calcext:value-type="float">
            <text:p>,1080</text:p>
          </table:table-cell>
          <table:table-cell/>
          <table:table-cell table:formula="of:=DEGREES(ASIN([.T70]/[.$B$4]))" office:value-type="float" office:value="8.40511221947842" calcext:value-type="float">
            <text:p>8,405</text:p>
          </table:table-cell>
          <table:table-cell table:formula="of:=[.D70]*[.$B$24]" office:value-type="float" office:value="33.6193980491868" calcext:value-type="float">
            <text:p>33,62</text:p>
          </table:table-cell>
          <table:table-cell table:formula="of:=[.$B$22]*([.T71]-[.T70])" office:value-type="float" office:value="802.851296696997" calcext:value-type="float">
            <text:p>802,85</text:p>
          </table:table-cell>
          <table:table-cell table:formula="of:=ROUND(1000000/([.U70]/([.$B$17])))" office:value-type="float" office:value="37367" calcext:value-type="float">
            <text:p>37.367</text:p>
          </table:table-cell>
          <table:table-cell table:formula="of:=([.S70]-[.F70])*3600" office:value-type="float" office:value="108.403990122313" calcext:value-type="float">
            <text:p>108,40</text:p>
          </table:table-cell>
          <table:table-cell table:formula="of:=[.W71]-[.W70]" office:value-type="float" office:value="4.96021137825622" calcext:value-type="float">
            <text:p>4,9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0]+1" office:value-type="float" office:value="68" calcext:value-type="float">
            <text:p>68</text:p>
          </table:table-cell>
          <table:table-cell table:style-name="ce52" table:formula="of:=[.D71]*[.$B$17]/60" office:value-type="float" office:value="34" calcext:value-type="float">
            <text:p>34,0</text:p>
          </table:table-cell>
          <table:table-cell table:formula="of:=360*[.E71]/60/24" office:value-type="float" office:value="8.5" calcext:value-type="float">
            <text:p>8,500</text:p>
          </table:table-cell>
          <table:table-cell table:formula="of:=SIN((RADIANS([.F71]*0.5)))*[.$B$4]*2" office:value-type="float" office:value="34.0899054898836" calcext:value-type="float">
            <text:p>34,090</text:p>
          </table:table-cell>
          <table:table-cell table:formula="of:=[.$B$22]*([.G72]-[.G71])" office:value-type="float" office:value="800.611153057127" calcext:value-type="float">
            <text:p>800,61</text:p>
          </table:table-cell>
          <table:table-cell table:formula="of:=1000000/([.H71]/([.$B$17]))" office:value-type="float" office:value="37471.3740689787" calcext:value-type="float">
            <text:p>37.471</text:p>
          </table:table-cell>
          <table:table-cell table:formula="of:=[.M70]*[.O70]/(1000000*60)+[.J70]" office:value-type="float" office:value="33.9999877583334" calcext:value-type="float">
            <text:p>34,0000</text:p>
          </table:table-cell>
          <table:table-cell table:formula="of:=DEGREES(ASIN([.L71]/[.$B$4]))" office:value-type="float" office:value="8.52363588316886" calcext:value-type="float">
            <text:p>8,524</text:p>
          </table:table-cell>
          <table:table-cell table:formula="of:=([.M71]/[.$B$22])+[.L70]" office:value-type="float" office:value="34.09" calcext:value-type="float">
            <text:p>34,090</text:p>
          </table:table-cell>
          <table:table-cell table:formula="of:=ROUND([.H71]+[.N71])" office:value-type="float" office:value="801" calcext:value-type="float">
            <text:p>801</text:p>
          </table:table-cell>
          <table:table-cell/>
          <table:table-cell table:formula="of:=ROUND(4*(1000000/([.M71]/([.$B$17])));-1)/4+[.P71]" office:value-type="float" office:value="37452.5" calcext:value-type="float">
            <text:p>37.453</text:p>
          </table:table-cell>
          <table:table-cell/>
          <table:table-cell table:formula="of:=1000*([.G71]-[.L71])" office:value-type="float" office:value="-0.0945101163267736" calcext:value-type="float">
            <text:p>-,0945</text:p>
          </table:table-cell>
          <table:table-cell/>
          <table:table-cell table:formula="of:=DEGREES(ASIN([.T71]/[.$B$4]))" office:value-type="float" office:value="8.53149005597238" calcext:value-type="float">
            <text:p>8,531</text:p>
          </table:table-cell>
          <table:table-cell table:formula="of:=[.D71]*[.$B$24]" office:value-type="float" office:value="34.1211801096224" calcext:value-type="float">
            <text:p>34,12</text:p>
          </table:table-cell>
          <table:table-cell table:formula="of:=[.$B$22]*([.T72]-[.T71])" office:value-type="float" office:value="802.851296696997" calcext:value-type="float">
            <text:p>802,85</text:p>
          </table:table-cell>
          <table:table-cell table:formula="of:=ROUND(1000000/([.U71]/([.$B$17])))" office:value-type="float" office:value="37367" calcext:value-type="float">
            <text:p>37.367</text:p>
          </table:table-cell>
          <table:table-cell table:formula="of:=([.S71]-[.F71])*3600" office:value-type="float" office:value="113.364201500569" calcext:value-type="float">
            <text:p>113,36</text:p>
          </table:table-cell>
          <table:table-cell table:formula="of:=[.W72]-[.W71]" office:value-type="float" office:value="5.11080099225723" calcext:value-type="float">
            <text:p>5,1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1]+1" office:value-type="float" office:value="69" calcext:value-type="float">
            <text:p>69</text:p>
          </table:table-cell>
          <table:table-cell table:style-name="ce52" table:formula="of:=[.D72]*[.$B$17]/60" office:value-type="float" office:value="34.5" calcext:value-type="float">
            <text:p>34,5</text:p>
          </table:table-cell>
          <table:table-cell table:formula="of:=360*[.E72]/60/24" office:value-type="float" office:value="8.625" calcext:value-type="float">
            <text:p>8,625</text:p>
          </table:table-cell>
          <table:table-cell table:formula="of:=SIN((RADIANS([.F72]*0.5)))*[.$B$4]*2" office:value-type="float" office:value="34.5902874605443" calcext:value-type="float">
            <text:p>34,590</text:p>
          </table:table-cell>
          <table:table-cell table:formula="of:=[.$B$22]*([.G73]-[.G72])" office:value-type="float" office:value="800.545298037935" calcext:value-type="float">
            <text:p>800,55</text:p>
          </table:table-cell>
          <table:table-cell table:formula="of:=1000000/([.H72]/([.$B$17]))" office:value-type="float" office:value="37474.4565654527" calcext:value-type="float">
            <text:p>37.474</text:p>
          </table:table-cell>
          <table:table-cell table:formula="of:=[.M71]*[.O71]/(1000000*60)+[.J71]" office:value-type="float" office:value="34.4999786333334" calcext:value-type="float">
            <text:p>34,5000</text:p>
          </table:table-cell>
          <table:table-cell table:formula="of:=DEGREES(ASIN([.L72]/[.$B$4]))" office:value-type="float" office:value="8.64976137773273" calcext:value-type="float">
            <text:p>8,650</text:p>
          </table:table-cell>
          <table:table-cell table:formula="of:=([.M72]/[.$B$22])+[.L71]" office:value-type="float" office:value="34.590625" calcext:value-type="float">
            <text:p>34,591</text:p>
          </table:table-cell>
          <table:table-cell table:formula="of:=ROUND([.H72]+[.N72])" office:value-type="float" office:value="801" calcext:value-type="float">
            <text:p>801</text:p>
          </table:table-cell>
          <table:table-cell/>
          <table:table-cell table:formula="of:=ROUND(4*(1000000/([.M72]/([.$B$17])));-1)/4+[.P72]" office:value-type="float" office:value="37452.5" calcext:value-type="float">
            <text:p>37.453</text:p>
          </table:table-cell>
          <table:table-cell/>
          <table:table-cell table:formula="of:=1000*([.G72]-[.L72])" office:value-type="float" office:value="-0.337539455621538" calcext:value-type="float">
            <text:p>-,3375</text:p>
          </table:table-cell>
          <table:table-cell/>
          <table:table-cell table:formula="of:=DEGREES(ASIN([.T72]/[.$B$4]))" office:value-type="float" office:value="8.65790972291467" calcext:value-type="float">
            <text:p>8,658</text:p>
          </table:table-cell>
          <table:table-cell table:formula="of:=[.D72]*[.$B$24]" office:value-type="float" office:value="34.622962170058" calcext:value-type="float">
            <text:p>34,62</text:p>
          </table:table-cell>
          <table:table-cell table:formula="of:=[.$B$22]*([.T73]-[.T72])" office:value-type="float" office:value="802.851296697008" calcext:value-type="float">
            <text:p>802,85</text:p>
          </table:table-cell>
          <table:table-cell table:formula="of:=ROUND(1000000/([.U72]/([.$B$17])))" office:value-type="float" office:value="37367" calcext:value-type="float">
            <text:p>37.367</text:p>
          </table:table-cell>
          <table:table-cell table:formula="of:=([.S72]-[.F72])*3600" office:value-type="float" office:value="118.475002492826" calcext:value-type="float">
            <text:p>118,48</text:p>
          </table:table-cell>
          <table:table-cell table:formula="of:=[.W73]-[.W72]" office:value-type="float" office:value="5.26375811017914" calcext:value-type="float">
            <text:p>5,2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2]+1" office:value-type="float" office:value="70" calcext:value-type="float">
            <text:p>70</text:p>
          </table:table-cell>
          <table:table-cell table:style-name="ce52" table:formula="of:=[.D73]*[.$B$17]/60" office:value-type="float" office:value="35" calcext:value-type="float">
            <text:p>35,0</text:p>
          </table:table-cell>
          <table:table-cell table:formula="of:=360*[.E73]/60/24" office:value-type="float" office:value="8.75" calcext:value-type="float">
            <text:p>8,750</text:p>
          </table:table-cell>
          <table:table-cell table:formula="of:=SIN((RADIANS([.F73]*0.5)))*[.$B$4]*2" office:value-type="float" office:value="35.0906282718181" calcext:value-type="float">
            <text:p>35,091</text:p>
          </table:table-cell>
          <table:table-cell table:formula="of:=[.$B$22]*([.G74]-[.G73])" office:value-type="float" office:value="800.478490440537" calcext:value-type="float">
            <text:p>800,48</text:p>
          </table:table-cell>
          <table:table-cell table:formula="of:=1000000/([.H73]/([.$B$17]))" office:value-type="float" office:value="37477.5841678016" calcext:value-type="float">
            <text:p>37.478</text:p>
          </table:table-cell>
          <table:table-cell table:formula="of:=[.M72]*[.O72]/(1000000*60)+[.J72]" office:value-type="float" office:value="34.9999695083334" calcext:value-type="float">
            <text:p>35,0000</text:p>
          </table:table-cell>
          <table:table-cell table:formula="of:=DEGREES(ASIN([.L73]/[.$B$4]))" office:value-type="float" office:value="8.77577158301734" calcext:value-type="float">
            <text:p>8,776</text:p>
          </table:table-cell>
          <table:table-cell table:formula="of:=([.M73]/[.$B$22])+[.L72]" office:value-type="float" office:value="35.090625" calcext:value-type="float">
            <text:p>35,091</text:p>
          </table:table-cell>
          <table:table-cell table:formula="of:=ROUND([.H73]+[.N73])" office:value-type="float" office:value="800" calcext:value-type="float">
            <text:p>800</text:p>
          </table:table-cell>
          <table:table-cell/>
          <table:table-cell table:formula="of:=ROUND(4*(1000000/([.M73]/([.$B$17])));-1)/4+[.P73]" office:value-type="float" office:value="37500" calcext:value-type="float">
            <text:p>37.500</text:p>
          </table:table-cell>
          <table:table-cell/>
          <table:table-cell table:formula="of:=1000*([.G73]-[.L73])" office:value-type="float" office:value="0.00327181808756904" calcext:value-type="float">
            <text:p>,0033</text:p>
          </table:table-cell>
          <table:table-cell/>
          <table:table-cell table:formula="of:=DEGREES(ASIN([.T73]/[.$B$4]))" office:value-type="float" office:value="8.78437187794528" calcext:value-type="float">
            <text:p>8,784</text:p>
          </table:table-cell>
          <table:table-cell table:formula="of:=[.D73]*[.$B$24]" office:value-type="float" office:value="35.1247442304937" calcext:value-type="float">
            <text:p>35,12</text:p>
          </table:table-cell>
          <table:table-cell table:formula="of:=[.$B$22]*([.T74]-[.T73])" office:value-type="float" office:value="802.851296696997" calcext:value-type="float">
            <text:p>802,85</text:p>
          </table:table-cell>
          <table:table-cell table:formula="of:=ROUND(1000000/([.U73]/([.$B$17])))" office:value-type="float" office:value="37367" calcext:value-type="float">
            <text:p>37.367</text:p>
          </table:table-cell>
          <table:table-cell table:formula="of:=([.S73]-[.F73])*3600" office:value-type="float" office:value="123.738760603005" calcext:value-type="float">
            <text:p>123,74</text:p>
          </table:table-cell>
          <table:table-cell table:formula="of:=[.W74]-[.W73]" office:value-type="float" office:value="5.41908969524556" calcext:value-type="float">
            <text:p>5,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3]+1" office:value-type="float" office:value="71" calcext:value-type="float">
            <text:p>71</text:p>
          </table:table-cell>
          <table:table-cell table:style-name="ce52" table:formula="of:=[.D74]*[.$B$17]/60" office:value-type="float" office:value="35.5" calcext:value-type="float">
            <text:p>35,5</text:p>
          </table:table-cell>
          <table:table-cell table:formula="of:=360*[.E74]/60/24" office:value-type="float" office:value="8.875" calcext:value-type="float">
            <text:p>8,875</text:p>
          </table:table-cell>
          <table:table-cell table:formula="of:=SIN((RADIANS([.F74]*0.5)))*[.$B$4]*2" office:value-type="float" office:value="35.5909273283434" calcext:value-type="float">
            <text:p>35,591</text:p>
          </table:table-cell>
          <table:table-cell table:formula="of:=[.$B$22]*([.G75]-[.G74])" office:value-type="float" office:value="800.410730344447" calcext:value-type="float">
            <text:p>800,41</text:p>
          </table:table-cell>
          <table:table-cell table:formula="of:=1000000/([.H74]/([.$B$17]))" office:value-type="float" office:value="37480.7568947631" calcext:value-type="float">
            <text:p>37.481</text:p>
          </table:table-cell>
          <table:table-cell table:formula="of:=[.M73]*[.O73]/(1000000*60)+[.J73]" office:value-type="float" office:value="35.4999695083334" calcext:value-type="float">
            <text:p>35,5000</text:p>
          </table:table-cell>
          <table:table-cell table:formula="of:=DEGREES(ASIN([.L74]/[.$B$4]))" office:value-type="float" office:value="8.90182458544087" calcext:value-type="float">
            <text:p>8,902</text:p>
          </table:table-cell>
          <table:table-cell table:formula="of:=([.M74]/[.$B$22])+[.L73]" office:value-type="float" office:value="35.590625" calcext:value-type="float">
            <text:p>35,591</text:p>
          </table:table-cell>
          <table:table-cell table:formula="of:=ROUND([.H74]+[.N74])" office:value-type="float" office:value="800" calcext:value-type="float">
            <text:p>800</text:p>
          </table:table-cell>
          <table:table-cell/>
          <table:table-cell table:formula="of:=ROUND(4*(1000000/([.M74]/([.$B$17])));-1)/4+[.P74]" office:value-type="float" office:value="37500" calcext:value-type="float">
            <text:p>37.500</text:p>
          </table:table-cell>
          <table:table-cell/>
          <table:table-cell table:formula="of:=1000*([.G74]-[.L74])" office:value-type="float" office:value="0.302328343423142" calcext:value-type="float">
            <text:p>,3023</text:p>
          </table:table-cell>
          <table:table-cell/>
          <table:table-cell table:formula="of:=DEGREES(ASIN([.T74]/[.$B$4]))" office:value-type="float" office:value="8.9108771806384" calcext:value-type="float">
            <text:p>8,911</text:p>
          </table:table-cell>
          <table:table-cell table:formula="of:=[.D74]*[.$B$24]" office:value-type="float" office:value="35.6265262909293" calcext:value-type="float">
            <text:p>35,63</text:p>
          </table:table-cell>
          <table:table-cell table:formula="of:=[.$B$22]*([.T75]-[.T74])" office:value-type="float" office:value="802.851296696997" calcext:value-type="float">
            <text:p>802,85</text:p>
          </table:table-cell>
          <table:table-cell table:formula="of:=ROUND(1000000/([.U74]/([.$B$17])))" office:value-type="float" office:value="37367" calcext:value-type="float">
            <text:p>37.367</text:p>
          </table:table-cell>
          <table:table-cell table:formula="of:=([.S74]-[.F74])*3600" office:value-type="float" office:value="129.157850298251" calcext:value-type="float">
            <text:p>129,16</text:p>
          </table:table-cell>
          <table:table-cell table:formula="of:=[.W75]-[.W74]" office:value-type="float" office:value="5.57680283158177" calcext:value-type="float">
            <text:p>5,5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4]+1" office:value-type="float" office:value="72" calcext:value-type="float">
            <text:p>72</text:p>
          </table:table-cell>
          <table:table-cell table:style-name="ce52" table:formula="of:=[.D75]*[.$B$17]/60" office:value-type="float" office:value="36" calcext:value-type="float">
            <text:p>36,0</text:p>
          </table:table-cell>
          <table:table-cell table:formula="of:=360*[.E75]/60/24" office:value-type="float" office:value="9" calcext:value-type="float">
            <text:p>9,000</text:p>
          </table:table-cell>
          <table:table-cell table:formula="of:=SIN((RADIANS([.F75]*0.5)))*[.$B$4]*2" office:value-type="float" office:value="36.0911840348087" calcext:value-type="float">
            <text:p>36,091</text:p>
          </table:table-cell>
          <table:table-cell table:formula="of:=[.$B$22]*([.G76]-[.G75])" office:value-type="float" office:value="800.342017830258" calcext:value-type="float">
            <text:p>800,34</text:p>
          </table:table-cell>
          <table:table-cell table:formula="of:=1000000/([.H75]/([.$B$17]))" office:value-type="float" office:value="37483.9747653517" calcext:value-type="float">
            <text:p>37.484</text:p>
          </table:table-cell>
          <table:table-cell table:formula="of:=[.M74]*[.O74]/(1000000*60)+[.J74]" office:value-type="float" office:value="35.9999695083334" calcext:value-type="float">
            <text:p>36,0000</text:p>
          </table:table-cell>
          <table:table-cell table:formula="of:=DEGREES(ASIN([.L75]/[.$B$4]))" office:value-type="float" office:value="9.0280786874174" calcext:value-type="float">
            <text:p>9,028</text:p>
          </table:table-cell>
          <table:table-cell table:formula="of:=([.M75]/[.$B$22])+[.L74]" office:value-type="float" office:value="36.09125" calcext:value-type="float">
            <text:p>36,091</text:p>
          </table:table-cell>
          <table:table-cell table:formula="of:=ROUND([.H75]+[.N75])"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formula="of:=ROUND(4*(1000000/([.M75]/([.$B$17])));-1)/4+[.P75]" office:value-type="float" office:value="37452.5" calcext:value-type="float">
            <text:p>37.453</text:p>
          </table:table-cell>
          <table:table-cell/>
          <table:table-cell table:formula="of:=1000*([.G75]-[.L75])" office:value-type="float" office:value="-0.0659651912968684" calcext:value-type="float">
            <text:p>-,0660</text:p>
          </table:table-cell>
          <table:table-cell/>
          <table:table-cell table:formula="of:=DEGREES(ASIN([.T75]/[.$B$4]))" office:value-type="float" office:value="9.03742629253606" calcext:value-type="float">
            <text:p>9,037</text:p>
          </table:table-cell>
          <table:table-cell table:formula="of:=[.D75]*[.$B$24]" office:value-type="float" office:value="36.1283083513649" calcext:value-type="float">
            <text:p>36,13</text:p>
          </table:table-cell>
          <table:table-cell table:formula="of:=[.$B$22]*([.T76]-[.T75])" office:value-type="float" office:value="802.851296696997" calcext:value-type="float">
            <text:p>802,85</text:p>
          </table:table-cell>
          <table:table-cell table:formula="of:=ROUND(1000000/([.U75]/([.$B$17])))" office:value-type="float" office:value="37367" calcext:value-type="float">
            <text:p>37.367</text:p>
          </table:table-cell>
          <table:table-cell table:formula="of:=([.S75]-[.F75])*3600" office:value-type="float" office:value="134.734653129833" calcext:value-type="float">
            <text:p>134,73</text:p>
          </table:table-cell>
          <table:table-cell table:formula="of:=[.W76]-[.W75]" office:value-type="float" office:value="5.73690472495017" calcext:value-type="float">
            <text:p>5,7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5]+1" office:value-type="float" office:value="73" calcext:value-type="float">
            <text:p>73</text:p>
          </table:table-cell>
          <table:table-cell table:style-name="ce52" table:formula="of:=[.D76]*[.$B$17]/60" office:value-type="float" office:value="36.5" calcext:value-type="float">
            <text:p>36,5</text:p>
          </table:table-cell>
          <table:table-cell table:formula="of:=360*[.E76]/60/24" office:value-type="float" office:value="9.125" calcext:value-type="float">
            <text:p>9,125</text:p>
          </table:table-cell>
          <table:table-cell table:formula="of:=SIN((RADIANS([.F76]*0.5)))*[.$B$4]*2" office:value-type="float" office:value="36.5913977959526" calcext:value-type="float">
            <text:p>36,591</text:p>
          </table:table-cell>
          <table:table-cell table:formula="of:=[.$B$22]*([.G77]-[.G76])" office:value-type="float" office:value="800.272352979789" calcext:value-type="float">
            <text:p>800,27</text:p>
          </table:table-cell>
          <table:table-cell table:formula="of:=1000000/([.H76]/([.$B$17]))" office:value-type="float" office:value="37487.2377988518" calcext:value-type="float">
            <text:p>37.487</text:p>
          </table:table-cell>
          <table:table-cell table:formula="of:=[.M75]*[.O75]/(1000000*60)+[.J75]" office:value-type="float" office:value="36.4999603833334" calcext:value-type="float">
            <text:p>36,5000</text:p>
          </table:table-cell>
          <table:table-cell table:formula="of:=DEGREES(ASIN([.L76]/[.$B$4]))" office:value-type="float" office:value="9.15421930478127" calcext:value-type="float">
            <text:p>9,154</text:p>
          </table:table-cell>
          <table:table-cell table:formula="of:=([.M76]/[.$B$22])+[.L75]" office:value-type="float" office:value="36.59125" calcext:value-type="float">
            <text:p>36,591</text:p>
          </table:table-cell>
          <table:table-cell table:formula="of:=ROUND([.H76]+[.N76])" office:value-type="float" office:value="800" calcext:value-type="float">
            <text:p>800</text:p>
          </table:table-cell>
          <table:table-cell/>
          <table:table-cell table:formula="of:=ROUND(4*(1000000/([.M76]/([.$B$17])));-1)/4+[.P76]" office:value-type="float" office:value="37500" calcext:value-type="float">
            <text:p>37.500</text:p>
          </table:table-cell>
          <table:table-cell/>
          <table:table-cell table:formula="of:=1000*([.G76]-[.L76])" office:value-type="float" office:value="0.14779595261416" calcext:value-type="float">
            <text:p>,1478</text:p>
          </table:table-cell>
          <table:table-cell/>
          <table:table-cell table:formula="of:=DEGREES(ASIN([.T76]/[.$B$4]))" office:value-type="float" office:value="9.16401987718188" calcext:value-type="float">
            <text:p>9,164</text:p>
          </table:table-cell>
          <table:table-cell table:formula="of:=[.D76]*[.$B$24]" office:value-type="float" office:value="36.6300904118005" calcext:value-type="float">
            <text:p>36,63</text:p>
          </table:table-cell>
          <table:table-cell table:formula="of:=[.$B$22]*([.T77]-[.T76])" office:value-type="float" office:value="802.851296696997" calcext:value-type="float">
            <text:p>802,85</text:p>
          </table:table-cell>
          <table:table-cell table:formula="of:=ROUND(1000000/([.U76]/([.$B$17])))" office:value-type="float" office:value="37367" calcext:value-type="float">
            <text:p>37.367</text:p>
          </table:table-cell>
          <table:table-cell table:formula="of:=([.S76]-[.F76])*3600" office:value-type="float" office:value="140.471557854783" calcext:value-type="float">
            <text:p>140,47</text:p>
          </table:table-cell>
          <table:table-cell table:formula="of:=[.W77]-[.W76]" office:value-type="float" office:value="5.8994027036583" calcext:value-type="float">
            <text:p>5,9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6]+1" office:value-type="float" office:value="74" calcext:value-type="float">
            <text:p>74</text:p>
          </table:table-cell>
          <table:table-cell table:style-name="ce52" table:formula="of:=[.D77]*[.$B$17]/60" office:value-type="float" office:value="37" calcext:value-type="float">
            <text:p>37,0</text:p>
          </table:table-cell>
          <table:table-cell table:formula="of:=360*[.E77]/60/24" office:value-type="float" office:value="9.25" calcext:value-type="float">
            <text:p>9,250</text:p>
          </table:table-cell>
          <table:table-cell table:formula="of:=SIN((RADIANS([.F77]*0.5)))*[.$B$4]*2" office:value-type="float" office:value="37.091568016565" calcext:value-type="float">
            <text:p>37,092</text:p>
          </table:table-cell>
          <table:table-cell table:formula="of:=[.$B$22]*([.G78]-[.G77])" office:value-type="float" office:value="800.201735875885" calcext:value-type="float">
            <text:p>800,20</text:p>
          </table:table-cell>
          <table:table-cell table:formula="of:=1000000/([.H77]/([.$B$17]))" office:value-type="float" office:value="37490.5460148279" calcext:value-type="float">
            <text:p>37.491</text:p>
          </table:table-cell>
          <table:table-cell table:formula="of:=[.M76]*[.O76]/(1000000*60)+[.J76]" office:value-type="float" office:value="36.9999603833334" calcext:value-type="float">
            <text:p>37,0000</text:p>
          </table:table-cell>
          <table:table-cell table:formula="of:=DEGREES(ASIN([.L77]/[.$B$4]))" office:value-type="float" office:value="9.2804046891997" calcext:value-type="float">
            <text:p>9,280</text:p>
          </table:table-cell>
          <table:table-cell table:formula="of:=([.M77]/[.$B$22])+[.L76]" office:value-type="float" office:value="37.09125" calcext:value-type="float">
            <text:p>37,091</text:p>
          </table:table-cell>
          <table:table-cell table:formula="of:=ROUND([.H77]+[.N77])" office:value-type="float" office:value="800" calcext:value-type="float">
            <text:p>800</text:p>
          </table:table-cell>
          <table:table-cell/>
          <table:table-cell table:formula="of:=ROUND(4*(1000000/([.M77]/([.$B$17])));-1)/4+[.P77]" office:value-type="float" office:value="37500" calcext:value-type="float">
            <text:p>37.500</text:p>
          </table:table-cell>
          <table:table-cell/>
          <table:table-cell table:formula="of:=1000*([.G77]-[.L77])" office:value-type="float" office:value="0.318016564982315" calcext:value-type="float">
            <text:p>,3180</text:p>
          </table:table-cell>
          <table:table-cell/>
          <table:table-cell table:formula="of:=DEGREES(ASIN([.T77]/[.$B$4]))" office:value-type="float" office:value="9.29065860015512" calcext:value-type="float">
            <text:p>9,291</text:p>
          </table:table-cell>
          <table:table-cell table:formula="of:=[.D77]*[.$B$24]" office:value-type="float" office:value="37.1318724722362" calcext:value-type="float">
            <text:p>37,13</text:p>
          </table:table-cell>
          <table:table-cell table:formula="of:=[.$B$22]*([.T78]-[.T77])" office:value-type="float" office:value="802.851296696997" calcext:value-type="float">
            <text:p>802,85</text:p>
          </table:table-cell>
          <table:table-cell table:formula="of:=ROUND(1000000/([.U77]/([.$B$17])))" office:value-type="float" office:value="37367" calcext:value-type="float">
            <text:p>37.367</text:p>
          </table:table-cell>
          <table:table-cell table:formula="of:=([.S77]-[.F77])*3600" office:value-type="float" office:value="146.370960558441" calcext:value-type="float">
            <text:p>146,37</text:p>
          </table:table-cell>
          <table:table-cell table:formula="of:=[.W78]-[.W77]" office:value-type="float" office:value="6.06430421970998" calcext:value-type="float">
            <text:p>6,0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7]+1" office:value-type="float" office:value="75" calcext:value-type="float">
            <text:p>75</text:p>
          </table:table-cell>
          <table:table-cell table:style-name="ce52" table:formula="of:=[.D78]*[.$B$17]/60" office:value-type="float" office:value="37.5" calcext:value-type="float">
            <text:p>37,5</text:p>
          </table:table-cell>
          <table:table-cell table:formula="of:=360*[.E78]/60/24" office:value-type="float" office:value="9.375" calcext:value-type="float">
            <text:p>9,375</text:p>
          </table:table-cell>
          <table:table-cell table:formula="of:=SIN((RADIANS([.F78]*0.5)))*[.$B$4]*2" office:value-type="float" office:value="37.5916941014874" calcext:value-type="float">
            <text:p>37,592</text:p>
          </table:table-cell>
          <table:table-cell table:formula="of:=[.$B$22]*([.G79]-[.G78])" office:value-type="float" office:value="800.130166602582" calcext:value-type="float">
            <text:p>800,13</text:p>
          </table:table-cell>
          <table:table-cell table:formula="of:=1000000/([.H78]/([.$B$17]))" office:value-type="float" office:value="37493.8994331165" calcext:value-type="float">
            <text:p>37.494</text:p>
          </table:table-cell>
          <table:table-cell table:formula="of:=[.M77]*[.O77]/(1000000*60)+[.J77]" office:value-type="float" office:value="37.4999603833334" calcext:value-type="float">
            <text:p>37,5000</text:p>
          </table:table-cell>
          <table:table-cell table:formula="of:=DEGREES(ASIN([.L78]/[.$B$4]))" office:value-type="float" office:value="9.40679331828914" calcext:value-type="float">
            <text:p>9,407</text:p>
          </table:table-cell>
          <table:table-cell table:formula="of:=([.M78]/[.$B$22])+[.L77]" office:value-type="float" office:value="37.591875" calcext:value-type="float">
            <text:p>37,592</text:p>
          </table:table-cell>
          <table:table-cell table:formula="of:=ROUND([.H78]+[.N78])"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formula="of:=ROUND(4*(1000000/([.M78]/([.$B$17])));-1)/4+[.P78]" office:value-type="float" office:value="37452.5" calcext:value-type="float">
            <text:p>37.453</text:p>
          </table:table-cell>
          <table:table-cell/>
          <table:table-cell table:formula="of:=1000*([.G78]-[.L78])" office:value-type="float" office:value="-0.180898512589067" calcext:value-type="float">
            <text:p>-,1809</text:p>
          </table:table-cell>
          <table:table-cell/>
          <table:table-cell table:formula="of:=DEGREES(ASIN([.T78]/[.$B$4]))" office:value-type="float" office:value="9.41734312910504" calcext:value-type="float">
            <text:p>9,417</text:p>
          </table:table-cell>
          <table:table-cell table:formula="of:=[.D78]*[.$B$24]" office:value-type="float" office:value="37.6336545326718" calcext:value-type="float">
            <text:p>37,63</text:p>
          </table:table-cell>
          <table:table-cell table:formula="of:=[.$B$22]*([.T79]-[.T78])" office:value-type="float" office:value="802.851296696997" calcext:value-type="float">
            <text:p>802,85</text:p>
          </table:table-cell>
          <table:table-cell table:formula="of:=ROUND(1000000/([.U78]/([.$B$17])))" office:value-type="float" office:value="37367" calcext:value-type="float">
            <text:p>37.367</text:p>
          </table:table-cell>
          <table:table-cell table:formula="of:=([.S78]-[.F78])*3600" office:value-type="float" office:value="152.435264778151" calcext:value-type="float">
            <text:p>152,44</text:p>
          </table:table-cell>
          <table:table-cell table:formula="of:=[.W79]-[.W78]" office:value-type="float" office:value="6.23161684963662" calcext:value-type="float">
            <text:p>6,2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8]+1" office:value-type="float" office:value="76" calcext:value-type="float">
            <text:p>76</text:p>
          </table:table-cell>
          <table:table-cell table:style-name="ce52" table:formula="of:=[.D79]*[.$B$17]/60" office:value-type="float" office:value="38" calcext:value-type="float">
            <text:p>38,0</text:p>
          </table:table-cell>
          <table:table-cell table:formula="of:=360*[.E79]/60/24" office:value-type="float" office:value="9.5" calcext:value-type="float">
            <text:p>9,500</text:p>
          </table:table-cell>
          <table:table-cell table:formula="of:=SIN((RADIANS([.F79]*0.5)))*[.$B$4]*2" office:value-type="float" office:value="38.091775455614" calcext:value-type="float">
            <text:p>38,092</text:p>
          </table:table-cell>
          <table:table-cell table:formula="of:=[.$B$22]*([.G80]-[.G79])" office:value-type="float" office:value="800.057645245067" calcext:value-type="float">
            <text:p>800,06</text:p>
          </table:table-cell>
          <table:table-cell table:formula="of:=1000000/([.H79]/([.$B$17]))" office:value-type="float" office:value="37497.298073829" calcext:value-type="float">
            <text:p>37.497</text:p>
          </table:table-cell>
          <table:table-cell table:formula="of:=[.M78]*[.O78]/(1000000*60)+[.J78]" office:value-type="float" office:value="37.9999512583334" calcext:value-type="float">
            <text:p>38,0000</text:p>
          </table:table-cell>
          <table:table-cell table:formula="of:=DEGREES(ASIN([.L79]/[.$B$4]))" office:value-type="float" office:value="9.53307027810955" calcext:value-type="float">
            <text:p>9,533</text:p>
          </table:table-cell>
          <table:table-cell table:formula="of:=([.M79]/[.$B$22])+[.L78]" office:value-type="float" office:value="38.091875" calcext:value-type="float">
            <text:p>38,092</text:p>
          </table:table-cell>
          <table:table-cell table:formula="of:=ROUND([.H79]+[.N79])" office:value-type="float" office:value="800" calcext:value-type="float">
            <text:p>800</text:p>
          </table:table-cell>
          <table:table-cell/>
          <table:table-cell table:formula="of:=ROUND(4*(1000000/([.M79]/([.$B$17])));-1)/4+[.P79]" office:value-type="float" office:value="37500" calcext:value-type="float">
            <text:p>37.500</text:p>
          </table:table-cell>
          <table:table-cell/>
          <table:table-cell table:formula="of:=1000*([.G79]-[.L79])" office:value-type="float" office:value="-0.0995443859750367" calcext:value-type="float">
            <text:p>-,0995</text:p>
          </table:table-cell>
          <table:table-cell/>
          <table:table-cell table:formula="of:=DEGREES(ASIN([.T79]/[.$B$4]))" office:value-type="float" office:value="9.5440741337855" calcext:value-type="float">
            <text:p>9,544</text:p>
          </table:table-cell>
          <table:table-cell table:formula="of:=[.D79]*[.$B$24]" office:value-type="float" office:value="38.1354365931074" calcext:value-type="float">
            <text:p>38,14</text:p>
          </table:table-cell>
          <table:table-cell table:formula="of:=[.$B$22]*([.T80]-[.T79])" office:value-type="float" office:value="802.851296696997" calcext:value-type="float">
            <text:p>802,85</text:p>
          </table:table-cell>
          <table:table-cell table:formula="of:=ROUND(1000000/([.U79]/([.$B$17])))" office:value-type="float" office:value="37367" calcext:value-type="float">
            <text:p>37.367</text:p>
          </table:table-cell>
          <table:table-cell table:formula="of:=([.S79]-[.F79])*3600" office:value-type="float" office:value="158.666881627788" calcext:value-type="float">
            <text:p>158,67</text:p>
          </table:table-cell>
          <table:table-cell table:formula="of:=[.W80]-[.W79]" office:value-type="float" office:value="6.40134829550121" calcext:value-type="float">
            <text:p>6,4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9]+1" office:value-type="float" office:value="77" calcext:value-type="float">
            <text:p>77</text:p>
          </table:table-cell>
          <table:table-cell table:style-name="ce52" table:formula="of:=[.D80]*[.$B$17]/60" office:value-type="float" office:value="38.5" calcext:value-type="float">
            <text:p>38,5</text:p>
          </table:table-cell>
          <table:table-cell table:formula="of:=360*[.E80]/60/24" office:value-type="float" office:value="9.625" calcext:value-type="float">
            <text:p>9,625</text:p>
          </table:table-cell>
          <table:table-cell table:formula="of:=SIN((RADIANS([.F80]*0.5)))*[.$B$4]*2" office:value-type="float" office:value="38.5918114838922" calcext:value-type="float">
            <text:p>38,592</text:p>
          </table:table-cell>
          <table:table-cell table:formula="of:=[.$B$22]*([.G81]-[.G80])" office:value-type="float" office:value="799.984171889594" calcext:value-type="float">
            <text:p>799,98</text:p>
          </table:table-cell>
          <table:table-cell table:formula="of:=1000000/([.H80]/([.$B$17]))" office:value-type="float" office:value="37500.741957355" calcext:value-type="float">
            <text:p>37.501</text:p>
          </table:table-cell>
          <table:table-cell table:formula="of:=[.M79]*[.O79]/(1000000*60)+[.J79]" office:value-type="float" office:value="38.4999512583334" calcext:value-type="float">
            <text:p>38,5000</text:p>
          </table:table-cell>
          <table:table-cell table:formula="of:=DEGREES(ASIN([.L80]/[.$B$4]))" office:value-type="float" office:value="9.65939399326002" calcext:value-type="float">
            <text:p>9,659</text:p>
          </table:table-cell>
          <table:table-cell table:formula="of:=([.M80]/[.$B$22])+[.L79]" office:value-type="float" office:value="38.591875" calcext:value-type="float">
            <text:p>38,592</text:p>
          </table:table-cell>
          <table:table-cell table:formula="of:=ROUND([.H80]+[.N80])" office:value-type="float" office:value="800" calcext:value-type="float">
            <text:p>800</text:p>
          </table:table-cell>
          <table:table-cell/>
          <table:table-cell table:formula="of:=ROUND(4*(1000000/([.M80]/([.$B$17])));-1)/4+[.P80]" office:value-type="float" office:value="37500" calcext:value-type="float">
            <text:p>37.500</text:p>
          </table:table-cell>
          <table:table-cell/>
          <table:table-cell table:formula="of:=1000*([.G80]-[.L80])" office:value-type="float" office:value="-0.0635161078079705" calcext:value-type="float">
            <text:p>-,0635</text:p>
          </table:table-cell>
          <table:table-cell/>
          <table:table-cell table:formula="of:=DEGREES(ASIN([.T80]/[.$B$4]))" office:value-type="float" office:value="9.6708522860898" calcext:value-type="float">
            <text:p>9,671</text:p>
          </table:table-cell>
          <table:table-cell table:formula="of:=[.D80]*[.$B$24]" office:value-type="float" office:value="38.637218653543" calcext:value-type="float">
            <text:p>38,64</text:p>
          </table:table-cell>
          <table:table-cell table:formula="of:=[.$B$22]*([.T81]-[.T80])" office:value-type="float" office:value="802.851296696997" calcext:value-type="float">
            <text:p>802,85</text:p>
          </table:table-cell>
          <table:table-cell table:formula="of:=ROUND(1000000/([.U80]/([.$B$17])))" office:value-type="float" office:value="37367" calcext:value-type="float">
            <text:p>37.367</text:p>
          </table:table-cell>
          <table:table-cell table:formula="of:=([.S80]-[.F80])*3600" office:value-type="float" office:value="165.068229923289" calcext:value-type="float">
            <text:p>165,07</text:p>
          </table:table-cell>
          <table:table-cell table:formula="of:=[.W81]-[.W80]" office:value-type="float" office:value="6.57350638600462" calcext:value-type="float">
            <text:p>6,5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0]+1" office:value-type="float" office:value="78" calcext:value-type="float">
            <text:p>78</text:p>
          </table:table-cell>
          <table:table-cell table:style-name="ce52" table:formula="of:=[.D81]*[.$B$17]/60" office:value-type="float" office:value="39" calcext:value-type="float">
            <text:p>39,0</text:p>
          </table:table-cell>
          <table:table-cell table:formula="of:=360*[.E81]/60/24" office:value-type="float" office:value="9.75" calcext:value-type="float">
            <text:p>9,750</text:p>
          </table:table-cell>
          <table:table-cell table:formula="of:=SIN((RADIANS([.F81]*0.5)))*[.$B$4]*2" office:value-type="float" office:value="39.0918015913232" calcext:value-type="float">
            <text:p>39,092</text:p>
          </table:table-cell>
          <table:table-cell table:formula="of:=[.$B$22]*([.G82]-[.G81])" office:value-type="float" office:value="799.909746623632" calcext:value-type="float">
            <text:p>799,91</text:p>
          </table:table-cell>
          <table:table-cell table:formula="of:=1000000/([.H81]/([.$B$17]))" office:value-type="float" office:value="37504.2311043566" calcext:value-type="float">
            <text:p>37.504</text:p>
          </table:table-cell>
          <table:table-cell table:formula="of:=[.M80]*[.O80]/(1000000*60)+[.J80]" office:value-type="float" office:value="38.9999512583334" calcext:value-type="float">
            <text:p>39,0000</text:p>
          </table:table-cell>
          <table:table-cell table:formula="of:=DEGREES(ASIN([.L81]/[.$B$4]))" office:value-type="float" office:value="9.78576513046015" calcext:value-type="float">
            <text:p>9,786</text:p>
          </table:table-cell>
          <table:table-cell table:formula="of:=([.M81]/[.$B$22])+[.L80]" office:value-type="float" office:value="39.091875" calcext:value-type="float">
            <text:p>39,092</text:p>
          </table:table-cell>
          <table:table-cell table:formula="of:=ROUND([.H81]+[.N81])" office:value-type="float" office:value="800" calcext:value-type="float">
            <text:p>800</text:p>
          </table:table-cell>
          <table:table-cell/>
          <table:table-cell table:formula="of:=ROUND(4*(1000000/([.M81]/([.$B$17])));-1)/4+[.P81]" office:value-type="float" office:value="37500" calcext:value-type="float">
            <text:p>37.500</text:p>
          </table:table-cell>
          <table:table-cell/>
          <table:table-cell table:formula="of:=1000*([.G81]-[.L81])" office:value-type="float" office:value="-0.0734086768119369" calcext:value-type="float">
            <text:p>-,0734</text:p>
          </table:table-cell>
          <table:table-cell/>
          <table:table-cell table:formula="of:=DEGREES(ASIN([.T81]/[.$B$4]))" office:value-type="float" office:value="9.79767826008592" calcext:value-type="float">
            <text:p>9,798</text:p>
          </table:table-cell>
          <table:table-cell table:formula="of:=[.D81]*[.$B$24]" office:value-type="float" office:value="39.1390007139787" calcext:value-type="float">
            <text:p>39,14</text:p>
          </table:table-cell>
          <table:table-cell table:formula="of:=[.$B$22]*([.T82]-[.T81])" office:value-type="float" office:value="802.851296696997" calcext:value-type="float">
            <text:p>802,85</text:p>
          </table:table-cell>
          <table:table-cell table:formula="of:=ROUND(1000000/([.U81]/([.$B$17])))" office:value-type="float" office:value="37367" calcext:value-type="float">
            <text:p>37.367</text:p>
          </table:table-cell>
          <table:table-cell table:formula="of:=([.S81]-[.F81])*3600" office:value-type="float" office:value="171.641736309294" calcext:value-type="float">
            <text:p>171,64</text:p>
          </table:table-cell>
          <table:table-cell table:formula="of:=[.W82]-[.W81]" office:value-type="float" office:value="6.74809907742571" calcext:value-type="float">
            <text:p>6,7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1]+1" office:value-type="float" office:value="79" calcext:value-type="float">
            <text:p>79</text:p>
          </table:table-cell>
          <table:table-cell table:style-name="ce52" table:formula="of:=[.D82]*[.$B$17]/60" office:value-type="float" office:value="39.5" calcext:value-type="float">
            <text:p>39,5</text:p>
          </table:table-cell>
          <table:table-cell table:formula="of:=360*[.E82]/60/24" office:value-type="float" office:value="9.875" calcext:value-type="float">
            <text:p>9,875</text:p>
          </table:table-cell>
          <table:table-cell table:formula="of:=SIN((RADIANS([.F82]*0.5)))*[.$B$4]*2" office:value-type="float" office:value="39.5917451829629" calcext:value-type="float">
            <text:p>39,592</text:p>
          </table:table-cell>
          <table:table-cell table:formula="of:=[.$B$22]*([.G83]-[.G82])" office:value-type="float" office:value="799.834369535722" calcext:value-type="float">
            <text:p>799,83</text:p>
          </table:table-cell>
          <table:table-cell table:formula="of:=1000000/([.H82]/([.$B$17]))" office:value-type="float" office:value="37507.7655357746" calcext:value-type="float">
            <text:p>37.508</text:p>
          </table:table-cell>
          <table:table-cell table:formula="of:=[.M81]*[.O81]/(1000000*60)+[.J81]" office:value-type="float" office:value="39.4999512583334" calcext:value-type="float">
            <text:p>39,5000</text:p>
          </table:table-cell>
          <table:table-cell table:formula="of:=DEGREES(ASIN([.L82]/[.$B$4]))" office:value-type="float" office:value="9.91218435860521" calcext:value-type="float">
            <text:p>9,912</text:p>
          </table:table-cell>
          <table:table-cell table:formula="of:=([.M82]/[.$B$22])+[.L81]" office:value-type="float" office:value="39.591875" calcext:value-type="float">
            <text:p>39,592</text:p>
          </table:table-cell>
          <table:table-cell table:formula="of:=ROUND([.H82]+[.N82])" office:value-type="float" office:value="800" calcext:value-type="float">
            <text:p>800</text:p>
          </table:table-cell>
          <table:table-cell/>
          <table:table-cell table:formula="of:=ROUND(4*(1000000/([.M82]/([.$B$17])));-1)/4+[.P82]" office:value-type="float" office:value="37500" calcext:value-type="float">
            <text:p>37.500</text:p>
          </table:table-cell>
          <table:table-cell/>
          <table:table-cell table:formula="of:=1000*([.G82]-[.L82])" office:value-type="float" office:value="-0.129817037041846" calcext:value-type="float">
            <text:p>-,1298</text:p>
          </table:table-cell>
          <table:table-cell/>
          <table:table-cell table:formula="of:=DEGREES(ASIN([.T82]/[.$B$4]))" office:value-type="float" office:value="9.92455273205187" calcext:value-type="float">
            <text:p>9,925</text:p>
          </table:table-cell>
          <table:table-cell table:formula="of:=[.D82]*[.$B$24]" office:value-type="float" office:value="39.6407827744143" calcext:value-type="float">
            <text:p>39,64</text:p>
          </table:table-cell>
          <table:table-cell table:formula="of:=[.$B$22]*([.T83]-[.T82])" office:value-type="float" office:value="802.851296697008" calcext:value-type="float">
            <text:p>802,85</text:p>
          </table:table-cell>
          <table:table-cell table:formula="of:=ROUND(1000000/([.U82]/([.$B$17])))" office:value-type="float" office:value="37367" calcext:value-type="float">
            <text:p>37.367</text:p>
          </table:table-cell>
          <table:table-cell table:formula="of:=([.S82]-[.F82])*3600" office:value-type="float" office:value="178.389835386719" calcext:value-type="float">
            <text:p>178,39</text:p>
          </table:table-cell>
          <table:table-cell table:formula="of:=[.W83]-[.W82]" office:value-type="float" office:value="6.92513445477871" calcext:value-type="float">
            <text:p>6,9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2]+1" office:value-type="float" office:value="80" calcext:value-type="float">
            <text:p>80</text:p>
          </table:table-cell>
          <table:table-cell table:style-name="ce52" table:formula="of:=[.D83]*[.$B$17]/60" office:value-type="float" office:value="40" calcext:value-type="float">
            <text:p>40,0</text:p>
          </table:table-cell>
          <table:table-cell table:formula="of:=360*[.E83]/60/24" office:value-type="float" office:value="10" calcext:value-type="float">
            <text:p>10,000</text:p>
          </table:table-cell>
          <table:table-cell table:formula="of:=SIN((RADIANS([.F83]*0.5)))*[.$B$4]*2" office:value-type="float" office:value="40.0916416639228" calcext:value-type="float">
            <text:p>40,092</text:p>
          </table:table-cell>
          <table:table-cell table:formula="of:=[.$B$22]*([.G84]-[.G83])" office:value-type="float" office:value="799.758040715551" calcext:value-type="float">
            <text:p>799,76</text:p>
          </table:table-cell>
          <table:table-cell table:formula="of:=1000000/([.H83]/([.$B$17]))" office:value-type="float" office:value="37511.3452728262" calcext:value-type="float">
            <text:p>37.511</text:p>
          </table:table-cell>
          <table:table-cell table:formula="of:=[.M82]*[.O82]/(1000000*60)+[.J82]" office:value-type="float" office:value="39.9999512583334" calcext:value-type="float">
            <text:p>40,0000</text:p>
          </table:table-cell>
          <table:table-cell table:formula="of:=DEGREES(ASIN([.L83]/[.$B$4]))" office:value-type="float" office:value="10.0386523488013" calcext:value-type="float">
            <text:p>10,039</text:p>
          </table:table-cell>
          <table:table-cell table:formula="of:=([.M83]/[.$B$22])+[.L82]" office:value-type="float" office:value="40.091875" calcext:value-type="float">
            <text:p>40,092</text:p>
          </table:table-cell>
          <table:table-cell table:formula="of:=ROUND([.H83]+[.N83])" office:value-type="float" office:value="800" calcext:value-type="float">
            <text:p>800</text:p>
          </table:table-cell>
          <table:table-cell/>
          <table:table-cell table:formula="of:=ROUND(4*(1000000/([.M83]/([.$B$17])));-1)/4+[.P83]" office:value-type="float" office:value="37500" calcext:value-type="float">
            <text:p>37.500</text:p>
          </table:table-cell>
          <table:table-cell/>
          <table:table-cell table:formula="of:=1000*([.G83]-[.L83])" office:value-type="float" office:value="-0.23333607721554" calcext:value-type="float">
            <text:p>-,2333</text:p>
          </table:table-cell>
          <table:table-cell/>
          <table:table-cell table:formula="of:=DEGREES(ASIN([.T83]/[.$B$4]))" office:value-type="float" office:value="10.0514763805115" calcext:value-type="float">
            <text:p>10,051</text:p>
          </table:table-cell>
          <table:table-cell table:formula="of:=[.D83]*[.$B$24]" office:value-type="float" office:value="40.1425648348499" calcext:value-type="float">
            <text:p>40,14</text:p>
          </table:table-cell>
          <table:table-cell table:formula="of:=[.$B$22]*([.T84]-[.T83])" office:value-type="float" office:value="802.851296696997" calcext:value-type="float">
            <text:p>802,85</text:p>
          </table:table-cell>
          <table:table-cell table:formula="of:=ROUND(1000000/([.U83]/([.$B$17])))" office:value-type="float" office:value="37367" calcext:value-type="float">
            <text:p>37.367</text:p>
          </table:table-cell>
          <table:table-cell table:formula="of:=([.S83]-[.F83])*3600" office:value-type="float" office:value="185.314969841498" calcext:value-type="float">
            <text:p>185,31</text:p>
          </table:table-cell>
          <table:table-cell table:formula="of:=[.W84]-[.W83]" office:value-type="float" office:value="7.10462073275338" calcext:value-type="float">
            <text:p>7,1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3]+1" office:value-type="float" office:value="81" calcext:value-type="float">
            <text:p>81</text:p>
          </table:table-cell>
          <table:table-cell table:style-name="ce52" table:formula="of:=[.D84]*[.$B$17]/60" office:value-type="float" office:value="40.5" calcext:value-type="float">
            <text:p>40,5</text:p>
          </table:table-cell>
          <table:table-cell table:formula="of:=360*[.E84]/60/24" office:value-type="float" office:value="10.125" calcext:value-type="float">
            <text:p>10,125</text:p>
          </table:table-cell>
          <table:table-cell table:formula="of:=SIN((RADIANS([.F84]*0.5)))*[.$B$4]*2" office:value-type="float" office:value="40.59149043937" calcext:value-type="float">
            <text:p>40,591</text:p>
          </table:table-cell>
          <table:table-cell table:formula="of:=[.$B$22]*([.G85]-[.G84])" office:value-type="float" office:value="799.680760253932" calcext:value-type="float">
            <text:p>799,68</text:p>
          </table:table-cell>
          <table:table-cell table:formula="of:=1000000/([.H84]/([.$B$17]))" office:value-type="float" office:value="37514.9703370052" calcext:value-type="float">
            <text:p>37.515</text:p>
          </table:table-cell>
          <table:table-cell table:formula="of:=[.M83]*[.O83]/(1000000*60)+[.J83]" office:value-type="float" office:value="40.4999512583334" calcext:value-type="float">
            <text:p>40,5000</text:p>
          </table:table-cell>
          <table:table-cell table:formula="of:=DEGREES(ASIN([.L84]/[.$B$4]))" office:value-type="float" office:value="10.1650115964793" calcext:value-type="float">
            <text:p>10,165</text:p>
          </table:table-cell>
          <table:table-cell table:formula="of:=([.M84]/[.$B$22])+[.L83]" office:value-type="float" office:value="40.59125" calcext:value-type="float">
            <text:p>40,591</text:p>
          </table:table-cell>
          <table:table-cell table:formula="of:=ROUND([.H84]+[.N84])" office:value-type="float" office:value="799" calcext:value-type="float">
            <text:p>799</text:p>
          </table:table-cell>
          <table:table-cell office:value-type="float" office:value="-1" calcext:value-type="float">
            <text:p>-1</text:p>
          </table:table-cell>
          <table:table-cell table:formula="of:=ROUND(4*(1000000/([.M84]/([.$B$17])));-1)/4+[.P84]" office:value-type="float" office:value="37547.5" calcext:value-type="float">
            <text:p>37.548</text:p>
          </table:table-cell>
          <table:table-cell/>
          <table:table-cell table:formula="of:=1000*([.G84]-[.L84])" office:value-type="float" office:value="0.240439370003287" calcext:value-type="float">
            <text:p>,2404</text:p>
          </table:table-cell>
          <table:table-cell/>
          <table:table-cell table:formula="of:=DEGREES(ASIN([.T84]/[.$B$4]))" office:value-type="float" office:value="10.1784498862706" calcext:value-type="float">
            <text:p>10,178</text:p>
          </table:table-cell>
          <table:table-cell table:formula="of:=[.D84]*[.$B$24]" office:value-type="float" office:value="40.6443468952855" calcext:value-type="float">
            <text:p>40,64</text:p>
          </table:table-cell>
          <table:table-cell table:formula="of:=[.$B$22]*([.T85]-[.T84])" office:value-type="float" office:value="802.851296696997" calcext:value-type="float">
            <text:p>802,85</text:p>
          </table:table-cell>
          <table:table-cell table:formula="of:=ROUND(1000000/([.U84]/([.$B$17])))" office:value-type="float" office:value="37367" calcext:value-type="float">
            <text:p>37.367</text:p>
          </table:table-cell>
          <table:table-cell table:formula="of:=([.S84]-[.F84])*3600" office:value-type="float" office:value="192.419590574252" calcext:value-type="float">
            <text:p>192,42</text:p>
          </table:table-cell>
          <table:table-cell table:formula="of:=[.W85]-[.W84]" office:value-type="float" office:value="7.28656625698747" calcext:value-type="float">
            <text:p>7,2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4]+1" office:value-type="float" office:value="82" calcext:value-type="float">
            <text:p>82</text:p>
          </table:table-cell>
          <table:table-cell table:style-name="ce52" table:formula="of:=[.D85]*[.$B$17]/60" office:value-type="float" office:value="41" calcext:value-type="float">
            <text:p>41,0</text:p>
          </table:table-cell>
          <table:table-cell table:formula="of:=360*[.E85]/60/24" office:value-type="float" office:value="10.25" calcext:value-type="float">
            <text:p>10,250</text:p>
          </table:table-cell>
          <table:table-cell table:formula="of:=SIN((RADIANS([.F85]*0.5)))*[.$B$4]*2" office:value-type="float" office:value="41.0912909145287" calcext:value-type="float">
            <text:p>41,091</text:p>
          </table:table-cell>
          <table:table-cell table:formula="of:=[.$B$22]*([.G86]-[.G85])" office:value-type="float" office:value="799.602528242872" calcext:value-type="float">
            <text:p>799,60</text:p>
          </table:table-cell>
          <table:table-cell table:formula="of:=1000000/([.H85]/([.$B$17]))" office:value-type="float" office:value="37518.64075008" calcext:value-type="float">
            <text:p>37.519</text:p>
          </table:table-cell>
          <table:table-cell table:formula="of:=[.M84]*[.O84]/(1000000*60)+[.J84]" office:value-type="float" office:value="40.9999588000001" calcext:value-type="float">
            <text:p>41,0000</text:p>
          </table:table-cell>
          <table:table-cell table:formula="of:=DEGREES(ASIN([.L85]/[.$B$4]))" office:value-type="float" office:value="10.2915790700543" calcext:value-type="float">
            <text:p>10,292</text:p>
          </table:table-cell>
          <table:table-cell table:formula="of:=([.M85]/[.$B$22])+[.L84]" office:value-type="float" office:value="41.09125" calcext:value-type="float">
            <text:p>41,091</text:p>
          </table:table-cell>
          <table:table-cell table:formula="of:=ROUND([.H85]+[.N85])" office:value-type="float" office:value="800" calcext:value-type="float">
            <text:p>800</text:p>
          </table:table-cell>
          <table:table-cell/>
          <table:table-cell table:formula="of:=ROUND(4*(1000000/([.M85]/([.$B$17])));-1)/4+[.P85]" office:value-type="float" office:value="37500" calcext:value-type="float">
            <text:p>37.500</text:p>
          </table:table-cell>
          <table:table-cell/>
          <table:table-cell table:formula="of:=1000*([.G85]-[.L85])" office:value-type="float" office:value="0.0409145287108004" calcext:value-type="float">
            <text:p>,0409</text:p>
          </table:table-cell>
          <table:table-cell/>
          <table:table-cell table:formula="of:=DEGREES(ASIN([.T85]/[.$B$4]))" office:value-type="float" office:value="10.3054739324531" calcext:value-type="float">
            <text:p>10,305</text:p>
          </table:table-cell>
          <table:table-cell table:formula="of:=[.D85]*[.$B$24]" office:value-type="float" office:value="41.1461289557212" calcext:value-type="float">
            <text:p>41,15</text:p>
          </table:table-cell>
          <table:table-cell table:formula="of:=[.$B$22]*([.T86]-[.T85])" office:value-type="float" office:value="802.851296696997" calcext:value-type="float">
            <text:p>802,85</text:p>
          </table:table-cell>
          <table:table-cell table:formula="of:=ROUND(1000000/([.U85]/([.$B$17])))" office:value-type="float" office:value="37367" calcext:value-type="float">
            <text:p>37.367</text:p>
          </table:table-cell>
          <table:table-cell table:formula="of:=([.S85]-[.F85])*3600" office:value-type="float" office:value="199.706156831239" calcext:value-type="float">
            <text:p>199,71</text:p>
          </table:table-cell>
          <table:table-cell table:formula="of:=[.W86]-[.W85]" office:value-type="float" office:value="7.47097950507083" calcext:value-type="float">
            <text:p>7,4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5]+1" office:value-type="float" office:value="83" calcext:value-type="float">
            <text:p>83</text:p>
          </table:table-cell>
          <table:table-cell table:style-name="ce52" table:formula="of:=[.D86]*[.$B$17]/60" office:value-type="float" office:value="41.5" calcext:value-type="float">
            <text:p>41,5</text:p>
          </table:table-cell>
          <table:table-cell table:formula="of:=360*[.E86]/60/24" office:value-type="float" office:value="10.375" calcext:value-type="float">
            <text:p>10,375</text:p>
          </table:table-cell>
          <table:table-cell table:formula="of:=SIN((RADIANS([.F86]*0.5)))*[.$B$4]*2" office:value-type="float" office:value="41.5910424946805" calcext:value-type="float">
            <text:p>41,591</text:p>
          </table:table-cell>
          <table:table-cell table:formula="of:=[.$B$22]*([.G87]-[.G86])" office:value-type="float" office:value="799.523344775389" calcext:value-type="float">
            <text:p>799,52</text:p>
          </table:table-cell>
          <table:table-cell table:formula="of:=1000000/([.H86]/([.$B$17]))" office:value-type="float" office:value="37522.3565341021" calcext:value-type="float">
            <text:p>37.522</text:p>
          </table:table-cell>
          <table:table-cell table:formula="of:=[.M85]*[.O85]/(1000000*60)+[.J85]" office:value-type="float" office:value="41.4999588000001" calcext:value-type="float">
            <text:p>41,5000</text:p>
          </table:table-cell>
          <table:table-cell table:formula="of:=DEGREES(ASIN([.L86]/[.$B$4]))" office:value-type="float" office:value="10.4181973317694" calcext:value-type="float">
            <text:p>10,418</text:p>
          </table:table-cell>
          <table:table-cell table:formula="of:=([.M86]/[.$B$22])+[.L85]" office:value-type="float" office:value="41.59125" calcext:value-type="float">
            <text:p>41,591</text:p>
          </table:table-cell>
          <table:table-cell table:formula="of:=ROUND([.H86]+[.N86])" office:value-type="float" office:value="800" calcext:value-type="float">
            <text:p>800</text:p>
          </table:table-cell>
          <table:table-cell/>
          <table:table-cell table:formula="of:=ROUND(4*(1000000/([.M86]/([.$B$17])));-1)/4+[.P86]" office:value-type="float" office:value="37500" calcext:value-type="float">
            <text:p>37.500</text:p>
          </table:table-cell>
          <table:table-cell/>
          <table:table-cell table:formula="of:=1000*([.G86]-[.L86])" office:value-type="float" office:value="-0.207505319494317" calcext:value-type="float">
            <text:p>-,2075</text:p>
          </table:table-cell>
          <table:table-cell/>
          <table:table-cell table:formula="of:=DEGREES(ASIN([.T86]/[.$B$4]))" office:value-type="float" office:value="10.4325492045379" calcext:value-type="float">
            <text:p>10,433</text:p>
          </table:table-cell>
          <table:table-cell table:formula="of:=[.D86]*[.$B$24]" office:value-type="float" office:value="41.6479110161568" calcext:value-type="float">
            <text:p>41,65</text:p>
          </table:table-cell>
          <table:table-cell table:formula="of:=[.$B$22]*([.T87]-[.T86])" office:value-type="float" office:value="802.851296696997" calcext:value-type="float">
            <text:p>802,85</text:p>
          </table:table-cell>
          <table:table-cell table:formula="of:=ROUND(1000000/([.U86]/([.$B$17])))" office:value-type="float" office:value="37367" calcext:value-type="float">
            <text:p>37.367</text:p>
          </table:table-cell>
          <table:table-cell table:formula="of:=([.S86]-[.F86])*3600" office:value-type="float" office:value="207.17713633631" calcext:value-type="float">
            <text:p>207,18</text:p>
          </table:table-cell>
          <table:table-cell table:formula="of:=[.W87]-[.W86]" office:value-type="float" office:value="7.65786908768362" calcext:value-type="float">
            <text:p>7,6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6]+1" office:value-type="float" office:value="84" calcext:value-type="float">
            <text:p>84</text:p>
          </table:table-cell>
          <table:table-cell table:style-name="ce52" table:formula="of:=[.D87]*[.$B$17]/60" office:value-type="float" office:value="42" calcext:value-type="float">
            <text:p>42,0</text:p>
          </table:table-cell>
          <table:table-cell table:formula="of:=360*[.E87]/60/24" office:value-type="float" office:value="10.5" calcext:value-type="float">
            <text:p>10,500</text:p>
          </table:table-cell>
          <table:table-cell table:formula="of:=SIN((RADIANS([.F87]*0.5)))*[.$B$4]*2" office:value-type="float" office:value="42.0907445851651" calcext:value-type="float">
            <text:p>42,091</text:p>
          </table:table-cell>
          <table:table-cell table:formula="of:=[.$B$22]*([.G88]-[.G87])" office:value-type="float" office:value="799.443209945764" calcext:value-type="float">
            <text:p>799,44</text:p>
          </table:table-cell>
          <table:table-cell table:formula="of:=1000000/([.H87]/([.$B$17]))" office:value-type="float" office:value="37526.1177113947" calcext:value-type="float">
            <text:p>37.526</text:p>
          </table:table-cell>
          <table:table-cell table:formula="of:=[.M86]*[.O86]/(1000000*60)+[.J86]" office:value-type="float" office:value="41.9999588000001" calcext:value-type="float">
            <text:p>42,0000</text:p>
          </table:table-cell>
          <table:table-cell table:formula="of:=DEGREES(ASIN([.L87]/[.$B$4]))" office:value-type="float" office:value="10.5447086923538" calcext:value-type="float">
            <text:p>10,545</text:p>
          </table:table-cell>
          <table:table-cell table:formula="of:=([.M87]/[.$B$22])+[.L86]" office:value-type="float" office:value="42.090625" calcext:value-type="float">
            <text:p>42,091</text:p>
          </table:table-cell>
          <table:table-cell table:formula="of:=ROUND([.H87]+[.N87])" office:value-type="float" office:value="799" calcext:value-type="float">
            <text:p>799</text:p>
          </table:table-cell>
          <table:table-cell/>
          <table:table-cell table:formula="of:=ROUND(4*(1000000/([.M87]/([.$B$17])));-1)/4+[.P87]" office:value-type="float" office:value="37547.5" calcext:value-type="float">
            <text:p>37.548</text:p>
          </table:table-cell>
          <table:table-cell/>
          <table:table-cell table:formula="of:=1000*([.G87]-[.L87])" office:value-type="float" office:value="0.119585165123226" calcext:value-type="float">
            <text:p>,1196</text:p>
          </table:table-cell>
          <table:table-cell/>
          <table:table-cell table:formula="of:=DEGREES(ASIN([.T87]/[.$B$4]))" office:value-type="float" office:value="10.5596763903956" calcext:value-type="float">
            <text:p>10,560</text:p>
          </table:table-cell>
          <table:table-cell table:formula="of:=[.D87]*[.$B$24]" office:value-type="float" office:value="42.1496930765924" calcext:value-type="float">
            <text:p>42,15</text:p>
          </table:table-cell>
          <table:table-cell table:formula="of:=[.$B$22]*([.T88]-[.T87])" office:value-type="float" office:value="802.851296696997" calcext:value-type="float">
            <text:p>802,85</text:p>
          </table:table-cell>
          <table:table-cell table:formula="of:=ROUND(1000000/([.U87]/([.$B$17])))" office:value-type="float" office:value="37367" calcext:value-type="float">
            <text:p>37.367</text:p>
          </table:table-cell>
          <table:table-cell table:formula="of:=([.S87]-[.F87])*3600" office:value-type="float" office:value="214.835005423993" calcext:value-type="float">
            <text:p>214,84</text:p>
          </table:table-cell>
          <table:table-cell table:formula="of:=[.W88]-[.W87]" office:value-type="float" office:value="7.84724374982417" calcext:value-type="float">
            <text:p>7,8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7]+1" office:value-type="float" office:value="85" calcext:value-type="float">
            <text:p>85</text:p>
          </table:table-cell>
          <table:table-cell table:style-name="ce52" table:formula="of:=[.D88]*[.$B$17]/60" office:value-type="float" office:value="42.5" calcext:value-type="float">
            <text:p>42,5</text:p>
          </table:table-cell>
          <table:table-cell table:formula="of:=360*[.E88]/60/24" office:value-type="float" office:value="10.625" calcext:value-type="float">
            <text:p>10,625</text:p>
          </table:table-cell>
          <table:table-cell table:formula="of:=SIN((RADIANS([.F88]*0.5)))*[.$B$4]*2" office:value-type="float" office:value="42.5903965913812" calcext:value-type="float">
            <text:p>42,590</text:p>
          </table:table-cell>
          <table:table-cell table:formula="of:=[.$B$22]*([.G89]-[.G88])" office:value-type="float" office:value="799.362123849312" calcext:value-type="float">
            <text:p>799,36</text:p>
          </table:table-cell>
          <table:table-cell table:formula="of:=1000000/([.H88]/([.$B$17]))" office:value-type="float" office:value="37529.9243045638" calcext:value-type="float">
            <text:p>37.530</text:p>
          </table:table-cell>
          <table:table-cell table:formula="of:=[.M87]*[.O87]/(1000000*60)+[.J87]" office:value-type="float" office:value="42.4999663416667" calcext:value-type="float">
            <text:p>42,5000</text:p>
          </table:table-cell>
          <table:table-cell table:formula="of:=DEGREES(ASIN([.L88]/[.$B$4]))" office:value-type="float" office:value="10.6714305080329" calcext:value-type="float">
            <text:p>10,671</text:p>
          </table:table-cell>
          <table:table-cell table:formula="of:=([.M88]/[.$B$22])+[.L87]" office:value-type="float" office:value="42.590625" calcext:value-type="float">
            <text:p>42,591</text:p>
          </table:table-cell>
          <table:table-cell table:formula="of:=ROUND([.H88]+[.N88])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ROUND(4*(1000000/([.M88]/([.$B$17])));-1)/4+[.P88]" office:value-type="float" office:value="37500" calcext:value-type="float">
            <text:p>37.500</text:p>
          </table:table-cell>
          <table:table-cell/>
          <table:table-cell table:formula="of:=1000*([.G88]-[.L88])" office:value-type="float" office:value="-0.228408618774267" calcext:value-type="float">
            <text:p>-,2284</text:p>
          </table:table-cell>
          <table:table-cell/>
          <table:table-cell table:formula="of:=DEGREES(ASIN([.T88]/[.$B$4]))" office:value-type="float" office:value="10.6868561803261" calcext:value-type="float">
            <text:p>10,687</text:p>
          </table:table-cell>
          <table:table-cell table:formula="of:=[.D88]*[.$B$24]" office:value-type="float" office:value="42.651475137028" calcext:value-type="float">
            <text:p>42,65</text:p>
          </table:table-cell>
          <table:table-cell table:formula="of:=[.$B$22]*([.T89]-[.T88])" office:value-type="float" office:value="802.851296696997" calcext:value-type="float">
            <text:p>802,85</text:p>
          </table:table-cell>
          <table:table-cell table:formula="of:=ROUND(1000000/([.U88]/([.$B$17])))" office:value-type="float" office:value="37367" calcext:value-type="float">
            <text:p>37.367</text:p>
          </table:table-cell>
          <table:table-cell table:formula="of:=([.S88]-[.F88])*3600" office:value-type="float" office:value="222.682249173818" calcext:value-type="float">
            <text:p>222,68</text:p>
          </table:table-cell>
          <table:table-cell table:formula="of:=[.W89]-[.W88]" office:value-type="float" office:value="8.03911237196004" calcext:value-type="float">
            <text:p>8,0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8]+1" office:value-type="float" office:value="86" calcext:value-type="float">
            <text:p>86</text:p>
          </table:table-cell>
          <table:table-cell table:style-name="ce52" table:formula="of:=[.D89]*[.$B$17]/60" office:value-type="float" office:value="43" calcext:value-type="float">
            <text:p>43,0</text:p>
          </table:table-cell>
          <table:table-cell table:formula="of:=360*[.E89]/60/24" office:value-type="float" office:value="10.75" calcext:value-type="float">
            <text:p>10,750</text:p>
          </table:table-cell>
          <table:table-cell table:formula="of:=SIN((RADIANS([.F89]*0.5)))*[.$B$4]*2" office:value-type="float" office:value="43.089997918787" calcext:value-type="float">
            <text:p>43,090</text:p>
          </table:table-cell>
          <table:table-cell table:formula="of:=[.$B$22]*([.G90]-[.G89])" office:value-type="float" office:value="799.280086582542" calcext:value-type="float">
            <text:p>799,28</text:p>
          </table:table-cell>
          <table:table-cell table:formula="of:=1000000/([.H89]/([.$B$17]))" office:value-type="float" office:value="37533.7763364907" calcext:value-type="float">
            <text:p>37.534</text:p>
          </table:table-cell>
          <table:table-cell table:formula="of:=[.M88]*[.O88]/(1000000*60)+[.J88]" office:value-type="float" office:value="42.9999663416667" calcext:value-type="float">
            <text:p>43,0000</text:p>
          </table:table-cell>
          <table:table-cell table:formula="of:=DEGREES(ASIN([.L89]/[.$B$4]))" office:value-type="float" office:value="10.7980466575318" calcext:value-type="float">
            <text:p>10,798</text:p>
          </table:table-cell>
          <table:table-cell table:formula="of:=([.M89]/[.$B$22])+[.L88]" office:value-type="float" office:value="43.09" calcext:value-type="float">
            <text:p>43,090</text:p>
          </table:table-cell>
          <table:table-cell table:formula="of:=ROUND([.H89]+[.N89])" office:value-type="float" office:value="799" calcext:value-type="float">
            <text:p>799</text:p>
          </table:table-cell>
          <table:table-cell/>
          <table:table-cell table:formula="of:=ROUND(4*(1000000/([.M89]/([.$B$17])));-1)/4+[.P89]" office:value-type="float" office:value="37547.5" calcext:value-type="float">
            <text:p>37.548</text:p>
          </table:table-cell>
          <table:table-cell/>
          <table:table-cell table:formula="of:=1000*([.G89]-[.L89])" office:value-type="float" office:value="-0.00208121295486308" calcext:value-type="float">
            <text:p>-,0021</text:p>
          </table:table-cell>
          <table:table-cell/>
          <table:table-cell table:formula="of:=DEGREES(ASIN([.T89]/[.$B$4]))" office:value-type="float" office:value="10.8140892670961" calcext:value-type="float">
            <text:p>10,814</text:p>
          </table:table-cell>
          <table:table-cell table:formula="of:=[.D89]*[.$B$24]" office:value-type="float" office:value="43.1532571974636" calcext:value-type="float">
            <text:p>43,15</text:p>
          </table:table-cell>
          <table:table-cell table:formula="of:=[.$B$22]*([.T90]-[.T89])" office:value-type="float" office:value="802.851296696997" calcext:value-type="float">
            <text:p>802,85</text:p>
          </table:table-cell>
          <table:table-cell table:formula="of:=ROUND(1000000/([.U89]/([.$B$17])))" office:value-type="float" office:value="37367" calcext:value-type="float">
            <text:p>37.367</text:p>
          </table:table-cell>
          <table:table-cell table:formula="of:=([.S89]-[.F89])*3600" office:value-type="float" office:value="230.721361545778" calcext:value-type="float">
            <text:p>230,72</text:p>
          </table:table-cell>
          <table:table-cell table:formula="of:=[.W90]-[.W89]" office:value-type="float" office:value="8.2334839711919" calcext:value-type="float">
            <text:p>8,2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9]+1" office:value-type="float" office:value="87" calcext:value-type="float">
            <text:p>87</text:p>
          </table:table-cell>
          <table:table-cell table:style-name="ce52" table:formula="of:=[.D90]*[.$B$17]/60" office:value-type="float" office:value="43.5" calcext:value-type="float">
            <text:p>43,5</text:p>
          </table:table-cell>
          <table:table-cell table:formula="of:=360*[.E90]/60/24" office:value-type="float" office:value="10.875" calcext:value-type="float">
            <text:p>10,875</text:p>
          </table:table-cell>
          <table:table-cell table:formula="of:=SIN((RADIANS([.F90]*0.5)))*[.$B$4]*2" office:value-type="float" office:value="43.5895479729011" calcext:value-type="float">
            <text:p>43,590</text:p>
          </table:table-cell>
          <table:table-cell table:formula="of:=[.$B$22]*([.G91]-[.G90])" office:value-type="float" office:value="799.197098243076" calcext:value-type="float">
            <text:p>799,20</text:p>
          </table:table-cell>
          <table:table-cell table:formula="of:=1000000/([.H90]/([.$B$17]))" office:value-type="float" office:value="37537.6738303365" calcext:value-type="float">
            <text:p>37.538</text:p>
          </table:table-cell>
          <table:table-cell table:formula="of:=[.M89]*[.O89]/(1000000*60)+[.J89]" office:value-type="float" office:value="43.4999738833334" calcext:value-type="float">
            <text:p>43,5000</text:p>
          </table:table-cell>
          <table:table-cell table:formula="of:=DEGREES(ASIN([.L90]/[.$B$4]))" office:value-type="float" office:value="10.9247161954306" calcext:value-type="float">
            <text:p>10,925</text:p>
          </table:table-cell>
          <table:table-cell table:formula="of:=([.M90]/[.$B$22])+[.L89]" office:value-type="float" office:value="43.589375" calcext:value-type="float">
            <text:p>43,589</text:p>
          </table:table-cell>
          <table:table-cell table:formula="of:=ROUND([.H90]+[.N90])" office:value-type="float" office:value="799" calcext:value-type="float">
            <text:p>799</text:p>
          </table:table-cell>
          <table:table-cell/>
          <table:table-cell table:formula="of:=ROUND(4*(1000000/([.M90]/([.$B$17])));-1)/4+[.P90]" office:value-type="float" office:value="37547.5" calcext:value-type="float">
            <text:p>37.548</text:p>
          </table:table-cell>
          <table:table-cell/>
          <table:table-cell table:formula="of:=1000*([.G90]-[.L90])" office:value-type="float" office:value="0.172972901133051" calcext:value-type="float">
            <text:p>,1730</text:p>
          </table:table-cell>
          <table:table-cell/>
          <table:table-cell table:formula="of:=DEGREES(ASIN([.T90]/[.$B$4]))" office:value-type="float" office:value="10.9413763459769" calcext:value-type="float">
            <text:p>10,941</text:p>
          </table:table-cell>
          <table:table-cell table:formula="of:=[.D90]*[.$B$24]" office:value-type="float" office:value="43.6550392578993" calcext:value-type="float">
            <text:p>43,66</text:p>
          </table:table-cell>
          <table:table-cell table:formula="of:=[.$B$22]*([.T91]-[.T90])" office:value-type="float" office:value="802.851296696997" calcext:value-type="float">
            <text:p>802,85</text:p>
          </table:table-cell>
          <table:table-cell table:formula="of:=ROUND(1000000/([.U90]/([.$B$17])))" office:value-type="float" office:value="37367" calcext:value-type="float">
            <text:p>37.367</text:p>
          </table:table-cell>
          <table:table-cell table:formula="of:=([.S90]-[.F90])*3600" office:value-type="float" office:value="238.95484551697" calcext:value-type="float">
            <text:p>238,95</text:p>
          </table:table-cell>
          <table:table-cell table:formula="of:=[.W91]-[.W90]" office:value-type="float" office:value="8.43036770257086" calcext:value-type="float">
            <text:p>8,4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0]+1" office:value-type="float" office:value="88" calcext:value-type="float">
            <text:p>88</text:p>
          </table:table-cell>
          <table:table-cell table:style-name="ce52" table:formula="of:=[.D91]*[.$B$17]/60" office:value-type="float" office:value="44" calcext:value-type="float">
            <text:p>44,0</text:p>
          </table:table-cell>
          <table:table-cell table:formula="of:=360*[.E91]/60/24" office:value-type="float" office:value="11" calcext:value-type="float">
            <text:p>11,000</text:p>
          </table:table-cell>
          <table:table-cell table:formula="of:=SIN((RADIANS([.F91]*0.5)))*[.$B$4]*2" office:value-type="float" office:value="44.089046159303" calcext:value-type="float">
            <text:p>44,089</text:p>
          </table:table-cell>
          <table:table-cell table:formula="of:=[.$B$22]*([.G92]-[.G91])" office:value-type="float" office:value="799.11315892964" calcext:value-type="float">
            <text:p>799,11</text:p>
          </table:table-cell>
          <table:table-cell table:formula="of:=1000000/([.H91]/([.$B$17]))" office:value-type="float" office:value="37541.616809543" calcext:value-type="float">
            <text:p>37.542</text:p>
          </table:table-cell>
          <table:table-cell table:formula="of:=[.M90]*[.O90]/(1000000*60)+[.J90]" office:value-type="float" office:value="43.9999814250001" calcext:value-type="float">
            <text:p>44,0000</text:p>
          </table:table-cell>
          <table:table-cell table:formula="of:=DEGREES(ASIN([.L91]/[.$B$4]))" office:value-type="float" office:value="11.0515984461665" calcext:value-type="float">
            <text:p>11,052</text:p>
          </table:table-cell>
          <table:table-cell table:formula="of:=([.M91]/[.$B$22])+[.L90]" office:value-type="float" office:value="44.089375" calcext:value-type="float">
            <text:p>44,089</text:p>
          </table:table-cell>
          <table:table-cell table:formula="of:=ROUND([.H91]+[.N91])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ROUND(4*(1000000/([.M91]/([.$B$17])));-1)/4+[.P91]" office:value-type="float" office:value="37500" calcext:value-type="float">
            <text:p>37.500</text:p>
          </table:table-cell>
          <table:table-cell/>
          <table:table-cell table:formula="of:=1000*([.G91]-[.L91])" office:value-type="float" office:value="-0.32884069694461" calcext:value-type="float">
            <text:p>-,3288</text:p>
          </table:table-cell>
          <table:table-cell/>
          <table:table-cell table:formula="of:=DEGREES(ASIN([.T91]/[.$B$4]))" office:value-type="float" office:value="11.0687181147832" calcext:value-type="float">
            <text:p>11,069</text:p>
          </table:table-cell>
          <table:table-cell table:formula="of:=[.D91]*[.$B$24]" office:value-type="float" office:value="44.1568213183349" calcext:value-type="float">
            <text:p>44,16</text:p>
          </table:table-cell>
          <table:table-cell table:formula="of:=[.$B$22]*([.T92]-[.T91])" office:value-type="float" office:value="802.851296696997" calcext:value-type="float">
            <text:p>802,85</text:p>
          </table:table-cell>
          <table:table-cell table:formula="of:=ROUND(1000000/([.U91]/([.$B$17])))" office:value-type="float" office:value="37367" calcext:value-type="float">
            <text:p>37.367</text:p>
          </table:table-cell>
          <table:table-cell table:formula="of:=([.S91]-[.F91])*3600" office:value-type="float" office:value="247.38521321954" calcext:value-type="float">
            <text:p>247,39</text:p>
          </table:table-cell>
          <table:table-cell table:formula="of:=[.W92]-[.W91]" office:value-type="float" office:value="8.62977286030713" calcext:value-type="float">
            <text:p>8,6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1]+1" office:value-type="float" office:value="89" calcext:value-type="float">
            <text:p>89</text:p>
          </table:table-cell>
          <table:table-cell table:style-name="ce52" table:formula="of:=[.D92]*[.$B$17]/60" office:value-type="float" office:value="44.5" calcext:value-type="float">
            <text:p>44,5</text:p>
          </table:table-cell>
          <table:table-cell table:formula="of:=360*[.E92]/60/24" office:value-type="float" office:value="11.125" calcext:value-type="float">
            <text:p>11,125</text:p>
          </table:table-cell>
          <table:table-cell table:formula="of:=SIN((RADIANS([.F92]*0.5)))*[.$B$4]*2" office:value-type="float" office:value="44.5884918836341" calcext:value-type="float">
            <text:p>44,588</text:p>
          </table:table-cell>
          <table:table-cell table:formula="of:=[.$B$22]*([.G93]-[.G92])" office:value-type="float" office:value="799.02826874212" calcext:value-type="float">
            <text:p>799,03</text:p>
          </table:table-cell>
          <table:table-cell table:formula="of:=1000000/([.H92]/([.$B$17]))" office:value-type="float" office:value="37545.6052978299" calcext:value-type="float">
            <text:p>37.546</text:p>
          </table:table-cell>
          <table:table-cell table:formula="of:=[.M91]*[.O91]/(1000000*60)+[.J91]" office:value-type="float" office:value="44.4999814250001" calcext:value-type="float">
            <text:p>44,5000</text:p>
          </table:table-cell>
          <table:table-cell table:formula="of:=DEGREES(ASIN([.L92]/[.$B$4]))" office:value-type="float" office:value="11.1783768948575" calcext:value-type="float">
            <text:p>11,178</text:p>
          </table:table-cell>
          <table:table-cell table:formula="of:=([.M92]/[.$B$22])+[.L91]" office:value-type="float" office:value="44.58875" calcext:value-type="float">
            <text:p>44,589</text:p>
          </table:table-cell>
          <table:table-cell table:formula="of:=ROUND([.H92]+[.N92])" office:value-type="float" office:value="799" calcext:value-type="float">
            <text:p>799</text:p>
          </table:table-cell>
          <table:table-cell/>
          <table:table-cell table:formula="of:=ROUND(4*(1000000/([.M92]/([.$B$17])));-1)/4+[.P92]" office:value-type="float" office:value="37547.5" calcext:value-type="float">
            <text:p>37.548</text:p>
          </table:table-cell>
          <table:table-cell/>
          <table:table-cell table:formula="of:=1000*([.G92]-[.L92])" office:value-type="float" office:value="-0.258116365920102" calcext:value-type="float">
            <text:p>-,2581</text:p>
          </table:table-cell>
          <table:table-cell/>
          <table:table-cell table:formula="of:=DEGREES(ASIN([.T92]/[.$B$4]))" office:value-type="float" office:value="11.1961152739111" calcext:value-type="float">
            <text:p>11,196</text:p>
          </table:table-cell>
          <table:table-cell table:formula="of:=[.D92]*[.$B$24]" office:value-type="float" office:value="44.6586033787705" calcext:value-type="float">
            <text:p>44,66</text:p>
          </table:table-cell>
          <table:table-cell table:formula="of:=[.$B$22]*([.T93]-[.T92])" office:value-type="float" office:value="802.851296696997" calcext:value-type="float">
            <text:p>802,85</text:p>
          </table:table-cell>
          <table:table-cell table:formula="of:=ROUND(1000000/([.U92]/([.$B$17])))" office:value-type="float" office:value="37367" calcext:value-type="float">
            <text:p>37.367</text:p>
          </table:table-cell>
          <table:table-cell table:formula="of:=([.S92]-[.F92])*3600" office:value-type="float" office:value="256.014986079848" calcext:value-type="float">
            <text:p>256,01</text:p>
          </table:table-cell>
          <table:table-cell table:formula="of:=[.W93]-[.W92]" office:value-type="float" office:value="8.83170887898501" calcext:value-type="float">
            <text:p>8,8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2]+1" office:value-type="float" office:value="90" calcext:value-type="float">
            <text:p>90</text:p>
          </table:table-cell>
          <table:table-cell table:style-name="ce52" table:formula="of:=[.D93]*[.$B$17]/60" office:value-type="float" office:value="45" calcext:value-type="float">
            <text:p>45,0</text:p>
          </table:table-cell>
          <table:table-cell table:formula="of:=360*[.E93]/60/24" office:value-type="float" office:value="11.25" calcext:value-type="float">
            <text:p>11,250</text:p>
          </table:table-cell>
          <table:table-cell table:formula="of:=SIN((RADIANS([.F93]*0.5)))*[.$B$4]*2" office:value-type="float" office:value="45.0878845515979" calcext:value-type="float">
            <text:p>45,088</text:p>
          </table:table-cell>
          <table:table-cell table:formula="of:=[.$B$22]*([.G94]-[.G93])" office:value-type="float" office:value="798.942427781526" calcext:value-type="float">
            <text:p>798,94</text:p>
          </table:table-cell>
          <table:table-cell table:formula="of:=1000000/([.H93]/([.$B$17]))" office:value-type="float" office:value="37549.6393191971" calcext:value-type="float">
            <text:p>37.550</text:p>
          </table:table-cell>
          <table:table-cell table:formula="of:=[.M92]*[.O92]/(1000000*60)+[.J92]" office:value-type="float" office:value="44.9999889666667" calcext:value-type="float">
            <text:p>45,0000</text:p>
          </table:table-cell>
          <table:table-cell table:formula="of:=DEGREES(ASIN([.L93]/[.$B$4]))" office:value-type="float" office:value="11.305210802926" calcext:value-type="float">
            <text:p>11,305</text:p>
          </table:table-cell>
          <table:table-cell table:formula="of:=([.M93]/[.$B$22])+[.L92]" office:value-type="float" office:value="45.088125" calcext:value-type="float">
            <text:p>45,088</text:p>
          </table:table-cell>
          <table:table-cell table:formula="of:=ROUND([.H93]+[.N93])" office:value-type="float" office:value="799" calcext:value-type="float">
            <text:p>799</text:p>
          </table:table-cell>
          <table:table-cell/>
          <table:table-cell table:formula="of:=ROUND(4*(1000000/([.M93]/([.$B$17])));-1)/4+[.P93]" office:value-type="float" office:value="37547.5" calcext:value-type="float">
            <text:p>37.548</text:p>
          </table:table-cell>
          <table:table-cell/>
          <table:table-cell table:formula="of:=1000*([.G93]-[.L93])" office:value-type="float" office:value="-0.240448402095694" calcext:value-type="float">
            <text:p>-,2404</text:p>
          </table:table-cell>
          <table:table-cell/>
          <table:table-cell table:formula="of:=DEGREES(ASIN([.T93]/[.$B$4]))" office:value-type="float" office:value="11.3235685263775" calcext:value-type="float">
            <text:p>11,324</text:p>
          </table:table-cell>
          <table:table-cell table:formula="of:=[.D93]*[.$B$24]" office:value-type="float" office:value="45.1603854392061" calcext:value-type="float">
            <text:p>45,16</text:p>
          </table:table-cell>
          <table:table-cell table:formula="of:=[.$B$22]*([.T94]-[.T93])" office:value-type="float" office:value="802.851296697008" calcext:value-type="float">
            <text:p>802,85</text:p>
          </table:table-cell>
          <table:table-cell table:formula="of:=ROUND(1000000/([.U93]/([.$B$17])))" office:value-type="float" office:value="37367" calcext:value-type="float">
            <text:p>37.367</text:p>
          </table:table-cell>
          <table:table-cell table:formula="of:=([.S93]-[.F93])*3600" office:value-type="float" office:value="264.846694958833" calcext:value-type="float">
            <text:p>264,85</text:p>
          </table:table-cell>
          <table:table-cell table:formula="of:=[.W94]-[.W93]" office:value-type="float" office:value="9.03618533497621" calcext:value-type="float">
            <text:p>9,0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3]+1" office:value-type="float" office:value="91" calcext:value-type="float">
            <text:p>91</text:p>
          </table:table-cell>
          <table:table-cell table:style-name="ce52" table:formula="of:=[.D94]*[.$B$17]/60" office:value-type="float" office:value="45.5" calcext:value-type="float">
            <text:p>45,5</text:p>
          </table:table-cell>
          <table:table-cell table:formula="of:=360*[.E94]/60/24" office:value-type="float" office:value="11.375" calcext:value-type="float">
            <text:p>11,375</text:p>
          </table:table-cell>
          <table:table-cell table:formula="of:=SIN((RADIANS([.F94]*0.5)))*[.$B$4]*2" office:value-type="float" office:value="45.5872235689613" calcext:value-type="float">
            <text:p>45,587</text:p>
          </table:table-cell>
          <table:table-cell table:formula="of:=[.$B$22]*([.G95]-[.G94])" office:value-type="float" office:value="798.855636150017" calcext:value-type="float">
            <text:p>798,86</text:p>
          </table:table-cell>
          <table:table-cell table:formula="of:=1000000/([.H94]/([.$B$17]))" office:value-type="float" office:value="37553.718897924" calcext:value-type="float">
            <text:p>37.554</text:p>
          </table:table-cell>
          <table:table-cell table:formula="of:=[.M93]*[.O93]/(1000000*60)+[.J93]" office:value-type="float" office:value="45.4999965083334" calcext:value-type="float">
            <text:p>45,5000</text:p>
          </table:table-cell>
          <table:table-cell table:formula="of:=DEGREES(ASIN([.L94]/[.$B$4]))" office:value-type="float" office:value="11.4321008655683" calcext:value-type="float">
            <text:p>11,432</text:p>
          </table:table-cell>
          <table:table-cell table:formula="of:=([.M94]/[.$B$22])+[.L93]" office:value-type="float" office:value="45.5875" calcext:value-type="float">
            <text:p>45,588</text:p>
          </table:table-cell>
          <table:table-cell table:formula="of:=ROUND([.H94]+[.N94])" office:value-type="float" office:value="799" calcext:value-type="float">
            <text:p>799</text:p>
          </table:table-cell>
          <table:table-cell/>
          <table:table-cell table:formula="of:=ROUND(4*(1000000/([.M94]/([.$B$17])));-1)/4+[.P94]" office:value-type="float" office:value="37547.5" calcext:value-type="float">
            <text:p>37.548</text:p>
          </table:table-cell>
          <table:table-cell/>
          <table:table-cell table:formula="of:=1000*([.G94]-[.L94])" office:value-type="float" office:value="-0.2764310386425" calcext:value-type="float">
            <text:p>-,2764</text:p>
          </table:table-cell>
          <table:table-cell/>
          <table:table-cell table:formula="of:=DEGREES(ASIN([.T94]/[.$B$4]))" office:value-type="float" office:value="11.4510785778594" calcext:value-type="float">
            <text:p>11,451</text:p>
          </table:table-cell>
          <table:table-cell table:formula="of:=[.D94]*[.$B$24]" office:value-type="float" office:value="45.6621674996418" calcext:value-type="float">
            <text:p>45,66</text:p>
          </table:table-cell>
          <table:table-cell table:formula="of:=[.$B$22]*([.T95]-[.T94])" office:value-type="float" office:value="802.851296696997" calcext:value-type="float">
            <text:p>802,85</text:p>
          </table:table-cell>
          <table:table-cell table:formula="of:=ROUND(1000000/([.U94]/([.$B$17])))" office:value-type="float" office:value="37367" calcext:value-type="float">
            <text:p>37.367</text:p>
          </table:table-cell>
          <table:table-cell table:formula="of:=([.S94]-[.F94])*3600" office:value-type="float" office:value="273.882880293809" calcext:value-type="float">
            <text:p>273,88</text:p>
          </table:table-cell>
          <table:table-cell table:formula="of:=[.W95]-[.W94]" office:value-type="float" office:value="9.24321194766765" calcext:value-type="float">
            <text:p>9,2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4]+1" office:value-type="float" office:value="92" calcext:value-type="float">
            <text:p>92</text:p>
          </table:table-cell>
          <table:table-cell table:style-name="ce52" table:formula="of:=[.D95]*[.$B$17]/60" office:value-type="float" office:value="46" calcext:value-type="float">
            <text:p>46,0</text:p>
          </table:table-cell>
          <table:table-cell table:formula="of:=360*[.E95]/60/24" office:value-type="float" office:value="11.5" calcext:value-type="float">
            <text:p>11,500</text:p>
          </table:table-cell>
          <table:table-cell table:formula="of:=SIN((RADIANS([.F95]*0.5)))*[.$B$4]*2" office:value-type="float" office:value="46.0865083415551" calcext:value-type="float">
            <text:p>46,087</text:p>
          </table:table-cell>
          <table:table-cell table:formula="of:=[.$B$22]*([.G96]-[.G95])" office:value-type="float" office:value="798.767893950844" calcext:value-type="float">
            <text:p>798,77</text:p>
          </table:table-cell>
          <table:table-cell table:formula="of:=1000000/([.H95]/([.$B$17]))" office:value-type="float" office:value="37557.8440585723" calcext:value-type="float">
            <text:p>37.558</text:p>
          </table:table-cell>
          <table:table-cell table:formula="of:=[.M94]*[.O94]/(1000000*60)+[.J94]" office:value-type="float" office:value="46.0000040500001" calcext:value-type="float">
            <text:p>46,0000</text:p>
          </table:table-cell>
          <table:table-cell table:formula="of:=DEGREES(ASIN([.L95]/[.$B$4]))" office:value-type="float" office:value="11.5588888625531" calcext:value-type="float">
            <text:p>11,559</text:p>
          </table:table-cell>
          <table:table-cell table:formula="of:=([.M95]/[.$B$22])+[.L94]" office:value-type="float" office:value="46.08625" calcext:value-type="float">
            <text:p>46,086</text:p>
          </table:table-cell>
          <table:table-cell table:formula="of:=ROUND([.H95]+[.N95])" office:value-type="float" office:value="798" calcext:value-type="float">
            <text:p>798</text:p>
          </table:table-cell>
          <table:table-cell office:value-type="float" office:value="-1" calcext:value-type="float">
            <text:p>-1</text:p>
          </table:table-cell>
          <table:table-cell table:formula="of:=ROUND(4*(1000000/([.M95]/([.$B$17])));-1)/4+[.P95]" office:value-type="float" office:value="37595" calcext:value-type="float">
            <text:p>37.595</text:p>
          </table:table-cell>
          <table:table-cell/>
          <table:table-cell table:formula="of:=1000*([.G95]-[.L95])" office:value-type="float" office:value="0.25834155511717" calcext:value-type="float">
            <text:p>,2583</text:p>
          </table:table-cell>
          <table:table-cell/>
          <table:table-cell table:formula="of:=DEGREES(ASIN([.T95]/[.$B$4]))" office:value-type="float" office:value="11.5786461367337" calcext:value-type="float">
            <text:p>11,579</text:p>
          </table:table-cell>
          <table:table-cell table:formula="of:=[.D95]*[.$B$24]" office:value-type="float" office:value="46.1639495600774" calcext:value-type="float">
            <text:p>46,16</text:p>
          </table:table-cell>
          <table:table-cell table:formula="of:=[.$B$22]*([.T96]-[.T95])" office:value-type="float" office:value="802.851296696997" calcext:value-type="float">
            <text:p>802,85</text:p>
          </table:table-cell>
          <table:table-cell table:formula="of:=ROUND(1000000/([.U95]/([.$B$17])))" office:value-type="float" office:value="37367" calcext:value-type="float">
            <text:p>37.367</text:p>
          </table:table-cell>
          <table:table-cell table:formula="of:=([.S95]-[.F95])*3600" office:value-type="float" office:value="283.126092241476" calcext:value-type="float">
            <text:p>283,13</text:p>
          </table:table-cell>
          <table:table-cell table:formula="of:=[.W96]-[.W95]" office:value-type="float" office:value="9.4527985808362" calcext:value-type="float">
            <text:p>9,4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5]+1" office:value-type="float" office:value="93" calcext:value-type="float">
            <text:p>93</text:p>
          </table:table-cell>
          <table:table-cell table:style-name="ce52" table:formula="of:=[.D96]*[.$B$17]/60" office:value-type="float" office:value="46.5" calcext:value-type="float">
            <text:p>46,5</text:p>
          </table:table-cell>
          <table:table-cell table:formula="of:=360*[.E96]/60/24" office:value-type="float" office:value="11.625" calcext:value-type="float">
            <text:p>11,625</text:p>
          </table:table-cell>
          <table:table-cell table:formula="of:=SIN((RADIANS([.F96]*0.5)))*[.$B$4]*2" office:value-type="float" office:value="46.5857382752744" calcext:value-type="float">
            <text:p>46,586</text:p>
          </table:table-cell>
          <table:table-cell table:formula="of:=[.$B$22]*([.G97]-[.G96])" office:value-type="float" office:value="798.679201288451" calcext:value-type="float">
            <text:p>798,68</text:p>
          </table:table-cell>
          <table:table-cell table:formula="of:=1000000/([.H96]/([.$B$17]))" office:value-type="float" office:value="37562.0148259817" calcext:value-type="float">
            <text:p>37.562</text:p>
          </table:table-cell>
          <table:table-cell table:formula="of:=[.M95]*[.O95]/(1000000*60)+[.J95]" office:value-type="float" office:value="46.5000175500001" calcext:value-type="float">
            <text:p>46,5000</text:p>
          </table:table-cell>
          <table:table-cell table:formula="of:=DEGREES(ASIN([.L96]/[.$B$4]))" office:value-type="float" office:value="11.6858932580727" calcext:value-type="float">
            <text:p>11,686</text:p>
          </table:table-cell>
          <table:table-cell table:formula="of:=([.M96]/[.$B$22])+[.L95]" office:value-type="float" office:value="46.585625" calcext:value-type="float">
            <text:p>46,586</text:p>
          </table:table-cell>
          <table:table-cell table:formula="of:=ROUND([.H96]+[.N96])" office:value-type="float" office:value="799" calcext:value-type="float">
            <text:p>799</text:p>
          </table:table-cell>
          <table:table-cell/>
          <table:table-cell table:formula="of:=ROUND(4*(1000000/([.M96]/([.$B$17])));-1)/4+[.P96]" office:value-type="float" office:value="37547.5" calcext:value-type="float">
            <text:p>37.548</text:p>
          </table:table-cell>
          <table:table-cell/>
          <table:table-cell table:formula="of:=1000*([.G96]-[.L96])" office:value-type="float" office:value="0.113275274394198" calcext:value-type="float">
            <text:p>,1133</text:p>
          </table:table-cell>
          <table:table-cell/>
          <table:table-cell table:formula="of:=DEGREES(ASIN([.T96]/[.$B$4]))" office:value-type="float" office:value="11.7062719141173" calcext:value-type="float">
            <text:p>11,706</text:p>
          </table:table-cell>
          <table:table-cell table:formula="of:=[.D96]*[.$B$24]" office:value-type="float" office:value="46.665731620513" calcext:value-type="float">
            <text:p>46,67</text:p>
          </table:table-cell>
          <table:table-cell table:formula="of:=[.$B$22]*([.T97]-[.T96])" office:value-type="float" office:value="802.851296696997" calcext:value-type="float">
            <text:p>802,85</text:p>
          </table:table-cell>
          <table:table-cell table:formula="of:=ROUND(1000000/([.U96]/([.$B$17])))" office:value-type="float" office:value="37367" calcext:value-type="float">
            <text:p>37.367</text:p>
          </table:table-cell>
          <table:table-cell table:formula="of:=([.S96]-[.F96])*3600" office:value-type="float" office:value="292.578890822313" calcext:value-type="float">
            <text:p>292,58</text:p>
          </table:table-cell>
          <table:table-cell table:formula="of:=[.W97]-[.W96]" office:value-type="float" office:value="9.66495524410078" calcext:value-type="float">
            <text:p>9,6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6]+1" office:value-type="float" office:value="94" calcext:value-type="float">
            <text:p>94</text:p>
          </table:table-cell>
          <table:table-cell table:style-name="ce52" table:formula="of:=[.D97]*[.$B$17]/60" office:value-type="float" office:value="47" calcext:value-type="float">
            <text:p>47,0</text:p>
          </table:table-cell>
          <table:table-cell table:formula="of:=360*[.E97]/60/24" office:value-type="float" office:value="11.75" calcext:value-type="float">
            <text:p>11,750</text:p>
          </table:table-cell>
          <table:table-cell table:formula="of:=SIN((RADIANS([.F97]*0.5)))*[.$B$4]*2" office:value-type="float" office:value="47.0849127760797" calcext:value-type="float">
            <text:p>47,085</text:p>
          </table:table-cell>
          <table:table-cell table:formula="of:=[.$B$22]*([.G98]-[.G97])" office:value-type="float" office:value="798.589558268338" calcext:value-type="float">
            <text:p>798,59</text:p>
          </table:table-cell>
          <table:table-cell table:formula="of:=1000000/([.H97]/([.$B$17]))" office:value-type="float" office:value="37566.2312252767" calcext:value-type="float">
            <text:p>37.566</text:p>
          </table:table-cell>
          <table:table-cell table:formula="of:=[.M96]*[.O96]/(1000000*60)+[.J96]" office:value-type="float" office:value="47.0000250916667" calcext:value-type="float">
            <text:p>47,0000</text:p>
          </table:table-cell>
          <table:table-cell table:formula="of:=DEGREES(ASIN([.L97]/[.$B$4]))" office:value-type="float" office:value="11.8129559088872" calcext:value-type="float">
            <text:p>11,813</text:p>
          </table:table-cell>
          <table:table-cell table:formula="of:=([.M97]/[.$B$22])+[.L96]" office:value-type="float" office:value="47.085" calcext:value-type="float">
            <text:p>47,085</text:p>
          </table:table-cell>
          <table:table-cell table:formula="of:=ROUND([.H97]+[.N97])" office:value-type="float" office:value="799" calcext:value-type="float">
            <text:p>799</text:p>
          </table:table-cell>
          <table:table-cell/>
          <table:table-cell table:formula="of:=ROUND(4*(1000000/([.M97]/([.$B$17])));-1)/4+[.P97]" office:value-type="float" office:value="37547.5" calcext:value-type="float">
            <text:p>37.548</text:p>
          </table:table-cell>
          <table:table-cell/>
          <table:table-cell table:formula="of:=1000*([.G97]-[.L97])" office:value-type="float" office:value="-0.087223920324675" calcext:value-type="float">
            <text:p>-,0872</text:p>
          </table:table-cell>
          <table:table-cell/>
          <table:table-cell table:formula="of:=DEGREES(ASIN([.T97]/[.$B$4]))" office:value-type="float" office:value="11.8339566239073" calcext:value-type="float">
            <text:p>11,834</text:p>
          </table:table-cell>
          <table:table-cell table:formula="of:=[.D97]*[.$B$24]" office:value-type="float" office:value="47.1675136809486" calcext:value-type="float">
            <text:p>47,17</text:p>
          </table:table-cell>
          <table:table-cell table:formula="of:=[.$B$22]*([.T98]-[.T97])" office:value-type="float" office:value="802.851296696997" calcext:value-type="float">
            <text:p>802,85</text:p>
          </table:table-cell>
          <table:table-cell table:formula="of:=ROUND(1000000/([.U97]/([.$B$17])))" office:value-type="float" office:value="37367" calcext:value-type="float">
            <text:p>37.367</text:p>
          </table:table-cell>
          <table:table-cell table:formula="of:=([.S97]-[.F97])*3600" office:value-type="float" office:value="302.243846066413" calcext:value-type="float">
            <text:p>302,24</text:p>
          </table:table-cell>
          <table:table-cell table:formula="of:=[.W98]-[.W97]" office:value-type="float" office:value="9.87969209411762" calcext:value-type="float">
            <text:p>9,8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7]+1" office:value-type="float" office:value="95" calcext:value-type="float">
            <text:p>95</text:p>
          </table:table-cell>
          <table:table-cell table:style-name="ce52" table:formula="of:=[.D98]*[.$B$17]/60" office:value-type="float" office:value="47.5" calcext:value-type="float">
            <text:p>47,5</text:p>
          </table:table-cell>
          <table:table-cell table:formula="of:=360*[.E98]/60/24" office:value-type="float" office:value="11.875" calcext:value-type="float">
            <text:p>11,875</text:p>
          </table:table-cell>
          <table:table-cell table:formula="of:=SIN((RADIANS([.F98]*0.5)))*[.$B$4]*2" office:value-type="float" office:value="47.5840312499974" calcext:value-type="float">
            <text:p>47,584</text:p>
          </table:table-cell>
          <table:table-cell table:formula="of:=[.$B$22]*([.G99]-[.G98])" office:value-type="float" office:value="798.498964997168" calcext:value-type="float">
            <text:p>798,50</text:p>
          </table:table-cell>
          <table:table-cell table:formula="of:=1000000/([.H98]/([.$B$17]))" office:value-type="float" office:value="37570.4932818622" calcext:value-type="float">
            <text:p>37.570</text:p>
          </table:table-cell>
          <table:table-cell table:formula="of:=[.M97]*[.O97]/(1000000*60)+[.J97]" office:value-type="float" office:value="47.5000326333334" calcext:value-type="float">
            <text:p>47,5000</text:p>
          </table:table-cell>
          <table:table-cell table:formula="of:=DEGREES(ASIN([.L98]/[.$B$4]))" office:value-type="float" office:value="11.9399183829599" calcext:value-type="float">
            <text:p>11,940</text:p>
          </table:table-cell>
          <table:table-cell table:formula="of:=([.M98]/[.$B$22])+[.L97]" office:value-type="float" office:value="47.58375" calcext:value-type="float">
            <text:p>47,584</text:p>
          </table:table-cell>
          <table:table-cell table:formula="of:=ROUND([.H98]+[.N98])" office:value-type="float" office:value="798" calcext:value-type="float">
            <text:p>798</text:p>
          </table:table-cell>
          <table:table-cell/>
          <table:table-cell table:formula="of:=ROUND(4*(1000000/([.M98]/([.$B$17])));-1)/4+[.P98]" office:value-type="float" office:value="37595" calcext:value-type="float">
            <text:p>37.595</text:p>
          </table:table-cell>
          <table:table-cell/>
          <table:table-cell table:formula="of:=1000*([.G98]-[.L98])" office:value-type="float" office:value="0.281249997385657" calcext:value-type="float">
            <text:p>,2812</text:p>
          </table:table-cell>
          <table:table-cell/>
          <table:table-cell table:formula="of:=DEGREES(ASIN([.T98]/[.$B$4]))" office:value-type="float" office:value="11.9617009828224" calcext:value-type="float">
            <text:p>11,962</text:p>
          </table:table-cell>
          <table:table-cell table:formula="of:=[.D98]*[.$B$24]" office:value-type="float" office:value="47.6692957413843" calcext:value-type="float">
            <text:p>47,67</text:p>
          </table:table-cell>
          <table:table-cell table:formula="of:=[.$B$22]*([.T99]-[.T98])" office:value-type="float" office:value="802.851296696997" calcext:value-type="float">
            <text:p>802,85</text:p>
          </table:table-cell>
          <table:table-cell table:formula="of:=ROUND(1000000/([.U98]/([.$B$17])))" office:value-type="float" office:value="37367" calcext:value-type="float">
            <text:p>37.367</text:p>
          </table:table-cell>
          <table:table-cell table:formula="of:=([.S98]-[.F98])*3600" office:value-type="float" office:value="312.123538160531" calcext:value-type="float">
            <text:p>312,12</text:p>
          </table:table-cell>
          <table:table-cell table:formula="of:=[.W99]-[.W98]" office:value-type="float" office:value="10.0970194362496" calcext:value-type="float">
            <text:p>10,1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8]+1" office:value-type="float" office:value="96" calcext:value-type="float">
            <text:p>96</text:p>
          </table:table-cell>
          <table:table-cell table:style-name="ce52" table:formula="of:=[.D99]*[.$B$17]/60" office:value-type="float" office:value="48" calcext:value-type="float">
            <text:p>48,0</text:p>
          </table:table-cell>
          <table:table-cell table:formula="of:=360*[.E99]/60/24" office:value-type="float" office:value="12" calcext:value-type="float">
            <text:p>12,000</text:p>
          </table:table-cell>
          <table:table-cell table:formula="of:=SIN((RADIANS([.F99]*0.5)))*[.$B$4]*2" office:value-type="float" office:value="48.0830931031206" calcext:value-type="float">
            <text:p>48,083</text:p>
          </table:table-cell>
          <table:table-cell table:formula="of:=[.$B$22]*([.G100]-[.G99])" office:value-type="float" office:value="798.407421582772" calcext:value-type="float">
            <text:p>798,41</text:p>
          </table:table-cell>
          <table:table-cell table:formula="of:=1000000/([.H99]/([.$B$17]))" office:value-type="float" office:value="37574.801021423" calcext:value-type="float">
            <text:p>37.575</text:p>
          </table:table-cell>
          <table:table-cell table:formula="of:=[.M98]*[.O98]/(1000000*60)+[.J98]" office:value-type="float" office:value="48.0000461333334" calcext:value-type="float">
            <text:p>48,0000</text:p>
          </table:table-cell>
          <table:table-cell table:formula="of:=DEGREES(ASIN([.L99]/[.$B$4]))" office:value-type="float" office:value="12.0670995900409" calcext:value-type="float">
            <text:p>12,067</text:p>
          </table:table-cell>
          <table:table-cell table:formula="of:=([.M99]/[.$B$22])+[.L98]" office:value-type="float" office:value="48.083125" calcext:value-type="float">
            <text:p>48,083</text:p>
          </table:table-cell>
          <table:table-cell table:formula="of:=ROUND([.H99]+[.N99])"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formula="of:=ROUND(4*(1000000/([.M99]/([.$B$17])));-1)/4+[.P99]" office:value-type="float" office:value="37543.5" calcext:value-type="float">
            <text:p>37.544</text:p>
          </table:table-cell>
          <table:table-cell office:value-type="float" office:value="-4" calcext:value-type="float">
            <text:p>-4</text:p>
          </table:table-cell>
          <table:table-cell table:formula="of:=1000*([.G99]-[.L99])" office:value-type="float" office:value="-0.031896879384874" calcext:value-type="float">
            <text:p>-,0319</text:p>
          </table:table-cell>
          <table:table-cell/>
          <table:table-cell table:formula="of:=DEGREES(ASIN([.T99]/[.$B$4]))" office:value-type="float" office:value="12.0895057104436" calcext:value-type="float">
            <text:p>12,090</text:p>
          </table:table-cell>
          <table:table-cell table:formula="of:=[.D99]*[.$B$24]" office:value-type="float" office:value="48.1710778018199" calcext:value-type="float">
            <text:p>48,17</text:p>
          </table:table-cell>
          <table:table-cell table:formula="of:=[.$B$22]*([.T100]-[.T99])" office:value-type="float" office:value="802.851296696997" calcext:value-type="float">
            <text:p>802,85</text:p>
          </table:table-cell>
          <table:table-cell table:formula="of:=ROUND(1000000/([.U99]/([.$B$17])))" office:value-type="float" office:value="37367" calcext:value-type="float">
            <text:p>37.367</text:p>
          </table:table-cell>
          <table:table-cell table:formula="of:=([.S99]-[.F99])*3600" office:value-type="float" office:value="322.220557596781" calcext:value-type="float">
            <text:p>322,22</text:p>
          </table:table-cell>
          <table:table-cell table:formula="of:=[.W100]-[.W99]" office:value-type="float" office:value="10.3169477258007" calcext:value-type="float">
            <text:p>10,3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9]+1" office:value-type="float" office:value="97" calcext:value-type="float">
            <text:p>97</text:p>
          </table:table-cell>
          <table:table-cell table:style-name="ce52" table:formula="of:=[.D100]*[.$B$17]/60" office:value-type="float" office:value="48.5" calcext:value-type="float">
            <text:p>48,5</text:p>
          </table:table-cell>
          <table:table-cell table:formula="of:=360*[.E100]/60/24" office:value-type="float" office:value="12.125" calcext:value-type="float">
            <text:p>12,125</text:p>
          </table:table-cell>
          <table:table-cell table:formula="of:=SIN((RADIANS([.F100]*0.5)))*[.$B$4]*2" office:value-type="float" office:value="48.5820977416098" calcext:value-type="float">
            <text:p>48,582</text:p>
          </table:table-cell>
          <table:table-cell table:formula="of:=[.$B$22]*([.G101]-[.G100])" office:value-type="float" office:value="798.314928134062" calcext:value-type="float">
            <text:p>798,31</text:p>
          </table:table-cell>
          <table:table-cell table:formula="of:=1000000/([.H100]/([.$B$17]))" office:value-type="float" office:value="37579.1544699288" calcext:value-type="float">
            <text:p>37.579</text:p>
          </table:table-cell>
          <table:table-cell table:formula="of:=[.M99]*[.O99]/(1000000*60)+[.J99]" office:value-type="float" office:value="48.5000004083334" calcext:value-type="float">
            <text:p>48,5000</text:p>
          </table:table-cell>
          <table:table-cell table:formula="of:=DEGREES(ASIN([.L100]/[.$B$4]))" office:value-type="float" office:value="12.1941818888857" calcext:value-type="float">
            <text:p>12,194</text:p>
          </table:table-cell>
          <table:table-cell table:formula="of:=([.M100]/[.$B$22])+[.L99]" office:value-type="float" office:value="48.581875" calcext:value-type="float">
            <text:p>48,582</text:p>
          </table:table-cell>
          <table:table-cell table:formula="of:=ROUND([.H100]+[.N100])" office:value-type="float" office:value="798" calcext:value-type="float">
            <text:p>798</text:p>
          </table:table-cell>
          <table:table-cell/>
          <table:table-cell table:formula="of:=ROUND(4*(1000000/([.M100]/([.$B$17])));-1)/4+[.P100]" office:value-type="float" office:value="37595" calcext:value-type="float">
            <text:p>37.595</text:p>
          </table:table-cell>
          <table:table-cell/>
          <table:table-cell table:formula="of:=1000*([.G100]-[.L100])" office:value-type="float" office:value="0.222741609846366" calcext:value-type="float">
            <text:p>,2227</text:p>
          </table:table-cell>
          <table:table-cell/>
          <table:table-cell table:formula="of:=DEGREES(ASIN([.T100]/[.$B$4]))" office:value-type="float" office:value="12.2173715292563" calcext:value-type="float">
            <text:p>12,217</text:p>
          </table:table-cell>
          <table:table-cell table:formula="of:=[.D100]*[.$B$24]" office:value-type="float" office:value="48.6728598622555" calcext:value-type="float">
            <text:p>48,67</text:p>
          </table:table-cell>
          <table:table-cell table:formula="of:=[.$B$22]*([.T101]-[.T100])" office:value-type="float" office:value="802.851296696997" calcext:value-type="float">
            <text:p>802,85</text:p>
          </table:table-cell>
          <table:table-cell table:formula="of:=ROUND(1000000/([.U100]/([.$B$17])))" office:value-type="float" office:value="37367" calcext:value-type="float">
            <text:p>37.367</text:p>
          </table:table-cell>
          <table:table-cell table:formula="of:=([.S100]-[.F100])*3600" office:value-type="float" office:value="332.537505322581" calcext:value-type="float">
            <text:p>332,54</text:p>
          </table:table-cell>
          <table:table-cell table:formula="of:=[.W101]-[.W100]" office:value-type="float" office:value="10.5394875696269" calcext:value-type="float">
            <text:p>10,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0]+1" office:value-type="float" office:value="98" calcext:value-type="float">
            <text:p>98</text:p>
          </table:table-cell>
          <table:table-cell table:style-name="ce52" table:formula="of:=[.D101]*[.$B$17]/60" office:value-type="float" office:value="49" calcext:value-type="float">
            <text:p>49,0</text:p>
          </table:table-cell>
          <table:table-cell table:formula="of:=360*[.E101]/60/24" office:value-type="float" office:value="12.25" calcext:value-type="float">
            <text:p>12,250</text:p>
          </table:table-cell>
          <table:table-cell table:formula="of:=SIN((RADIANS([.F101]*0.5)))*[.$B$4]*2" office:value-type="float" office:value="49.0810445716936" calcext:value-type="float">
            <text:p>49,081</text:p>
          </table:table-cell>
          <table:table-cell table:formula="of:=[.$B$22]*([.G102]-[.G101])" office:value-type="float" office:value="798.221484761086" calcext:value-type="float">
            <text:p>798,22</text:p>
          </table:table-cell>
          <table:table-cell table:formula="of:=1000000/([.H101]/([.$B$17]))" office:value-type="float" office:value="37583.5536536319" calcext:value-type="float">
            <text:p>37.584</text:p>
          </table:table-cell>
          <table:table-cell table:formula="of:=[.M100]*[.O100]/(1000000*60)+[.J100]" office:value-type="float" office:value="49.0000139083334" calcext:value-type="float">
            <text:p>49,0000</text:p>
          </table:table-cell>
          <table:table-cell table:formula="of:=DEGREES(ASIN([.L101]/[.$B$4]))" office:value-type="float" office:value="12.3214844952724" calcext:value-type="float">
            <text:p>12,321</text:p>
          </table:table-cell>
          <table:table-cell table:formula="of:=([.M101]/[.$B$22])+[.L100]" office:value-type="float" office:value="49.08125" calcext:value-type="float">
            <text:p>49,081</text:p>
          </table:table-cell>
          <table:table-cell table:formula="of:=ROUND([.H101]+[.N101])"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formula="of:=ROUND(4*(1000000/([.M101]/([.$B$17])));-1)/4+[.P101]" office:value-type="float" office:value="37547.5" calcext:value-type="float">
            <text:p>37.548</text:p>
          </table:table-cell>
          <table:table-cell/>
          <table:table-cell table:formula="of:=1000*([.G101]-[.L101])" office:value-type="float" office:value="-0.205428306365718" calcext:value-type="float">
            <text:p>-,2054</text:p>
          </table:table-cell>
          <table:table-cell/>
          <table:table-cell table:formula="of:=DEGREES(ASIN([.T101]/[.$B$4]))" office:value-type="float" office:value="12.3452991646923" calcext:value-type="float">
            <text:p>12,345</text:p>
          </table:table-cell>
          <table:table-cell table:formula="of:=[.D101]*[.$B$24]" office:value-type="float" office:value="49.1746419226911" calcext:value-type="float">
            <text:p>49,17</text:p>
          </table:table-cell>
          <table:table-cell table:formula="of:=[.$B$22]*([.T102]-[.T101])" office:value-type="float" office:value="802.851296696997" calcext:value-type="float">
            <text:p>802,85</text:p>
          </table:table-cell>
          <table:table-cell table:formula="of:=ROUND(1000000/([.U101]/([.$B$17])))" office:value-type="float" office:value="37367" calcext:value-type="float">
            <text:p>37.367</text:p>
          </table:table-cell>
          <table:table-cell table:formula="of:=([.S101]-[.F101])*3600" office:value-type="float" office:value="343.076992892208" calcext:value-type="float">
            <text:p>343,08</text:p>
          </table:table-cell>
          <table:table-cell table:formula="of:=[.W102]-[.W101]" office:value-type="float" office:value="10.7646497275887" calcext:value-type="float">
            <text:p>10,7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1]+1" office:value-type="float" office:value="99" calcext:value-type="float">
            <text:p>99</text:p>
          </table:table-cell>
          <table:table-cell table:style-name="ce52" table:formula="of:=[.D102]*[.$B$17]/60" office:value-type="float" office:value="49.5" calcext:value-type="float">
            <text:p>49,5</text:p>
          </table:table-cell>
          <table:table-cell table:formula="of:=360*[.E102]/60/24" office:value-type="float" office:value="12.375" calcext:value-type="float">
            <text:p>12,375</text:p>
          </table:table-cell>
          <table:table-cell table:formula="of:=SIN((RADIANS([.F102]*0.5)))*[.$B$4]*2" office:value-type="float" office:value="49.5799329996693" calcext:value-type="float">
            <text:p>49,580</text:p>
          </table:table-cell>
          <table:table-cell table:formula="of:=[.$B$22]*([.G103]-[.G102])" office:value-type="float" office:value="798.127091575054" calcext:value-type="float">
            <text:p>798,13</text:p>
          </table:table-cell>
          <table:table-cell table:formula="of:=1000000/([.H102]/([.$B$17]))" office:value-type="float" office:value="37587.9985990663" calcext:value-type="float">
            <text:p>37.588</text:p>
          </table:table-cell>
          <table:table-cell table:formula="of:=[.M101]*[.O101]/(1000000*60)+[.J101]" office:value-type="float" office:value="49.5000214500001" calcext:value-type="float">
            <text:p>49,5000</text:p>
          </table:table-cell>
          <table:table-cell table:formula="of:=DEGREES(ASIN([.L102]/[.$B$4]))" office:value-type="float" office:value="12.4486894698662" calcext:value-type="float">
            <text:p>12,449</text:p>
          </table:table-cell>
          <table:table-cell table:formula="of:=([.M102]/[.$B$22])+[.L101]" office:value-type="float" office:value="49.58" calcext:value-type="float">
            <text:p>49,580</text:p>
          </table:table-cell>
          <table:table-cell table:formula="of:=ROUND([.H102]+[.N102])" office:value-type="float" office:value="798" calcext:value-type="float">
            <text:p>798</text:p>
          </table:table-cell>
          <table:table-cell/>
          <table:table-cell table:formula="of:=ROUND(4*(1000000/([.M102]/([.$B$17])));-1)/4+[.P102]" office:value-type="float" office:value="37595" calcext:value-type="float">
            <text:p>37.595</text:p>
          </table:table-cell>
          <table:table-cell/>
          <table:table-cell table:formula="of:=1000*([.G102]-[.L102])" office:value-type="float" office:value="-0.0670003306879607" calcext:value-type="float">
            <text:p>-,0670</text:p>
          </table:table-cell>
          <table:table-cell/>
          <table:table-cell table:formula="of:=DEGREES(ASIN([.T102]/[.$B$4]))" office:value-type="float" office:value="12.4732893451722" calcext:value-type="float">
            <text:p>12,473</text:p>
          </table:table-cell>
          <table:table-cell table:formula="of:=[.D102]*[.$B$24]" office:value-type="float" office:value="49.6764239831268" calcext:value-type="float">
            <text:p>49,68</text:p>
          </table:table-cell>
          <table:table-cell table:formula="of:=[.$B$22]*([.T103]-[.T102])" office:value-type="float" office:value="802.851296696997" calcext:value-type="float">
            <text:p>802,85</text:p>
          </table:table-cell>
          <table:table-cell table:formula="of:=ROUND(1000000/([.U102]/([.$B$17])))" office:value-type="float" office:value="37367" calcext:value-type="float">
            <text:p>37.367</text:p>
          </table:table-cell>
          <table:table-cell table:formula="of:=([.S102]-[.F102])*3600" office:value-type="float" office:value="353.841642619797" calcext:value-type="float">
            <text:p>353,84</text:p>
          </table:table-cell>
          <table:table-cell table:formula="of:=[.W103]-[.W102]" office:value-type="float" office:value="10.9924451140465" calcext:value-type="float">
            <text:p>10,9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2]+1" office:value-type="float" office:value="100" calcext:value-type="float">
            <text:p>100</text:p>
          </table:table-cell>
          <table:table-cell table:style-name="ce52" table:formula="of:=[.D103]*[.$B$17]/60" office:value-type="float" office:value="50" calcext:value-type="float">
            <text:p>50,0</text:p>
          </table:table-cell>
          <table:table-cell table:formula="of:=360*[.E103]/60/24" office:value-type="float" office:value="12.5" calcext:value-type="float">
            <text:p>12,500</text:p>
          </table:table-cell>
          <table:table-cell table:formula="of:=SIN((RADIANS([.F103]*0.5)))*[.$B$4]*2" office:value-type="float" office:value="50.0787624319037" calcext:value-type="float">
            <text:p>50,079</text:p>
          </table:table-cell>
          <table:table-cell table:formula="of:=[.$B$22]*([.G104]-[.G103])" office:value-type="float" office:value="798.031748688265" calcext:value-type="float">
            <text:p>798,03</text:p>
          </table:table-cell>
          <table:table-cell table:formula="of:=1000000/([.H103]/([.$B$17]))" office:value-type="float" office:value="37592.4893330514" calcext:value-type="float">
            <text:p>37.592</text:p>
          </table:table-cell>
          <table:table-cell table:formula="of:=[.M102]*[.O102]/(1000000*60)+[.J102]" office:value-type="float" office:value="50.0000349500001" calcext:value-type="float">
            <text:p>50,0000</text:p>
          </table:table-cell>
          <table:table-cell table:formula="of:=DEGREES(ASIN([.L103]/[.$B$4]))" office:value-type="float" office:value="12.5759568194574" calcext:value-type="float">
            <text:p>12,576</text:p>
          </table:table-cell>
          <table:table-cell table:formula="of:=([.M103]/[.$B$22])+[.L102]" office:value-type="float" office:value="50.07875" calcext:value-type="float">
            <text:p>50,079</text:p>
          </table:table-cell>
          <table:table-cell table:formula="of:=ROUND([.H103]+[.N103])" office:value-type="float" office:value="798" calcext:value-type="float">
            <text:p>798</text:p>
          </table:table-cell>
          <table:table-cell/>
          <table:table-cell table:formula="of:=ROUND(4*(1000000/([.M103]/([.$B$17])));-1)/4+[.P103]" office:value-type="float" office:value="37595" calcext:value-type="float">
            <text:p>37.595</text:p>
          </table:table-cell>
          <table:table-cell/>
          <table:table-cell table:formula="of:=1000*([.G103]-[.L103])" office:value-type="float" office:value="0.0124319037198006" calcext:value-type="float">
            <text:p>,0124</text:p>
          </table:table-cell>
          <table:table-cell/>
          <table:table-cell table:formula="of:=DEGREES(ASIN([.T103]/[.$B$4]))" office:value-type="float" office:value="12.6013428021483" calcext:value-type="float">
            <text:p>12,601</text:p>
          </table:table-cell>
          <table:table-cell table:formula="of:=[.D103]*[.$B$24]" office:value-type="float" office:value="50.1782060435624" calcext:value-type="float">
            <text:p>50,18</text:p>
          </table:table-cell>
          <table:table-cell table:formula="of:=[.$B$22]*([.T104]-[.T103])" office:value-type="float" office:value="802.851296696997" calcext:value-type="float">
            <text:p>802,85</text:p>
          </table:table-cell>
          <table:table-cell table:formula="of:=ROUND(1000000/([.U103]/([.$B$17])))" office:value-type="float" office:value="37367" calcext:value-type="float">
            <text:p>37.367</text:p>
          </table:table-cell>
          <table:table-cell table:formula="of:=([.S103]-[.F103])*3600" office:value-type="float" office:value="364.834087733843" calcext:value-type="float">
            <text:p>364,83</text:p>
          </table:table-cell>
          <table:table-cell table:formula="of:=[.W104]-[.W103]" office:value-type="float" office:value="11.2228847994857" calcext:value-type="float">
            <text:p>11,2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3]+1" office:value-type="float" office:value="101" calcext:value-type="float">
            <text:p>101</text:p>
          </table:table-cell>
          <table:table-cell table:style-name="ce52" table:formula="of:=[.D104]*[.$B$17]/60" office:value-type="float" office:value="50.5" calcext:value-type="float">
            <text:p>50,5</text:p>
          </table:table-cell>
          <table:table-cell table:formula="of:=360*[.E104]/60/24" office:value-type="float" office:value="12.625" calcext:value-type="float">
            <text:p>12,625</text:p>
          </table:table-cell>
          <table:table-cell table:formula="of:=SIN((RADIANS([.F104]*0.5)))*[.$B$4]*2" office:value-type="float" office:value="50.5775322748339" calcext:value-type="float">
            <text:p>50,578</text:p>
          </table:table-cell>
          <table:table-cell table:formula="of:=[.$B$22]*([.G105]-[.G104])" office:value-type="float" office:value="797.935456214191" calcext:value-type="float">
            <text:p>797,94</text:p>
          </table:table-cell>
          <table:table-cell table:formula="of:=1000000/([.H104]/([.$B$17]))" office:value-type="float" office:value="37597.0258826888" calcext:value-type="float">
            <text:p>37.597</text:p>
          </table:table-cell>
          <table:table-cell table:formula="of:=[.M103]*[.O103]/(1000000*60)+[.J103]" office:value-type="float" office:value="50.5000484500001" calcext:value-type="float">
            <text:p>50,5000</text:p>
          </table:table-cell>
          <table:table-cell table:formula="of:=DEGREES(ASIN([.L104]/[.$B$4]))" office:value-type="float" office:value="12.7032872647457" calcext:value-type="float">
            <text:p>12,703</text:p>
          </table:table-cell>
          <table:table-cell table:formula="of:=([.M104]/[.$B$22])+[.L103]" office:value-type="float" office:value="50.5775" calcext:value-type="float">
            <text:p>50,578</text:p>
          </table:table-cell>
          <table:table-cell table:formula="of:=ROUND([.H104]+[.N104])" office:value-type="float" office:value="798" calcext:value-type="float">
            <text:p>798</text:p>
          </table:table-cell>
          <table:table-cell/>
          <table:table-cell table:formula="of:=ROUND(4*(1000000/([.M104]/([.$B$17])));-1)/4+[.P104]" office:value-type="float" office:value="37591" calcext:value-type="float">
            <text:p>37.591</text:p>
          </table:table-cell>
          <table:table-cell office:value-type="float" office:value="-4" calcext:value-type="float">
            <text:p>-4</text:p>
          </table:table-cell>
          <table:table-cell table:formula="of:=1000*([.G104]-[.L104])" office:value-type="float" office:value="0.0322748338845713" calcext:value-type="float">
            <text:p>,0323</text:p>
          </table:table-cell>
          <table:table-cell/>
          <table:table-cell table:formula="of:=DEGREES(ASIN([.T104]/[.$B$4]))" office:value-type="float" office:value="12.7294602701481" calcext:value-type="float">
            <text:p>12,729</text:p>
          </table:table-cell>
          <table:table-cell table:formula="of:=[.D104]*[.$B$24]" office:value-type="float" office:value="50.679988103998" calcext:value-type="float">
            <text:p>50,68</text:p>
          </table:table-cell>
          <table:table-cell table:formula="of:=[.$B$22]*([.T105]-[.T104])" office:value-type="float" office:value="802.851296697008" calcext:value-type="float">
            <text:p>802,85</text:p>
          </table:table-cell>
          <table:table-cell table:formula="of:=ROUND(1000000/([.U104]/([.$B$17])))" office:value-type="float" office:value="37367" calcext:value-type="float">
            <text:p>37.367</text:p>
          </table:table-cell>
          <table:table-cell table:formula="of:=([.S104]-[.F104])*3600" office:value-type="float" office:value="376.056972533329" calcext:value-type="float">
            <text:p>376,06</text:p>
          </table:table-cell>
          <table:table-cell table:formula="of:=[.W105]-[.W104]" office:value-type="float" office:value="11.4559800119999" calcext:value-type="float">
            <text:p>11,4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4]+1" office:value-type="float" office:value="102" calcext:value-type="float">
            <text:p>102</text:p>
          </table:table-cell>
          <table:table-cell table:style-name="ce52" table:formula="of:=[.D105]*[.$B$17]/60" office:value-type="float" office:value="51" calcext:value-type="float">
            <text:p>51,0</text:p>
          </table:table-cell>
          <table:table-cell table:formula="of:=360*[.E105]/60/24" office:value-type="float" office:value="12.75" calcext:value-type="float">
            <text:p>12,750</text:p>
          </table:table-cell>
          <table:table-cell table:formula="of:=SIN((RADIANS([.F105]*0.5)))*[.$B$4]*2" office:value-type="float" office:value="51.0762419349677" calcext:value-type="float">
            <text:p>51,076</text:p>
          </table:table-cell>
          <table:table-cell table:formula="of:=[.$B$22]*([.G106]-[.G105])" office:value-type="float" office:value="797.838214267381" calcext:value-type="float">
            <text:p>797,84</text:p>
          </table:table-cell>
          <table:table-cell table:formula="of:=1000000/([.H105]/([.$B$17]))" office:value-type="float" office:value="37601.6082753665" calcext:value-type="float">
            <text:p>37.602</text:p>
          </table:table-cell>
          <table:table-cell table:formula="of:=[.M104]*[.O104]/(1000000*60)+[.J104]" office:value-type="float" office:value="51.0000087500001" calcext:value-type="float">
            <text:p>51,0000</text:p>
          </table:table-cell>
          <table:table-cell table:formula="of:=DEGREES(ASIN([.L105]/[.$B$4]))" office:value-type="float" office:value="12.8306815294662" calcext:value-type="float">
            <text:p>12,831</text:p>
          </table:table-cell>
          <table:table-cell table:formula="of:=([.M105]/[.$B$22])+[.L104]" office:value-type="float" office:value="51.07625" calcext:value-type="float">
            <text:p>51,076</text:p>
          </table:table-cell>
          <table:table-cell table:formula="of:=ROUND([.H105]+[.N105])" office:value-type="float" office:value="798" calcext:value-type="float">
            <text:p>798</text:p>
          </table:table-cell>
          <table:table-cell/>
          <table:table-cell table:formula="of:=ROUND(4*(1000000/([.M105]/([.$B$17])));-1)/4+[.P105]" office:value-type="float" office:value="37595" calcext:value-type="float">
            <text:p>37.595</text:p>
          </table:table-cell>
          <table:table-cell/>
          <table:table-cell table:formula="of:=1000*([.G105]-[.L105])" office:value-type="float" office:value="-0.00806503224737298" calcext:value-type="float">
            <text:p>-,0081</text:p>
          </table:table-cell>
          <table:table-cell/>
          <table:table-cell table:formula="of:=DEGREES(ASIN([.T105]/[.$B$4]))" office:value-type="float" office:value="12.8576424868181" calcext:value-type="float">
            <text:p>12,858</text:p>
          </table:table-cell>
          <table:table-cell table:formula="of:=[.D105]*[.$B$24]" office:value-type="float" office:value="51.1817701644336" calcext:value-type="float">
            <text:p>51,18</text:p>
          </table:table-cell>
          <table:table-cell table:formula="of:=[.$B$22]*([.T106]-[.T105])" office:value-type="float" office:value="802.851296696997" calcext:value-type="float">
            <text:p>802,85</text:p>
          </table:table-cell>
          <table:table-cell table:formula="of:=ROUND(1000000/([.U105]/([.$B$17])))" office:value-type="float" office:value="37367" calcext:value-type="float">
            <text:p>37.367</text:p>
          </table:table-cell>
          <table:table-cell table:formula="of:=([.S105]-[.F105])*3600" office:value-type="float" office:value="387.512952545329" calcext:value-type="float">
            <text:p>387,51</text:p>
          </table:table-cell>
          <table:table-cell table:formula="of:=[.W106]-[.W105]" office:value-type="float" office:value="11.6917421390305" calcext:value-type="float">
            <text:p>11,6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5]+1" office:value-type="float" office:value="103" calcext:value-type="float">
            <text:p>103</text:p>
          </table:table-cell>
          <table:table-cell table:style-name="ce52" table:formula="of:=[.D106]*[.$B$17]/60" office:value-type="float" office:value="51.5" calcext:value-type="float">
            <text:p>51,5</text:p>
          </table:table-cell>
          <table:table-cell table:formula="of:=360*[.E106]/60/24" office:value-type="float" office:value="12.875" calcext:value-type="float">
            <text:p>12,875</text:p>
          </table:table-cell>
          <table:table-cell table:formula="of:=SIN((RADIANS([.F106]*0.5)))*[.$B$4]*2" office:value-type="float" office:value="51.5748908188849" calcext:value-type="float">
            <text:p>51,575</text:p>
          </table:table-cell>
          <table:table-cell table:formula="of:=[.$B$22]*([.G107]-[.G106])" office:value-type="float" office:value="797.740022963581" calcext:value-type="float">
            <text:p>797,74</text:p>
          </table:table-cell>
          <table:table-cell table:formula="of:=1000000/([.H106]/([.$B$17]))" office:value-type="float" office:value="37606.2365387547" calcext:value-type="float">
            <text:p>37.606</text:p>
          </table:table-cell>
          <table:table-cell table:formula="of:=[.M105]*[.O105]/(1000000*60)+[.J105]" office:value-type="float" office:value="51.5000222500001" calcext:value-type="float">
            <text:p>51,5000</text:p>
          </table:table-cell>
          <table:table-cell table:formula="of:=DEGREES(ASIN([.L106]/[.$B$4]))" office:value-type="float" office:value="12.958140340433" calcext:value-type="float">
            <text:p>12,958</text:p>
          </table:table-cell>
          <table:table-cell table:formula="of:=([.M106]/[.$B$22])+[.L105]" office:value-type="float" office:value="51.575" calcext:value-type="float">
            <text:p>51,575</text:p>
          </table:table-cell>
          <table:table-cell table:formula="of:=ROUND([.H106]+[.N106])" office:value-type="float" office:value="798" calcext:value-type="float">
            <text:p>798</text:p>
          </table:table-cell>
          <table:table-cell/>
          <table:table-cell table:formula="of:=ROUND(4*(1000000/([.M106]/([.$B$17])));-1)/4+[.P106]" office:value-type="float" office:value="37595" calcext:value-type="float">
            <text:p>37.595</text:p>
          </table:table-cell>
          <table:table-cell/>
          <table:table-cell table:formula="of:=1000*([.G106]-[.L106])" office:value-type="float" office:value="-0.10918111513547" calcext:value-type="float">
            <text:p>-,1092</text:p>
          </table:table-cell>
          <table:table-cell/>
          <table:table-cell table:formula="of:=DEGREES(ASIN([.T106]/[.$B$4]))" office:value-type="float" office:value="12.9858901929679" calcext:value-type="float">
            <text:p>12,986</text:p>
          </table:table-cell>
          <table:table-cell table:formula="of:=[.D106]*[.$B$24]" office:value-type="float" office:value="51.6835522248693" calcext:value-type="float">
            <text:p>51,68</text:p>
          </table:table-cell>
          <table:table-cell table:formula="of:=[.$B$22]*([.T107]-[.T106])" office:value-type="float" office:value="802.851296696997" calcext:value-type="float">
            <text:p>802,85</text:p>
          </table:table-cell>
          <table:table-cell table:formula="of:=ROUND(1000000/([.U106]/([.$B$17])))" office:value-type="float" office:value="37367" calcext:value-type="float">
            <text:p>37.367</text:p>
          </table:table-cell>
          <table:table-cell table:formula="of:=([.S106]-[.F106])*3600" office:value-type="float" office:value="399.204694684359" calcext:value-type="float">
            <text:p>399,20</text:p>
          </table:table-cell>
          <table:table-cell table:formula="of:=[.W107]-[.W106]" office:value-type="float" office:value="11.9301827288758" calcext:value-type="float">
            <text:p>11,9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6]+1" office:value-type="float" office:value="104" calcext:value-type="float">
            <text:p>104</text:p>
          </table:table-cell>
          <table:table-cell table:style-name="ce52" table:formula="of:=[.D107]*[.$B$17]/60" office:value-type="float" office:value="52" calcext:value-type="float">
            <text:p>52,0</text:p>
          </table:table-cell>
          <table:table-cell table:formula="of:=360*[.E107]/60/24" office:value-type="float" office:value="13" calcext:value-type="float">
            <text:p>13,000</text:p>
          </table:table-cell>
          <table:table-cell table:formula="of:=SIN((RADIANS([.F107]*0.5)))*[.$B$4]*2" office:value-type="float" office:value="52.0734783332371" calcext:value-type="float">
            <text:p>52,073</text:p>
          </table:table-cell>
          <table:table-cell table:formula="of:=[.$B$22]*([.G108]-[.G107])" office:value-type="float" office:value="797.640882419603" calcext:value-type="float">
            <text:p>797,64</text:p>
          </table:table-cell>
          <table:table-cell table:formula="of:=1000000/([.H107]/([.$B$17]))" office:value-type="float" office:value="37610.9107008113" calcext:value-type="float">
            <text:p>37.611</text:p>
          </table:table-cell>
          <table:table-cell table:formula="of:=[.M106]*[.O106]/(1000000*60)+[.J106]" office:value-type="float" office:value="52.0000357500001" calcext:value-type="float">
            <text:p>52,0000</text:p>
          </table:table-cell>
          <table:table-cell table:formula="of:=DEGREES(ASIN([.L107]/[.$B$4]))" office:value-type="float" office:value="13.0856644275818" calcext:value-type="float">
            <text:p>13,086</text:p>
          </table:table-cell>
          <table:table-cell table:formula="of:=([.M107]/[.$B$22])+[.L106]" office:value-type="float" office:value="52.07375" calcext:value-type="float">
            <text:p>52,074</text:p>
          </table:table-cell>
          <table:table-cell table:formula="of:=ROUND([.H107]+[.N107])" office:value-type="float" office:value="798" calcext:value-type="float">
            <text:p>798</text:p>
          </table:table-cell>
          <table:table-cell/>
          <table:table-cell table:formula="of:=ROUND(4*(1000000/([.M107]/([.$B$17])));-1)/4+[.P107]" office:value-type="float" office:value="37595" calcext:value-type="float">
            <text:p>37.595</text:p>
          </table:table-cell>
          <table:table-cell/>
          <table:table-cell table:formula="of:=1000*([.G107]-[.L107])" office:value-type="float" office:value="-0.271666762898803" calcext:value-type="float">
            <text:p>-,2717</text:p>
          </table:table-cell>
          <table:table-cell/>
          <table:table-cell table:formula="of:=DEGREES(ASIN([.T107]/[.$B$4]))" office:value-type="float" office:value="13.1142041326148" calcext:value-type="float">
            <text:p>13,114</text:p>
          </table:table-cell>
          <table:table-cell table:formula="of:=[.D107]*[.$B$24]" office:value-type="float" office:value="52.1853342853049" calcext:value-type="float">
            <text:p>52,19</text:p>
          </table:table-cell>
          <table:table-cell table:formula="of:=[.$B$22]*([.T108]-[.T107])" office:value-type="float" office:value="802.851296696997" calcext:value-type="float">
            <text:p>802,85</text:p>
          </table:table-cell>
          <table:table-cell table:formula="of:=ROUND(1000000/([.U107]/([.$B$17])))" office:value-type="float" office:value="37367" calcext:value-type="float">
            <text:p>37.367</text:p>
          </table:table-cell>
          <table:table-cell table:formula="of:=([.S107]-[.F107])*3600" office:value-type="float" office:value="411.134877413235" calcext:value-type="float">
            <text:p>411,13</text:p>
          </table:table-cell>
          <table:table-cell table:formula="of:=[.W108]-[.W107]" office:value-type="float" office:value="12.1713134924818" calcext:value-type="float">
            <text:p>12,1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7]+1" office:value-type="float" office:value="105" calcext:value-type="float">
            <text:p>105</text:p>
          </table:table-cell>
          <table:table-cell table:style-name="ce52" table:formula="of:=[.D108]*[.$B$17]/60" office:value-type="float" office:value="52.5" calcext:value-type="float">
            <text:p>52,5</text:p>
          </table:table-cell>
          <table:table-cell table:formula="of:=360*[.E108]/60/24" office:value-type="float" office:value="13.125" calcext:value-type="float">
            <text:p>13,125</text:p>
          </table:table-cell>
          <table:table-cell table:formula="of:=SIN((RADIANS([.F108]*0.5)))*[.$B$4]*2" office:value-type="float" office:value="52.5720038847493" calcext:value-type="float">
            <text:p>52,572</text:p>
          </table:table-cell>
          <table:table-cell table:formula="of:=[.$B$22]*([.G109]-[.G108])" office:value-type="float" office:value="797.540792753421" calcext:value-type="float">
            <text:p>797,54</text:p>
          </table:table-cell>
          <table:table-cell table:formula="of:=1000000/([.H108]/([.$B$17]))" office:value-type="float" office:value="37615.6307897786" calcext:value-type="float">
            <text:p>37.616</text:p>
          </table:table-cell>
          <table:table-cell table:formula="of:=[.M107]*[.O107]/(1000000*60)+[.J107]" office:value-type="float" office:value="52.5000492500001" calcext:value-type="float">
            <text:p>52,5000</text:p>
          </table:table-cell>
          <table:table-cell table:formula="of:=DEGREES(ASIN([.L108]/[.$B$4]))" office:value-type="float" office:value="13.2130945950608" calcext:value-type="float">
            <text:p>13,213</text:p>
          </table:table-cell>
          <table:table-cell table:formula="of:=([.M108]/[.$B$22])+[.L107]" office:value-type="float" office:value="52.571875" calcext:value-type="float">
            <text:p>52,572</text:p>
          </table:table-cell>
          <table:table-cell table:formula="of:=ROUND([.H108]+[.N108])" office:value-type="float" office:value="797" calcext:value-type="float">
            <text:p>797</text:p>
          </table:table-cell>
          <table:table-cell office:value-type="float" office:value="-1" calcext:value-type="float">
            <text:p>-1</text:p>
          </table:table-cell>
          <table:table-cell table:formula="of:=ROUND(4*(1000000/([.M108]/([.$B$17])));-1)/4+[.P108]" office:value-type="float" office:value="37640" calcext:value-type="float">
            <text:p>37.640</text:p>
          </table:table-cell>
          <table:table-cell/>
          <table:table-cell table:formula="of:=1000*([.G108]-[.L108])" office:value-type="float" office:value="0.128884749351244" calcext:value-type="float">
            <text:p>,1289</text:p>
          </table:table-cell>
          <table:table-cell/>
          <table:table-cell table:formula="of:=DEGREES(ASIN([.T108]/[.$B$4]))" office:value-type="float" office:value="13.2425850530294" calcext:value-type="float">
            <text:p>13,243</text:p>
          </table:table-cell>
          <table:table-cell table:formula="of:=[.D108]*[.$B$24]" office:value-type="float" office:value="52.6871163457405" calcext:value-type="float">
            <text:p>52,69</text:p>
          </table:table-cell>
          <table:table-cell table:formula="of:=[.$B$22]*([.T109]-[.T108])" office:value-type="float" office:value="802.851296696997" calcext:value-type="float">
            <text:p>802,85</text:p>
          </table:table-cell>
          <table:table-cell table:formula="of:=ROUND(1000000/([.U108]/([.$B$17])))" office:value-type="float" office:value="37367" calcext:value-type="float">
            <text:p>37.367</text:p>
          </table:table-cell>
          <table:table-cell table:formula="of:=([.S108]-[.F108])*3600" office:value-type="float" office:value="423.306190905717" calcext:value-type="float">
            <text:p>423,31</text:p>
          </table:table-cell>
          <table:table-cell table:formula="of:=[.W109]-[.W108]" office:value-type="float" office:value="12.4151463050275" calcext:value-type="float">
            <text:p>12,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8]+1" office:value-type="float" office:value="106" calcext:value-type="float">
            <text:p>106</text:p>
          </table:table-cell>
          <table:table-cell table:style-name="ce52" table:formula="of:=[.D109]*[.$B$17]/60" office:value-type="float" office:value="53" calcext:value-type="float">
            <text:p>53,0</text:p>
          </table:table-cell>
          <table:table-cell table:formula="of:=360*[.E109]/60/24" office:value-type="float" office:value="13.25" calcext:value-type="float">
            <text:p>13,250</text:p>
          </table:table-cell>
          <table:table-cell table:formula="of:=SIN((RADIANS([.F109]*0.5)))*[.$B$4]*2" office:value-type="float" office:value="53.0704668802202" calcext:value-type="float">
            <text:p>53,070</text:p>
          </table:table-cell>
          <table:table-cell table:formula="of:=[.$B$22]*([.G110]-[.G109])" office:value-type="float" office:value="797.439754084144" calcext:value-type="float">
            <text:p>797,44</text:p>
          </table:table-cell>
          <table:table-cell table:formula="of:=1000000/([.H109]/([.$B$17]))" office:value-type="float" office:value="37620.3968341845" calcext:value-type="float">
            <text:p>37.620</text:p>
          </table:table-cell>
          <table:table-cell table:formula="of:=[.M108]*[.O108]/(1000000*60)+[.J108]" office:value-type="float" office:value="53.0000339166668" calcext:value-type="float">
            <text:p>53,0000</text:p>
          </table:table-cell>
          <table:table-cell table:formula="of:=DEGREES(ASIN([.L109]/[.$B$4]))" office:value-type="float" office:value="13.3407513529836" calcext:value-type="float">
            <text:p>13,341</text:p>
          </table:table-cell>
          <table:table-cell table:formula="of:=([.M109]/[.$B$22])+[.L108]" office:value-type="float" office:value="53.070625" calcext:value-type="float">
            <text:p>53,071</text:p>
          </table:table-cell>
          <table:table-cell table:formula="of:=ROUND([.H109]+[.N109])"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formula="of:=ROUND(4*(1000000/([.M109]/([.$B$17])));-1)/4+[.P109]" office:value-type="float" office:value="37595" calcext:value-type="float">
            <text:p>37.595</text:p>
          </table:table-cell>
          <table:table-cell/>
          <table:table-cell table:formula="of:=1000*([.G109]-[.L109])" office:value-type="float" office:value="-0.158119779761989" calcext:value-type="float">
            <text:p>-,1581</text:p>
          </table:table-cell>
          <table:table-cell/>
          <table:table-cell table:formula="of:=DEGREES(ASIN([.T109]/[.$B$4]))" office:value-type="float" office:value="13.3710337047808" calcext:value-type="float">
            <text:p>13,371</text:p>
          </table:table-cell>
          <table:table-cell table:formula="of:=[.D109]*[.$B$24]" office:value-type="float" office:value="53.1888984061761" calcext:value-type="float">
            <text:p>53,19</text:p>
          </table:table-cell>
          <table:table-cell table:formula="of:=[.$B$22]*([.T110]-[.T109])" office:value-type="float" office:value="802.851296696997" calcext:value-type="float">
            <text:p>802,85</text:p>
          </table:table-cell>
          <table:table-cell table:formula="of:=ROUND(1000000/([.U109]/([.$B$17])))" office:value-type="float" office:value="37367" calcext:value-type="float">
            <text:p>37.367</text:p>
          </table:table-cell>
          <table:table-cell table:formula="of:=([.S109]-[.F109])*3600" office:value-type="float" office:value="435.721337210745" calcext:value-type="float">
            <text:p>435,72</text:p>
          </table:table-cell>
          <table:table-cell table:formula="of:=[.W110]-[.W109]" office:value-type="float" office:value="12.6616932077162" calcext:value-type="float">
            <text:p>12,6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9]+1" office:value-type="float" office:value="107" calcext:value-type="float">
            <text:p>107</text:p>
          </table:table-cell>
          <table:table-cell table:style-name="ce52" table:formula="of:=[.D110]*[.$B$17]/60" office:value-type="float" office:value="53.5" calcext:value-type="float">
            <text:p>53,5</text:p>
          </table:table-cell>
          <table:table-cell table:formula="of:=360*[.E110]/60/24" office:value-type="float" office:value="13.375" calcext:value-type="float">
            <text:p>13,375</text:p>
          </table:table-cell>
          <table:table-cell table:formula="of:=SIN((RADIANS([.F110]*0.5)))*[.$B$4]*2" office:value-type="float" office:value="53.5688667265228" calcext:value-type="float">
            <text:p>53,569</text:p>
          </table:table-cell>
          <table:table-cell table:formula="of:=[.$B$22]*([.G111]-[.G110])" office:value-type="float" office:value="797.337766531996" calcext:value-type="float">
            <text:p>797,34</text:p>
          </table:table-cell>
          <table:table-cell table:formula="of:=1000000/([.H110]/([.$B$17]))" office:value-type="float" office:value="37625.2088628441" calcext:value-type="float">
            <text:p>37.625</text:p>
          </table:table-cell>
          <table:table-cell table:formula="of:=[.M109]*[.O109]/(1000000*60)+[.J109]" office:value-type="float" office:value="53.5000474166668" calcext:value-type="float">
            <text:p>53,5000</text:p>
          </table:table-cell>
          <table:table-cell table:formula="of:=DEGREES(ASIN([.L110]/[.$B$4]))" office:value-type="float" office:value="13.4683154971559" calcext:value-type="float">
            <text:p>13,468</text:p>
          </table:table-cell>
          <table:table-cell table:formula="of:=([.M110]/[.$B$22])+[.L109]" office:value-type="float" office:value="53.56875" calcext:value-type="float">
            <text:p>53,569</text:p>
          </table:table-cell>
          <table:table-cell table:formula="of:=ROUND([.H110]+[.N110])" office:value-type="float" office:value="797" calcext:value-type="float">
            <text:p>797</text:p>
          </table:table-cell>
          <table:table-cell/>
          <table:table-cell table:formula="of:=ROUND(4*(1000000/([.M110]/([.$B$17])));-1)/4+[.P110]" office:value-type="float" office:value="37640" calcext:value-type="float">
            <text:p>37.640</text:p>
          </table:table-cell>
          <table:table-cell/>
          <table:table-cell table:formula="of:=1000*([.G110]-[.L110])" office:value-type="float" office:value="0.116726522826127" calcext:value-type="float">
            <text:p>,1167</text:p>
          </table:table-cell>
          <table:table-cell/>
          <table:table-cell table:formula="of:=DEGREES(ASIN([.T110]/[.$B$4]))" office:value-type="float" office:value="13.4995508417829" calcext:value-type="float">
            <text:p>13,500</text:p>
          </table:table-cell>
          <table:table-cell table:formula="of:=[.D110]*[.$B$24]" office:value-type="float" office:value="53.6906804666118" calcext:value-type="float">
            <text:p>53,69</text:p>
          </table:table-cell>
          <table:table-cell table:formula="of:=[.$B$22]*([.T111]-[.T110])" office:value-type="float" office:value="802.851296696997" calcext:value-type="float">
            <text:p>802,85</text:p>
          </table:table-cell>
          <table:table-cell table:formula="of:=ROUND(1000000/([.U110]/([.$B$17])))" office:value-type="float" office:value="37367" calcext:value-type="float">
            <text:p>37.367</text:p>
          </table:table-cell>
          <table:table-cell table:formula="of:=([.S110]-[.F110])*3600" office:value-type="float" office:value="448.383030418461" calcext:value-type="float">
            <text:p>448,38</text:p>
          </table:table-cell>
          <table:table-cell table:formula="of:=[.W111]-[.W110]" office:value-type="float" office:value="12.9109664095274" calcext:value-type="float">
            <text:p>12,9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0]+1" office:value-type="float" office:value="108" calcext:value-type="float">
            <text:p>108</text:p>
          </table:table-cell>
          <table:table-cell table:style-name="ce52" table:formula="of:=[.D111]*[.$B$17]/60" office:value-type="float" office:value="54" calcext:value-type="float">
            <text:p>54,0</text:p>
          </table:table-cell>
          <table:table-cell table:formula="of:=360*[.E111]/60/24" office:value-type="float" office:value="13.5" calcext:value-type="float">
            <text:p>13,500</text:p>
          </table:table-cell>
          <table:table-cell table:formula="of:=SIN((RADIANS([.F111]*0.5)))*[.$B$4]*2" office:value-type="float" office:value="54.0672028306053" calcext:value-type="float">
            <text:p>54,067</text:p>
          </table:table-cell>
          <table:table-cell table:formula="of:=[.$B$22]*([.G112]-[.G111])" office:value-type="float" office:value="797.234830218304" calcext:value-type="float">
            <text:p>797,23</text:p>
          </table:table-cell>
          <table:table-cell table:formula="of:=1000000/([.H111]/([.$B$17]))" office:value-type="float" office:value="37630.0669048607" calcext:value-type="float">
            <text:p>37.630</text:p>
          </table:table-cell>
          <table:table-cell table:formula="of:=[.M110]*[.O110]/(1000000*60)+[.J110]" office:value-type="float" office:value="54.0000320833334" calcext:value-type="float">
            <text:p>54,0000</text:p>
          </table:table-cell>
          <table:table-cell table:formula="of:=DEGREES(ASIN([.L111]/[.$B$4]))" office:value-type="float" office:value="13.5959476966" calcext:value-type="float">
            <text:p>13,596</text:p>
          </table:table-cell>
          <table:table-cell table:formula="of:=([.M111]/[.$B$22])+[.L110]" office:value-type="float" office:value="54.066875" calcext:value-type="float">
            <text:p>54,067</text:p>
          </table:table-cell>
          <table:table-cell table:formula="of:=ROUND([.H111]+[.N111])" office:value-type="float" office:value="797" calcext:value-type="float">
            <text:p>797</text:p>
          </table:table-cell>
          <table:table-cell/>
          <table:table-cell table:formula="of:=ROUND(4*(1000000/([.M111]/([.$B$17])));-1)/4+[.P111]" office:value-type="float" office:value="37640" calcext:value-type="float">
            <text:p>37.640</text:p>
          </table:table-cell>
          <table:table-cell/>
          <table:table-cell table:formula="of:=1000*([.G111]-[.L111])" office:value-type="float" office:value="0.327830605321822" calcext:value-type="float">
            <text:p>,3278</text:p>
          </table:table-cell>
          <table:table-cell/>
          <table:table-cell table:formula="of:=DEGREES(ASIN([.T111]/[.$B$4]))" office:value-type="float" office:value="13.6281372213411" calcext:value-type="float">
            <text:p>13,628</text:p>
          </table:table-cell>
          <table:table-cell table:formula="of:=[.D111]*[.$B$24]" office:value-type="float" office:value="54.1924625270474" calcext:value-type="float">
            <text:p>54,19</text:p>
          </table:table-cell>
          <table:table-cell table:formula="of:=[.$B$22]*([.T112]-[.T111])" office:value-type="float" office:value="802.851296696997" calcext:value-type="float">
            <text:p>802,85</text:p>
          </table:table-cell>
          <table:table-cell table:formula="of:=ROUND(1000000/([.U111]/([.$B$17])))" office:value-type="float" office:value="37367" calcext:value-type="float">
            <text:p>37.367</text:p>
          </table:table-cell>
          <table:table-cell table:formula="of:=([.S111]-[.F111])*3600" office:value-type="float" office:value="461.293996827988" calcext:value-type="float">
            <text:p>461,29</text:p>
          </table:table-cell>
          <table:table-cell table:formula="of:=[.W112]-[.W111]" office:value-type="float" office:value="13.1629782890393" calcext:value-type="float">
            <text:p>13,1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1]+1" office:value-type="float" office:value="109" calcext:value-type="float">
            <text:p>109</text:p>
          </table:table-cell>
          <table:table-cell table:style-name="ce52" table:formula="of:=[.D112]*[.$B$17]/60" office:value-type="float" office:value="54.5" calcext:value-type="float">
            <text:p>54,5</text:p>
          </table:table-cell>
          <table:table-cell table:formula="of:=360*[.E112]/60/24" office:value-type="float" office:value="13.625" calcext:value-type="float">
            <text:p>13,625</text:p>
          </table:table-cell>
          <table:table-cell table:formula="of:=SIN((RADIANS([.F112]*0.5)))*[.$B$4]*2" office:value-type="float" office:value="54.5654745994918" calcext:value-type="float">
            <text:p>54,565</text:p>
          </table:table-cell>
          <table:table-cell table:formula="of:=[.$B$22]*([.G113]-[.G112])" office:value-type="float" office:value="797.130945265599" calcext:value-type="float">
            <text:p>797,13</text:p>
          </table:table-cell>
          <table:table-cell table:formula="of:=1000000/([.H112]/([.$B$17]))" office:value-type="float" office:value="37634.970989621" calcext:value-type="float">
            <text:p>37.635</text:p>
          </table:table-cell>
          <table:table-cell table:formula="of:=[.M111]*[.O111]/(1000000*60)+[.J111]" office:value-type="float" office:value="54.5000167500001" calcext:value-type="float">
            <text:p>54,5000</text:p>
          </table:table-cell>
          <table:table-cell table:formula="of:=DEGREES(ASIN([.L112]/[.$B$4]))" office:value-type="float" office:value="13.7238089653403" calcext:value-type="float">
            <text:p>13,724</text:p>
          </table:table-cell>
          <table:table-cell table:formula="of:=([.M112]/[.$B$22])+[.L111]" office:value-type="float" office:value="54.565625" calcext:value-type="float">
            <text:p>54,566</text:p>
          </table:table-cell>
          <table:table-cell table:formula="of:=ROUND([.H112]+[.N112])"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formula="of:=ROUND(4*(1000000/([.M112]/([.$B$17])));-1)/4+[.P112]" office:value-type="float" office:value="37595" calcext:value-type="float">
            <text:p>37.595</text:p>
          </table:table-cell>
          <table:table-cell/>
          <table:table-cell table:formula="of:=1000*([.G112]-[.L112])" office:value-type="float" office:value="-0.150400508239557" calcext:value-type="float">
            <text:p>-,1504</text:p>
          </table:table-cell>
          <table:table-cell/>
          <table:table-cell table:formula="of:=DEGREES(ASIN([.T112]/[.$B$4]))" office:value-type="float" office:value="13.7567936041992" calcext:value-type="float">
            <text:p>13,757</text:p>
          </table:table-cell>
          <table:table-cell table:formula="of:=[.D112]*[.$B$24]" office:value-type="float" office:value="54.694244587483" calcext:value-type="float">
            <text:p>54,69</text:p>
          </table:table-cell>
          <table:table-cell table:formula="of:=[.$B$22]*([.T113]-[.T112])" office:value-type="float" office:value="802.851296696997" calcext:value-type="float">
            <text:p>802,85</text:p>
          </table:table-cell>
          <table:table-cell table:formula="of:=ROUND(1000000/([.U112]/([.$B$17])))" office:value-type="float" office:value="37367" calcext:value-type="float">
            <text:p>37.367</text:p>
          </table:table-cell>
          <table:table-cell table:formula="of:=([.S112]-[.F112])*3600" office:value-type="float" office:value="474.456975117028" calcext:value-type="float">
            <text:p>474,46</text:p>
          </table:table-cell>
          <table:table-cell table:formula="of:=[.W113]-[.W112]" office:value-type="float" office:value="13.4177413961744" calcext:value-type="float">
            <text:p>13,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2]+1" office:value-type="float" office:value="110" calcext:value-type="float">
            <text:p>110</text:p>
          </table:table-cell>
          <table:table-cell table:style-name="ce52" table:formula="of:=[.D113]*[.$B$17]/60" office:value-type="float" office:value="55" calcext:value-type="float">
            <text:p>55,0</text:p>
          </table:table-cell>
          <table:table-cell table:formula="of:=360*[.E113]/60/24" office:value-type="float" office:value="13.75" calcext:value-type="float">
            <text:p>13,750</text:p>
          </table:table-cell>
          <table:table-cell table:formula="of:=SIN((RADIANS([.F113]*0.5)))*[.$B$4]*2" office:value-type="float" office:value="55.0636814402828" calcext:value-type="float">
            <text:p>55,064</text:p>
          </table:table-cell>
          <table:table-cell table:formula="of:=[.$B$22]*([.G114]-[.G113])" office:value-type="float" office:value="797.026111797481" calcext:value-type="float">
            <text:p>797,03</text:p>
          </table:table-cell>
          <table:table-cell table:formula="of:=1000000/([.H113]/([.$B$17]))" office:value-type="float" office:value="37639.9211468028" calcext:value-type="float">
            <text:p>37.640</text:p>
          </table:table-cell>
          <table:table-cell table:formula="of:=[.M112]*[.O112]/(1000000*60)+[.J112]" office:value-type="float" office:value="55.0000302500001" calcext:value-type="float">
            <text:p>55,0000</text:p>
          </table:table-cell>
          <table:table-cell table:formula="of:=DEGREES(ASIN([.L113]/[.$B$4]))" office:value-type="float" office:value="13.8515795966237" calcext:value-type="float">
            <text:p>13,852</text:p>
          </table:table-cell>
          <table:table-cell table:formula="of:=([.M113]/[.$B$22])+[.L112]" office:value-type="float" office:value="55.06375" calcext:value-type="float">
            <text:p>55,064</text:p>
          </table:table-cell>
          <table:table-cell table:formula="of:=ROUND([.H113]+[.N113])" office:value-type="float" office:value="797" calcext:value-type="float">
            <text:p>797</text:p>
          </table:table-cell>
          <table:table-cell/>
          <table:table-cell table:formula="of:=ROUND(4*(1000000/([.M113]/([.$B$17])));-1)/4+[.P113]" office:value-type="float" office:value="37640" calcext:value-type="float">
            <text:p>37.640</text:p>
          </table:table-cell>
          <table:table-cell/>
          <table:table-cell table:formula="of:=1000*([.G113]-[.L113])" office:value-type="float" office:value="-0.0685597172420671" calcext:value-type="float">
            <text:p>-,0686</text:p>
          </table:table-cell>
          <table:table-cell/>
          <table:table-cell table:formula="of:=DEGREES(ASIN([.T113]/[.$B$4]))" office:value-type="float" office:value="13.885520754587" calcext:value-type="float">
            <text:p>13,886</text:p>
          </table:table-cell>
          <table:table-cell table:formula="of:=[.D113]*[.$B$24]" office:value-type="float" office:value="55.1960266479186" calcext:value-type="float">
            <text:p>55,20</text:p>
          </table:table-cell>
          <table:table-cell table:formula="of:=[.$B$22]*([.T114]-[.T113])" office:value-type="float" office:value="802.851296696997" calcext:value-type="float">
            <text:p>802,85</text:p>
          </table:table-cell>
          <table:table-cell table:formula="of:=ROUND(1000000/([.U113]/([.$B$17])))" office:value-type="float" office:value="37367" calcext:value-type="float">
            <text:p>37.367</text:p>
          </table:table-cell>
          <table:table-cell table:formula="of:=([.S113]-[.F113])*3600" office:value-type="float" office:value="487.874716513202" calcext:value-type="float">
            <text:p>487,87</text:p>
          </table:table-cell>
          <table:table-cell table:formula="of:=[.W114]-[.W113]" office:value-type="float" office:value="13.675268454093" calcext:value-type="float">
            <text:p>13,6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3]+1" office:value-type="float" office:value="111" calcext:value-type="float">
            <text:p>111</text:p>
          </table:table-cell>
          <table:table-cell table:style-name="ce52" table:formula="of:=[.D114]*[.$B$17]/60" office:value-type="float" office:value="55.5" calcext:value-type="float">
            <text:p>55,5</text:p>
          </table:table-cell>
          <table:table-cell table:formula="of:=360*[.E114]/60/24" office:value-type="float" office:value="13.875" calcext:value-type="float">
            <text:p>13,875</text:p>
          </table:table-cell>
          <table:table-cell table:formula="of:=SIN((RADIANS([.F114]*0.5)))*[.$B$4]*2" office:value-type="float" office:value="55.5618227601562" calcext:value-type="float">
            <text:p>55,562</text:p>
          </table:table-cell>
          <table:table-cell table:formula="of:=[.$B$22]*([.G115]-[.G114])" office:value-type="float" office:value="796.920329938655" calcext:value-type="float">
            <text:p>796,92</text:p>
          </table:table-cell>
          <table:table-cell table:formula="of:=1000000/([.H114]/([.$B$17]))" office:value-type="float" office:value="37644.9174063728" calcext:value-type="float">
            <text:p>37.645</text:p>
          </table:table-cell>
          <table:table-cell table:formula="of:=[.M113]*[.O113]/(1000000*60)+[.J113]" office:value-type="float" office:value="55.5000149166668" calcext:value-type="float">
            <text:p>55,5000</text:p>
          </table:table-cell>
          <table:table-cell table:formula="of:=DEGREES(ASIN([.L114]/[.$B$4]))" office:value-type="float" office:value="13.9794205244828" calcext:value-type="float">
            <text:p>13,979</text:p>
          </table:table-cell>
          <table:table-cell table:formula="of:=([.M114]/[.$B$22])+[.L113]" office:value-type="float" office:value="55.561875" calcext:value-type="float">
            <text:p>55,562</text:p>
          </table:table-cell>
          <table:table-cell table:formula="of:=ROUND([.H114]+[.N114])" office:value-type="float" office:value="797" calcext:value-type="float">
            <text:p>797</text:p>
          </table:table-cell>
          <table:table-cell/>
          <table:table-cell table:formula="of:=ROUND(4*(1000000/([.M114]/([.$B$17])));-1)/4+[.P114]" office:value-type="float" office:value="37640" calcext:value-type="float">
            <text:p>37.640</text:p>
          </table:table-cell>
          <table:table-cell/>
          <table:table-cell table:formula="of:=1000*([.G114]-[.L114])" office:value-type="float" office:value="-0.0522398438178584" calcext:value-type="float">
            <text:p>-,0522</text:p>
          </table:table-cell>
          <table:table-cell/>
          <table:table-cell table:formula="of:=DEGREES(ASIN([.T114]/[.$B$4]))" office:value-type="float" office:value="14.0143194402687" calcext:value-type="float">
            <text:p>14,014</text:p>
          </table:table-cell>
          <table:table-cell table:formula="of:=[.D114]*[.$B$24]" office:value-type="float" office:value="55.6978087083542" calcext:value-type="float">
            <text:p>55,70</text:p>
          </table:table-cell>
          <table:table-cell table:formula="of:=[.$B$22]*([.T115]-[.T114])" office:value-type="float" office:value="802.851296696997" calcext:value-type="float">
            <text:p>802,85</text:p>
          </table:table-cell>
          <table:table-cell table:formula="of:=ROUND(1000000/([.U114]/([.$B$17])))" office:value-type="float" office:value="37367" calcext:value-type="float">
            <text:p>37.367</text:p>
          </table:table-cell>
          <table:table-cell table:formula="of:=([.S114]-[.F114])*3600" office:value-type="float" office:value="501.549984967295" calcext:value-type="float">
            <text:p>501,55</text:p>
          </table:table-cell>
          <table:table-cell table:formula="of:=[.W115]-[.W114]" office:value-type="float" office:value="13.9355723611623" calcext:value-type="float">
            <text:p>13,9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4]+1" office:value-type="float" office:value="112" calcext:value-type="float">
            <text:p>112</text:p>
          </table:table-cell>
          <table:table-cell table:style-name="ce52" table:formula="of:=[.D115]*[.$B$17]/60" office:value-type="float" office:value="56" calcext:value-type="float">
            <text:p>56,0</text:p>
          </table:table-cell>
          <table:table-cell table:formula="of:=360*[.E115]/60/24" office:value-type="float" office:value="14" calcext:value-type="float">
            <text:p>14,000</text:p>
          </table:table-cell>
          <table:table-cell table:formula="of:=SIN((RADIANS([.F115]*0.5)))*[.$B$4]*2" office:value-type="float" office:value="56.0598979663678" calcext:value-type="float">
            <text:p>56,060</text:p>
          </table:table-cell>
          <table:table-cell table:formula="of:=[.$B$22]*([.G116]-[.G115])" office:value-type="float" office:value="796.81359981505" calcext:value-type="float">
            <text:p>796,81</text:p>
          </table:table-cell>
          <table:table-cell table:formula="of:=1000000/([.H115]/([.$B$17]))" office:value-type="float" office:value="37649.9597985819" calcext:value-type="float">
            <text:p>37.650</text:p>
          </table:table-cell>
          <table:table-cell table:formula="of:=[.M114]*[.O114]/(1000000*60)+[.J114]" office:value-type="float" office:value="55.9999995833334" calcext:value-type="float">
            <text:p>56,0000</text:p>
          </table:table-cell>
          <table:table-cell table:formula="of:=DEGREES(ASIN([.L115]/[.$B$4]))" office:value-type="float" office:value="14.1073325025804" calcext:value-type="float">
            <text:p>14,107</text:p>
          </table:table-cell>
          <table:table-cell table:formula="of:=([.M115]/[.$B$22])+[.L114]" office:value-type="float" office:value="56.06" calcext:value-type="float">
            <text:p>56,060</text:p>
          </table:table-cell>
          <table:table-cell table:formula="of:=ROUND([.H115]+[.N115])" office:value-type="float" office:value="797" calcext:value-type="float">
            <text:p>797</text:p>
          </table:table-cell>
          <table:table-cell/>
          <table:table-cell table:formula="of:=ROUND(4*(1000000/([.M115]/([.$B$17])));-1)/4+[.P115]" office:value-type="float" office:value="37640" calcext:value-type="float">
            <text:p>37.640</text:p>
          </table:table-cell>
          <table:table-cell/>
          <table:table-cell table:formula="of:=1000*([.G115]-[.L115])" office:value-type="float" office:value="-0.102033632160214" calcext:value-type="float">
            <text:p>-,1020</text:p>
          </table:table-cell>
          <table:table-cell/>
          <table:table-cell table:formula="of:=DEGREES(ASIN([.T115]/[.$B$4]))" office:value-type="float" office:value="14.1431904325912" calcext:value-type="float">
            <text:p>14,143</text:p>
          </table:table-cell>
          <table:table-cell table:formula="of:=[.D115]*[.$B$24]" office:value-type="float" office:value="56.1995907687899" calcext:value-type="float">
            <text:p>56,20</text:p>
          </table:table-cell>
          <table:table-cell table:formula="of:=[.$B$22]*([.T116]-[.T115])" office:value-type="float" office:value="802.851296697008" calcext:value-type="float">
            <text:p>802,85</text:p>
          </table:table-cell>
          <table:table-cell table:formula="of:=ROUND(1000000/([.U115]/([.$B$17])))" office:value-type="float" office:value="37367" calcext:value-type="float">
            <text:p>37.367</text:p>
          </table:table-cell>
          <table:table-cell table:formula="of:=([.S115]-[.F115])*3600" office:value-type="float" office:value="515.485557328457" calcext:value-type="float">
            <text:p>515,49</text:p>
          </table:table-cell>
          <table:table-cell table:formula="of:=[.W116]-[.W115]" office:value-type="float" office:value="14.1986661927468" calcext:value-type="float">
            <text:p>14,2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5]+1" office:value-type="float" office:value="113" calcext:value-type="float">
            <text:p>113</text:p>
          </table:table-cell>
          <table:table-cell table:style-name="ce52" table:formula="of:=[.D116]*[.$B$17]/60" office:value-type="float" office:value="56.5" calcext:value-type="float">
            <text:p>56,5</text:p>
          </table:table-cell>
          <table:table-cell table:formula="of:=360*[.E116]/60/24" office:value-type="float" office:value="14.125" calcext:value-type="float">
            <text:p>14,125</text:p>
          </table:table-cell>
          <table:table-cell table:formula="of:=SIN((RADIANS([.F116]*0.5)))*[.$B$4]*2" office:value-type="float" office:value="56.5579064662523" calcext:value-type="float">
            <text:p>56,558</text:p>
          </table:table-cell>
          <table:table-cell table:formula="of:=[.$B$22]*([.G117]-[.G116])" office:value-type="float" office:value="796.70592155361" calcext:value-type="float">
            <text:p>796,71</text:p>
          </table:table-cell>
          <table:table-cell table:formula="of:=1000000/([.H116]/([.$B$17]))" office:value-type="float" office:value="37655.0483539758" calcext:value-type="float">
            <text:p>37.655</text:p>
          </table:table-cell>
          <table:table-cell table:formula="of:=[.M115]*[.O115]/(1000000*60)+[.J115]" office:value-type="float" office:value="56.4999842500001" calcext:value-type="float">
            <text:p>56,5000</text:p>
          </table:table-cell>
          <table:table-cell table:formula="of:=DEGREES(ASIN([.L116]/[.$B$4]))" office:value-type="float" office:value="14.2353162880941" calcext:value-type="float">
            <text:p>14,235</text:p>
          </table:table-cell>
          <table:table-cell table:formula="of:=([.M116]/[.$B$22])+[.L115]" office:value-type="float" office:value="56.558125" calcext:value-type="float">
            <text:p>56,558</text:p>
          </table:table-cell>
          <table:table-cell table:formula="of:=ROUND([.H116]+[.N116])" office:value-type="float" office:value="797" calcext:value-type="float">
            <text:p>797</text:p>
          </table:table-cell>
          <table:table-cell/>
          <table:table-cell table:formula="of:=ROUND(4*(1000000/([.M116]/([.$B$17])));-1)/4+[.P116]" office:value-type="float" office:value="37644" calcext:value-type="float">
            <text:p>37.644</text:p>
          </table:table-cell>
          <table:table-cell office:value-type="float" office:value="4" calcext:value-type="float">
            <text:p>4</text:p>
          </table:table-cell>
          <table:table-cell table:formula="of:=1000*([.G116]-[.L116])" office:value-type="float" office:value="-0.2185337477556" calcext:value-type="float">
            <text:p>-,2185</text:p>
          </table:table-cell>
          <table:table-cell/>
          <table:table-cell table:formula="of:=DEGREES(ASIN([.T116]/[.$B$4]))" office:value-type="float" office:value="14.2721345065337" calcext:value-type="float">
            <text:p>14,272</text:p>
          </table:table-cell>
          <table:table-cell table:formula="of:=[.D116]*[.$B$24]" office:value-type="float" office:value="56.7013728292255" calcext:value-type="float">
            <text:p>56,70</text:p>
          </table:table-cell>
          <table:table-cell table:formula="of:=[.$B$22]*([.T117]-[.T116])" office:value-type="float" office:value="802.851296696997" calcext:value-type="float">
            <text:p>802,85</text:p>
          </table:table-cell>
          <table:table-cell table:formula="of:=ROUND(1000000/([.U116]/([.$B$17])))" office:value-type="float" office:value="37367" calcext:value-type="float">
            <text:p>37.367</text:p>
          </table:table-cell>
          <table:table-cell table:formula="of:=([.S116]-[.F116])*3600" office:value-type="float" office:value="529.684223521204" calcext:value-type="float">
            <text:p>529,68</text:p>
          </table:table-cell>
          <table:table-cell table:formula="of:=[.W117]-[.W116]" office:value-type="float" office:value="14.4645632031853" calcext:value-type="float">
            <text:p>14,4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6]+1" office:value-type="float" office:value="114" calcext:value-type="float">
            <text:p>114</text:p>
          </table:table-cell>
          <table:table-cell table:style-name="ce52" table:formula="of:=[.D117]*[.$B$17]/60" office:value-type="float" office:value="57" calcext:value-type="float">
            <text:p>57,0</text:p>
          </table:table-cell>
          <table:table-cell table:formula="of:=360*[.E117]/60/24" office:value-type="float" office:value="14.25" calcext:value-type="float">
            <text:p>14,250</text:p>
          </table:table-cell>
          <table:table-cell table:formula="of:=SIN((RADIANS([.F117]*0.5)))*[.$B$4]*2" office:value-type="float" office:value="57.0558476672233" calcext:value-type="float">
            <text:p>57,056</text:p>
          </table:table-cell>
          <table:table-cell table:formula="of:=[.$B$22]*([.G118]-[.G117])" office:value-type="float" office:value="796.597295282504" calcext:value-type="float">
            <text:p>796,60</text:p>
          </table:table-cell>
          <table:table-cell table:formula="of:=1000000/([.H117]/([.$B$17]))" office:value-type="float" office:value="37660.1831033846" calcext:value-type="float">
            <text:p>37.660</text:p>
          </table:table-cell>
          <table:table-cell table:formula="of:=[.M116]*[.O116]/(1000000*60)+[.J116]" office:value-type="float" office:value="57.0000220500001" calcext:value-type="float">
            <text:p>57,0000</text:p>
          </table:table-cell>
          <table:table-cell table:formula="of:=DEGREES(ASIN([.L117]/[.$B$4]))" office:value-type="float" office:value="14.36321192301" calcext:value-type="float">
            <text:p>14,363</text:p>
          </table:table-cell>
          <table:table-cell table:formula="of:=([.M117]/[.$B$22])+[.L116]" office:value-type="float" office:value="57.055625" calcext:value-type="float">
            <text:p>57,056</text:p>
          </table:table-cell>
          <table:table-cell table:formula="of:=ROUND([.H117]+[.N117])" office:value-type="float" office:value="796" calcext:value-type="float">
            <text:p>796</text:p>
          </table:table-cell>
          <table:table-cell office:value-type="float" office:value="-1" calcext:value-type="float">
            <text:p>-1</text:p>
          </table:table-cell>
          <table:table-cell table:formula="of:=ROUND(4*(1000000/([.M117]/([.$B$17])));-1)/4+[.P117]" office:value-type="float" office:value="37687.5" calcext:value-type="float">
            <text:p>37.688</text:p>
          </table:table-cell>
          <table:table-cell/>
          <table:table-cell table:formula="of:=1000*([.G117]-[.L117])" office:value-type="float" office:value="0.222667223248152" calcext:value-type="float">
            <text:p>,2227</text:p>
          </table:table-cell>
          <table:table-cell/>
          <table:table-cell table:formula="of:=DEGREES(ASIN([.T117]/[.$B$4]))" office:value-type="float" office:value="14.4011524407568" calcext:value-type="float">
            <text:p>14,401</text:p>
          </table:table-cell>
          <table:table-cell table:formula="of:=[.D117]*[.$B$24]" office:value-type="float" office:value="57.2031548896611" calcext:value-type="float">
            <text:p>57,20</text:p>
          </table:table-cell>
          <table:table-cell table:formula="of:=[.$B$22]*([.T118]-[.T117])" office:value-type="float" office:value="802.851296696997" calcext:value-type="float">
            <text:p>802,85</text:p>
          </table:table-cell>
          <table:table-cell table:formula="of:=ROUND(1000000/([.U117]/([.$B$17])))" office:value-type="float" office:value="37367" calcext:value-type="float">
            <text:p>37.367</text:p>
          </table:table-cell>
          <table:table-cell table:formula="of:=([.S117]-[.F117])*3600" office:value-type="float" office:value="544.148786724389" calcext:value-type="float">
            <text:p>544,15</text:p>
          </table:table-cell>
          <table:table-cell table:formula="of:=[.W118]-[.W117]" office:value-type="float" office:value="14.7332768279448" calcext:value-type="float">
            <text:p>14,7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7]+1" office:value-type="float" office:value="115" calcext:value-type="float">
            <text:p>115</text:p>
          </table:table-cell>
          <table:table-cell table:style-name="ce52" table:formula="of:=[.D118]*[.$B$17]/60" office:value-type="float" office:value="57.5" calcext:value-type="float">
            <text:p>57,5</text:p>
          </table:table-cell>
          <table:table-cell table:formula="of:=360*[.E118]/60/24" office:value-type="float" office:value="14.375" calcext:value-type="float">
            <text:p>14,375</text:p>
          </table:table-cell>
          <table:table-cell table:formula="of:=SIN((RADIANS([.F118]*0.5)))*[.$B$4]*2" office:value-type="float" office:value="57.5537209767748" calcext:value-type="float">
            <text:p>57,554</text:p>
          </table:table-cell>
          <table:table-cell table:formula="of:=[.$B$22]*([.G119]-[.G118])" office:value-type="float" office:value="796.487721130995" calcext:value-type="float">
            <text:p>796,49</text:p>
          </table:table-cell>
          <table:table-cell table:formula="of:=1000000/([.H118]/([.$B$17]))" office:value-type="float" office:value="37665.3640779304" calcext:value-type="float">
            <text:p>37.665</text:p>
          </table:table-cell>
          <table:table-cell table:formula="of:=[.M117]*[.O117]/(1000000*60)+[.J117]" office:value-type="float" office:value="57.5000095500001" calcext:value-type="float">
            <text:p>57,5000</text:p>
          </table:table-cell>
          <table:table-cell table:formula="of:=DEGREES(ASIN([.L118]/[.$B$4]))" office:value-type="float" office:value="14.4913415166931" calcext:value-type="float">
            <text:p>14,491</text:p>
          </table:table-cell>
          <table:table-cell table:formula="of:=([.M118]/[.$B$22])+[.L117]" office:value-type="float" office:value="57.55375" calcext:value-type="float">
            <text:p>57,554</text:p>
          </table:table-cell>
          <table:table-cell table:formula="of:=ROUND([.H118]+[.N118])"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table:formula="of:=ROUND(4*(1000000/([.M118]/([.$B$17])));-1)/4+[.P118]" office:value-type="float" office:value="37640" calcext:value-type="float">
            <text:p>37.640</text:p>
          </table:table-cell>
          <table:table-cell/>
          <table:table-cell table:formula="of:=1000*([.G118]-[.L118])" office:value-type="float" office:value="-0.0290232251884959" calcext:value-type="float">
            <text:p>-,0290</text:p>
          </table:table-cell>
          <table:table-cell/>
          <table:table-cell table:formula="of:=DEGREES(ASIN([.T118]/[.$B$4]))" office:value-type="float" office:value="14.5302450176534" calcext:value-type="float">
            <text:p>14,530</text:p>
          </table:table-cell>
          <table:table-cell table:formula="of:=[.D118]*[.$B$24]" office:value-type="float" office:value="57.7049369500967" calcext:value-type="float">
            <text:p>57,70</text:p>
          </table:table-cell>
          <table:table-cell table:formula="of:=[.$B$22]*([.T119]-[.T118])" office:value-type="float" office:value="802.851296696997" calcext:value-type="float">
            <text:p>802,85</text:p>
          </table:table-cell>
          <table:table-cell table:formula="of:=ROUND(1000000/([.U118]/([.$B$17])))" office:value-type="float" office:value="37367" calcext:value-type="float">
            <text:p>37.367</text:p>
          </table:table-cell>
          <table:table-cell table:formula="of:=([.S118]-[.F118])*3600" office:value-type="float" office:value="558.882063552334" calcext:value-type="float">
            <text:p>558,88</text:p>
          </table:table-cell>
          <table:table-cell table:formula="of:=[.W119]-[.W118]" office:value-type="float" office:value="15.0048206854052" calcext:value-type="float">
            <text:p>15,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8]+1" office:value-type="float" office:value="116" calcext:value-type="float">
            <text:p>116</text:p>
          </table:table-cell>
          <table:table-cell table:style-name="ce52" table:formula="of:=[.D119]*[.$B$17]/60" office:value-type="float" office:value="58" calcext:value-type="float">
            <text:p>58,0</text:p>
          </table:table-cell>
          <table:table-cell table:formula="of:=360*[.E119]/60/24" office:value-type="float" office:value="14.5" calcext:value-type="float">
            <text:p>14,500</text:p>
          </table:table-cell>
          <table:table-cell table:formula="of:=SIN((RADIANS([.F119]*0.5)))*[.$B$4]*2" office:value-type="float" office:value="58.0515258024817" calcext:value-type="float">
            <text:p>58,052</text:p>
          </table:table-cell>
          <table:table-cell table:formula="of:=[.$B$22]*([.G120]-[.G119])" office:value-type="float" office:value="796.377199229414" calcext:value-type="float">
            <text:p>796,38</text:p>
          </table:table-cell>
          <table:table-cell table:formula="of:=1000000/([.H119]/([.$B$17]))" office:value-type="float" office:value="37670.5913090285" calcext:value-type="float">
            <text:p>37.671</text:p>
          </table:table-cell>
          <table:table-cell table:formula="of:=[.M118]*[.O118]/(1000000*60)+[.J118]" office:value-type="float" office:value="57.9999942166668" calcext:value-type="float">
            <text:p>58,0000</text:p>
          </table:table-cell>
          <table:table-cell table:formula="of:=DEGREES(ASIN([.L119]/[.$B$4]))" office:value-type="float" office:value="14.6193843053414" calcext:value-type="float">
            <text:p>14,619</text:p>
          </table:table-cell>
          <table:table-cell table:formula="of:=([.M119]/[.$B$22])+[.L118]" office:value-type="float" office:value="58.05125" calcext:value-type="float">
            <text:p>58,051</text:p>
          </table:table-cell>
          <table:table-cell table:formula="of:=ROUND([.H119]+[.N119])" office:value-type="float" office:value="796" calcext:value-type="float">
            <text:p>796</text:p>
          </table:table-cell>
          <table:table-cell/>
          <table:table-cell table:formula="of:=ROUND(4*(1000000/([.M119]/([.$B$17])));-1)/4+[.P119]" office:value-type="float" office:value="37691.5" calcext:value-type="float">
            <text:p>37.692</text:p>
          </table:table-cell>
          <table:table-cell office:value-type="float" office:value="4" calcext:value-type="float">
            <text:p>4</text:p>
          </table:table-cell>
          <table:table-cell table:formula="of:=1000*([.G119]-[.L119])" office:value-type="float" office:value="0.275802481681353" calcext:value-type="float">
            <text:p>,2758</text:p>
          </table:table-cell>
          <table:table-cell/>
          <table:table-cell table:formula="of:=DEGREES(ASIN([.T119]/[.$B$4]))" office:value-type="float" office:value="14.6594130233994" calcext:value-type="float">
            <text:p>14,659</text:p>
          </table:table-cell>
          <table:table-cell table:formula="of:=[.D119]*[.$B$24]" office:value-type="float" office:value="58.2067190105324" calcext:value-type="float">
            <text:p>58,21</text:p>
          </table:table-cell>
          <table:table-cell table:formula="of:=[.$B$22]*([.T120]-[.T119])" office:value-type="float" office:value="802.851296696997" calcext:value-type="float">
            <text:p>802,85</text:p>
          </table:table-cell>
          <table:table-cell table:formula="of:=ROUND(1000000/([.U119]/([.$B$17])))" office:value-type="float" office:value="37367" calcext:value-type="float">
            <text:p>37.367</text:p>
          </table:table-cell>
          <table:table-cell table:formula="of:=([.S119]-[.F119])*3600" office:value-type="float" office:value="573.886884237739" calcext:value-type="float">
            <text:p>573,89</text:p>
          </table:table-cell>
          <table:table-cell table:formula="of:=[.W120]-[.W119]" office:value-type="float" office:value="15.2792085791233" calcext:value-type="float">
            <text:p>15,2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9]+1" office:value-type="float" office:value="117" calcext:value-type="float">
            <text:p>117</text:p>
          </table:table-cell>
          <table:table-cell table:style-name="ce52" table:formula="of:=[.D120]*[.$B$17]/60" office:value-type="float" office:value="58.5" calcext:value-type="float">
            <text:p>58,5</text:p>
          </table:table-cell>
          <table:table-cell table:formula="of:=360*[.E120]/60/24" office:value-type="float" office:value="14.625" calcext:value-type="float">
            <text:p>14,625</text:p>
          </table:table-cell>
          <table:table-cell table:formula="of:=SIN((RADIANS([.F120]*0.5)))*[.$B$4]*2" office:value-type="float" office:value="58.5492615520001" calcext:value-type="float">
            <text:p>58,549</text:p>
          </table:table-cell>
          <table:table-cell table:formula="of:=[.$B$22]*([.G121]-[.G120])" office:value-type="float" office:value="796.26572970933" calcext:value-type="float">
            <text:p>796,27</text:p>
          </table:table-cell>
          <table:table-cell table:formula="of:=1000000/([.H120]/([.$B$17]))" office:value-type="float" office:value="37675.8648283799" calcext:value-type="float">
            <text:p>37.676</text:p>
          </table:table-cell>
          <table:table-cell table:formula="of:=[.M119]*[.O119]/(1000000*60)+[.J119]" office:value-type="float" office:value="58.5000347833334" calcext:value-type="float">
            <text:p>58,5000</text:p>
          </table:table-cell>
          <table:table-cell table:formula="of:=DEGREES(ASIN([.L120]/[.$B$4]))" office:value-type="float" office:value="14.7476627754083" calcext:value-type="float">
            <text:p>14,748</text:p>
          </table:table-cell>
          <table:table-cell table:formula="of:=([.M120]/[.$B$22])+[.L119]" office:value-type="float" office:value="58.549375" calcext:value-type="float">
            <text:p>58,549</text:p>
          </table:table-cell>
          <table:table-cell table:formula="of:=ROUND([.H120]+[.N120])"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table:formula="of:=ROUND(4*(1000000/([.M120]/([.$B$17])));-1)/4+[.P120]" office:value-type="float" office:value="37640" calcext:value-type="float">
            <text:p>37.640</text:p>
          </table:table-cell>
          <table:table-cell/>
          <table:table-cell table:formula="of:=1000*([.G120]-[.L120])" office:value-type="float" office:value="-0.113447999936511" calcext:value-type="float">
            <text:p>-,1134</text:p>
          </table:table-cell>
          <table:table-cell/>
          <table:table-cell table:formula="of:=DEGREES(ASIN([.T120]/[.$B$4]))" office:value-type="float" office:value="14.7886572480047" calcext:value-type="float">
            <text:p>14,789</text:p>
          </table:table-cell>
          <table:table-cell table:formula="of:=[.D120]*[.$B$24]" office:value-type="float" office:value="58.708501070968" calcext:value-type="float">
            <text:p>58,71</text:p>
          </table:table-cell>
          <table:table-cell table:formula="of:=[.$B$22]*([.T121]-[.T120])" office:value-type="float" office:value="802.851296696997" calcext:value-type="float">
            <text:p>802,85</text:p>
          </table:table-cell>
          <table:table-cell table:formula="of:=ROUND(1000000/([.U120]/([.$B$17])))" office:value-type="float" office:value="37367" calcext:value-type="float">
            <text:p>37.367</text:p>
          </table:table-cell>
          <table:table-cell table:formula="of:=([.S120]-[.F120])*3600" office:value-type="float" office:value="589.166092816863" calcext:value-type="float">
            <text:p>589,17</text:p>
          </table:table-cell>
          <table:table-cell table:formula="of:=[.W121]-[.W120]" office:value-type="float" office:value="15.5564544998086" calcext:value-type="float">
            <text:p>15,5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0]+1" office:value-type="float" office:value="118" calcext:value-type="float">
            <text:p>118</text:p>
          </table:table-cell>
          <table:table-cell table:style-name="ce52" table:formula="of:=[.D121]*[.$B$17]/60" office:value-type="float" office:value="59" calcext:value-type="float">
            <text:p>59,0</text:p>
          </table:table-cell>
          <table:table-cell table:formula="of:=360*[.E121]/60/24" office:value-type="float" office:value="14.75" calcext:value-type="float">
            <text:p>14,750</text:p>
          </table:table-cell>
          <table:table-cell table:formula="of:=SIN((RADIANS([.F121]*0.5)))*[.$B$4]*2" office:value-type="float" office:value="59.0469276330684" calcext:value-type="float">
            <text:p>59,047</text:p>
          </table:table-cell>
          <table:table-cell table:formula="of:=[.$B$22]*([.G122]-[.G121])" office:value-type="float" office:value="796.153312703314" calcext:value-type="float">
            <text:p>796,15</text:p>
          </table:table-cell>
          <table:table-cell table:formula="of:=1000000/([.H121]/([.$B$17]))" office:value-type="float" office:value="37681.184667983" calcext:value-type="float">
            <text:p>37.681</text:p>
          </table:table-cell>
          <table:table-cell table:formula="of:=[.M120]*[.O120]/(1000000*60)+[.J120]" office:value-type="float" office:value="59.0000194500001" calcext:value-type="float">
            <text:p>59,0000</text:p>
          </table:table-cell>
          <table:table-cell table:formula="of:=DEGREES(ASIN([.L121]/[.$B$4]))" office:value-type="float" office:value="14.875855796942" calcext:value-type="float">
            <text:p>14,876</text:p>
          </table:table-cell>
          <table:table-cell table:formula="of:=([.M121]/[.$B$22])+[.L120]" office:value-type="float" office:value="59.046875" calcext:value-type="float">
            <text:p>59,047</text:p>
          </table:table-cell>
          <table:table-cell table:formula="of:=ROUND([.H121]+[.N121])" office:value-type="float" office:value="796" calcext:value-type="float">
            <text:p>796</text:p>
          </table:table-cell>
          <table:table-cell/>
          <table:table-cell table:formula="of:=ROUND(4*(1000000/([.M121]/([.$B$17])));-1)/4+[.P121]" office:value-type="float" office:value="37687.5" calcext:value-type="float">
            <text:p>37.688</text:p>
          </table:table-cell>
          <table:table-cell/>
          <table:table-cell table:formula="of:=1000*([.G121]-[.L121])" office:value-type="float" office:value="0.052633068392538" calcext:value-type="float">
            <text:p>,0526</text:p>
          </table:table-cell>
          <table:table-cell/>
          <table:table-cell table:formula="of:=DEGREES(ASIN([.T121]/[.$B$4]))" office:value-type="float" office:value="14.9179784853657" calcext:value-type="float">
            <text:p>14,918</text:p>
          </table:table-cell>
          <table:table-cell table:formula="of:=[.D121]*[.$B$24]" office:value-type="float" office:value="59.2102831314036" calcext:value-type="float">
            <text:p>59,21</text:p>
          </table:table-cell>
          <table:table-cell table:formula="of:=[.$B$22]*([.T122]-[.T121])" office:value-type="float" office:value="802.851296696997" calcext:value-type="float">
            <text:p>802,85</text:p>
          </table:table-cell>
          <table:table-cell table:formula="of:=ROUND(1000000/([.U121]/([.$B$17])))" office:value-type="float" office:value="37367" calcext:value-type="float">
            <text:p>37.367</text:p>
          </table:table-cell>
          <table:table-cell table:formula="of:=([.S121]-[.F121])*3600" office:value-type="float" office:value="604.722547316671" calcext:value-type="float">
            <text:p>604,72</text:p>
          </table:table-cell>
          <table:table-cell table:formula="of:=[.W122]-[.W121]" office:value-type="float" office:value="15.8365726275612" calcext:value-type="float">
            <text:p>15,8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1]+1" office:value-type="float" office:value="119" calcext:value-type="float">
            <text:p>119</text:p>
          </table:table-cell>
          <table:table-cell table:style-name="ce52" table:formula="of:=[.D122]*[.$B$17]/60" office:value-type="float" office:value="59.5" calcext:value-type="float">
            <text:p>59,5</text:p>
          </table:table-cell>
          <table:table-cell table:formula="of:=360*[.E122]/60/24" office:value-type="float" office:value="14.875" calcext:value-type="float">
            <text:p>14,875</text:p>
          </table:table-cell>
          <table:table-cell table:formula="of:=SIN((RADIANS([.F122]*0.5)))*[.$B$4]*2" office:value-type="float" office:value="59.544523453508" calcext:value-type="float">
            <text:p>59,545</text:p>
          </table:table-cell>
          <table:table-cell table:formula="of:=[.$B$22]*([.G123]-[.G122])" office:value-type="float" office:value="796.039948345197" calcext:value-type="float">
            <text:p>796,04</text:p>
          </table:table-cell>
          <table:table-cell table:formula="of:=1000000/([.H122]/([.$B$17]))" office:value-type="float" office:value="37686.5508601218" calcext:value-type="float">
            <text:p>37.687</text:p>
          </table:table-cell>
          <table:table-cell table:formula="of:=[.M121]*[.O121]/(1000000*60)+[.J121]" office:value-type="float" office:value="59.5000069500001" calcext:value-type="float">
            <text:p>59,5000</text:p>
          </table:table-cell>
          <table:table-cell table:formula="of:=DEGREES(ASIN([.L122]/[.$B$4]))" office:value-type="float" office:value="15.0041250508699" calcext:value-type="float">
            <text:p>15,004</text:p>
          </table:table-cell>
          <table:table-cell table:formula="of:=([.M122]/[.$B$22])+[.L121]" office:value-type="float" office:value="59.544375" calcext:value-type="float">
            <text:p>59,544</text:p>
          </table:table-cell>
          <table:table-cell table:formula="of:=ROUND([.H122]+[.N122])" office:value-type="float" office:value="796" calcext:value-type="float">
            <text:p>796</text:p>
          </table:table-cell>
          <table:table-cell/>
          <table:table-cell table:formula="of:=ROUND(4*(1000000/([.M122]/([.$B$17])));-1)/4+[.P122]" office:value-type="float" office:value="37691.5" calcext:value-type="float">
            <text:p>37.692</text:p>
          </table:table-cell>
          <table:table-cell office:value-type="float" office:value="4" calcext:value-type="float">
            <text:p>4</text:p>
          </table:table-cell>
          <table:table-cell table:formula="of:=1000*([.G122]-[.L122])" office:value-type="float" office:value="0.148453507961221" calcext:value-type="float">
            <text:p>,1485</text:p>
          </table:table-cell>
          <table:table-cell/>
          <table:table-cell table:formula="of:=DEGREES(ASIN([.T122]/[.$B$4]))" office:value-type="float" office:value="15.0473775333178" calcext:value-type="float">
            <text:p>15,047</text:p>
          </table:table-cell>
          <table:table-cell table:formula="of:=[.D122]*[.$B$24]" office:value-type="float" office:value="59.7120651918392" calcext:value-type="float">
            <text:p>59,71</text:p>
          </table:table-cell>
          <table:table-cell table:formula="of:=[.$B$22]*([.T123]-[.T122])" office:value-type="float" office:value="802.851296696997" calcext:value-type="float">
            <text:p>802,85</text:p>
          </table:table-cell>
          <table:table-cell table:formula="of:=ROUND(1000000/([.U122]/([.$B$17])))" office:value-type="float" office:value="37367" calcext:value-type="float">
            <text:p>37.367</text:p>
          </table:table-cell>
          <table:table-cell table:formula="of:=([.S122]-[.F122])*3600" office:value-type="float" office:value="620.559119944232" calcext:value-type="float">
            <text:p>620,56</text:p>
          </table:table-cell>
          <table:table-cell table:formula="of:=[.W123]-[.W122]" office:value-type="float" office:value="16.119577333874" calcext:value-type="float">
            <text:p>16,1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2]+1" office:value-type="float" office:value="120" calcext:value-type="float">
            <text:p>120</text:p>
          </table:table-cell>
          <table:table-cell table:style-name="ce52" table:formula="of:=[.D123]*[.$B$17]/60" office:value-type="float" office:value="60" calcext:value-type="float">
            <text:p>60,0</text:p>
          </table:table-cell>
          <table:table-cell table:formula="of:=360*[.E123]/60/24" office:value-type="float" office:value="15" calcext:value-type="float">
            <text:p>15,000</text:p>
          </table:table-cell>
          <table:table-cell table:formula="of:=SIN((RADIANS([.F123]*0.5)))*[.$B$4]*2" office:value-type="float" office:value="60.0420484212237" calcext:value-type="float">
            <text:p>60,042</text:p>
          </table:table-cell>
          <table:table-cell table:formula="of:=[.$B$22]*([.G124]-[.G123])" office:value-type="float" office:value="795.92563676988" calcext:value-type="float">
            <text:p>795,93</text:p>
          </table:table-cell>
          <table:table-cell table:formula="of:=1000000/([.H123]/([.$B$17]))" office:value-type="float" office:value="37691.9634373753" calcext:value-type="float">
            <text:p>37.692</text:p>
          </table:table-cell>
          <table:table-cell table:formula="of:=[.M122]*[.O122]/(1000000*60)+[.J122]" office:value-type="float" office:value="60.0000475166668" calcext:value-type="float">
            <text:p>60,0000</text:p>
          </table:table-cell>
          <table:table-cell table:formula="of:=DEGREES(ASIN([.L123]/[.$B$4]))" office:value-type="float" office:value="15.1324713173771" calcext:value-type="float">
            <text:p>15,132</text:p>
          </table:table-cell>
          <table:table-cell table:formula="of:=([.M123]/[.$B$22])+[.L122]" office:value-type="float" office:value="60.041875" calcext:value-type="float">
            <text:p>60,042</text:p>
          </table:table-cell>
          <table:table-cell table:formula="of:=ROUND([.H123]+[.N123])" office:value-type="float" office:value="796" calcext:value-type="float">
            <text:p>796</text:p>
          </table:table-cell>
          <table:table-cell/>
          <table:table-cell table:formula="of:=ROUND(4*(1000000/([.M123]/([.$B$17])));-1)/4+[.P123]" office:value-type="float" office:value="37687.5" calcext:value-type="float">
            <text:p>37.688</text:p>
          </table:table-cell>
          <table:table-cell/>
          <table:table-cell table:formula="of:=1000*([.G123]-[.L123])" office:value-type="float" office:value="0.173421223706782" calcext:value-type="float">
            <text:p>,1734</text:p>
          </table:table-cell>
          <table:table-cell/>
          <table:table-cell table:formula="of:=DEGREES(ASIN([.T123]/[.$B$4]))" office:value-type="float" office:value="15.1768551936884" calcext:value-type="float">
            <text:p>15,177</text:p>
          </table:table-cell>
          <table:table-cell table:formula="of:=[.D123]*[.$B$24]" office:value-type="float" office:value="60.2138472522749" calcext:value-type="float">
            <text:p>60,21</text:p>
          </table:table-cell>
          <table:table-cell table:formula="of:=[.$B$22]*([.T124]-[.T123])" office:value-type="float" office:value="802.851296696997" calcext:value-type="float">
            <text:p>802,85</text:p>
          </table:table-cell>
          <table:table-cell table:formula="of:=ROUND(1000000/([.U123]/([.$B$17])))" office:value-type="float" office:value="37367" calcext:value-type="float">
            <text:p>37.367</text:p>
          </table:table-cell>
          <table:table-cell table:formula="of:=([.S123]-[.F123])*3600" office:value-type="float" office:value="636.678697278106" calcext:value-type="float">
            <text:p>636,68</text:p>
          </table:table-cell>
          <table:table-cell table:formula="of:=[.W124]-[.W123]" office:value-type="float" office:value="16.4054831841646" calcext:value-type="float">
            <text:p>16,4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3]+1" office:value-type="float" office:value="121" calcext:value-type="float">
            <text:p>121</text:p>
          </table:table-cell>
          <table:table-cell table:style-name="ce52" table:formula="of:=[.D124]*[.$B$17]/60" office:value-type="float" office:value="60.5" calcext:value-type="float">
            <text:p>60,5</text:p>
          </table:table-cell>
          <table:table-cell table:formula="of:=360*[.E124]/60/24" office:value-type="float" office:value="15.125" calcext:value-type="float">
            <text:p>15,125</text:p>
          </table:table-cell>
          <table:table-cell table:formula="of:=SIN((RADIANS([.F124]*0.5)))*[.$B$4]*2" office:value-type="float" office:value="60.5395019442049" calcext:value-type="float">
            <text:p>60,540</text:p>
          </table:table-cell>
          <table:table-cell table:formula="of:=[.$B$22]*([.G125]-[.G124])" office:value-type="float" office:value="795.810378113299" calcext:value-type="float">
            <text:p>795,81</text:p>
          </table:table-cell>
          <table:table-cell table:formula="of:=1000000/([.H124]/([.$B$17]))" office:value-type="float" office:value="37697.4224326199" calcext:value-type="float">
            <text:p>37.697</text:p>
          </table:table-cell>
          <table:table-cell table:formula="of:=[.M123]*[.O123]/(1000000*60)+[.J123]" office:value-type="float" office:value="60.5000350166668" calcext:value-type="float">
            <text:p>60,5000</text:p>
          </table:table-cell>
          <table:table-cell table:formula="of:=DEGREES(ASIN([.L124]/[.$B$4]))" office:value-type="float" office:value="15.2608953805403" calcext:value-type="float">
            <text:p>15,261</text:p>
          </table:table-cell>
          <table:table-cell table:formula="of:=([.M124]/[.$B$22])+[.L123]" office:value-type="float" office:value="60.539375" calcext:value-type="float">
            <text:p>60,539</text:p>
          </table:table-cell>
          <table:table-cell table:formula="of:=ROUND([.H124]+[.N124])" office:value-type="float" office:value="796" calcext:value-type="float">
            <text:p>796</text:p>
          </table:table-cell>
          <table:table-cell/>
          <table:table-cell table:formula="of:=ROUND(4*(1000000/([.M124]/([.$B$17])));-1)/4+[.P124]" office:value-type="float" office:value="37687.5" calcext:value-type="float">
            <text:p>37.688</text:p>
          </table:table-cell>
          <table:table-cell/>
          <table:table-cell table:formula="of:=1000*([.G124]-[.L124])" office:value-type="float" office:value="0.126944204879464" calcext:value-type="float">
            <text:p>,1269</text:p>
          </table:table-cell>
          <table:table-cell/>
          <table:table-cell table:formula="of:=DEGREES(ASIN([.T124]/[.$B$4]))" office:value-type="float" office:value="15.3064122723506" calcext:value-type="float">
            <text:p>15,306</text:p>
          </table:table-cell>
          <table:table-cell table:formula="of:=[.D124]*[.$B$24]" office:value-type="float" office:value="60.7156293127105" calcext:value-type="float">
            <text:p>60,72</text:p>
          </table:table-cell>
          <table:table-cell table:formula="of:=[.$B$22]*([.T125]-[.T124])" office:value-type="float" office:value="802.851296696997" calcext:value-type="float">
            <text:p>802,85</text:p>
          </table:table-cell>
          <table:table-cell table:formula="of:=ROUND(1000000/([.U124]/([.$B$17])))" office:value-type="float" office:value="37367" calcext:value-type="float">
            <text:p>37.367</text:p>
          </table:table-cell>
          <table:table-cell table:formula="of:=([.S124]-[.F124])*3600" office:value-type="float" office:value="653.084180462271" calcext:value-type="float">
            <text:p>653,08</text:p>
          </table:table-cell>
          <table:table-cell table:formula="of:=[.W125]-[.W124]" office:value-type="float" office:value="16.6943049395919" calcext:value-type="float">
            <text:p>16,6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4]+1" office:value-type="float" office:value="122" calcext:value-type="float">
            <text:p>122</text:p>
          </table:table-cell>
          <table:table-cell table:style-name="ce52" table:formula="of:=[.D125]*[.$B$17]/60" office:value-type="float" office:value="61" calcext:value-type="float">
            <text:p>61,0</text:p>
          </table:table-cell>
          <table:table-cell table:formula="of:=360*[.E125]/60/24" office:value-type="float" office:value="15.25" calcext:value-type="float">
            <text:p>15,250</text:p>
          </table:table-cell>
          <table:table-cell table:formula="of:=SIN((RADIANS([.F125]*0.5)))*[.$B$4]*2" office:value-type="float" office:value="61.0368834305257" calcext:value-type="float">
            <text:p>61,037</text:p>
          </table:table-cell>
          <table:table-cell table:formula="of:=[.$B$22]*([.G126]-[.G125])" office:value-type="float" office:value="795.694172512719" calcext:value-type="float">
            <text:p>795,69</text:p>
          </table:table-cell>
          <table:table-cell table:formula="of:=1000000/([.H125]/([.$B$17]))" office:value-type="float" office:value="37702.9278790155" calcext:value-type="float">
            <text:p>37.703</text:p>
          </table:table-cell>
          <table:table-cell table:formula="of:=[.M124]*[.O124]/(1000000*60)+[.J124]" office:value-type="float" office:value="61.0000225166668" calcext:value-type="float">
            <text:p>61,0000</text:p>
          </table:table-cell>
          <table:table-cell table:formula="of:=DEGREES(ASIN([.L125]/[.$B$4]))" office:value-type="float" office:value="15.3893980283808" calcext:value-type="float">
            <text:p>15,389</text:p>
          </table:table-cell>
          <table:table-cell table:formula="of:=([.M125]/[.$B$22])+[.L124]" office:value-type="float" office:value="61.036875" calcext:value-type="float">
            <text:p>61,037</text:p>
          </table:table-cell>
          <table:table-cell table:formula="of:=ROUND([.H125]+[.N125])" office:value-type="float" office:value="796" calcext:value-type="float">
            <text:p>796</text:p>
          </table:table-cell>
          <table:table-cell/>
          <table:table-cell table:formula="of:=ROUND(4*(1000000/([.M125]/([.$B$17])));-1)/4+[.P125]" office:value-type="float" office:value="37687.5" calcext:value-type="float">
            <text:p>37.688</text:p>
          </table:table-cell>
          <table:table-cell/>
          <table:table-cell table:formula="of:=1000*([.G125]-[.L125])" office:value-type="float" office:value="0.00843052568910707" calcext:value-type="float">
            <text:p>,0084</text:p>
          </table:table-cell>
          <table:table-cell/>
          <table:table-cell table:formula="of:=DEGREES(ASIN([.T125]/[.$B$4]))" office:value-type="float" office:value="15.4360495792783" calcext:value-type="float">
            <text:p>15,436</text:p>
          </table:table-cell>
          <table:table-cell table:formula="of:=[.D125]*[.$B$24]" office:value-type="float" office:value="61.2174113731461" calcext:value-type="float">
            <text:p>61,22</text:p>
          </table:table-cell>
          <table:table-cell table:formula="of:=[.$B$22]*([.T126]-[.T125])" office:value-type="float" office:value="802.851296697008" calcext:value-type="float">
            <text:p>802,85</text:p>
          </table:table-cell>
          <table:table-cell table:formula="of:=ROUND(1000000/([.U125]/([.$B$17])))" office:value-type="float" office:value="37367" calcext:value-type="float">
            <text:p>37.367</text:p>
          </table:table-cell>
          <table:table-cell table:formula="of:=([.S125]-[.F125])*3600" office:value-type="float" office:value="669.778485401863" calcext:value-type="float">
            <text:p>669,78</text:p>
          </table:table-cell>
          <table:table-cell table:formula="of:=[.W126]-[.W125]" office:value-type="float" office:value="16.9860575598051" calcext:value-type="float">
            <text:p>16,9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5]+1" office:value-type="float" office:value="123" calcext:value-type="float">
            <text:p>123</text:p>
          </table:table-cell>
          <table:table-cell table:style-name="ce52" table:formula="of:=[.D126]*[.$B$17]/60" office:value-type="float" office:value="61.5" calcext:value-type="float">
            <text:p>61,5</text:p>
          </table:table-cell>
          <table:table-cell table:formula="of:=360*[.E126]/60/24" office:value-type="float" office:value="15.375" calcext:value-type="float">
            <text:p>15,375</text:p>
          </table:table-cell>
          <table:table-cell table:formula="of:=SIN((RADIANS([.F126]*0.5)))*[.$B$4]*2" office:value-type="float" office:value="61.5341922883462" calcext:value-type="float">
            <text:p>61,534</text:p>
          </table:table-cell>
          <table:table-cell table:formula="of:=[.$B$22]*([.G127]-[.G126])" office:value-type="float" office:value="795.577020106271" calcext:value-type="float">
            <text:p>795,58</text:p>
          </table:table-cell>
          <table:table-cell table:formula="of:=1000000/([.H126]/([.$B$17]))" office:value-type="float" office:value="37708.4798100286" calcext:value-type="float">
            <text:p>37.708</text:p>
          </table:table-cell>
          <table:table-cell table:formula="of:=[.M125]*[.O125]/(1000000*60)+[.J125]" office:value-type="float" office:value="61.5000100166668" calcext:value-type="float">
            <text:p>61,5000</text:p>
          </table:table-cell>
          <table:table-cell table:formula="of:=DEGREES(ASIN([.L126]/[.$B$4]))" office:value-type="float" office:value="15.5179800529161" calcext:value-type="float">
            <text:p>15,518</text:p>
          </table:table-cell>
          <table:table-cell table:formula="of:=([.M126]/[.$B$22])+[.L125]" office:value-type="float" office:value="61.534375" calcext:value-type="float">
            <text:p>61,534</text:p>
          </table:table-cell>
          <table:table-cell table:formula="of:=ROUND([.H126]+[.N126])" office:value-type="float" office:value="796" calcext:value-type="float">
            <text:p>796</text:p>
          </table:table-cell>
          <table:table-cell/>
          <table:table-cell table:formula="of:=ROUND(4*(1000000/([.M126]/([.$B$17])));-1)/4+[.P126]" office:value-type="float" office:value="37687.5" calcext:value-type="float">
            <text:p>37.688</text:p>
          </table:table-cell>
          <table:table-cell/>
          <table:table-cell table:formula="of:=1000*([.G126]-[.L126])" office:value-type="float" office:value="-0.182711653863521" calcext:value-type="float">
            <text:p>-,1827</text:p>
          </table:table-cell>
          <table:table-cell/>
          <table:table-cell table:formula="of:=DEGREES(ASIN([.T126]/[.$B$4]))" office:value-type="float" office:value="15.5657679286005" calcext:value-type="float">
            <text:p>15,566</text:p>
          </table:table-cell>
          <table:table-cell table:formula="of:=[.D126]*[.$B$24]" office:value-type="float" office:value="61.7191934335817" calcext:value-type="float">
            <text:p>61,72</text:p>
          </table:table-cell>
          <table:table-cell table:formula="of:=[.$B$22]*([.T127]-[.T126])" office:value-type="float" office:value="802.851296696997" calcext:value-type="float">
            <text:p>802,85</text:p>
          </table:table-cell>
          <table:table-cell table:formula="of:=ROUND(1000000/([.U126]/([.$B$17])))" office:value-type="float" office:value="37367" calcext:value-type="float">
            <text:p>37.367</text:p>
          </table:table-cell>
          <table:table-cell table:formula="of:=([.S126]-[.F126])*3600" office:value-type="float" office:value="686.764542961668" calcext:value-type="float">
            <text:p>686,76</text:p>
          </table:table-cell>
          <table:table-cell table:formula="of:=[.W127]-[.W126]" office:value-type="float" office:value="17.2807562049207" calcext:value-type="float">
            <text:p>17,2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6]+1" office:value-type="float" office:value="124" calcext:value-type="float">
            <text:p>124</text:p>
          </table:table-cell>
          <table:table-cell table:style-name="ce52" table:formula="of:=[.D127]*[.$B$17]/60" office:value-type="float" office:value="62" calcext:value-type="float">
            <text:p>62,0</text:p>
          </table:table-cell>
          <table:table-cell table:formula="of:=360*[.E127]/60/24" office:value-type="float" office:value="15.5" calcext:value-type="float">
            <text:p>15,500</text:p>
          </table:table-cell>
          <table:table-cell table:formula="of:=SIN((RADIANS([.F127]*0.5)))*[.$B$4]*2" office:value-type="float" office:value="62.0314279259126" calcext:value-type="float">
            <text:p>62,031</text:p>
          </table:table-cell>
          <table:table-cell table:formula="of:=[.$B$22]*([.G128]-[.G127])" office:value-type="float" office:value="795.458921033514" calcext:value-type="float">
            <text:p>795,46</text:p>
          </table:table-cell>
          <table:table-cell table:formula="of:=1000000/([.H127]/([.$B$17]))" office:value-type="float" office:value="37714.0782594052" calcext:value-type="float">
            <text:p>37.714</text:p>
          </table:table-cell>
          <table:table-cell table:formula="of:=[.M126]*[.O126]/(1000000*60)+[.J126]" office:value-type="float" office:value="61.9999975166668" calcext:value-type="float">
            <text:p>62,0000</text:p>
          </table:table-cell>
          <table:table-cell table:formula="of:=DEGREES(ASIN([.L127]/[.$B$4]))" office:value-type="float" office:value="15.646480563657" calcext:value-type="float">
            <text:p>15,646</text:p>
          </table:table-cell>
          <table:table-cell table:formula="of:=([.M127]/[.$B$22])+[.L126]" office:value-type="float" office:value="62.03125" calcext:value-type="float">
            <text:p>62,031</text:p>
          </table:table-cell>
          <table:table-cell table:formula="of:=ROUND([.H127]+[.N127])" office:value-type="float" office:value="795" calcext:value-type="float">
            <text:p>795</text:p>
          </table:table-cell>
          <table:table-cell/>
          <table:table-cell table:formula="of:=ROUND(4*(1000000/([.M127]/([.$B$17])));-1)/4+[.P127]" office:value-type="float" office:value="37735" calcext:value-type="float">
            <text:p>37.735</text:p>
          </table:table-cell>
          <table:table-cell/>
          <table:table-cell table:formula="of:=1000*([.G127]-[.L127])" office:value-type="float" office:value="0.177925912552723" calcext:value-type="float">
            <text:p>,1779</text:p>
          </table:table-cell>
          <table:table-cell/>
          <table:table-cell table:formula="of:=DEGREES(ASIN([.T127]/[.$B$4]))" office:value-type="float" office:value="15.6955681386574" calcext:value-type="float">
            <text:p>15,696</text:p>
          </table:table-cell>
          <table:table-cell table:formula="of:=[.D127]*[.$B$24]" office:value-type="float" office:value="62.2209754940174" calcext:value-type="float">
            <text:p>62,22</text:p>
          </table:table-cell>
          <table:table-cell table:formula="of:=[.$B$22]*([.T128]-[.T127])" office:value-type="float" office:value="802.851296696997" calcext:value-type="float">
            <text:p>802,85</text:p>
          </table:table-cell>
          <table:table-cell table:formula="of:=ROUND(1000000/([.U127]/([.$B$17])))" office:value-type="float" office:value="37367" calcext:value-type="float">
            <text:p>37.367</text:p>
          </table:table-cell>
          <table:table-cell table:formula="of:=([.S127]-[.F127])*3600" office:value-type="float" office:value="704.045299166589" calcext:value-type="float">
            <text:p>704,05</text:p>
          </table:table-cell>
          <table:table-cell table:formula="of:=[.W128]-[.W127]" office:value-type="float" office:value="17.5784162381632" calcext:value-type="float">
            <text:p>17,5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7]+1" office:value-type="float" office:value="125" calcext:value-type="float">
            <text:p>125</text:p>
          </table:table-cell>
          <table:table-cell table:style-name="ce52" table:formula="of:=[.D128]*[.$B$17]/60" office:value-type="float" office:value="62.5" calcext:value-type="float">
            <text:p>62,5</text:p>
          </table:table-cell>
          <table:table-cell table:formula="of:=360*[.E128]/60/24" office:value-type="float" office:value="15.625" calcext:value-type="float">
            <text:p>15,625</text:p>
          </table:table-cell>
          <table:table-cell table:formula="of:=SIN((RADIANS([.F128]*0.5)))*[.$B$4]*2" office:value-type="float" office:value="62.5285897515585" calcext:value-type="float">
            <text:p>62,529</text:p>
          </table:table-cell>
          <table:table-cell table:formula="of:=[.$B$22]*([.G129]-[.G128])" office:value-type="float" office:value="795.33987543482" calcext:value-type="float">
            <text:p>795,34</text:p>
          </table:table-cell>
          <table:table-cell table:formula="of:=1000000/([.H128]/([.$B$17]))" office:value-type="float" office:value="37719.7232612017" calcext:value-type="float">
            <text:p>37.720</text:p>
          </table:table-cell>
          <table:table-cell table:formula="of:=[.M127]*[.O127]/(1000000*60)+[.J127]" office:value-type="float" office:value="62.4999862666668" calcext:value-type="float">
            <text:p>62,5000</text:p>
          </table:table-cell>
          <table:table-cell table:formula="of:=DEGREES(ASIN([.L128]/[.$B$4]))" office:value-type="float" office:value="15.7752236316596" calcext:value-type="float">
            <text:p>15,775</text:p>
          </table:table-cell>
          <table:table-cell table:formula="of:=([.M128]/[.$B$22])+[.L127]" office:value-type="float" office:value="62.52875" calcext:value-type="float">
            <text:p>62,529</text:p>
          </table:table-cell>
          <table:table-cell table:formula="of:=ROUND([.H128]+[.N128])"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formula="of:=ROUND(4*(1000000/([.M128]/([.$B$17])));-1)/4+[.P128]" office:value-type="float" office:value="37687.5" calcext:value-type="float">
            <text:p>37.688</text:p>
          </table:table-cell>
          <table:table-cell/>
          <table:table-cell table:formula="of:=1000*([.G128]-[.L128])" office:value-type="float" office:value="-0.160248441503086" calcext:value-type="float">
            <text:p>-,1602</text:p>
          </table:table-cell>
          <table:table-cell/>
          <table:table-cell table:formula="of:=DEGREES(ASIN([.T128]/[.$B$4]))" office:value-type="float" office:value="15.8254510320569" calcext:value-type="float">
            <text:p>15,825</text:p>
          </table:table-cell>
          <table:table-cell table:formula="of:=[.D128]*[.$B$24]" office:value-type="float" office:value="62.722757554453" calcext:value-type="float">
            <text:p>62,72</text:p>
          </table:table-cell>
          <table:table-cell table:formula="of:=[.$B$22]*([.T129]-[.T128])" office:value-type="float" office:value="802.851296696997" calcext:value-type="float">
            <text:p>802,85</text:p>
          </table:table-cell>
          <table:table-cell table:formula="of:=ROUND(1000000/([.U128]/([.$B$17])))" office:value-type="float" office:value="37367" calcext:value-type="float">
            <text:p>37.367</text:p>
          </table:table-cell>
          <table:table-cell table:formula="of:=([.S128]-[.F128])*3600" office:value-type="float" office:value="721.623715404752" calcext:value-type="float">
            <text:p>721,62</text:p>
          </table:table-cell>
          <table:table-cell table:formula="of:=[.W129]-[.W128]" office:value-type="float" office:value="17.879053228026" calcext:value-type="float">
            <text:p>17,8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8]+1" office:value-type="float" office:value="126" calcext:value-type="float">
            <text:p>126</text:p>
          </table:table-cell>
          <table:table-cell table:style-name="ce52" table:formula="of:=[.D129]*[.$B$17]/60" office:value-type="float" office:value="63" calcext:value-type="float">
            <text:p>63,0</text:p>
          </table:table-cell>
          <table:table-cell table:formula="of:=360*[.E129]/60/24" office:value-type="float" office:value="15.75" calcext:value-type="float">
            <text:p>15,750</text:p>
          </table:table-cell>
          <table:table-cell table:formula="of:=SIN((RADIANS([.F129]*0.5)))*[.$B$4]*2" office:value-type="float" office:value="63.0256771737053" calcext:value-type="float">
            <text:p>63,026</text:p>
          </table:table-cell>
          <table:table-cell table:formula="of:=[.$B$22]*([.G130]-[.G129])" office:value-type="float" office:value="795.219883452" calcext:value-type="float">
            <text:p>795,22</text:p>
          </table:table-cell>
          <table:table-cell table:formula="of:=1000000/([.H129]/([.$B$17]))" office:value-type="float" office:value="37725.4148497543" calcext:value-type="float">
            <text:p>37.725</text:p>
          </table:table-cell>
          <table:table-cell table:formula="of:=[.M128]*[.O128]/(1000000*60)+[.J128]" office:value-type="float" office:value="62.9999737666668" calcext:value-type="float">
            <text:p>63,0000</text:p>
          </table:table-cell>
          <table:table-cell table:formula="of:=DEGREES(ASIN([.L129]/[.$B$4]))" office:value-type="float" office:value="15.903886584015" calcext:value-type="float">
            <text:p>15,904</text:p>
          </table:table-cell>
          <table:table-cell table:formula="of:=([.M129]/[.$B$22])+[.L128]" office:value-type="float" office:value="63.025625" calcext:value-type="float">
            <text:p>63,026</text:p>
          </table:table-cell>
          <table:table-cell table:formula="of:=ROUND([.H129]+[.N129])" office:value-type="float" office:value="795" calcext:value-type="float">
            <text:p>795</text:p>
          </table:table-cell>
          <table:table-cell/>
          <table:table-cell table:formula="of:=ROUND(4*(1000000/([.M129]/([.$B$17])));-1)/4+[.P129]" office:value-type="float" office:value="37735" calcext:value-type="float">
            <text:p>37.735</text:p>
          </table:table-cell>
          <table:table-cell/>
          <table:table-cell table:formula="of:=1000*([.G129]-[.L129])" office:value-type="float" office:value="0.0521737052565641" calcext:value-type="float">
            <text:p>,0522</text:p>
          </table:table-cell>
          <table:table-cell/>
          <table:table-cell table:formula="of:=DEGREES(ASIN([.T129]/[.$B$4]))" office:value-type="float" office:value="15.9554174357313" calcext:value-type="float">
            <text:p>15,955</text:p>
          </table:table-cell>
          <table:table-cell table:formula="of:=[.D129]*[.$B$24]" office:value-type="float" office:value="63.2245396148886" calcext:value-type="float">
            <text:p>63,22</text:p>
          </table:table-cell>
          <table:table-cell table:formula="of:=[.$B$22]*([.T130]-[.T129])" office:value-type="float" office:value="802.851296696997" calcext:value-type="float">
            <text:p>802,85</text:p>
          </table:table-cell>
          <table:table-cell table:formula="of:=ROUND(1000000/([.U129]/([.$B$17])))" office:value-type="float" office:value="37367" calcext:value-type="float">
            <text:p>37.367</text:p>
          </table:table-cell>
          <table:table-cell table:formula="of:=([.S129]-[.F129])*3600" office:value-type="float" office:value="739.502768632778" calcext:value-type="float">
            <text:p>739,50</text:p>
          </table:table-cell>
          <table:table-cell table:formula="of:=[.W130]-[.W129]" office:value-type="float" office:value="18.1826829510158" calcext:value-type="float">
            <text:p>18,1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9]+1" office:value-type="float" office:value="127" calcext:value-type="float">
            <text:p>127</text:p>
          </table:table-cell>
          <table:table-cell table:style-name="ce52" table:formula="of:=[.D130]*[.$B$17]/60" office:value-type="float" office:value="63.5" calcext:value-type="float">
            <text:p>63,5</text:p>
          </table:table-cell>
          <table:table-cell table:formula="of:=360*[.E130]/60/24" office:value-type="float" office:value="15.875" calcext:value-type="float">
            <text:p>15,875</text:p>
          </table:table-cell>
          <table:table-cell table:formula="of:=SIN((RADIANS([.F130]*0.5)))*[.$B$4]*2" office:value-type="float" office:value="63.5226896008628" calcext:value-type="float">
            <text:p>63,523</text:p>
          </table:table-cell>
          <table:table-cell table:formula="of:=[.$B$22]*([.G131]-[.G130])" office:value-type="float" office:value="795.098945227687" calcext:value-type="float">
            <text:p>795,10</text:p>
          </table:table-cell>
          <table:table-cell table:formula="of:=1000000/([.H130]/([.$B$17]))" office:value-type="float" office:value="37731.1530597102" calcext:value-type="float">
            <text:p>37.731</text:p>
          </table:table-cell>
          <table:table-cell table:formula="of:=[.M129]*[.O129]/(1000000*60)+[.J129]" office:value-type="float" office:value="63.4999625166668" calcext:value-type="float">
            <text:p>63,5000</text:p>
          </table:table-cell>
          <table:table-cell table:formula="of:=DEGREES(ASIN([.L130]/[.$B$4]))" office:value-type="float" office:value="16.0326319127707" calcext:value-type="float">
            <text:p>16,033</text:p>
          </table:table-cell>
          <table:table-cell table:formula="of:=([.M130]/[.$B$22])+[.L129]" office:value-type="float" office:value="63.5225" calcext:value-type="float">
            <text:p>63,523</text:p>
          </table:table-cell>
          <table:table-cell table:formula="of:=ROUND([.H130]+[.N130])" office:value-type="float" office:value="795" calcext:value-type="float">
            <text:p>795</text:p>
          </table:table-cell>
          <table:table-cell/>
          <table:table-cell table:formula="of:=ROUND(4*(1000000/([.M130]/([.$B$17])));-1)/4+[.P130]" office:value-type="float" office:value="37735" calcext:value-type="float">
            <text:p>37.735</text:p>
          </table:table-cell>
          <table:table-cell/>
          <table:table-cell table:formula="of:=1000*([.G130]-[.L130])" office:value-type="float" office:value="0.189600862753991" calcext:value-type="float">
            <text:p>,1896</text:p>
          </table:table-cell>
          <table:table-cell/>
          <table:table-cell table:formula="of:=DEGREES(ASIN([.T130]/[.$B$4]))" office:value-type="float" office:value="16.0854681809955" calcext:value-type="float">
            <text:p>16,085</text:p>
          </table:table-cell>
          <table:table-cell table:formula="of:=[.D130]*[.$B$24]" office:value-type="float" office:value="63.7263216753242" calcext:value-type="float">
            <text:p>63,73</text:p>
          </table:table-cell>
          <table:table-cell table:formula="of:=[.$B$22]*([.T131]-[.T130])" office:value-type="float" office:value="802.851296696997" calcext:value-type="float">
            <text:p>802,85</text:p>
          </table:table-cell>
          <table:table-cell table:formula="of:=ROUND(1000000/([.U130]/([.$B$17])))" office:value-type="float" office:value="37367" calcext:value-type="float">
            <text:p>37.367</text:p>
          </table:table-cell>
          <table:table-cell table:formula="of:=([.S130]-[.F130])*3600" office:value-type="float" office:value="757.685451583794" calcext:value-type="float">
            <text:p>757,69</text:p>
          </table:table-cell>
          <table:table-cell table:formula="of:=[.W131]-[.W130]" office:value-type="float" office:value="18.4893213939218" calcext:value-type="float">
            <text:p>18,4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0]+1" office:value-type="float" office:value="128" calcext:value-type="float">
            <text:p>128</text:p>
          </table:table-cell>
          <table:table-cell table:style-name="ce52" table:formula="of:=[.D131]*[.$B$17]/60" office:value-type="float" office:value="64" calcext:value-type="float">
            <text:p>64,0</text:p>
          </table:table-cell>
          <table:table-cell table:formula="of:=360*[.E131]/60/24" office:value-type="float" office:value="16" calcext:value-type="float">
            <text:p>16,000</text:p>
          </table:table-cell>
          <table:table-cell table:formula="of:=SIN((RADIANS([.F131]*0.5)))*[.$B$4]*2" office:value-type="float" office:value="64.0196264416301" calcext:value-type="float">
            <text:p>64,020</text:p>
          </table:table-cell>
          <table:table-cell table:formula="of:=[.$B$22]*([.G132]-[.G131])" office:value-type="float" office:value="794.977060905899" calcext:value-type="float">
            <text:p>794,98</text:p>
          </table:table-cell>
          <table:table-cell table:formula="of:=1000000/([.H131]/([.$B$17]))" office:value-type="float" office:value="37736.9379260002" calcext:value-type="float">
            <text:p>37.737</text:p>
          </table:table-cell>
          <table:table-cell table:formula="of:=[.M130]*[.O130]/(1000000*60)+[.J130]" office:value-type="float" office:value="63.9999512666668" calcext:value-type="float">
            <text:p>64,0000</text:p>
          </table:table-cell>
          <table:table-cell table:formula="of:=DEGREES(ASIN([.L131]/[.$B$4]))" office:value-type="float" office:value="16.1614604276647" calcext:value-type="float">
            <text:p>16,161</text:p>
          </table:table-cell>
          <table:table-cell table:formula="of:=([.M131]/[.$B$22])+[.L130]" office:value-type="float" office:value="64.019375" calcext:value-type="float">
            <text:p>64,019</text:p>
          </table:table-cell>
          <table:table-cell table:formula="of:=ROUND([.H131]+[.N131])" office:value-type="float" office:value="795" calcext:value-type="float">
            <text:p>795</text:p>
          </table:table-cell>
          <table:table-cell/>
          <table:table-cell table:formula="of:=ROUND(4*(1000000/([.M131]/([.$B$17])));-1)/4+[.P131]" office:value-type="float" office:value="37739" calcext:value-type="float">
            <text:p>37.739</text:p>
          </table:table-cell>
          <table:table-cell office:value-type="float" office:value="4" calcext:value-type="float">
            <text:p>4</text:p>
          </table:table-cell>
          <table:table-cell table:formula="of:=1000*([.G131]-[.L131])" office:value-type="float" office:value="0.251441630055638" calcext:value-type="float">
            <text:p>,2514</text:p>
          </table:table-cell>
          <table:table-cell/>
          <table:table-cell table:formula="of:=DEGREES(ASIN([.T131]/[.$B$4]))" office:value-type="float" office:value="16.2156041036049" calcext:value-type="float">
            <text:p>16,216</text:p>
          </table:table-cell>
          <table:table-cell table:formula="of:=[.D131]*[.$B$24]" office:value-type="float" office:value="64.2281037357598" calcext:value-type="float">
            <text:p>64,23</text:p>
          </table:table-cell>
          <table:table-cell table:formula="of:=[.$B$22]*([.T132]-[.T131])" office:value-type="float" office:value="802.851296697008" calcext:value-type="float">
            <text:p>802,85</text:p>
          </table:table-cell>
          <table:table-cell table:formula="of:=ROUND(1000000/([.U131]/([.$B$17])))" office:value-type="float" office:value="37367" calcext:value-type="float">
            <text:p>37.367</text:p>
          </table:table-cell>
          <table:table-cell table:formula="of:=([.S131]-[.F131])*3600" office:value-type="float" office:value="776.174772977716" calcext:value-type="float">
            <text:p>776,17</text:p>
          </table:table-cell>
          <table:table-cell table:formula="of:=[.W132]-[.W131]" office:value-type="float" office:value="18.7989847565605" calcext:value-type="float">
            <text:p>18,8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1]+1" office:value-type="float" office:value="129" calcext:value-type="float">
            <text:p>129</text:p>
          </table:table-cell>
          <table:table-cell table:style-name="ce52" table:formula="of:=[.D132]*[.$B$17]/60" office:value-type="float" office:value="64.5" calcext:value-type="float">
            <text:p>64,5</text:p>
          </table:table-cell>
          <table:table-cell table:formula="of:=360*[.E132]/60/24" office:value-type="float" office:value="16.125" calcext:value-type="float">
            <text:p>16,125</text:p>
          </table:table-cell>
          <table:table-cell table:formula="of:=SIN((RADIANS([.F132]*0.5)))*[.$B$4]*2" office:value-type="float" office:value="64.5164871046963" calcext:value-type="float">
            <text:p>64,516</text:p>
          </table:table-cell>
          <table:table-cell table:formula="of:=[.$B$22]*([.G133]-[.G132])" office:value-type="float" office:value="794.854230631609" calcext:value-type="float">
            <text:p>794,85</text:p>
          </table:table-cell>
          <table:table-cell table:formula="of:=1000000/([.H132]/([.$B$17]))" office:value-type="float" office:value="37742.7694838604" calcext:value-type="float">
            <text:p>37.743</text:p>
          </table:table-cell>
          <table:table-cell table:formula="of:=[.M131]*[.O131]/(1000000*60)+[.J131]" office:value-type="float" office:value="64.4999930166668" calcext:value-type="float">
            <text:p>64,5000</text:p>
          </table:table-cell>
          <table:table-cell table:formula="of:=DEGREES(ASIN([.L132]/[.$B$4]))" office:value-type="float" office:value="16.2903729427382" calcext:value-type="float">
            <text:p>16,290</text:p>
          </table:table-cell>
          <table:table-cell table:formula="of:=([.M132]/[.$B$22])+[.L131]" office:value-type="float" office:value="64.51625" calcext:value-type="float">
            <text:p>64,516</text:p>
          </table:table-cell>
          <table:table-cell table:formula="of:=ROUND([.H132]+[.N132])" office:value-type="float" office:value="795" calcext:value-type="float">
            <text:p>795</text:p>
          </table:table-cell>
          <table:table-cell/>
          <table:table-cell table:formula="of:=ROUND(4*(1000000/([.M132]/([.$B$17])));-1)/4+[.P132]" office:value-type="float" office:value="37735" calcext:value-type="float">
            <text:p>37.735</text:p>
          </table:table-cell>
          <table:table-cell/>
          <table:table-cell table:formula="of:=1000*([.G132]-[.L132])" office:value-type="float" office:value="0.237104696239498" calcext:value-type="float">
            <text:p>,2371</text:p>
          </table:table-cell>
          <table:table-cell/>
          <table:table-cell table:formula="of:=DEGREES(ASIN([.T132]/[.$B$4]))" office:value-type="float" office:value="16.3458260438151" calcext:value-type="float">
            <text:p>16,346</text:p>
          </table:table-cell>
          <table:table-cell table:formula="of:=[.D132]*[.$B$24]" office:value-type="float" office:value="64.7298857961955" calcext:value-type="float">
            <text:p>64,73</text:p>
          </table:table-cell>
          <table:table-cell table:formula="of:=[.$B$22]*([.T133]-[.T132])" office:value-type="float" office:value="802.851296696986" calcext:value-type="float">
            <text:p>802,85</text:p>
          </table:table-cell>
          <table:table-cell table:formula="of:=ROUND(1000000/([.U132]/([.$B$17])))" office:value-type="float" office:value="37367" calcext:value-type="float">
            <text:p>37.367</text:p>
          </table:table-cell>
          <table:table-cell table:formula="of:=([.S132]-[.F132])*3600" office:value-type="float" office:value="794.973757734276" calcext:value-type="float">
            <text:p>794,97</text:p>
          </table:table-cell>
          <table:table-cell table:formula="of:=[.W133]-[.W132]" office:value-type="float" office:value="19.1116894541394" calcext:value-type="float">
            <text:p>19,1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2]+1" office:value-type="float" office:value="130" calcext:value-type="float">
            <text:p>130</text:p>
          </table:table-cell>
          <table:table-cell table:style-name="ce52" table:formula="of:=[.D133]*[.$B$17]/60" office:value-type="float" office:value="65" calcext:value-type="float">
            <text:p>65,0</text:p>
          </table:table-cell>
          <table:table-cell table:formula="of:=360*[.E133]/60/24" office:value-type="float" office:value="16.25" calcext:value-type="float">
            <text:p>16,250</text:p>
          </table:table-cell>
          <table:table-cell table:formula="of:=SIN((RADIANS([.F133]*0.5)))*[.$B$4]*2" office:value-type="float" office:value="65.013270998841" calcext:value-type="float">
            <text:p>65,013</text:p>
          </table:table-cell>
          <table:table-cell table:formula="of:=[.$B$22]*([.G134]-[.G133])" office:value-type="float" office:value="794.730454550972" calcext:value-type="float">
            <text:p>794,73</text:p>
          </table:table-cell>
          <table:table-cell table:formula="of:=1000000/([.H133]/([.$B$17]))" office:value-type="float" office:value="37748.6477688214" calcext:value-type="float">
            <text:p>37.749</text:p>
          </table:table-cell>
          <table:table-cell table:formula="of:=[.M132]*[.O132]/(1000000*60)+[.J132]" office:value-type="float" office:value="64.9999817666668" calcext:value-type="float">
            <text:p>65,0000</text:p>
          </table:table-cell>
          <table:table-cell table:formula="of:=DEGREES(ASIN([.L133]/[.$B$4]))" office:value-type="float" office:value="16.4193702763926" calcext:value-type="float">
            <text:p>16,419</text:p>
          </table:table-cell>
          <table:table-cell table:formula="of:=([.M133]/[.$B$22])+[.L132]" office:value-type="float" office:value="65.013125" calcext:value-type="float">
            <text:p>65,013</text:p>
          </table:table-cell>
          <table:table-cell table:formula="of:=ROUND([.H133]+[.N133])" office:value-type="float" office:value="795" calcext:value-type="float">
            <text:p>795</text:p>
          </table:table-cell>
          <table:table-cell/>
          <table:table-cell table:formula="of:=ROUND(4*(1000000/([.M133]/([.$B$17])));-1)/4+[.P133]" office:value-type="float" office:value="37735" calcext:value-type="float">
            <text:p>37.735</text:p>
          </table:table-cell>
          <table:table-cell/>
          <table:table-cell table:formula="of:=1000*([.G133]-[.L133])" office:value-type="float" office:value="0.145998840991979" calcext:value-type="float">
            <text:p>,1460</text:p>
          </table:table-cell>
          <table:table-cell/>
          <table:table-cell table:formula="of:=DEGREES(ASIN([.T133]/[.$B$4]))" office:value-type="float" office:value="16.4761348464412" calcext:value-type="float">
            <text:p>16,476</text:p>
          </table:table-cell>
          <table:table-cell table:formula="of:=[.D133]*[.$B$24]" office:value-type="float" office:value="65.2316678566311" calcext:value-type="float">
            <text:p>65,23</text:p>
          </table:table-cell>
          <table:table-cell table:formula="of:=[.$B$22]*([.T134]-[.T133])" office:value-type="float" office:value="802.851296697008" calcext:value-type="float">
            <text:p>802,85</text:p>
          </table:table-cell>
          <table:table-cell table:formula="of:=ROUND(1000000/([.U133]/([.$B$17])))" office:value-type="float" office:value="37367" calcext:value-type="float">
            <text:p>37.367</text:p>
          </table:table-cell>
          <table:table-cell table:formula="of:=([.S133]-[.F133])*3600" office:value-type="float" office:value="814.085447188415" calcext:value-type="float">
            <text:p>814,09</text:p>
          </table:table-cell>
          <table:table-cell table:formula="of:=[.W134]-[.W133]" office:value-type="float" office:value="19.4274521202274" calcext:value-type="float">
            <text:p>19,4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3]+1" office:value-type="float" office:value="131" calcext:value-type="float">
            <text:p>131</text:p>
          </table:table-cell>
          <table:table-cell table:style-name="ce52" table:formula="of:=[.D134]*[.$B$17]/60" office:value-type="float" office:value="65.5" calcext:value-type="float">
            <text:p>65,5</text:p>
          </table:table-cell>
          <table:table-cell table:formula="of:=360*[.E134]/60/24" office:value-type="float" office:value="16.375" calcext:value-type="float">
            <text:p>16,375</text:p>
          </table:table-cell>
          <table:table-cell table:formula="of:=SIN((RADIANS([.F134]*0.5)))*[.$B$4]*2" office:value-type="float" office:value="65.5099775329354" calcext:value-type="float">
            <text:p>65,510</text:p>
          </table:table-cell>
          <table:table-cell table:formula="of:=[.$B$22]*([.G135]-[.G134])" office:value-type="float" office:value="794.605732811351" calcext:value-type="float">
            <text:p>794,61</text:p>
          </table:table-cell>
          <table:table-cell table:formula="of:=1000000/([.H134]/([.$B$17]))" office:value-type="float" office:value="37754.5728167083" calcext:value-type="float">
            <text:p>37.755</text:p>
          </table:table-cell>
          <table:table-cell table:formula="of:=[.M133]*[.O133]/(1000000*60)+[.J133]" office:value-type="float" office:value="65.4999705166668" calcext:value-type="float">
            <text:p>65,5000</text:p>
          </table:table-cell>
          <table:table-cell table:formula="of:=DEGREES(ASIN([.L134]/[.$B$4]))" office:value-type="float" office:value="16.5484532514464" calcext:value-type="float">
            <text:p>16,548</text:p>
          </table:table-cell>
          <table:table-cell table:formula="of:=([.M134]/[.$B$22])+[.L133]" office:value-type="float" office:value="65.51" calcext:value-type="float">
            <text:p>65,510</text:p>
          </table:table-cell>
          <table:table-cell table:formula="of:=ROUND([.H134]+[.N134])" office:value-type="float" office:value="795" calcext:value-type="float">
            <text:p>795</text:p>
          </table:table-cell>
          <table:table-cell/>
          <table:table-cell table:formula="of:=ROUND(4*(1000000/([.M134]/([.$B$17])));-1)/4+[.P134]" office:value-type="float" office:value="37735" calcext:value-type="float">
            <text:p>37.735</text:p>
          </table:table-cell>
          <table:table-cell/>
          <table:table-cell table:formula="of:=1000*([.G134]-[.L134])" office:value-type="float" office:value="-0.0224670646531422" calcext:value-type="float">
            <text:p>-,0225</text:p>
          </table:table-cell>
          <table:table-cell/>
          <table:table-cell table:formula="of:=DEGREES(ASIN([.T134]/[.$B$4]))" office:value-type="float" office:value="16.6065313609191" calcext:value-type="float">
            <text:p>16,607</text:p>
          </table:table-cell>
          <table:table-cell table:formula="of:=[.D134]*[.$B$24]" office:value-type="float" office:value="65.7334499170667" calcext:value-type="float">
            <text:p>65,73</text:p>
          </table:table-cell>
          <table:table-cell table:formula="of:=[.$B$22]*([.T135]-[.T134])" office:value-type="float" office:value="802.851296696986" calcext:value-type="float">
            <text:p>802,85</text:p>
          </table:table-cell>
          <table:table-cell table:formula="of:=ROUND(1000000/([.U134]/([.$B$17])))" office:value-type="float" office:value="37367" calcext:value-type="float">
            <text:p>37.367</text:p>
          </table:table-cell>
          <table:table-cell table:formula="of:=([.S134]-[.F134])*3600" office:value-type="float" office:value="833.512899308643" calcext:value-type="float">
            <text:p>833,51</text:p>
          </table:table-cell>
          <table:table-cell table:formula="of:=[.W135]-[.W134]" office:value-type="float" office:value="19.7462896090799" calcext:value-type="float">
            <text:p>19,7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4]+1" office:value-type="float" office:value="132" calcext:value-type="float">
            <text:p>132</text:p>
          </table:table-cell>
          <table:table-cell table:style-name="ce52" table:formula="of:=[.D135]*[.$B$17]/60" office:value-type="float" office:value="66" calcext:value-type="float">
            <text:p>66,0</text:p>
          </table:table-cell>
          <table:table-cell table:formula="of:=360*[.E135]/60/24" office:value-type="float" office:value="16.5" calcext:value-type="float">
            <text:p>16,500</text:p>
          </table:table-cell>
          <table:table-cell table:formula="of:=SIN((RADIANS([.F135]*0.5)))*[.$B$4]*2" office:value-type="float" office:value="66.0066061159425" calcext:value-type="float">
            <text:p>66,007</text:p>
          </table:table-cell>
          <table:table-cell table:formula="of:=[.$B$22]*([.G136]-[.G135])" office:value-type="float" office:value="794.48006556097" calcext:value-type="float">
            <text:p>794,48</text:p>
          </table:table-cell>
          <table:table-cell table:formula="of:=1000000/([.H135]/([.$B$17]))" office:value-type="float" office:value="37760.5446636568" calcext:value-type="float">
            <text:p>37.761</text:p>
          </table:table-cell>
          <table:table-cell table:formula="of:=[.M134]*[.O134]/(1000000*60)+[.J134]" office:value-type="float" office:value="65.9999592666668" calcext:value-type="float">
            <text:p>66,0000</text:p>
          </table:table-cell>
          <table:table-cell table:formula="of:=DEGREES(ASIN([.L135]/[.$B$4]))" office:value-type="float" office:value="16.6776226951939" calcext:value-type="float">
            <text:p>16,678</text:p>
          </table:table-cell>
          <table:table-cell table:formula="of:=([.M135]/[.$B$22])+[.L134]" office:value-type="float" office:value="66.0068750000001" calcext:value-type="float">
            <text:p>66,007</text:p>
          </table:table-cell>
          <table:table-cell table:formula="of:=ROUND([.H135]+[.N135])"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formula="of:=ROUND(4*(1000000/([.M135]/([.$B$17])));-1)/4+[.P135]" office:value-type="float" office:value="37739" calcext:value-type="float">
            <text:p>37.739</text:p>
          </table:table-cell>
          <table:table-cell office:value-type="float" office:value="4" calcext:value-type="float">
            <text:p>4</text:p>
          </table:table-cell>
          <table:table-cell table:formula="of:=1000*([.G135]-[.L135])" office:value-type="float" office:value="-0.268884057561536" calcext:value-type="float">
            <text:p>-,2689</text:p>
          </table:table-cell>
          <table:table-cell/>
          <table:table-cell table:formula="of:=DEGREES(ASIN([.T135]/[.$B$4]))" office:value-type="float" office:value="16.737016441366" calcext:value-type="float">
            <text:p>16,737</text:p>
          </table:table-cell>
          <table:table-cell table:formula="of:=[.D135]*[.$B$24]" office:value-type="float" office:value="66.2352319775023" calcext:value-type="float">
            <text:p>66,24</text:p>
          </table:table-cell>
          <table:table-cell table:formula="of:=[.$B$22]*([.T136]-[.T135])" office:value-type="float" office:value="802.851296697008" calcext:value-type="float">
            <text:p>802,85</text:p>
          </table:table-cell>
          <table:table-cell table:formula="of:=ROUND(1000000/([.U135]/([.$B$17])))" office:value-type="float" office:value="37367" calcext:value-type="float">
            <text:p>37.367</text:p>
          </table:table-cell>
          <table:table-cell table:formula="of:=([.S135]-[.F135])*3600" office:value-type="float" office:value="853.259188917723" calcext:value-type="float">
            <text:p>853,26</text:p>
          </table:table-cell>
          <table:table-cell table:formula="of:=[.W136]-[.W135]" office:value-type="float" office:value="20.0682189987347" calcext:value-type="float">
            <text:p>20,0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5]+1" office:value-type="float" office:value="133" calcext:value-type="float">
            <text:p>133</text:p>
          </table:table-cell>
          <table:table-cell table:style-name="ce52" table:formula="of:=[.D136]*[.$B$17]/60" office:value-type="float" office:value="66.5" calcext:value-type="float">
            <text:p>66,5</text:p>
          </table:table-cell>
          <table:table-cell table:formula="of:=360*[.E136]/60/24" office:value-type="float" office:value="16.625" calcext:value-type="float">
            <text:p>16,625</text:p>
          </table:table-cell>
          <table:table-cell table:formula="of:=SIN((RADIANS([.F136]*0.5)))*[.$B$4]*2" office:value-type="float" office:value="66.5031561569181" calcext:value-type="float">
            <text:p>66,503</text:p>
          </table:table-cell>
          <table:table-cell table:formula="of:=[.$B$22]*([.G137]-[.G136])" office:value-type="float" office:value="794.353452949599" calcext:value-type="float">
            <text:p>794,35</text:p>
          </table:table-cell>
          <table:table-cell table:formula="of:=1000000/([.H136]/([.$B$17]))" office:value-type="float" office:value="37766.563346082" calcext:value-type="float">
            <text:p>37.767</text:p>
          </table:table-cell>
          <table:table-cell table:formula="of:=[.M135]*[.O135]/(1000000*60)+[.J135]" office:value-type="float" office:value="66.5000010166668" calcext:value-type="float">
            <text:p>66,5000</text:p>
          </table:table-cell>
          <table:table-cell table:formula="of:=DEGREES(ASIN([.L136]/[.$B$4]))" office:value-type="float" office:value="16.8067167971774" calcext:value-type="float">
            <text:p>16,807</text:p>
          </table:table-cell>
          <table:table-cell table:formula="of:=([.M136]/[.$B$22])+[.L135]" office:value-type="float" office:value="66.5031250000001" calcext:value-type="float">
            <text:p>66,503</text:p>
          </table:table-cell>
          <table:table-cell table:formula="of:=ROUND([.H136]+[.N136])" office:value-type="float" office:value="794" calcext:value-type="float">
            <text:p>794</text:p>
          </table:table-cell>
          <table:table-cell/>
          <table:table-cell table:formula="of:=ROUND(4*(1000000/([.M136]/([.$B$17])));-1)/4+[.P136]" office:value-type="float" office:value="37782.5" calcext:value-type="float">
            <text:p>37.783</text:p>
          </table:table-cell>
          <table:table-cell/>
          <table:table-cell table:formula="of:=1000*([.G136]-[.L136])" office:value-type="float" office:value="0.0311569180411198" calcext:value-type="float">
            <text:p>,0312</text:p>
          </table:table-cell>
          <table:table-cell/>
          <table:table-cell table:formula="of:=DEGREES(ASIN([.T136]/[.$B$4]))" office:value-type="float" office:value="16.8675909466435" calcext:value-type="float">
            <text:p>16,868</text:p>
          </table:table-cell>
          <table:table-cell table:formula="of:=[.D136]*[.$B$24]" office:value-type="float" office:value="66.737014037938" calcext:value-type="float">
            <text:p>66,74</text:p>
          </table:table-cell>
          <table:table-cell table:formula="of:=[.$B$22]*([.T137]-[.T136])" office:value-type="float" office:value="802.851296696986" calcext:value-type="float">
            <text:p>802,85</text:p>
          </table:table-cell>
          <table:table-cell table:formula="of:=ROUND(1000000/([.U136]/([.$B$17])))" office:value-type="float" office:value="37367" calcext:value-type="float">
            <text:p>37.367</text:p>
          </table:table-cell>
          <table:table-cell table:formula="of:=([.S136]-[.F136])*3600" office:value-type="float" office:value="873.327407916457" calcext:value-type="float">
            <text:p>873,33</text:p>
          </table:table-cell>
          <table:table-cell table:formula="of:=[.W137]-[.W136]" office:value-type="float" office:value="20.3932575935071" calcext:value-type="float">
            <text:p>20,3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6]+1" office:value-type="float" office:value="134" calcext:value-type="float">
            <text:p>134</text:p>
          </table:table-cell>
          <table:table-cell table:style-name="ce52" table:formula="of:=[.D137]*[.$B$17]/60" office:value-type="float" office:value="67" calcext:value-type="float">
            <text:p>67,0</text:p>
          </table:table-cell>
          <table:table-cell table:formula="of:=360*[.E137]/60/24" office:value-type="float" office:value="16.75" calcext:value-type="float">
            <text:p>16,750</text:p>
          </table:table-cell>
          <table:table-cell table:formula="of:=SIN((RADIANS([.F137]*0.5)))*[.$B$4]*2" office:value-type="float" office:value="66.9996270650116" calcext:value-type="float">
            <text:p>67,000</text:p>
          </table:table-cell>
          <table:table-cell table:formula="of:=[.$B$22]*([.G138]-[.G137])" office:value-type="float" office:value="794.225895127693" calcext:value-type="float">
            <text:p>794,23</text:p>
          </table:table-cell>
          <table:table-cell table:formula="of:=1000000/([.H137]/([.$B$17]))" office:value-type="float" office:value="37772.6289007194" calcext:value-type="float">
            <text:p>37.773</text:p>
          </table:table-cell>
          <table:table-cell table:formula="of:=[.M136]*[.O136]/(1000000*60)+[.J136]" office:value-type="float" office:value="66.9999894333335" calcext:value-type="float">
            <text:p>67,0000</text:p>
          </table:table-cell>
          <table:table-cell table:formula="of:=DEGREES(ASIN([.L137]/[.$B$4]))" office:value-type="float" office:value="16.9358988134634" calcext:value-type="float">
            <text:p>16,936</text:p>
          </table:table-cell>
          <table:table-cell table:formula="of:=([.M137]/[.$B$22])+[.L136]" office:value-type="float" office:value="66.9993750000001" calcext:value-type="float">
            <text:p>66,999</text:p>
          </table:table-cell>
          <table:table-cell table:formula="of:=ROUND([.H137]+[.N137])" office:value-type="float" office:value="794" calcext:value-type="float">
            <text:p>794</text:p>
          </table:table-cell>
          <table:table-cell/>
          <table:table-cell table:formula="of:=ROUND(4*(1000000/([.M137]/([.$B$17])));-1)/4+[.P137]" office:value-type="float" office:value="37782.5" calcext:value-type="float">
            <text:p>37.783</text:p>
          </table:table-cell>
          <table:table-cell/>
          <table:table-cell table:formula="of:=1000*([.G137]-[.L137])" office:value-type="float" office:value="0.252065011537184" calcext:value-type="float">
            <text:p>,2521</text:p>
          </table:table-cell>
          <table:table-cell/>
          <table:table-cell table:formula="of:=DEGREES(ASIN([.T137]/[.$B$4]))" office:value-type="float" office:value="16.9982557404194" calcext:value-type="float">
            <text:p>16,998</text:p>
          </table:table-cell>
          <table:table-cell table:formula="of:=[.D137]*[.$B$24]" office:value-type="float" office:value="67.2387960983736" calcext:value-type="float">
            <text:p>67,24</text:p>
          </table:table-cell>
          <table:table-cell table:formula="of:=[.$B$22]*([.T138]-[.T137])" office:value-type="float" office:value="802.851296697008" calcext:value-type="float">
            <text:p>802,85</text:p>
          </table:table-cell>
          <table:table-cell table:formula="of:=ROUND(1000000/([.U137]/([.$B$17])))" office:value-type="float" office:value="37367" calcext:value-type="float">
            <text:p>37.367</text:p>
          </table:table-cell>
          <table:table-cell table:formula="of:=([.S137]-[.F137])*3600" office:value-type="float" office:value="893.720665509964" calcext:value-type="float">
            <text:p>893,72</text:p>
          </table:table-cell>
          <table:table-cell table:formula="of:=[.W138]-[.W137]" office:value-type="float" office:value="20.7214229270191" calcext:value-type="float">
            <text:p>20,7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7]+1" office:value-type="float" office:value="135" calcext:value-type="float">
            <text:p>135</text:p>
          </table:table-cell>
          <table:table-cell table:style-name="ce52" table:formula="of:=[.D138]*[.$B$17]/60" office:value-type="float" office:value="67.5" calcext:value-type="float">
            <text:p>67,5</text:p>
          </table:table-cell>
          <table:table-cell table:formula="of:=360*[.E138]/60/24" office:value-type="float" office:value="16.875" calcext:value-type="float">
            <text:p>16,875</text:p>
          </table:table-cell>
          <table:table-cell table:formula="of:=SIN((RADIANS([.F138]*0.5)))*[.$B$4]*2" office:value-type="float" office:value="67.4960182494664" calcext:value-type="float">
            <text:p>67,496</text:p>
          </table:table-cell>
          <table:table-cell table:formula="of:=[.$B$22]*([.G139]-[.G138])" office:value-type="float" office:value="794.097392247181" calcext:value-type="float">
            <text:p>794,10</text:p>
          </table:table-cell>
          <table:table-cell table:formula="of:=1000000/([.H138]/([.$B$17]))" office:value-type="float" office:value="37778.7413645879" calcext:value-type="float">
            <text:p>37.779</text:p>
          </table:table-cell>
          <table:table-cell table:formula="of:=[.M137]*[.O137]/(1000000*60)+[.J137]" office:value-type="float" office:value="67.4999778500001" calcext:value-type="float">
            <text:p>67,5000</text:p>
          </table:table-cell>
          <table:table-cell table:formula="of:=DEGREES(ASIN([.L138]/[.$B$4]))" office:value-type="float" office:value="17.0653324477954" calcext:value-type="float">
            <text:p>17,065</text:p>
          </table:table-cell>
          <table:table-cell table:formula="of:=([.M138]/[.$B$22])+[.L137]" office:value-type="float" office:value="67.4962500000001" calcext:value-type="float">
            <text:p>67,496</text:p>
          </table:table-cell>
          <table:table-cell table:formula="of:=ROUND([.H138]+[.N138])"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formula="of:=ROUND(4*(1000000/([.M138]/([.$B$17])));-1)/4+[.P138]" office:value-type="float" office:value="37735" calcext:value-type="float">
            <text:p>37.735</text:p>
          </table:table-cell>
          <table:table-cell/>
          <table:table-cell table:formula="of:=1000*([.G138]-[.L138])" office:value-type="float" office:value="-0.23175053365776" calcext:value-type="float">
            <text:p>-,2318</text:p>
          </table:table-cell>
          <table:table-cell/>
          <table:table-cell table:formula="of:=DEGREES(ASIN([.T138]/[.$B$4]))" office:value-type="float" office:value="17.1290116912325" calcext:value-type="float">
            <text:p>17,129</text:p>
          </table:table-cell>
          <table:table-cell table:formula="of:=[.D138]*[.$B$24]" office:value-type="float" office:value="67.7405781588092" calcext:value-type="float">
            <text:p>67,74</text:p>
          </table:table-cell>
          <table:table-cell table:formula="of:=[.$B$22]*([.T139]-[.T138])" office:value-type="float" office:value="802.851296696986" calcext:value-type="float">
            <text:p>802,85</text:p>
          </table:table-cell>
          <table:table-cell table:formula="of:=ROUND(1000000/([.U138]/([.$B$17])))" office:value-type="float" office:value="37367" calcext:value-type="float">
            <text:p>37.367</text:p>
          </table:table-cell>
          <table:table-cell table:formula="of:=([.S138]-[.F138])*3600" office:value-type="float" office:value="914.442088436984" calcext:value-type="float">
            <text:p>914,44</text:p>
          </table:table-cell>
          <table:table-cell table:formula="of:=[.W139]-[.W138]" office:value-type="float" office:value="21.0527327650411" calcext:value-type="float">
            <text:p>21,0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8]+1" office:value-type="float" office:value="136" calcext:value-type="float">
            <text:p>136</text:p>
          </table:table-cell>
          <table:table-cell table:style-name="ce52" table:formula="of:=[.D139]*[.$B$17]/60" office:value-type="float" office:value="68" calcext:value-type="float">
            <text:p>68,0</text:p>
          </table:table-cell>
          <table:table-cell table:formula="of:=360*[.E139]/60/24" office:value-type="float" office:value="17" calcext:value-type="float">
            <text:p>17,000</text:p>
          </table:table-cell>
          <table:table-cell table:formula="of:=SIN((RADIANS([.F139]*0.5)))*[.$B$4]*2" office:value-type="float" office:value="67.9923291196209" calcext:value-type="float">
            <text:p>67,992</text:p>
          </table:table-cell>
          <table:table-cell table:formula="of:=[.$B$22]*([.G140]-[.G139])" office:value-type="float" office:value="793.96794446086" calcext:value-type="float">
            <text:p>793,97</text:p>
          </table:table-cell>
          <table:table-cell table:formula="of:=1000000/([.H139]/([.$B$17]))" office:value-type="float" office:value="37784.9007750198" calcext:value-type="float">
            <text:p>37.785</text:p>
          </table:table-cell>
          <table:table-cell table:formula="of:=[.M138]*[.O138]/(1000000*60)+[.J138]" office:value-type="float" office:value="67.9999666000001" calcext:value-type="float">
            <text:p>68,0000</text:p>
          </table:table-cell>
          <table:table-cell table:formula="of:=DEGREES(ASIN([.L139]/[.$B$4]))" office:value-type="float" office:value="17.1946929244443" calcext:value-type="float">
            <text:p>17,195</text:p>
          </table:table-cell>
          <table:table-cell table:formula="of:=([.M139]/[.$B$22])+[.L138]" office:value-type="float" office:value="67.9925000000001" calcext:value-type="float">
            <text:p>67,993</text:p>
          </table:table-cell>
          <table:table-cell table:formula="of:=ROUND([.H139]+[.N139])" office:value-type="float" office:value="794" calcext:value-type="float">
            <text:p>794</text:p>
          </table:table-cell>
          <table:table-cell/>
          <table:table-cell table:formula="of:=ROUND(4*(1000000/([.M139]/([.$B$17])));-1)/4+[.P139]" office:value-type="float" office:value="37782.5" calcext:value-type="float">
            <text:p>37.783</text:p>
          </table:table-cell>
          <table:table-cell/>
          <table:table-cell table:formula="of:=1000*([.G139]-[.L139])" office:value-type="float" office:value="-0.1708803791729" calcext:value-type="float">
            <text:p>-,1709</text:p>
          </table:table-cell>
          <table:table-cell/>
          <table:table-cell table:formula="of:=DEGREES(ASIN([.T139]/[.$B$4]))" office:value-type="float" office:value="17.2598596725561" calcext:value-type="float">
            <text:p>17,260</text:p>
          </table:table-cell>
          <table:table-cell table:formula="of:=[.D139]*[.$B$24]" office:value-type="float" office:value="68.2423602192448" calcext:value-type="float">
            <text:p>68,24</text:p>
          </table:table-cell>
          <table:table-cell table:formula="of:=[.$B$22]*([.T140]-[.T139])" office:value-type="float" office:value="802.851296697008" calcext:value-type="float">
            <text:p>802,85</text:p>
          </table:table-cell>
          <table:table-cell table:formula="of:=ROUND(1000000/([.U139]/([.$B$17])))" office:value-type="float" office:value="37367" calcext:value-type="float">
            <text:p>37.367</text:p>
          </table:table-cell>
          <table:table-cell table:formula="of:=([.S139]-[.F139])*3600" office:value-type="float" office:value="935.494821202025" calcext:value-type="float">
            <text:p>935,49</text:p>
          </table:table-cell>
          <table:table-cell table:formula="of:=[.W140]-[.W139]" office:value-type="float" office:value="21.3872051084053" calcext:value-type="float">
            <text:p>21,3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9]+1" office:value-type="float" office:value="137" calcext:value-type="float">
            <text:p>137</text:p>
          </table:table-cell>
          <table:table-cell table:style-name="ce52" table:formula="of:=[.D140]*[.$B$17]/60" office:value-type="float" office:value="68.5" calcext:value-type="float">
            <text:p>68,5</text:p>
          </table:table-cell>
          <table:table-cell table:formula="of:=360*[.E140]/60/24" office:value-type="float" office:value="17.125" calcext:value-type="float">
            <text:p>17,125</text:p>
          </table:table-cell>
          <table:table-cell table:formula="of:=SIN((RADIANS([.F140]*0.5)))*[.$B$4]*2" office:value-type="float" office:value="68.4885590849089" calcext:value-type="float">
            <text:p>68,489</text:p>
          </table:table-cell>
          <table:table-cell table:formula="of:=[.$B$22]*([.G141]-[.G140])" office:value-type="float" office:value="793.83755192282" calcext:value-type="float">
            <text:p>793,84</text:p>
          </table:table-cell>
          <table:table-cell table:formula="of:=1000000/([.H140]/([.$B$17]))" office:value-type="float" office:value="37791.1071696401" calcext:value-type="float">
            <text:p>37.791</text:p>
          </table:table-cell>
          <table:table-cell table:formula="of:=[.M139]*[.O139]/(1000000*60)+[.J139]" office:value-type="float" office:value="68.4999550166668" calcext:value-type="float">
            <text:p>68,5000</text:p>
          </table:table-cell>
          <table:table-cell table:formula="of:=DEGREES(ASIN([.L140]/[.$B$4]))" office:value-type="float" office:value="17.3241438442948" calcext:value-type="float">
            <text:p>17,324</text:p>
          </table:table-cell>
          <table:table-cell table:formula="of:=([.M140]/[.$B$22])+[.L139]" office:value-type="float" office:value="68.4887500000001" calcext:value-type="float">
            <text:p>68,489</text:p>
          </table:table-cell>
          <table:table-cell table:formula="of:=ROUND([.H140]+[.N140])" office:value-type="float" office:value="794" calcext:value-type="float">
            <text:p>794</text:p>
          </table:table-cell>
          <table:table-cell/>
          <table:table-cell table:formula="of:=ROUND(4*(1000000/([.M140]/([.$B$17])));-1)/4+[.P140]" office:value-type="float" office:value="37786.5" calcext:value-type="float">
            <text:p>37.787</text:p>
          </table:table-cell>
          <table:table-cell office:value-type="float" office:value="4" calcext:value-type="float">
            <text:p>4</text:p>
          </table:table-cell>
          <table:table-cell table:formula="of:=1000*([.G140]-[.L140])" office:value-type="float" office:value="-0.190915091138777" calcext:value-type="float">
            <text:p>-,1909</text:p>
          </table:table-cell>
          <table:table-cell/>
          <table:table-cell table:formula="of:=DEGREES(ASIN([.T140]/[.$B$4]))" office:value-type="float" office:value="17.390800562864" calcext:value-type="float">
            <text:p>17,391</text:p>
          </table:table-cell>
          <table:table-cell table:formula="of:=[.D140]*[.$B$24]" office:value-type="float" office:value="68.7441422796805" calcext:value-type="float">
            <text:p>68,74</text:p>
          </table:table-cell>
          <table:table-cell table:formula="of:=[.$B$22]*([.T141]-[.T140])" office:value-type="float" office:value="802.851296696986" calcext:value-type="float">
            <text:p>802,85</text:p>
          </table:table-cell>
          <table:table-cell table:formula="of:=ROUND(1000000/([.U140]/([.$B$17])))" office:value-type="float" office:value="37367" calcext:value-type="float">
            <text:p>37.367</text:p>
          </table:table-cell>
          <table:table-cell table:formula="of:=([.S140]-[.F140])*3600" office:value-type="float" office:value="956.88202631043" calcext:value-type="float">
            <text:p>956,88</text:p>
          </table:table-cell>
          <table:table-cell table:formula="of:=[.W141]-[.W140]" office:value-type="float" office:value="21.7248581959751" calcext:value-type="float">
            <text:p>21,7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0]+1" office:value-type="float" office:value="138" calcext:value-type="float">
            <text:p>138</text:p>
          </table:table-cell>
          <table:table-cell table:style-name="ce52" table:formula="of:=[.D141]*[.$B$17]/60" office:value-type="float" office:value="69" calcext:value-type="float">
            <text:p>69,0</text:p>
          </table:table-cell>
          <table:table-cell table:formula="of:=360*[.E141]/60/24" office:value-type="float" office:value="17.25" calcext:value-type="float">
            <text:p>17,250</text:p>
          </table:table-cell>
          <table:table-cell table:formula="of:=SIN((RADIANS([.F141]*0.5)))*[.$B$4]*2" office:value-type="float" office:value="68.9847075548607" calcext:value-type="float">
            <text:p>68,985</text:p>
          </table:table-cell>
          <table:table-cell table:formula="of:=[.$B$22]*([.G142]-[.G141])" office:value-type="float" office:value="793.706214788244" calcext:value-type="float">
            <text:p>793,71</text:p>
          </table:table-cell>
          <table:table-cell table:formula="of:=1000000/([.H141]/([.$B$17]))" office:value-type="float" office:value="37797.3605863774" calcext:value-type="float">
            <text:p>37.797</text:p>
          </table:table-cell>
          <table:table-cell table:formula="of:=[.M140]*[.O140]/(1000000*60)+[.J140]" office:value-type="float" office:value="68.9999963666668" calcext:value-type="float">
            <text:p>69,0000</text:p>
          </table:table-cell>
          <table:table-cell table:formula="of:=DEGREES(ASIN([.L141]/[.$B$4]))" office:value-type="float" office:value="17.4536860595098" calcext:value-type="float">
            <text:p>17,454</text:p>
          </table:table-cell>
          <table:table-cell table:formula="of:=([.M141]/[.$B$22])+[.L140]" office:value-type="float" office:value="68.9850000000001" calcext:value-type="float">
            <text:p>68,985</text:p>
          </table:table-cell>
          <table:table-cell table:formula="of:=ROUND([.H141]+[.N141])" office:value-type="float" office:value="794" calcext:value-type="float">
            <text:p>794</text:p>
          </table:table-cell>
          <table:table-cell/>
          <table:table-cell table:formula="of:=ROUND(4*(1000000/([.M141]/([.$B$17])));-1)/4+[.P141]" office:value-type="float" office:value="37782.5" calcext:value-type="float">
            <text:p>37.783</text:p>
          </table:table-cell>
          <table:table-cell/>
          <table:table-cell table:formula="of:=1000*([.G141]-[.L141])" office:value-type="float" office:value="-0.292445139379538" calcext:value-type="float">
            <text:p>-,2924</text:p>
          </table:table-cell>
          <table:table-cell/>
          <table:table-cell table:formula="of:=DEGREES(ASIN([.T141]/[.$B$4]))" office:value-type="float" office:value="17.5218352456962" calcext:value-type="float">
            <text:p>17,522</text:p>
          </table:table-cell>
          <table:table-cell table:formula="of:=[.D141]*[.$B$24]" office:value-type="float" office:value="69.2459243401161" calcext:value-type="float">
            <text:p>69,25</text:p>
          </table:table-cell>
          <table:table-cell table:formula="of:=[.$B$22]*([.T142]-[.T141])" office:value-type="float" office:value="802.851296697008" calcext:value-type="float">
            <text:p>802,85</text:p>
          </table:table-cell>
          <table:table-cell table:formula="of:=ROUND(1000000/([.U141]/([.$B$17])))" office:value-type="float" office:value="37367" calcext:value-type="float">
            <text:p>37.367</text:p>
          </table:table-cell>
          <table:table-cell table:formula="of:=([.S141]-[.F141])*3600" office:value-type="float" office:value="978.606884506405" calcext:value-type="float">
            <text:p>978,61</text:p>
          </table:table-cell>
          <table:table-cell table:formula="of:=[.W142]-[.W141]" office:value-type="float" office:value="22.0657105079695" calcext:value-type="float">
            <text:p>22,0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1]+1" office:value-type="float" office:value="139" calcext:value-type="float">
            <text:p>139</text:p>
          </table:table-cell>
          <table:table-cell table:style-name="ce52" table:formula="of:=[.D142]*[.$B$17]/60" office:value-type="float" office:value="69.5" calcext:value-type="float">
            <text:p>69,5</text:p>
          </table:table-cell>
          <table:table-cell table:formula="of:=360*[.E142]/60/24" office:value-type="float" office:value="17.375" calcext:value-type="float">
            <text:p>17,375</text:p>
          </table:table-cell>
          <table:table-cell table:formula="of:=SIN((RADIANS([.F142]*0.5)))*[.$B$4]*2" office:value-type="float" office:value="69.4807739391033" calcext:value-type="float">
            <text:p>69,481</text:p>
          </table:table-cell>
          <table:table-cell table:formula="of:=[.$B$22]*([.G143]-[.G142])" office:value-type="float" office:value="793.573933213338" calcext:value-type="float">
            <text:p>793,57</text:p>
          </table:table-cell>
          <table:table-cell table:formula="of:=1000000/([.H142]/([.$B$17]))" office:value-type="float" office:value="37803.6610634677" calcext:value-type="float">
            <text:p>37.804</text:p>
          </table:table-cell>
          <table:table-cell table:formula="of:=[.M141]*[.O141]/(1000000*60)+[.J141]" office:value-type="float" office:value="69.4999847833335" calcext:value-type="float">
            <text:p>69,5000</text:p>
          </table:table-cell>
          <table:table-cell table:formula="of:=DEGREES(ASIN([.L142]/[.$B$4]))" office:value-type="float" office:value="17.5831571013467" calcext:value-type="float">
            <text:p>17,583</text:p>
          </table:table-cell>
          <table:table-cell table:formula="of:=([.M142]/[.$B$22])+[.L141]" office:value-type="float" office:value="69.4806250000001" calcext:value-type="float">
            <text:p>69,481</text:p>
          </table:table-cell>
          <table:table-cell table:formula="of:=ROUND([.H142]+[.N142])" office:value-type="float" office:value="793" calcext:value-type="float">
            <text:p>793</text:p>
          </table:table-cell>
          <table:table-cell office:value-type="float" office:value="-1" calcext:value-type="float">
            <text:p>-1</text:p>
          </table:table-cell>
          <table:table-cell table:formula="of:=ROUND(4*(1000000/([.M142]/([.$B$17])));-1)/4+[.P142]" office:value-type="float" office:value="37830" calcext:value-type="float">
            <text:p>37.830</text:p>
          </table:table-cell>
          <table:table-cell/>
          <table:table-cell table:formula="of:=1000*([.G142]-[.L142])" office:value-type="float" office:value="0.148939103269186" calcext:value-type="float">
            <text:p>,1489</text:p>
          </table:table-cell>
          <table:table-cell/>
          <table:table-cell table:formula="of:=DEGREES(ASIN([.T142]/[.$B$4]))" office:value-type="float" office:value="17.6529646097262" calcext:value-type="float">
            <text:p>17,653</text:p>
          </table:table-cell>
          <table:table-cell table:formula="of:=[.D142]*[.$B$24]" office:value-type="float" office:value="69.7477064005517" calcext:value-type="float">
            <text:p>69,75</text:p>
          </table:table-cell>
          <table:table-cell table:formula="of:=[.$B$22]*([.T143]-[.T142])" office:value-type="float" office:value="802.851296697008" calcext:value-type="float">
            <text:p>802,85</text:p>
          </table:table-cell>
          <table:table-cell table:formula="of:=ROUND(1000000/([.U142]/([.$B$17])))" office:value-type="float" office:value="37367" calcext:value-type="float">
            <text:p>37.367</text:p>
          </table:table-cell>
          <table:table-cell table:formula="of:=([.S142]-[.F142])*3600" office:value-type="float" office:value="1000.67259501437" calcext:value-type="float">
            <text:p>1.000,67</text:p>
          </table:table-cell>
          <table:table-cell table:formula="of:=[.W143]-[.W142]" office:value-type="float" office:value="22.4097807684828" calcext:value-type="float">
            <text:p>22,4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2]+1" office:value-type="float" office:value="140" calcext:value-type="float">
            <text:p>140</text:p>
          </table:table-cell>
          <table:table-cell table:style-name="ce52" table:formula="of:=[.D143]*[.$B$17]/60" office:value-type="float" office:value="70" calcext:value-type="float">
            <text:p>70,0</text:p>
          </table:table-cell>
          <table:table-cell table:formula="of:=360*[.E143]/60/24" office:value-type="float" office:value="17.5" calcext:value-type="float">
            <text:p>17,500</text:p>
          </table:table-cell>
          <table:table-cell table:formula="of:=SIN((RADIANS([.F143]*0.5)))*[.$B$4]*2" office:value-type="float" office:value="69.9767576473617" calcext:value-type="float">
            <text:p>69,977</text:p>
          </table:table-cell>
          <table:table-cell table:formula="of:=[.$B$22]*([.G144]-[.G143])" office:value-type="float" office:value="793.440707355558" calcext:value-type="float">
            <text:p>793,44</text:p>
          </table:table-cell>
          <table:table-cell table:formula="of:=1000000/([.H143]/([.$B$17]))" office:value-type="float" office:value="37810.0086394438" calcext:value-type="float">
            <text:p>37.810</text:p>
          </table:table-cell>
          <table:table-cell table:formula="of:=[.M142]*[.O142]/(1000000*60)+[.J142]" office:value-type="float" office:value="69.9999712833335" calcext:value-type="float">
            <text:p>70,0000</text:p>
          </table:table-cell>
          <table:table-cell table:formula="of:=DEGREES(ASIN([.L143]/[.$B$4]))" office:value-type="float" office:value="17.7128843656645" calcext:value-type="float">
            <text:p>17,713</text:p>
          </table:table-cell>
          <table:table-cell table:formula="of:=([.M143]/[.$B$22])+[.L142]" office:value-type="float" office:value="69.9768750000001" calcext:value-type="float">
            <text:p>69,977</text:p>
          </table:table-cell>
          <table:table-cell table:formula="of:=ROUND([.H143]+[.N143])"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table:formula="of:=ROUND(4*(1000000/([.M143]/([.$B$17])));-1)/4+[.P143]" office:value-type="float" office:value="37782.5" calcext:value-type="float">
            <text:p>37.783</text:p>
          </table:table-cell>
          <table:table-cell/>
          <table:table-cell table:formula="of:=1000*([.G143]-[.L143])" office:value-type="float" office:value="-0.117352638397961" calcext:value-type="float">
            <text:p>-,1174</text:p>
          </table:table-cell>
          <table:table-cell/>
          <table:table-cell table:formula="of:=DEGREES(ASIN([.T143]/[.$B$4]))" office:value-type="float" office:value="17.7841895488286" calcext:value-type="float">
            <text:p>17,784</text:p>
          </table:table-cell>
          <table:table-cell table:formula="of:=[.D143]*[.$B$24]" office:value-type="float" office:value="70.2494884609873" calcext:value-type="float">
            <text:p>70,25</text:p>
          </table:table-cell>
          <table:table-cell table:formula="of:=[.$B$22]*([.T144]-[.T143])" office:value-type="float" office:value="802.851296696986" calcext:value-type="float">
            <text:p>802,85</text:p>
          </table:table-cell>
          <table:table-cell table:formula="of:=ROUND(1000000/([.U143]/([.$B$17])))" office:value-type="float" office:value="37367" calcext:value-type="float">
            <text:p>37.367</text:p>
          </table:table-cell>
          <table:table-cell table:formula="of:=([.S143]-[.F143])*3600" office:value-type="float" office:value="1023.08237578286" calcext:value-type="float">
            <text:p>1.023,08</text:p>
          </table:table-cell>
          <table:table-cell table:formula="of:=[.W144]-[.W143]" office:value-type="float" office:value="22.7570879493982" calcext:value-type="float">
            <text:p>22,7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3]+1" office:value-type="float" office:value="141" calcext:value-type="float">
            <text:p>141</text:p>
          </table:table-cell>
          <table:table-cell table:style-name="ce52" table:formula="of:=[.D144]*[.$B$17]/60" office:value-type="float" office:value="70.5" calcext:value-type="float">
            <text:p>70,5</text:p>
          </table:table-cell>
          <table:table-cell table:formula="of:=360*[.E144]/60/24" office:value-type="float" office:value="17.625" calcext:value-type="float">
            <text:p>17,625</text:p>
          </table:table-cell>
          <table:table-cell table:formula="of:=SIN((RADIANS([.F144]*0.5)))*[.$B$4]*2" office:value-type="float" office:value="70.4726580894589" calcext:value-type="float">
            <text:p>70,473</text:p>
          </table:table-cell>
          <table:table-cell table:formula="of:=[.$B$22]*([.G145]-[.G144])" office:value-type="float" office:value="793.306537373383" calcext:value-type="float">
            <text:p>793,31</text:p>
          </table:table-cell>
          <table:table-cell table:formula="of:=1000000/([.H144]/([.$B$17]))" office:value-type="float" office:value="37816.4033531467" calcext:value-type="float">
            <text:p>37.816</text:p>
          </table:table-cell>
          <table:table-cell table:formula="of:=[.M143]*[.O143]/(1000000*60)+[.J143]" office:value-type="float" office:value="70.4999597000001" calcext:value-type="float">
            <text:p>70,5000</text:p>
          </table:table-cell>
          <table:table-cell table:formula="of:=DEGREES(ASIN([.L144]/[.$B$4]))" office:value-type="float" office:value="17.8425419481543" calcext:value-type="float">
            <text:p>17,843</text:p>
          </table:table-cell>
          <table:table-cell table:formula="of:=([.M144]/[.$B$22])+[.L143]" office:value-type="float" office:value="70.4725000000001" calcext:value-type="float">
            <text:p>70,473</text:p>
          </table:table-cell>
          <table:table-cell table:formula="of:=ROUND([.H144]+[.N144])" office:value-type="float" office:value="793" calcext:value-type="float">
            <text:p>793</text:p>
          </table:table-cell>
          <table:table-cell/>
          <table:table-cell table:formula="of:=ROUND(4*(1000000/([.M144]/([.$B$17])));-1)/4+[.P144]" office:value-type="float" office:value="37834" calcext:value-type="float">
            <text:p>37.834</text:p>
          </table:table-cell>
          <table:table-cell office:value-type="float" office:value="4" calcext:value-type="float">
            <text:p>4</text:p>
          </table:table-cell>
          <table:table-cell table:formula="of:=1000*([.G144]-[.L144])" office:value-type="float" office:value="0.158089458821564" calcext:value-type="float">
            <text:p>,1581</text:p>
          </table:table-cell>
          <table:table-cell/>
          <table:table-cell table:formula="of:=DEGREES(ASIN([.T144]/[.$B$4]))" office:value-type="float" office:value="17.9155109621479" calcext:value-type="float">
            <text:p>17,916</text:p>
          </table:table-cell>
          <table:table-cell table:formula="of:=[.D144]*[.$B$24]" office:value-type="float" office:value="70.751270521423" calcext:value-type="float">
            <text:p>70,75</text:p>
          </table:table-cell>
          <table:table-cell table:formula="of:=[.$B$22]*([.T145]-[.T144])" office:value-type="float" office:value="802.851296697008" calcext:value-type="float">
            <text:p>802,85</text:p>
          </table:table-cell>
          <table:table-cell table:formula="of:=ROUND(1000000/([.U144]/([.$B$17])))" office:value-type="float" office:value="37367" calcext:value-type="float">
            <text:p>37.367</text:p>
          </table:table-cell>
          <table:table-cell table:formula="of:=([.S144]-[.F144])*3600" office:value-type="float" office:value="1045.83946373226" calcext:value-type="float">
            <text:p>1.045,84</text:p>
          </table:table-cell>
          <table:table-cell table:formula="of:=[.W145]-[.W144]" office:value-type="float" office:value="23.1076512730481" calcext:value-type="float">
            <text:p>23,1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4]+1" office:value-type="float" office:value="142" calcext:value-type="float">
            <text:p>142</text:p>
          </table:table-cell>
          <table:table-cell table:style-name="ce52" table:formula="of:=[.D145]*[.$B$17]/60" office:value-type="float" office:value="71" calcext:value-type="float">
            <text:p>71,0</text:p>
          </table:table-cell>
          <table:table-cell table:formula="of:=360*[.E145]/60/24" office:value-type="float" office:value="17.75" calcext:value-type="float">
            <text:p>17,750</text:p>
          </table:table-cell>
          <table:table-cell table:formula="of:=SIN((RADIANS([.F145]*0.5)))*[.$B$4]*2" office:value-type="float" office:value="70.9684746753173" calcext:value-type="float">
            <text:p>70,968</text:p>
          </table:table-cell>
          <table:table-cell table:formula="of:=[.$B$22]*([.G146]-[.G145])" office:value-type="float" office:value="793.171423426566" calcext:value-type="float">
            <text:p>793,17</text:p>
          </table:table-cell>
          <table:table-cell table:formula="of:=1000000/([.H145]/([.$B$17]))" office:value-type="float" office:value="37822.8452437148" calcext:value-type="float">
            <text:p>37.823</text:p>
          </table:table-cell>
          <table:table-cell table:formula="of:=[.M144]*[.O144]/(1000000*60)+[.J144]" office:value-type="float" office:value="70.9999990666668" calcext:value-type="float">
            <text:p>71,0000</text:p>
          </table:table-cell>
          <table:table-cell table:formula="of:=DEGREES(ASIN([.L145]/[.$B$4]))" office:value-type="float" office:value="17.9724577252042" calcext:value-type="float">
            <text:p>17,972</text:p>
          </table:table-cell>
          <table:table-cell table:formula="of:=([.M145]/[.$B$22])+[.L144]" office:value-type="float" office:value="70.9687500000001" calcext:value-type="float">
            <text:p>70,969</text:p>
          </table:table-cell>
          <table:table-cell table:formula="of:=ROUND([.H145]+[.N145])"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table:formula="of:=ROUND(4*(1000000/([.M145]/([.$B$17])));-1)/4+[.P145]" office:value-type="float" office:value="37782.5" calcext:value-type="float">
            <text:p>37.783</text:p>
          </table:table-cell>
          <table:table-cell/>
          <table:table-cell table:formula="of:=1000*([.G145]-[.L145])" office:value-type="float" office:value="-0.275324682817768" calcext:value-type="float">
            <text:p>-,2753</text:p>
          </table:table-cell>
          <table:table-cell/>
          <table:table-cell table:formula="of:=DEGREES(ASIN([.T145]/[.$B$4]))" office:value-type="float" office:value="18.0469297541681" calcext:value-type="float">
            <text:p>18,047</text:p>
          </table:table-cell>
          <table:table-cell table:formula="of:=[.D145]*[.$B$24]" office:value-type="float" office:value="71.2530525818586" calcext:value-type="float">
            <text:p>71,25</text:p>
          </table:table-cell>
          <table:table-cell table:formula="of:=[.$B$22]*([.T146]-[.T145])" office:value-type="float" office:value="802.851296696986" calcext:value-type="float">
            <text:p>802,85</text:p>
          </table:table-cell>
          <table:table-cell table:formula="of:=ROUND(1000000/([.U145]/([.$B$17])))" office:value-type="float" office:value="37367" calcext:value-type="float">
            <text:p>37.367</text:p>
          </table:table-cell>
          <table:table-cell table:formula="of:=([.S145]-[.F145])*3600" office:value-type="float" office:value="1068.9471150053" calcext:value-type="float">
            <text:p>1.068,95</text:p>
          </table:table-cell>
          <table:table-cell table:formula="of:=[.W146]-[.W145]" office:value-type="float" office:value="23.4614902156679" calcext:value-type="float">
            <text:p>23,4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5]+1" office:value-type="float" office:value="143" calcext:value-type="float">
            <text:p>143</text:p>
          </table:table-cell>
          <table:table-cell table:style-name="ce52" table:formula="of:=[.D146]*[.$B$17]/60" office:value-type="float" office:value="71.5" calcext:value-type="float">
            <text:p>71,5</text:p>
          </table:table-cell>
          <table:table-cell table:formula="of:=360*[.E146]/60/24" office:value-type="float" office:value="17.875" calcext:value-type="float">
            <text:p>17,875</text:p>
          </table:table-cell>
          <table:table-cell table:formula="of:=SIN((RADIANS([.F146]*0.5)))*[.$B$4]*2" office:value-type="float" office:value="71.4642068149589" calcext:value-type="float">
            <text:p>71,464</text:p>
          </table:table-cell>
          <table:table-cell table:formula="of:=[.$B$22]*([.G147]-[.G146])" office:value-type="float" office:value="793.035365675723" calcext:value-type="float">
            <text:p>793,04</text:p>
          </table:table-cell>
          <table:table-cell table:formula="of:=1000000/([.H146]/([.$B$17]))" office:value-type="float" office:value="37829.3343506034" calcext:value-type="float">
            <text:p>37.829</text:p>
          </table:table-cell>
          <table:table-cell table:formula="of:=[.M145]*[.O145]/(1000000*60)+[.J145]" office:value-type="float" office:value="71.4999874833335" calcext:value-type="float">
            <text:p>71,5000</text:p>
          </table:table-cell>
          <table:table-cell table:formula="of:=DEGREES(ASIN([.L146]/[.$B$4]))" office:value-type="float" office:value="18.1023053278376" calcext:value-type="float">
            <text:p>18,102</text:p>
          </table:table-cell>
          <table:table-cell table:formula="of:=([.M146]/[.$B$22])+[.L145]" office:value-type="float" office:value="71.4643750000001" calcext:value-type="float">
            <text:p>71,464</text:p>
          </table:table-cell>
          <table:table-cell table:formula="of:=ROUND([.H146]+[.N146])" office:value-type="float" office:value="793" calcext:value-type="float">
            <text:p>793</text:p>
          </table:table-cell>
          <table:table-cell/>
          <table:table-cell table:formula="of:=ROUND(4*(1000000/([.M146]/([.$B$17])));-1)/4+[.P146]" office:value-type="float" office:value="37830" calcext:value-type="float">
            <text:p>37.830</text:p>
          </table:table-cell>
          <table:table-cell/>
          <table:table-cell table:formula="of:=1000*([.G146]-[.L146])" office:value-type="float" office:value="-0.168185041218294" calcext:value-type="float">
            <text:p>-,1682</text:p>
          </table:table-cell>
          <table:table-cell/>
          <table:table-cell table:formula="of:=DEGREES(ASIN([.T146]/[.$B$4]))" office:value-type="float" office:value="18.1784468347836" calcext:value-type="float">
            <text:p>18,178</text:p>
          </table:table-cell>
          <table:table-cell table:formula="of:=[.D146]*[.$B$24]" office:value-type="float" office:value="71.7548346422942" calcext:value-type="float">
            <text:p>71,75</text:p>
          </table:table-cell>
          <table:table-cell table:formula="of:=[.$B$22]*([.T147]-[.T146])" office:value-type="float" office:value="802.851296697008" calcext:value-type="float">
            <text:p>802,85</text:p>
          </table:table-cell>
          <table:table-cell table:formula="of:=ROUND(1000000/([.U146]/([.$B$17])))" office:value-type="float" office:value="37367" calcext:value-type="float">
            <text:p>37.367</text:p>
          </table:table-cell>
          <table:table-cell table:formula="of:=([.S146]-[.F146])*3600" office:value-type="float" office:value="1092.40860522097" calcext:value-type="float">
            <text:p>1.092,41</text:p>
          </table:table-cell>
          <table:table-cell table:formula="of:=[.W147]-[.W146]" office:value-type="float" office:value="23.8186245108993" calcext:value-type="float">
            <text:p>23,8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6]+1" office:value-type="float" office:value="144" calcext:value-type="float">
            <text:p>144</text:p>
          </table:table-cell>
          <table:table-cell table:style-name="ce52" table:formula="of:=[.D147]*[.$B$17]/60" office:value-type="float" office:value="72" calcext:value-type="float">
            <text:p>72,0</text:p>
          </table:table-cell>
          <table:table-cell table:formula="of:=360*[.E147]/60/24" office:value-type="float" office:value="18" calcext:value-type="float">
            <text:p>18,000</text:p>
          </table:table-cell>
          <table:table-cell table:formula="of:=SIN((RADIANS([.F147]*0.5)))*[.$B$4]*2" office:value-type="float" office:value="71.9598539185062" calcext:value-type="float">
            <text:p>71,960</text:p>
          </table:table-cell>
          <table:table-cell table:formula="of:=[.$B$22]*([.G148]-[.G147])" office:value-type="float" office:value="792.898364282883" calcext:value-type="float">
            <text:p>792,90</text:p>
          </table:table-cell>
          <table:table-cell table:formula="of:=1000000/([.H147]/([.$B$17]))" office:value-type="float" office:value="37835.8707135596" calcext:value-type="float">
            <text:p>37.836</text:p>
          </table:table-cell>
          <table:table-cell table:formula="of:=[.M146]*[.O146]/(1000000*60)+[.J146]" office:value-type="float" office:value="71.9999739833335" calcext:value-type="float">
            <text:p>72,0000</text:p>
          </table:table-cell>
          <table:table-cell table:formula="of:=DEGREES(ASIN([.L147]/[.$B$4]))" office:value-type="float" office:value="18.2322491972217" calcext:value-type="float">
            <text:p>18,232</text:p>
          </table:table-cell>
          <table:table-cell table:formula="of:=([.M147]/[.$B$22])+[.L146]" office:value-type="float" office:value="71.9600000000001" calcext:value-type="float">
            <text:p>71,960</text:p>
          </table:table-cell>
          <table:table-cell table:formula="of:=ROUND([.H147]+[.N147])" office:value-type="float" office:value="793" calcext:value-type="float">
            <text:p>793</text:p>
          </table:table-cell>
          <table:table-cell/>
          <table:table-cell table:formula="of:=ROUND(4*(1000000/([.M147]/([.$B$17])));-1)/4+[.P147]" office:value-type="float" office:value="37830" calcext:value-type="float">
            <text:p>37.830</text:p>
          </table:table-cell>
          <table:table-cell/>
          <table:table-cell table:formula="of:=1000*([.G147]-[.L147])" office:value-type="float" office:value="-0.146081493895167" calcext:value-type="float">
            <text:p>-,1461</text:p>
          </table:table-cell>
          <table:table-cell/>
          <table:table-cell table:formula="of:=DEGREES(ASIN([.T147]/[.$B$4]))" office:value-type="float" office:value="18.31006311937" calcext:value-type="float">
            <text:p>18,310</text:p>
          </table:table-cell>
          <table:table-cell table:formula="of:=[.D147]*[.$B$24]" office:value-type="float" office:value="72.2566167027298" calcext:value-type="float">
            <text:p>72,26</text:p>
          </table:table-cell>
          <table:table-cell table:formula="of:=[.$B$22]*([.T148]-[.T147])" office:value-type="float" office:value="802.851296696986" calcext:value-type="float">
            <text:p>802,85</text:p>
          </table:table-cell>
          <table:table-cell table:formula="of:=ROUND(1000000/([.U147]/([.$B$17])))" office:value-type="float" office:value="37367" calcext:value-type="float">
            <text:p>37.367</text:p>
          </table:table-cell>
          <table:table-cell table:formula="of:=([.S147]-[.F147])*3600" office:value-type="float" office:value="1116.22722973187" calcext:value-type="float">
            <text:p>1.116,23</text:p>
          </table:table-cell>
          <table:table-cell table:formula="of:=[.W148]-[.W147]" office:value-type="float" office:value="24.179074152873" calcext:value-type="float">
            <text:p>24,1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7]+1" office:value-type="float" office:value="145" calcext:value-type="float">
            <text:p>145</text:p>
          </table:table-cell>
          <table:table-cell table:style-name="ce52" table:formula="of:=[.D148]*[.$B$17]/60" office:value-type="float" office:value="72.5" calcext:value-type="float">
            <text:p>72,5</text:p>
          </table:table-cell>
          <table:table-cell table:formula="of:=360*[.E148]/60/24" office:value-type="float" office:value="18.125" calcext:value-type="float">
            <text:p>18,125</text:p>
          </table:table-cell>
          <table:table-cell table:formula="of:=SIN((RADIANS([.F148]*0.5)))*[.$B$4]*2" office:value-type="float" office:value="72.455415396183" calcext:value-type="float">
            <text:p>72,455</text:p>
          </table:table-cell>
          <table:table-cell table:formula="of:=[.$B$22]*([.G149]-[.G148])" office:value-type="float" office:value="792.760419411047" calcext:value-type="float">
            <text:p>792,76</text:p>
          </table:table-cell>
          <table:table-cell table:formula="of:=1000000/([.H148]/([.$B$17]))" office:value-type="float" office:value="37842.4543726431" calcext:value-type="float">
            <text:p>37.842</text:p>
          </table:table-cell>
          <table:table-cell table:formula="of:=[.M147]*[.O147]/(1000000*60)+[.J147]" office:value-type="float" office:value="72.4999604833335" calcext:value-type="float">
            <text:p>72,5000</text:p>
          </table:table-cell>
          <table:table-cell table:formula="of:=DEGREES(ASIN([.L148]/[.$B$4]))" office:value-type="float" office:value="18.3622902176606" calcext:value-type="float">
            <text:p>18,362</text:p>
          </table:table-cell>
          <table:table-cell table:formula="of:=([.M148]/[.$B$22])+[.L147]" office:value-type="float" office:value="72.4556250000001" calcext:value-type="float">
            <text:p>72,456</text:p>
          </table:table-cell>
          <table:table-cell table:formula="of:=ROUND([.H148]+[.N148])" office:value-type="float" office:value="793" calcext:value-type="float">
            <text:p>793</text:p>
          </table:table-cell>
          <table:table-cell/>
          <table:table-cell table:formula="of:=ROUND(4*(1000000/([.M148]/([.$B$17])));-1)/4+[.P148]" office:value-type="float" office:value="37834" calcext:value-type="float">
            <text:p>37.834</text:p>
          </table:table-cell>
          <table:table-cell office:value-type="float" office:value="4" calcext:value-type="float">
            <text:p>4</text:p>
          </table:table-cell>
          <table:table-cell table:formula="of:=1000*([.G148]-[.L148])" office:value-type="float" office:value="-0.209603817097559" calcext:value-type="float">
            <text:p>-,2096</text:p>
          </table:table-cell>
          <table:table-cell/>
          <table:table-cell table:formula="of:=DEGREES(ASIN([.T148]/[.$B$4]))" office:value-type="float" office:value="18.4417795288569" calcext:value-type="float">
            <text:p>18,442</text:p>
          </table:table-cell>
          <table:table-cell table:formula="of:=[.D148]*[.$B$24]" office:value-type="float" office:value="72.7583987631654" calcext:value-type="float">
            <text:p>72,76</text:p>
          </table:table-cell>
          <table:table-cell table:formula="of:=[.$B$22]*([.T149]-[.T148])" office:value-type="float" office:value="802.851296697008" calcext:value-type="float">
            <text:p>802,85</text:p>
          </table:table-cell>
          <table:table-cell table:formula="of:=ROUND(1000000/([.U148]/([.$B$17])))" office:value-type="float" office:value="37367" calcext:value-type="float">
            <text:p>37.367</text:p>
          </table:table-cell>
          <table:table-cell table:formula="of:=([.S148]-[.F148])*3600" office:value-type="float" office:value="1140.40630388474" calcext:value-type="float">
            <text:p>1.140,41</text:p>
          </table:table-cell>
          <table:table-cell table:formula="of:=[.W149]-[.W148]" office:value-type="float" office:value="24.5428594000089" calcext:value-type="float">
            <text:p>24,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8]+1" office:value-type="float" office:value="146" calcext:value-type="float">
            <text:p>146</text:p>
          </table:table-cell>
          <table:table-cell table:style-name="ce52" table:formula="of:=[.D149]*[.$B$17]/60" office:value-type="float" office:value="73" calcext:value-type="float">
            <text:p>73,0</text:p>
          </table:table-cell>
          <table:table-cell table:formula="of:=360*[.E149]/60/24" office:value-type="float" office:value="18.25" calcext:value-type="float">
            <text:p>18,250</text:p>
          </table:table-cell>
          <table:table-cell table:formula="of:=SIN((RADIANS([.F149]*0.5)))*[.$B$4]*2" office:value-type="float" office:value="72.9508906583149" calcext:value-type="float">
            <text:p>72,951</text:p>
          </table:table-cell>
          <table:table-cell table:formula="of:=[.$B$22]*([.G150]-[.G149])" office:value-type="float" office:value="792.621531224245" calcext:value-type="float">
            <text:p>792,62</text:p>
          </table:table-cell>
          <table:table-cell table:formula="of:=1000000/([.H149]/([.$B$17]))" office:value-type="float" office:value="37849.0853682254" calcext:value-type="float">
            <text:p>37.849</text:p>
          </table:table-cell>
          <table:table-cell table:formula="of:=[.M148]*[.O148]/(1000000*60)+[.J148]" office:value-type="float" office:value="72.9999998500002" calcext:value-type="float">
            <text:p>73,0000</text:p>
          </table:table-cell>
          <table:table-cell table:formula="of:=DEGREES(ASIN([.L149]/[.$B$4]))" office:value-type="float" office:value="18.4922651068724" calcext:value-type="float">
            <text:p>18,492</text:p>
          </table:table-cell>
          <table:table-cell table:formula="of:=([.M149]/[.$B$22])+[.L148]" office:value-type="float" office:value="72.9506250000001" calcext:value-type="float">
            <text:p>72,951</text:p>
          </table:table-cell>
          <table:table-cell table:formula="of:=ROUND([.H149]+[.N149])" office:value-type="float" office:value="792" calcext:value-type="float">
            <text:p>792</text:p>
          </table:table-cell>
          <table:table-cell office:value-type="float" office:value="-1" calcext:value-type="float">
            <text:p>-1</text:p>
          </table:table-cell>
          <table:table-cell table:formula="of:=ROUND(4*(1000000/([.M149]/([.$B$17])));-1)/4+[.P149]" office:value-type="float" office:value="37880" calcext:value-type="float">
            <text:p>37.880</text:p>
          </table:table-cell>
          <table:table-cell/>
          <table:table-cell table:formula="of:=1000*([.G149]-[.L149])" office:value-type="float" office:value="0.265658314802408" calcext:value-type="float">
            <text:p>,2657</text:p>
          </table:table-cell>
          <table:table-cell/>
          <table:table-cell table:formula="of:=DEGREES(ASIN([.T149]/[.$B$4]))" office:value-type="float" office:value="18.5735969898013" calcext:value-type="float">
            <text:p>18,574</text:p>
          </table:table-cell>
          <table:table-cell table:formula="of:=[.D149]*[.$B$24]" office:value-type="float" office:value="73.2601808236011" calcext:value-type="float">
            <text:p>73,26</text:p>
          </table:table-cell>
          <table:table-cell table:formula="of:=[.$B$22]*([.T150]-[.T149])" office:value-type="float" office:value="802.851296696986" calcext:value-type="float">
            <text:p>802,85</text:p>
          </table:table-cell>
          <table:table-cell table:formula="of:=ROUND(1000000/([.U149]/([.$B$17])))" office:value-type="float" office:value="37367" calcext:value-type="float">
            <text:p>37.367</text:p>
          </table:table-cell>
          <table:table-cell table:formula="of:=([.S149]-[.F149])*3600" office:value-type="float" office:value="1164.94916328475" calcext:value-type="float">
            <text:p>1.164,95</text:p>
          </table:table-cell>
          <table:table-cell table:formula="of:=[.W150]-[.W149]" office:value-type="float" office:value="24.9100007782745" calcext:value-type="float">
            <text:p>24,9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9]+1" office:value-type="float" office:value="147" calcext:value-type="float">
            <text:p>147</text:p>
          </table:table-cell>
          <table:table-cell table:style-name="ce52" table:formula="of:=[.D150]*[.$B$17]/60" office:value-type="float" office:value="73.5" calcext:value-type="float">
            <text:p>73,5</text:p>
          </table:table-cell>
          <table:table-cell table:formula="of:=360*[.E150]/60/24" office:value-type="float" office:value="18.375" calcext:value-type="float">
            <text:p>18,375</text:p>
          </table:table-cell>
          <table:table-cell table:formula="of:=SIN((RADIANS([.F150]*0.5)))*[.$B$4]*2" office:value-type="float" office:value="73.4462791153301" calcext:value-type="float">
            <text:p>73,446</text:p>
          </table:table-cell>
          <table:table-cell table:formula="of:=[.$B$22]*([.G151]-[.G150])" office:value-type="float" office:value="792.481699887912" calcext:value-type="float">
            <text:p>792,48</text:p>
          </table:table-cell>
          <table:table-cell table:formula="of:=1000000/([.H150]/([.$B$17]))" office:value-type="float" office:value="37855.7637409711" calcext:value-type="float">
            <text:p>37.856</text:p>
          </table:table-cell>
          <table:table-cell table:formula="of:=[.M149]*[.O149]/(1000000*60)+[.J149]" office:value-type="float" office:value="73.5000158500002" calcext:value-type="float">
            <text:p>73,5000</text:p>
          </table:table-cell>
          <table:table-cell table:formula="of:=DEGREES(ASIN([.L150]/[.$B$4]))" office:value-type="float" office:value="18.6225029783334" calcext:value-type="float">
            <text:p>18,623</text:p>
          </table:table-cell>
          <table:table-cell table:formula="of:=([.M150]/[.$B$22])+[.L149]" office:value-type="float" office:value="73.4462500000001" calcext:value-type="float">
            <text:p>73,446</text:p>
          </table:table-cell>
          <table:table-cell table:formula="of:=ROUND([.H150]+[.N150])"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formula="of:=ROUND(4*(1000000/([.M150]/([.$B$17])));-1)/4+[.P150]" office:value-type="float" office:value="37830" calcext:value-type="float">
            <text:p>37.830</text:p>
          </table:table-cell>
          <table:table-cell/>
          <table:table-cell table:formula="of:=1000*([.G150]-[.L150])" office:value-type="float" office:value="0.0291153299514235" calcext:value-type="float">
            <text:p>,0291</text:p>
          </table:table-cell>
          <table:table-cell/>
          <table:table-cell table:formula="of:=DEGREES(ASIN([.T150]/[.$B$4]))" office:value-type="float" office:value="18.705516434462" calcext:value-type="float">
            <text:p>18,706</text:p>
          </table:table-cell>
          <table:table-cell table:formula="of:=[.D150]*[.$B$24]" office:value-type="float" office:value="73.7619628840367" calcext:value-type="float">
            <text:p>73,76</text:p>
          </table:table-cell>
          <table:table-cell table:formula="of:=[.$B$22]*([.T151]-[.T150])" office:value-type="float" office:value="802.851296697008" calcext:value-type="float">
            <text:p>802,85</text:p>
          </table:table-cell>
          <table:table-cell table:formula="of:=ROUND(1000000/([.U150]/([.$B$17])))" office:value-type="float" office:value="37367" calcext:value-type="float">
            <text:p>37.367</text:p>
          </table:table-cell>
          <table:table-cell table:formula="of:=([.S150]-[.F150])*3600" office:value-type="float" office:value="1189.85916406303" calcext:value-type="float">
            <text:p>1.189,86</text:p>
          </table:table-cell>
          <table:table-cell table:formula="of:=[.W151]-[.W150]" office:value-type="float" office:value="25.2805190850879" calcext:value-type="float">
            <text:p>25,2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0]+1" office:value-type="float" office:value="148" calcext:value-type="float">
            <text:p>148</text:p>
          </table:table-cell>
          <table:table-cell table:style-name="ce52" table:formula="of:=[.D151]*[.$B$17]/60" office:value-type="float" office:value="74" calcext:value-type="float">
            <text:p>74,0</text:p>
          </table:table-cell>
          <table:table-cell table:formula="of:=360*[.E151]/60/24" office:value-type="float" office:value="18.5" calcext:value-type="float">
            <text:p>18,500</text:p>
          </table:table-cell>
          <table:table-cell table:formula="of:=SIN((RADIANS([.F151]*0.5)))*[.$B$4]*2" office:value-type="float" office:value="73.94158017776" calcext:value-type="float">
            <text:p>73,942</text:p>
          </table:table-cell>
          <table:table-cell table:formula="of:=[.$B$22]*([.G152]-[.G151])" office:value-type="float" office:value="792.340925568305" calcext:value-type="float">
            <text:p>792,34</text:p>
          </table:table-cell>
          <table:table-cell table:formula="of:=1000000/([.H151]/([.$B$17]))" office:value-type="float" office:value="37862.4895318673" calcext:value-type="float">
            <text:p>37.862</text:p>
          </table:table-cell>
          <table:table-cell table:formula="of:=[.M150]*[.O150]/(1000000*60)+[.J150]" office:value-type="float" office:value="74.0000023500002" calcext:value-type="float">
            <text:p>74,0000</text:p>
          </table:table-cell>
          <table:table-cell table:formula="of:=DEGREES(ASIN([.L151]/[.$B$4]))" office:value-type="float" office:value="18.7526762612551" calcext:value-type="float">
            <text:p>18,753</text:p>
          </table:table-cell>
          <table:table-cell table:formula="of:=([.M151]/[.$B$22])+[.L150]" office:value-type="float" office:value="73.9412500000001" calcext:value-type="float">
            <text:p>73,941</text:p>
          </table:table-cell>
          <table:table-cell table:formula="of:=ROUND([.H151]+[.N151])" office:value-type="float" office:value="792" calcext:value-type="float">
            <text:p>792</text:p>
          </table:table-cell>
          <table:table-cell/>
          <table:table-cell table:formula="of:=ROUND(4*(1000000/([.M151]/([.$B$17])));-1)/4+[.P151]" office:value-type="float" office:value="37880" calcext:value-type="float">
            <text:p>37.880</text:p>
          </table:table-cell>
          <table:table-cell/>
          <table:table-cell table:formula="of:=1000*([.G151]-[.L151])" office:value-type="float" office:value="0.330177759892081" calcext:value-type="float">
            <text:p>,3302</text:p>
          </table:table-cell>
          <table:table-cell/>
          <table:table-cell table:formula="of:=DEGREES(ASIN([.T151]/[.$B$4]))" office:value-type="float" office:value="18.8375388008745" calcext:value-type="float">
            <text:p>18,838</text:p>
          </table:table-cell>
          <table:table-cell table:formula="of:=[.D151]*[.$B$24]" office:value-type="float" office:value="74.2637449444723" calcext:value-type="float">
            <text:p>74,26</text:p>
          </table:table-cell>
          <table:table-cell table:formula="of:=[.$B$22]*([.T152]-[.T151])" office:value-type="float" office:value="802.851296696986" calcext:value-type="float">
            <text:p>802,85</text:p>
          </table:table-cell>
          <table:table-cell table:formula="of:=ROUND(1000000/([.U151]/([.$B$17])))" office:value-type="float" office:value="37367" calcext:value-type="float">
            <text:p>37.367</text:p>
          </table:table-cell>
          <table:table-cell table:formula="of:=([.S151]-[.F151])*3600" office:value-type="float" office:value="1215.13968314812" calcext:value-type="float">
            <text:p>1.215,14</text:p>
          </table:table-cell>
          <table:table-cell table:formula="of:=[.W152]-[.W151]" office:value-type="float" office:value="25.6544353925533" calcext:value-type="float">
            <text:p>25,6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1]+1" office:value-type="float" office:value="149" calcext:value-type="float">
            <text:p>149</text:p>
          </table:table-cell>
          <table:table-cell table:style-name="ce52" table:formula="of:=[.D152]*[.$B$17]/60" office:value-type="float" office:value="74.5" calcext:value-type="float">
            <text:p>74,5</text:p>
          </table:table-cell>
          <table:table-cell table:formula="of:=360*[.E152]/60/24" office:value-type="float" office:value="18.625" calcext:value-type="float">
            <text:p>18,625</text:p>
          </table:table-cell>
          <table:table-cell table:formula="of:=SIN((RADIANS([.F152]*0.5)))*[.$B$4]*2" office:value-type="float" office:value="74.4367932562402" calcext:value-type="float">
            <text:p>74,437</text:p>
          </table:table-cell>
          <table:table-cell table:formula="of:=[.$B$22]*([.G153]-[.G152])" office:value-type="float" office:value="792.199208432999" calcext:value-type="float">
            <text:p>792,20</text:p>
          </table:table-cell>
          <table:table-cell table:formula="of:=1000000/([.H152]/([.$B$17]))" office:value-type="float" office:value="37869.2627821999" calcext:value-type="float">
            <text:p>37.869</text:p>
          </table:table-cell>
          <table:table-cell table:formula="of:=[.M151]*[.O151]/(1000000*60)+[.J151]" office:value-type="float" office:value="74.5000183500002" calcext:value-type="float">
            <text:p>74,5000</text:p>
          </table:table-cell>
          <table:table-cell table:formula="of:=DEGREES(ASIN([.L152]/[.$B$4]))" office:value-type="float" office:value="18.8831145810693" calcext:value-type="float">
            <text:p>18,883</text:p>
          </table:table-cell>
          <table:table-cell table:formula="of:=([.M152]/[.$B$22])+[.L151]" office:value-type="float" office:value="74.4368750000001" calcext:value-type="float">
            <text:p>74,437</text:p>
          </table:table-cell>
          <table:table-cell table:formula="of:=ROUND([.H152]+[.N152])"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formula="of:=ROUND(4*(1000000/([.M152]/([.$B$17])));-1)/4+[.P152]" office:value-type="float" office:value="37830" calcext:value-type="float">
            <text:p>37.830</text:p>
          </table:table-cell>
          <table:table-cell/>
          <table:table-cell table:formula="of:=1000*([.G152]-[.L152])" office:value-type="float" office:value="-0.0817437599209825" calcext:value-type="float">
            <text:p>-,0817</text:p>
          </table:table-cell>
          <table:table-cell/>
          <table:table-cell table:formula="of:=DEGREES(ASIN([.T152]/[.$B$4]))" office:value-type="float" office:value="18.969665032928" calcext:value-type="float">
            <text:p>18,970</text:p>
          </table:table-cell>
          <table:table-cell table:formula="of:=[.D152]*[.$B$24]" office:value-type="float" office:value="74.7655270049079" calcext:value-type="float">
            <text:p>74,77</text:p>
          </table:table-cell>
          <table:table-cell table:formula="of:=[.$B$22]*([.T153]-[.T152])" office:value-type="float" office:value="802.851296697008" calcext:value-type="float">
            <text:p>802,85</text:p>
          </table:table-cell>
          <table:table-cell table:formula="of:=ROUND(1000000/([.U152]/([.$B$17])))" office:value-type="float" office:value="37367" calcext:value-type="float">
            <text:p>37.367</text:p>
          </table:table-cell>
          <table:table-cell table:formula="of:=([.S152]-[.F152])*3600" office:value-type="float" office:value="1240.79411854067" calcext:value-type="float">
            <text:p>1.240,79</text:p>
          </table:table-cell>
          <table:table-cell table:formula="of:=[.W153]-[.W152]" office:value-type="float" office:value="26.0317710516433" calcext:value-type="float">
            <text:p>26,0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2]+1" office:value-type="float" office:value="150" calcext:value-type="float">
            <text:p>150</text:p>
          </table:table-cell>
          <table:table-cell table:style-name="ce52" table:formula="of:=[.D153]*[.$B$17]/60" office:value-type="float" office:value="75" calcext:value-type="float">
            <text:p>75,0</text:p>
          </table:table-cell>
          <table:table-cell table:formula="of:=360*[.E153]/60/24" office:value-type="float" office:value="18.75" calcext:value-type="float">
            <text:p>18,750</text:p>
          </table:table-cell>
          <table:table-cell table:formula="of:=SIN((RADIANS([.F153]*0.5)))*[.$B$4]*2" office:value-type="float" office:value="74.9319177615108" calcext:value-type="float">
            <text:p>74,932</text:p>
          </table:table-cell>
          <table:table-cell table:formula="of:=[.$B$22]*([.G154]-[.G153])" office:value-type="float" office:value="792.056548650589" calcext:value-type="float">
            <text:p>792,06</text:p>
          </table:table-cell>
          <table:table-cell table:formula="of:=1000000/([.H153]/([.$B$17]))" office:value-type="float" office:value="37876.0835335689" calcext:value-type="float">
            <text:p>37.876</text:p>
          </table:table-cell>
          <table:table-cell table:formula="of:=[.M152]*[.O152]/(1000000*60)+[.J152]" office:value-type="float" office:value="75.0000048500002" calcext:value-type="float">
            <text:p>75,0000</text:p>
          </table:table-cell>
          <table:table-cell table:formula="of:=DEGREES(ASIN([.L153]/[.$B$4]))" office:value-type="float" office:value="19.013489872529" calcext:value-type="float">
            <text:p>19,013</text:p>
          </table:table-cell>
          <table:table-cell table:formula="of:=([.M153]/[.$B$22])+[.L152]" office:value-type="float" office:value="74.9318750000001" calcext:value-type="float">
            <text:p>74,932</text:p>
          </table:table-cell>
          <table:table-cell table:formula="of:=ROUND([.H153]+[.N153])" office:value-type="float" office:value="792" calcext:value-type="float">
            <text:p>792</text:p>
          </table:table-cell>
          <table:table-cell/>
          <table:table-cell table:formula="of:=ROUND(4*(1000000/([.M153]/([.$B$17])));-1)/4+[.P153]" office:value-type="float" office:value="37876" calcext:value-type="float">
            <text:p>37.876</text:p>
          </table:table-cell>
          <table:table-cell office:value-type="float" office:value="-4" calcext:value-type="float">
            <text:p>-4</text:p>
          </table:table-cell>
          <table:table-cell table:formula="of:=1000*([.G153]-[.L153])" office:value-type="float" office:value="0.0427615106985968" calcext:value-type="float">
            <text:p>,0428</text:p>
          </table:table-cell>
          <table:table-cell/>
          <table:table-cell table:formula="of:=DEGREES(ASIN([.T153]/[.$B$4]))" office:value-type="float" office:value="19.1018960804423" calcext:value-type="float">
            <text:p>19,102</text:p>
          </table:table-cell>
          <table:table-cell table:formula="of:=[.D153]*[.$B$24]" office:value-type="float" office:value="75.2673090653436" calcext:value-type="float">
            <text:p>75,27</text:p>
          </table:table-cell>
          <table:table-cell table:formula="of:=[.$B$22]*([.T154]-[.T153])" office:value-type="float" office:value="802.851296697008" calcext:value-type="float">
            <text:p>802,85</text:p>
          </table:table-cell>
          <table:table-cell table:formula="of:=ROUND(1000000/([.U153]/([.$B$17])))" office:value-type="float" office:value="37367" calcext:value-type="float">
            <text:p>37.367</text:p>
          </table:table-cell>
          <table:table-cell table:formula="of:=([.S153]-[.F153])*3600" office:value-type="float" office:value="1266.82588959231" calcext:value-type="float">
            <text:p>1.266,83</text:p>
          </table:table-cell>
          <table:table-cell table:formula="of:=[.W154]-[.W153]" office:value-type="float" office:value="26.412547695689" calcext:value-type="float">
            <text:p>26,4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3]+1" office:value-type="float" office:value="151" calcext:value-type="float">
            <text:p>151</text:p>
          </table:table-cell>
          <table:table-cell table:style-name="ce52" table:formula="of:=[.D154]*[.$B$17]/60" office:value-type="float" office:value="75.5" calcext:value-type="float">
            <text:p>75,5</text:p>
          </table:table-cell>
          <table:table-cell table:formula="of:=360*[.E154]/60/24" office:value-type="float" office:value="18.875" calcext:value-type="float">
            <text:p>18,875</text:p>
          </table:table-cell>
          <table:table-cell table:formula="of:=SIN((RADIANS([.F154]*0.5)))*[.$B$4]*2" office:value-type="float" office:value="75.4269531044174" calcext:value-type="float">
            <text:p>75,427</text:p>
          </table:table-cell>
          <table:table-cell table:formula="of:=[.$B$22]*([.G155]-[.G154])" office:value-type="float" office:value="791.912946390858" calcext:value-type="float">
            <text:p>791,91</text:p>
          </table:table-cell>
          <table:table-cell table:formula="of:=1000000/([.H154]/([.$B$17]))" office:value-type="float" office:value="37882.9518278808" calcext:value-type="float">
            <text:p>37.883</text:p>
          </table:table-cell>
          <table:table-cell table:formula="of:=[.M153]*[.O153]/(1000000*60)+[.J153]" office:value-type="float" office:value="75.4999680500002" calcext:value-type="float">
            <text:p>75,5000</text:p>
          </table:table-cell>
          <table:table-cell table:formula="of:=DEGREES(ASIN([.L154]/[.$B$4]))" office:value-type="float" office:value="19.143967472935" calcext:value-type="float">
            <text:p>19,144</text:p>
          </table:table-cell>
          <table:table-cell table:formula="of:=([.M154]/[.$B$22])+[.L153]" office:value-type="float" office:value="75.4268750000001" calcext:value-type="float">
            <text:p>75,427</text:p>
          </table:table-cell>
          <table:table-cell table:formula="of:=ROUND([.H154]+[.N154])" office:value-type="float" office:value="792" calcext:value-type="float">
            <text:p>792</text:p>
          </table:table-cell>
          <table:table-cell/>
          <table:table-cell table:formula="of:=ROUND(4*(1000000/([.M154]/([.$B$17])));-1)/4+[.P154]" office:value-type="float" office:value="37880" calcext:value-type="float">
            <text:p>37.880</text:p>
          </table:table-cell>
          <table:table-cell/>
          <table:table-cell table:formula="of:=1000*([.G154]-[.L154])" office:value-type="float" office:value="0.0781044173123746" calcext:value-type="float">
            <text:p>,0781</text:p>
          </table:table-cell>
          <table:table-cell/>
          <table:table-cell table:formula="of:=DEGREES(ASIN([.T154]/[.$B$4]))" office:value-type="float" office:value="19.2342328992467" calcext:value-type="float">
            <text:p>19,234</text:p>
          </table:table-cell>
          <table:table-cell table:formula="of:=[.D154]*[.$B$24]" office:value-type="float" office:value="75.7690911257792" calcext:value-type="float">
            <text:p>75,77</text:p>
          </table:table-cell>
          <table:table-cell table:formula="of:=[.$B$22]*([.T155]-[.T154])" office:value-type="float" office:value="802.851296696986" calcext:value-type="float">
            <text:p>802,85</text:p>
          </table:table-cell>
          <table:table-cell table:formula="of:=ROUND(1000000/([.U154]/([.$B$17])))" office:value-type="float" office:value="37367" calcext:value-type="float">
            <text:p>37.367</text:p>
          </table:table-cell>
          <table:table-cell table:formula="of:=([.S154]-[.F154])*3600" office:value-type="float" office:value="1293.238437288" calcext:value-type="float">
            <text:p>1.293,24</text:p>
          </table:table-cell>
          <table:table-cell table:formula="of:=[.W155]-[.W154]" office:value-type="float" office:value="26.7967872443223" calcext:value-type="float">
            <text:p>26,8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4]+1" office:value-type="float" office:value="152" calcext:value-type="float">
            <text:p>152</text:p>
          </table:table-cell>
          <table:table-cell table:style-name="ce52" table:formula="of:=[.D155]*[.$B$17]/60" office:value-type="float" office:value="76" calcext:value-type="float">
            <text:p>76,0</text:p>
          </table:table-cell>
          <table:table-cell table:formula="of:=360*[.E155]/60/24" office:value-type="float" office:value="19" calcext:value-type="float">
            <text:p>19,000</text:p>
          </table:table-cell>
          <table:table-cell table:formula="of:=SIN((RADIANS([.F155]*0.5)))*[.$B$4]*2" office:value-type="float" office:value="75.9218986959117" calcext:value-type="float">
            <text:p>75,922</text:p>
          </table:table-cell>
          <table:table-cell table:formula="of:=[.$B$22]*([.G156]-[.G155])" office:value-type="float" office:value="791.768401824629" calcext:value-type="float">
            <text:p>791,77</text:p>
          </table:table-cell>
          <table:table-cell table:formula="of:=1000000/([.H155]/([.$B$17]))" office:value-type="float" office:value="37889.8677073561" calcext:value-type="float">
            <text:p>37.890</text:p>
          </table:table-cell>
          <table:table-cell table:formula="of:=[.M154]*[.O154]/(1000000*60)+[.J154]" office:value-type="float" office:value="75.9999840500002" calcext:value-type="float">
            <text:p>76,0000</text:p>
          </table:table-cell>
          <table:table-cell table:formula="of:=DEGREES(ASIN([.L155]/[.$B$4]))" office:value-type="float" office:value="19.2745483017709" calcext:value-type="float">
            <text:p>19,275</text:p>
          </table:table-cell>
          <table:table-cell table:formula="of:=([.M155]/[.$B$22])+[.L154]" office:value-type="float" office:value="75.9218750000001" calcext:value-type="float">
            <text:p>75,922</text:p>
          </table:table-cell>
          <table:table-cell table:formula="of:=ROUND([.H155]+[.N155])" office:value-type="float" office:value="792" calcext:value-type="float">
            <text:p>792</text:p>
          </table:table-cell>
          <table:table-cell/>
          <table:table-cell table:formula="of:=ROUND(4*(1000000/([.M155]/([.$B$17])));-1)/4+[.P155]" office:value-type="float" office:value="37880" calcext:value-type="float">
            <text:p>37.880</text:p>
          </table:table-cell>
          <table:table-cell/>
          <table:table-cell table:formula="of:=1000*([.G155]-[.L155])" office:value-type="float" office:value="0.0236959115937907" calcext:value-type="float">
            <text:p>,0237</text:p>
          </table:table-cell>
          <table:table-cell/>
          <table:table-cell table:formula="of:=DEGREES(ASIN([.T155]/[.$B$4]))" office:value-type="float" office:value="19.366676451259" calcext:value-type="float">
            <text:p>19,367</text:p>
          </table:table-cell>
          <table:table-cell table:formula="of:=[.D155]*[.$B$24]" office:value-type="float" office:value="76.2708731862148" calcext:value-type="float">
            <text:p>76,27</text:p>
          </table:table-cell>
          <table:table-cell table:formula="of:=[.$B$22]*([.T156]-[.T155])" office:value-type="float" office:value="802.851296697008" calcext:value-type="float">
            <text:p>802,85</text:p>
          </table:table-cell>
          <table:table-cell table:formula="of:=ROUND(1000000/([.U155]/([.$B$17])))" office:value-type="float" office:value="37367" calcext:value-type="float">
            <text:p>37.367</text:p>
          </table:table-cell>
          <table:table-cell table:formula="of:=([.S155]-[.F155])*3600" office:value-type="float" office:value="1320.03522453232" calcext:value-type="float">
            <text:p>1.320,04</text:p>
          </table:table-cell>
          <table:table-cell table:formula="of:=[.W156]-[.W155]" office:value-type="float" office:value="27.1845119076418" calcext:value-type="float">
            <text:p>27,1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5]+1" office:value-type="float" office:value="153" calcext:value-type="float">
            <text:p>153</text:p>
          </table:table-cell>
          <table:table-cell table:style-name="ce52" table:formula="of:=[.D156]*[.$B$17]/60" office:value-type="float" office:value="76.5" calcext:value-type="float">
            <text:p>76,5</text:p>
          </table:table-cell>
          <table:table-cell table:formula="of:=360*[.E156]/60/24" office:value-type="float" office:value="19.125" calcext:value-type="float">
            <text:p>19,125</text:p>
          </table:table-cell>
          <table:table-cell table:formula="of:=SIN((RADIANS([.F156]*0.5)))*[.$B$4]*2" office:value-type="float" office:value="76.4167539470521" calcext:value-type="float">
            <text:p>76,417</text:p>
          </table:table-cell>
          <table:table-cell table:formula="of:=[.$B$22]*([.G157]-[.G156])" office:value-type="float" office:value="791.62291512398" calcext:value-type="float">
            <text:p>791,62</text:p>
          </table:table-cell>
          <table:table-cell table:formula="of:=1000000/([.H156]/([.$B$17]))" office:value-type="float" office:value="37896.8312145203" calcext:value-type="float">
            <text:p>37.897</text:p>
          </table:table-cell>
          <table:table-cell table:formula="of:=[.M155]*[.O155]/(1000000*60)+[.J155]" office:value-type="float" office:value="76.5000000500002" calcext:value-type="float">
            <text:p>76,5000</text:p>
          </table:table-cell>
          <table:table-cell table:formula="of:=DEGREES(ASIN([.L156]/[.$B$4]))" office:value-type="float" office:value="19.4052332843105" calcext:value-type="float">
            <text:p>19,405</text:p>
          </table:table-cell>
          <table:table-cell table:formula="of:=([.M156]/[.$B$22])+[.L155]" office:value-type="float" office:value="76.4168750000001" calcext:value-type="float">
            <text:p>76,417</text:p>
          </table:table-cell>
          <table:table-cell table:formula="of:=ROUND([.H156]+[.N156])" office:value-type="float" office:value="792" calcext:value-type="float">
            <text:p>792</text:p>
          </table:table-cell>
          <table:table-cell/>
          <table:table-cell table:formula="of:=ROUND(4*(1000000/([.M156]/([.$B$17])));-1)/4+[.P156]" office:value-type="float" office:value="37880" calcext:value-type="float">
            <text:p>37.880</text:p>
          </table:table-cell>
          <table:table-cell/>
          <table:table-cell table:formula="of:=1000*([.G156]-[.L156])" office:value-type="float" office:value="-0.121052948017564" calcext:value-type="float">
            <text:p>-,1211</text:p>
          </table:table-cell>
          <table:table-cell/>
          <table:table-cell table:formula="of:=DEGREES(ASIN([.T156]/[.$B$4]))" office:value-type="float" office:value="19.4992277045667" calcext:value-type="float">
            <text:p>19,499</text:p>
          </table:table-cell>
          <table:table-cell table:formula="of:=[.D156]*[.$B$24]" office:value-type="float" office:value="76.7726552466504" calcext:value-type="float">
            <text:p>76,77</text:p>
          </table:table-cell>
          <table:table-cell table:formula="of:=[.$B$22]*([.T157]-[.T156])" office:value-type="float" office:value="802.851296696986" calcext:value-type="float">
            <text:p>802,85</text:p>
          </table:table-cell>
          <table:table-cell table:formula="of:=ROUND(1000000/([.U156]/([.$B$17])))" office:value-type="float" office:value="37367" calcext:value-type="float">
            <text:p>37.367</text:p>
          </table:table-cell>
          <table:table-cell table:formula="of:=([.S156]-[.F156])*3600" office:value-type="float" office:value="1347.21973643997" calcext:value-type="float">
            <text:p>1.347,22</text:p>
          </table:table-cell>
          <table:table-cell table:formula="of:=[.W157]-[.W156]" office:value-type="float" office:value="27.5757441897708" calcext:value-type="float">
            <text:p>27,5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6]+1" office:value-type="float" office:value="154" calcext:value-type="float">
            <text:p>154</text:p>
          </table:table-cell>
          <table:table-cell table:style-name="ce52" table:formula="of:=[.D157]*[.$B$17]/60" office:value-type="float" office:value="77" calcext:value-type="float">
            <text:p>77,0</text:p>
          </table:table-cell>
          <table:table-cell table:formula="of:=360*[.E157]/60/24" office:value-type="float" office:value="19.25" calcext:value-type="float">
            <text:p>19,250</text:p>
          </table:table-cell>
          <table:table-cell table:formula="of:=SIN((RADIANS([.F157]*0.5)))*[.$B$4]*2" office:value-type="float" office:value="76.9115182690046" calcext:value-type="float">
            <text:p>76,912</text:p>
          </table:table-cell>
          <table:table-cell table:formula="of:=[.$B$22]*([.G158]-[.G157])" office:value-type="float" office:value="791.476486461943" calcext:value-type="float">
            <text:p>791,48</text:p>
          </table:table-cell>
          <table:table-cell table:formula="of:=1000000/([.H157]/([.$B$17]))" office:value-type="float" office:value="37903.8423922181" calcext:value-type="float">
            <text:p>37.904</text:p>
          </table:table-cell>
          <table:table-cell table:formula="of:=[.M156]*[.O156]/(1000000*60)+[.J156]" office:value-type="float" office:value="77.0000160500002" calcext:value-type="float">
            <text:p>77,0000</text:p>
          </table:table-cell>
          <table:table-cell table:formula="of:=DEGREES(ASIN([.L157]/[.$B$4]))" office:value-type="float" office:value="19.5358581460689" calcext:value-type="float">
            <text:p>19,536</text:p>
          </table:table-cell>
          <table:table-cell table:formula="of:=([.M157]/[.$B$22])+[.L156]" office:value-type="float" office:value="76.9112500000001" calcext:value-type="float">
            <text:p>76,911</text:p>
          </table:table-cell>
          <table:table-cell table:formula="of:=ROUND([.H157]+[.N157])" office:value-type="float" office:value="791" calcext:value-type="float">
            <text:p>791</text:p>
          </table:table-cell>
          <table:table-cell/>
          <table:table-cell table:formula="of:=ROUND(4*(1000000/([.M157]/([.$B$17])));-1)/4+[.P157]" office:value-type="float" office:value="37923.5" calcext:value-type="float">
            <text:p>37.924</text:p>
          </table:table-cell>
          <table:table-cell office:value-type="float" office:value="-4" calcext:value-type="float">
            <text:p>-4</text:p>
          </table:table-cell>
          <table:table-cell table:formula="of:=1000*([.G157]-[.L157])" office:value-type="float" office:value="0.268269004465083" calcext:value-type="float">
            <text:p>,2683</text:p>
          </table:table-cell>
          <table:table-cell/>
          <table:table-cell table:formula="of:=DEGREES(ASIN([.T157]/[.$B$4]))" office:value-type="float" office:value="19.6318876335083" calcext:value-type="float">
            <text:p>19,632</text:p>
          </table:table-cell>
          <table:table-cell table:formula="of:=[.D157]*[.$B$24]" office:value-type="float" office:value="77.2744373070861" calcext:value-type="float">
            <text:p>77,27</text:p>
          </table:table-cell>
          <table:table-cell table:formula="of:=[.$B$22]*([.T158]-[.T157])" office:value-type="float" office:value="802.851296697008" calcext:value-type="float">
            <text:p>802,85</text:p>
          </table:table-cell>
          <table:table-cell table:formula="of:=ROUND(1000000/([.U157]/([.$B$17])))" office:value-type="float" office:value="37367" calcext:value-type="float">
            <text:p>37.367</text:p>
          </table:table-cell>
          <table:table-cell table:formula="of:=([.S157]-[.F157])*3600" office:value-type="float" office:value="1374.79548062974" calcext:value-type="float">
            <text:p>1.374,80</text:p>
          </table:table-cell>
          <table:table-cell table:formula="of:=[.W158]-[.W157]" office:value-type="float" office:value="27.9705068934875" calcext:value-type="float">
            <text:p>27,9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7]+1" office:value-type="float" office:value="155" calcext:value-type="float">
            <text:p>155</text:p>
          </table:table-cell>
          <table:table-cell table:style-name="ce52" table:formula="of:=[.D158]*[.$B$17]/60" office:value-type="float" office:value="77.5" calcext:value-type="float">
            <text:p>77,5</text:p>
          </table:table-cell>
          <table:table-cell table:formula="of:=360*[.E158]/60/24" office:value-type="float" office:value="19.375" calcext:value-type="float">
            <text:p>19,375</text:p>
          </table:table-cell>
          <table:table-cell table:formula="of:=SIN((RADIANS([.F158]*0.5)))*[.$B$4]*2" office:value-type="float" office:value="77.4061910730433" calcext:value-type="float">
            <text:p>77,406</text:p>
          </table:table-cell>
          <table:table-cell table:formula="of:=[.$B$22]*([.G159]-[.G158])" office:value-type="float" office:value="791.329116012798" calcext:value-type="float">
            <text:p>791,33</text:p>
          </table:table-cell>
          <table:table-cell table:formula="of:=1000000/([.H158]/([.$B$17]))" office:value-type="float" office:value="37910.9012836004" calcext:value-type="float">
            <text:p>37.911</text:p>
          </table:table-cell>
          <table:table-cell table:formula="of:=[.M157]*[.O157]/(1000000*60)+[.J157]" office:value-type="float" office:value="77.4999741916669" calcext:value-type="float">
            <text:p>77,5000</text:p>
          </table:table-cell>
          <table:table-cell table:formula="of:=DEGREES(ASIN([.L158]/[.$B$4]))" office:value-type="float" office:value="19.6667541009186" calcext:value-type="float">
            <text:p>19,667</text:p>
          </table:table-cell>
          <table:table-cell table:formula="of:=([.M158]/[.$B$22])+[.L157]" office:value-type="float" office:value="77.4062500000001" calcext:value-type="float">
            <text:p>77,406</text:p>
          </table:table-cell>
          <table:table-cell table:formula="of:=ROUND([.H158]+[.N158])"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formula="of:=ROUND(4*(1000000/([.M158]/([.$B$17])));-1)/4+[.P158]" office:value-type="float" office:value="37880" calcext:value-type="float">
            <text:p>37.880</text:p>
          </table:table-cell>
          <table:table-cell/>
          <table:table-cell table:formula="of:=1000*([.G158]-[.L158])" office:value-type="float" office:value="-0.0589269568251893" calcext:value-type="float">
            <text:p>-,0589</text:p>
          </table:table-cell>
          <table:table-cell/>
          <table:table-cell table:formula="of:=DEGREES(ASIN([.T158]/[.$B$4]))" office:value-type="float" office:value="19.7646572187565" calcext:value-type="float">
            <text:p>19,765</text:p>
          </table:table-cell>
          <table:table-cell table:formula="of:=[.D158]*[.$B$24]" office:value-type="float" office:value="77.7762193675217" calcext:value-type="float">
            <text:p>77,78</text:p>
          </table:table-cell>
          <table:table-cell table:formula="of:=[.$B$22]*([.T159]-[.T158])" office:value-type="float" office:value="802.851296696986" calcext:value-type="float">
            <text:p>802,85</text:p>
          </table:table-cell>
          <table:table-cell table:formula="of:=ROUND(1000000/([.U158]/([.$B$17])))" office:value-type="float" office:value="37367" calcext:value-type="float">
            <text:p>37.367</text:p>
          </table:table-cell>
          <table:table-cell table:formula="of:=([.S158]-[.F158])*3600" office:value-type="float" office:value="1402.76598752322" calcext:value-type="float">
            <text:p>1.402,77</text:p>
          </table:table-cell>
          <table:table-cell table:formula="of:=[.W159]-[.W158]" office:value-type="float" office:value="28.3688231239309" calcext:value-type="float">
            <text:p>28,3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8]+1" office:value-type="float" office:value="156" calcext:value-type="float">
            <text:p>156</text:p>
          </table:table-cell>
          <table:table-cell table:style-name="ce52" table:formula="of:=[.D159]*[.$B$17]/60" office:value-type="float" office:value="78" calcext:value-type="float">
            <text:p>78,0</text:p>
          </table:table-cell>
          <table:table-cell table:formula="of:=360*[.E159]/60/24" office:value-type="float" office:value="19.5" calcext:value-type="float">
            <text:p>19,500</text:p>
          </table:table-cell>
          <table:table-cell table:formula="of:=SIN((RADIANS([.F159]*0.5)))*[.$B$4]*2" office:value-type="float" office:value="77.9007717705513" calcext:value-type="float">
            <text:p>77,901</text:p>
          </table:table-cell>
          <table:table-cell table:formula="of:=[.$B$22]*([.G160]-[.G159])" office:value-type="float" office:value="791.18080395192" calcext:value-type="float">
            <text:p>791,18</text:p>
          </table:table-cell>
          <table:table-cell table:formula="of:=1000000/([.H159]/([.$B$17]))" office:value-type="float" office:value="37918.0079321327" calcext:value-type="float">
            <text:p>37.918</text:p>
          </table:table-cell>
          <table:table-cell table:formula="of:=[.M158]*[.O158]/(1000000*60)+[.J158]" office:value-type="float" office:value="77.9999901916669" calcext:value-type="float">
            <text:p>78,0000</text:p>
          </table:table-cell>
          <table:table-cell table:formula="of:=DEGREES(ASIN([.L159]/[.$B$4]))" office:value-type="float" office:value="19.7975915440367" calcext:value-type="float">
            <text:p>19,798</text:p>
          </table:table-cell>
          <table:table-cell table:formula="of:=([.M159]/[.$B$22])+[.L158]" office:value-type="float" office:value="77.9006250000001" calcext:value-type="float">
            <text:p>77,901</text:p>
          </table:table-cell>
          <table:table-cell table:formula="of:=ROUND([.H159]+[.N159])" office:value-type="float" office:value="791" calcext:value-type="float">
            <text:p>791</text:p>
          </table:table-cell>
          <table:table-cell/>
          <table:table-cell table:formula="of:=ROUND(4*(1000000/([.M159]/([.$B$17])));-1)/4+[.P159]" office:value-type="float" office:value="37927.5" calcext:value-type="float">
            <text:p>37.928</text:p>
          </table:table-cell>
          <table:table-cell/>
          <table:table-cell table:formula="of:=1000*([.G159]-[.L159])" office:value-type="float" office:value="0.146770551168629" calcext:value-type="float">
            <text:p>,1468</text:p>
          </table:table-cell>
          <table:table-cell/>
          <table:table-cell table:formula="of:=DEGREES(ASIN([.T159]/[.$B$4]))" office:value-type="float" office:value="19.897537447402" calcext:value-type="float">
            <text:p>19,898</text:p>
          </table:table-cell>
          <table:table-cell table:formula="of:=[.D159]*[.$B$24]" office:value-type="float" office:value="78.2780014279573" calcext:value-type="float">
            <text:p>78,28</text:p>
          </table:table-cell>
          <table:table-cell table:formula="of:=[.$B$22]*([.T160]-[.T159])" office:value-type="float" office:value="802.851296697008" calcext:value-type="float">
            <text:p>802,85</text:p>
          </table:table-cell>
          <table:table-cell table:formula="of:=ROUND(1000000/([.U159]/([.$B$17])))" office:value-type="float" office:value="37367" calcext:value-type="float">
            <text:p>37.367</text:p>
          </table:table-cell>
          <table:table-cell table:formula="of:=([.S159]-[.F159])*3600" office:value-type="float" office:value="1431.13481064715" calcext:value-type="float">
            <text:p>1.431,13</text:p>
          </table:table-cell>
          <table:table-cell table:formula="of:=[.W160]-[.W159]" office:value-type="float" office:value="28.7707162932222" calcext:value-type="float">
            <text:p>28,7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9]+1" office:value-type="float" office:value="157" calcext:value-type="float">
            <text:p>157</text:p>
          </table:table-cell>
          <table:table-cell table:style-name="ce52" table:formula="of:=[.D160]*[.$B$17]/60" office:value-type="float" office:value="78.5" calcext:value-type="float">
            <text:p>78,5</text:p>
          </table:table-cell>
          <table:table-cell table:formula="of:=360*[.E160]/60/24" office:value-type="float" office:value="19.625" calcext:value-type="float">
            <text:p>19,625</text:p>
          </table:table-cell>
          <table:table-cell table:formula="of:=SIN((RADIANS([.F160]*0.5)))*[.$B$4]*2" office:value-type="float" office:value="78.3952597730213" calcext:value-type="float">
            <text:p>78,395</text:p>
          </table:table-cell>
          <table:table-cell table:formula="of:=[.$B$22]*([.G161]-[.G160])" office:value-type="float" office:value="791.03155045575" calcext:value-type="float">
            <text:p>791,03</text:p>
          </table:table-cell>
          <table:table-cell table:formula="of:=1000000/([.H160]/([.$B$17]))" office:value-type="float" office:value="37925.162381596" calcext:value-type="float">
            <text:p>37.925</text:p>
          </table:table-cell>
          <table:table-cell table:formula="of:=[.M159]*[.O159]/(1000000*60)+[.J159]" office:value-type="float" office:value="78.5000010666669" calcext:value-type="float">
            <text:p>78,5000</text:p>
          </table:table-cell>
          <table:table-cell table:formula="of:=DEGREES(ASIN([.L160]/[.$B$4]))" office:value-type="float" office:value="19.9285366266478" calcext:value-type="float">
            <text:p>19,929</text:p>
          </table:table-cell>
          <table:table-cell table:formula="of:=([.M160]/[.$B$22])+[.L159]" office:value-type="float" office:value="78.3950000000002" calcext:value-type="float">
            <text:p>78,395</text:p>
          </table:table-cell>
          <table:table-cell table:formula="of:=ROUND([.H160]+[.N160])" office:value-type="float" office:value="791" calcext:value-type="float">
            <text:p>791</text:p>
          </table:table-cell>
          <table:table-cell/>
          <table:table-cell table:formula="of:=ROUND(4*(1000000/([.M160]/([.$B$17])));-1)/4+[.P160]" office:value-type="float" office:value="37927.5" calcext:value-type="float">
            <text:p>37.928</text:p>
          </table:table-cell>
          <table:table-cell/>
          <table:table-cell table:formula="of:=1000*([.G160]-[.L160])" office:value-type="float" office:value="0.259773021113574" calcext:value-type="float">
            <text:p>,2598</text:p>
          </table:table-cell>
          <table:table-cell/>
          <table:table-cell table:formula="of:=DEGREES(ASIN([.T160]/[.$B$4]))" office:value-type="float" office:value="20.030529313039" calcext:value-type="float">
            <text:p>20,031</text:p>
          </table:table-cell>
          <table:table-cell table:formula="of:=[.D160]*[.$B$24]" office:value-type="float" office:value="78.7797834883929" calcext:value-type="float">
            <text:p>78,78</text:p>
          </table:table-cell>
          <table:table-cell table:formula="of:=[.$B$22]*([.T161]-[.T160])" office:value-type="float" office:value="802.851296696986" calcext:value-type="float">
            <text:p>802,85</text:p>
          </table:table-cell>
          <table:table-cell table:formula="of:=ROUND(1000000/([.U160]/([.$B$17])))" office:value-type="float" office:value="37367" calcext:value-type="float">
            <text:p>37.367</text:p>
          </table:table-cell>
          <table:table-cell table:formula="of:=([.S160]-[.F160])*3600" office:value-type="float" office:value="1459.90552694038" calcext:value-type="float">
            <text:p>1.459,91</text:p>
          </table:table-cell>
          <table:table-cell table:formula="of:=[.W161]-[.W160]" office:value-type="float" office:value="29.176210124426" calcext:value-type="float">
            <text:p>29,1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0]+1" office:value-type="float" office:value="158" calcext:value-type="float">
            <text:p>158</text:p>
          </table:table-cell>
          <table:table-cell table:style-name="ce52" table:formula="of:=[.D161]*[.$B$17]/60" office:value-type="float" office:value="79" calcext:value-type="float">
            <text:p>79,0</text:p>
          </table:table-cell>
          <table:table-cell table:formula="of:=360*[.E161]/60/24" office:value-type="float" office:value="19.75" calcext:value-type="float">
            <text:p>19,750</text:p>
          </table:table-cell>
          <table:table-cell table:formula="of:=SIN((RADIANS([.F161]*0.5)))*[.$B$4]*2" office:value-type="float" office:value="78.8896544920561" calcext:value-type="float">
            <text:p>78,890</text:p>
          </table:table-cell>
          <table:table-cell table:formula="of:=[.$B$22]*([.G162]-[.G161])" office:value-type="float" office:value="790.88135570189" calcext:value-type="float">
            <text:p>790,88</text:p>
          </table:table-cell>
          <table:table-cell table:formula="of:=1000000/([.H161]/([.$B$17]))" office:value-type="float" office:value="37932.3646760842" calcext:value-type="float">
            <text:p>37.932</text:p>
          </table:table-cell>
          <table:table-cell table:formula="of:=[.M160]*[.O160]/(1000000*60)+[.J160]" office:value-type="float" office:value="79.0000119416669" calcext:value-type="float">
            <text:p>79,0000</text:p>
          </table:table-cell>
          <table:table-cell table:formula="of:=DEGREES(ASIN([.L161]/[.$B$4]))" office:value-type="float" office:value="20.0595903004995" calcext:value-type="float">
            <text:p>20,060</text:p>
          </table:table-cell>
          <table:table-cell table:formula="of:=([.M161]/[.$B$22])+[.L160]" office:value-type="float" office:value="78.8893750000002" calcext:value-type="float">
            <text:p>78,889</text:p>
          </table:table-cell>
          <table:table-cell table:formula="of:=ROUND([.H161]+[.N161])" office:value-type="float" office:value="791" calcext:value-type="float">
            <text:p>791</text:p>
          </table:table-cell>
          <table:table-cell/>
          <table:table-cell table:formula="of:=ROUND(4*(1000000/([.M161]/([.$B$17])));-1)/4+[.P161]" office:value-type="float" office:value="37923.5" calcext:value-type="float">
            <text:p>37.924</text:p>
          </table:table-cell>
          <table:table-cell office:value-type="float" office:value="-4" calcext:value-type="float">
            <text:p>-4</text:p>
          </table:table-cell>
          <table:table-cell table:formula="of:=1000*([.G161]-[.L161])" office:value-type="float" office:value="0.279492055952346" calcext:value-type="float">
            <text:p>,2795</text:p>
          </table:table-cell>
          <table:table-cell/>
          <table:table-cell table:formula="of:=DEGREES(ASIN([.T161]/[.$B$4]))" office:value-type="float" office:value="20.1636338158513" calcext:value-type="float">
            <text:p>20,164</text:p>
          </table:table-cell>
          <table:table-cell table:formula="of:=[.D161]*[.$B$24]" office:value-type="float" office:value="79.2815655488286" calcext:value-type="float">
            <text:p>79,28</text:p>
          </table:table-cell>
          <table:table-cell table:formula="of:=[.$B$22]*([.T162]-[.T161])" office:value-type="float" office:value="802.851296697008" calcext:value-type="float">
            <text:p>802,85</text:p>
          </table:table-cell>
          <table:table-cell table:formula="of:=ROUND(1000000/([.U161]/([.$B$17])))" office:value-type="float" office:value="37367" calcext:value-type="float">
            <text:p>37.367</text:p>
          </table:table-cell>
          <table:table-cell table:formula="of:=([.S161]-[.F161])*3600" office:value-type="float" office:value="1489.0817370648" calcext:value-type="float">
            <text:p>1.489,08</text:p>
          </table:table-cell>
          <table:table-cell table:formula="of:=[.W162]-[.W161]" office:value-type="float" office:value="29.585328656374" calcext:value-type="float">
            <text:p>29,5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1]+1" office:value-type="float" office:value="159" calcext:value-type="float">
            <text:p>159</text:p>
          </table:table-cell>
          <table:table-cell table:style-name="ce52" table:formula="of:=[.D162]*[.$B$17]/60" office:value-type="float" office:value="79.5" calcext:value-type="float">
            <text:p>79,5</text:p>
          </table:table-cell>
          <table:table-cell table:formula="of:=360*[.E162]/60/24" office:value-type="float" office:value="19.875" calcext:value-type="float">
            <text:p>19,875</text:p>
          </table:table-cell>
          <table:table-cell table:formula="of:=SIN((RADIANS([.F162]*0.5)))*[.$B$4]*2" office:value-type="float" office:value="79.3839553393698" calcext:value-type="float">
            <text:p>79,384</text:p>
          </table:table-cell>
          <table:table-cell table:formula="of:=[.$B$22]*([.G163]-[.G162])" office:value-type="float" office:value="790.730219869056" calcext:value-type="float">
            <text:p>790,73</text:p>
          </table:table-cell>
          <table:table-cell table:formula="of:=1000000/([.H162]/([.$B$17]))" office:value-type="float" office:value="37939.6148600062" calcext:value-type="float">
            <text:p>37.940</text:p>
          </table:table-cell>
          <table:table-cell table:formula="of:=[.M161]*[.O161]/(1000000*60)+[.J161]" office:value-type="float" office:value="79.4999700833335" calcext:value-type="float">
            <text:p>79,5000</text:p>
          </table:table-cell>
          <table:table-cell table:formula="of:=DEGREES(ASIN([.L162]/[.$B$4]))" office:value-type="float" office:value="20.1907535235679" calcext:value-type="float">
            <text:p>20,191</text:p>
          </table:table-cell>
          <table:table-cell table:formula="of:=([.M162]/[.$B$22])+[.L161]" office:value-type="float" office:value="79.3837500000002" calcext:value-type="float">
            <text:p>79,384</text:p>
          </table:table-cell>
          <table:table-cell table:formula="of:=ROUND([.H162]+[.N162])" office:value-type="float" office:value="791" calcext:value-type="float">
            <text:p>791</text:p>
          </table:table-cell>
          <table:table-cell/>
          <table:table-cell table:formula="of:=ROUND(4*(1000000/([.M162]/([.$B$17])));-1)/4+[.P162]" office:value-type="float" office:value="37927.5" calcext:value-type="float">
            <text:p>37.928</text:p>
          </table:table-cell>
          <table:table-cell/>
          <table:table-cell table:formula="of:=1000*([.G162]-[.L162])" office:value-type="float" office:value="0.205339369628632" calcext:value-type="float">
            <text:p>,2053</text:p>
          </table:table-cell>
          <table:table-cell/>
          <table:table-cell table:formula="of:=DEGREES(ASIN([.T162]/[.$B$4]))" office:value-type="float" office:value="20.2968519627003" calcext:value-type="float">
            <text:p>20,297</text:p>
          </table:table-cell>
          <table:table-cell table:formula="of:=[.D162]*[.$B$24]" office:value-type="float" office:value="79.7833476092642" calcext:value-type="float">
            <text:p>79,78</text:p>
          </table:table-cell>
          <table:table-cell table:formula="of:=[.$B$22]*([.T163]-[.T162])" office:value-type="float" office:value="802.851296697008" calcext:value-type="float">
            <text:p>802,85</text:p>
          </table:table-cell>
          <table:table-cell table:formula="of:=ROUND(1000000/([.U162]/([.$B$17])))" office:value-type="float" office:value="37367" calcext:value-type="float">
            <text:p>37.367</text:p>
          </table:table-cell>
          <table:table-cell table:formula="of:=([.S162]-[.F162])*3600" office:value-type="float" office:value="1518.66706572118" calcext:value-type="float">
            <text:p>1.518,67</text:p>
          </table:table-cell>
          <table:table-cell table:formula="of:=[.W163]-[.W162]" office:value-type="float" office:value="29.9980962477705" calcext:value-type="float">
            <text:p>30,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2]+1" office:value-type="float" office:value="160" calcext:value-type="float">
            <text:p>160</text:p>
          </table:table-cell>
          <table:table-cell table:style-name="ce52" table:formula="of:=[.D163]*[.$B$17]/60" office:value-type="float" office:value="80" calcext:value-type="float">
            <text:p>80,0</text:p>
          </table:table-cell>
          <table:table-cell table:formula="of:=360*[.E163]/60/24" office:value-type="float" office:value="20" calcext:value-type="float">
            <text:p>20,000</text:p>
          </table:table-cell>
          <table:table-cell table:formula="of:=SIN((RADIANS([.F163]*0.5)))*[.$B$4]*2" office:value-type="float" office:value="79.878161726788" calcext:value-type="float">
            <text:p>79,878</text:p>
          </table:table-cell>
          <table:table-cell table:formula="of:=[.$B$22]*([.G164]-[.G163])" office:value-type="float" office:value="790.578143137168" calcext:value-type="float">
            <text:p>790,58</text:p>
          </table:table-cell>
          <table:table-cell table:formula="of:=1000000/([.H163]/([.$B$17]))" office:value-type="float" office:value="37946.9129780823" calcext:value-type="float">
            <text:p>37.947</text:p>
          </table:table-cell>
          <table:table-cell table:formula="of:=[.M162]*[.O162]/(1000000*60)+[.J162]" office:value-type="float" office:value="79.9999809583335" calcext:value-type="float">
            <text:p>80,0000</text:p>
          </table:table-cell>
          <table:table-cell table:formula="of:=DEGREES(ASIN([.L163]/[.$B$4]))" office:value-type="float" office:value="20.3220272601388" calcext:value-type="float">
            <text:p>20,322</text:p>
          </table:table-cell>
          <table:table-cell table:formula="of:=([.M163]/[.$B$22])+[.L162]" office:value-type="float" office:value="79.8781250000002" calcext:value-type="float">
            <text:p>79,878</text:p>
          </table:table-cell>
          <table:table-cell table:formula="of:=ROUND([.H163]+[.N163])" office:value-type="float" office:value="791" calcext:value-type="float">
            <text:p>791</text:p>
          </table:table-cell>
          <table:table-cell/>
          <table:table-cell table:formula="of:=ROUND(4*(1000000/([.M163]/([.$B$17])));-1)/4+[.P163]" office:value-type="float" office:value="37927.5" calcext:value-type="float">
            <text:p>37.928</text:p>
          </table:table-cell>
          <table:table-cell/>
          <table:table-cell table:formula="of:=1000*([.G163]-[.L163])" office:value-type="float" office:value="0.0367267877834365" calcext:value-type="float">
            <text:p>,0367</text:p>
          </table:table-cell>
          <table:table-cell/>
          <table:table-cell table:formula="of:=DEGREES(ASIN([.T163]/[.$B$4]))" office:value-type="float" office:value="20.4301847672136" calcext:value-type="float">
            <text:p>20,430</text:p>
          </table:table-cell>
          <table:table-cell table:formula="of:=[.D163]*[.$B$24]" office:value-type="float" office:value="80.2851296696998" calcext:value-type="float">
            <text:p>80,29</text:p>
          </table:table-cell>
          <table:table-cell table:formula="of:=[.$B$22]*([.T164]-[.T163])" office:value-type="float" office:value="802.851296696986" calcext:value-type="float">
            <text:p>802,85</text:p>
          </table:table-cell>
          <table:table-cell table:formula="of:=ROUND(1000000/([.U163]/([.$B$17])))" office:value-type="float" office:value="37367" calcext:value-type="float">
            <text:p>37.367</text:p>
          </table:table-cell>
          <table:table-cell table:formula="of:=([.S163]-[.F163])*3600" office:value-type="float" office:value="1548.66516196895" calcext:value-type="float">
            <text:p>1.548,67</text:p>
          </table:table-cell>
          <table:table-cell table:formula="of:=[.W164]-[.W163]" office:value-type="float" office:value="30.4145375820381" calcext:value-type="float">
            <text:p>30,4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3]+1" office:value-type="float" office:value="161" calcext:value-type="float">
            <text:p>161</text:p>
          </table:table-cell>
          <table:table-cell table:style-name="ce52" table:formula="of:=[.D164]*[.$B$17]/60" office:value-type="float" office:value="80.5" calcext:value-type="float">
            <text:p>80,5</text:p>
          </table:table-cell>
          <table:table-cell table:formula="of:=360*[.E164]/60/24" office:value-type="float" office:value="20.125" calcext:value-type="float">
            <text:p>20,125</text:p>
          </table:table-cell>
          <table:table-cell table:formula="of:=SIN((RADIANS([.F164]*0.5)))*[.$B$4]*2" office:value-type="float" office:value="80.3722730662487" calcext:value-type="float">
            <text:p>80,372</text:p>
          </table:table-cell>
          <table:table-cell table:formula="of:=[.$B$22]*([.G165]-[.G164])" office:value-type="float" office:value="790.425125687034" calcext:value-type="float">
            <text:p>790,43</text:p>
          </table:table-cell>
          <table:table-cell table:formula="of:=1000000/([.H164]/([.$B$17]))" office:value-type="float" office:value="37954.2590753604" calcext:value-type="float">
            <text:p>37.954</text:p>
          </table:table-cell>
          <table:table-cell table:formula="of:=[.M163]*[.O163]/(1000000*60)+[.J163]" office:value-type="float" office:value="80.4999918333335" calcext:value-type="float">
            <text:p>80,5000</text:p>
          </table:table-cell>
          <table:table-cell table:formula="of:=DEGREES(ASIN([.L164]/[.$B$4]))" office:value-type="float" office:value="20.4534124808912" calcext:value-type="float">
            <text:p>20,453</text:p>
          </table:table-cell>
          <table:table-cell table:formula="of:=([.M164]/[.$B$22])+[.L163]" office:value-type="float" office:value="80.3725000000002" calcext:value-type="float">
            <text:p>80,373</text:p>
          </table:table-cell>
          <table:table-cell table:formula="of:=ROUND([.H164]+[.N164])"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formula="of:=ROUND(4*(1000000/([.M164]/([.$B$17])));-1)/4+[.P164]" office:value-type="float" office:value="37927.5" calcext:value-type="float">
            <text:p>37.928</text:p>
          </table:table-cell>
          <table:table-cell/>
          <table:table-cell table:formula="of:=1000*([.G164]-[.L164])" office:value-type="float" office:value="-0.226933751491742" calcext:value-type="float">
            <text:p>-,2269</text:p>
          </table:table-cell>
          <table:table-cell/>
          <table:table-cell table:formula="of:=DEGREES(ASIN([.T164]/[.$B$4]))" office:value-type="float" office:value="20.5636332498753" calcext:value-type="float">
            <text:p>20,564</text:p>
          </table:table-cell>
          <table:table-cell table:formula="of:=[.D164]*[.$B$24]" office:value-type="float" office:value="80.7869117301354" calcext:value-type="float">
            <text:p>80,79</text:p>
          </table:table-cell>
          <table:table-cell table:formula="of:=[.$B$22]*([.T165]-[.T164])" office:value-type="float" office:value="802.851296697008" calcext:value-type="float">
            <text:p>802,85</text:p>
          </table:table-cell>
          <table:table-cell table:formula="of:=ROUND(1000000/([.U164]/([.$B$17])))" office:value-type="float" office:value="37367" calcext:value-type="float">
            <text:p>37.367</text:p>
          </table:table-cell>
          <table:table-cell table:formula="of:=([.S164]-[.F164])*3600" office:value-type="float" office:value="1579.07969955099" calcext:value-type="float">
            <text:p>1.579,08</text:p>
          </table:table-cell>
          <table:table-cell table:formula="of:=[.W165]-[.W164]" office:value-type="float" office:value="30.834677671925" calcext:value-type="float">
            <text:p>30,8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4]+1" office:value-type="float" office:value="162" calcext:value-type="float">
            <text:p>162</text:p>
          </table:table-cell>
          <table:table-cell table:style-name="ce52" table:formula="of:=[.D165]*[.$B$17]/60" office:value-type="float" office:value="81" calcext:value-type="float">
            <text:p>81,0</text:p>
          </table:table-cell>
          <table:table-cell table:formula="of:=360*[.E165]/60/24" office:value-type="float" office:value="20.25" calcext:value-type="float">
            <text:p>20,250</text:p>
          </table:table-cell>
          <table:table-cell table:formula="of:=SIN((RADIANS([.F165]*0.5)))*[.$B$4]*2" office:value-type="float" office:value="80.8662887698031" calcext:value-type="float">
            <text:p>80,866</text:p>
          </table:table-cell>
          <table:table-cell table:formula="of:=[.$B$22]*([.G166]-[.G165])" office:value-type="float" office:value="790.271167700848" calcext:value-type="float">
            <text:p>790,27</text:p>
          </table:table-cell>
          <table:table-cell table:formula="of:=1000000/([.H165]/([.$B$17]))" office:value-type="float" office:value="37961.6531971925" calcext:value-type="float">
            <text:p>37.962</text:p>
          </table:table-cell>
          <table:table-cell table:formula="of:=[.M164]*[.O164]/(1000000*60)+[.J164]" office:value-type="float" office:value="81.0000027083335" calcext:value-type="float">
            <text:p>81,0000</text:p>
          </table:table-cell>
          <table:table-cell table:formula="of:=DEGREES(ASIN([.L165]/[.$B$4]))" office:value-type="float" office:value="20.5847438492404" calcext:value-type="float">
            <text:p>20,585</text:p>
          </table:table-cell>
          <table:table-cell table:formula="of:=([.M165]/[.$B$22])+[.L164]" office:value-type="float" office:value="80.8662500000002" calcext:value-type="float">
            <text:p>80,866</text:p>
          </table:table-cell>
          <table:table-cell table:formula="of:=ROUND([.H165]+[.N165])" office:value-type="float" office:value="790" calcext:value-type="float">
            <text:p>790</text:p>
          </table:table-cell>
          <table:table-cell/>
          <table:table-cell table:formula="of:=ROUND(4*(1000000/([.M165]/([.$B$17])));-1)/4+[.P165]" office:value-type="float" office:value="37975" calcext:value-type="float">
            <text:p>37.975</text:p>
          </table:table-cell>
          <table:table-cell/>
          <table:table-cell table:formula="of:=1000*([.G165]-[.L165])" office:value-type="float" office:value="0.0387698028987415" calcext:value-type="float">
            <text:p>,0388</text:p>
          </table:table-cell>
          <table:table-cell/>
          <table:table-cell table:formula="of:=DEGREES(ASIN([.T165]/[.$B$4]))" office:value-type="float" office:value="20.6971984381175" calcext:value-type="float">
            <text:p>20,697</text:p>
          </table:table-cell>
          <table:table-cell table:formula="of:=[.D165]*[.$B$24]" office:value-type="float" office:value="81.2886937905711" calcext:value-type="float">
            <text:p>81,29</text:p>
          </table:table-cell>
          <table:table-cell table:formula="of:=[.$B$22]*([.T166]-[.T165])" office:value-type="float" office:value="802.851296696986" calcext:value-type="float">
            <text:p>802,85</text:p>
          </table:table-cell>
          <table:table-cell table:formula="of:=ROUND(1000000/([.U165]/([.$B$17])))" office:value-type="float" office:value="37367" calcext:value-type="float">
            <text:p>37.367</text:p>
          </table:table-cell>
          <table:table-cell table:formula="of:=([.S165]-[.F165])*3600" office:value-type="float" office:value="1609.91437722291" calcext:value-type="float">
            <text:p>1.609,91</text:p>
          </table:table-cell>
          <table:table-cell table:formula="of:=[.W166]-[.W165]" office:value-type="float" office:value="31.2585418641431" calcext:value-type="float">
            <text:p>31,2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5]+1" office:value-type="float" office:value="163" calcext:value-type="float">
            <text:p>163</text:p>
          </table:table-cell>
          <table:table-cell table:style-name="ce52" table:formula="of:=[.D166]*[.$B$17]/60" office:value-type="float" office:value="81.5" calcext:value-type="float">
            <text:p>81,5</text:p>
          </table:table-cell>
          <table:table-cell table:formula="of:=360*[.E166]/60/24" office:value-type="float" office:value="20.375" calcext:value-type="float">
            <text:p>20,375</text:p>
          </table:table-cell>
          <table:table-cell table:formula="of:=SIN((RADIANS([.F166]*0.5)))*[.$B$4]*2" office:value-type="float" office:value="81.3602082496161" calcext:value-type="float">
            <text:p>81,360</text:p>
          </table:table-cell>
          <table:table-cell table:formula="of:=[.$B$22]*([.G167]-[.G166])" office:value-type="float" office:value="790.116269361761" calcext:value-type="float">
            <text:p>790,12</text:p>
          </table:table-cell>
          <table:table-cell table:formula="of:=1000000/([.H166]/([.$B$17]))" office:value-type="float" office:value="37969.0953892563" calcext:value-type="float">
            <text:p>37.969</text:p>
          </table:table-cell>
          <table:table-cell table:formula="of:=[.M165]*[.O165]/(1000000*60)+[.J165]" office:value-type="float" office:value="81.5000068750002" calcext:value-type="float">
            <text:p>81,5000</text:p>
          </table:table-cell>
          <table:table-cell table:formula="of:=DEGREES(ASIN([.L166]/[.$B$4]))" office:value-type="float" office:value="20.7161883747394" calcext:value-type="float">
            <text:p>20,716</text:p>
          </table:table-cell>
          <table:table-cell table:formula="of:=([.M166]/[.$B$22])+[.L165]" office:value-type="float" office:value="81.3600000000002" calcext:value-type="float">
            <text:p>81,360</text:p>
          </table:table-cell>
          <table:table-cell table:formula="of:=ROUND([.H166]+[.N166])" office:value-type="float" office:value="790" calcext:value-type="float">
            <text:p>790</text:p>
          </table:table-cell>
          <table:table-cell/>
          <table:table-cell table:formula="of:=ROUND(4*(1000000/([.M166]/([.$B$17])));-1)/4+[.P166]" office:value-type="float" office:value="37975" calcext:value-type="float">
            <text:p>37.975</text:p>
          </table:table-cell>
          <table:table-cell/>
          <table:table-cell table:formula="of:=1000*([.G166]-[.L166])" office:value-type="float" office:value="0.208249615923251" calcext:value-type="float">
            <text:p>,2082</text:p>
          </table:table-cell>
          <table:table-cell/>
          <table:table-cell table:formula="of:=DEGREES(ASIN([.T166]/[.$B$4]))" office:value-type="float" office:value="20.8308813664131" calcext:value-type="float">
            <text:p>20,831</text:p>
          </table:table-cell>
          <table:table-cell table:formula="of:=[.D166]*[.$B$24]" office:value-type="float" office:value="81.7904758510067" calcext:value-type="float">
            <text:p>81,79</text:p>
          </table:table-cell>
          <table:table-cell table:formula="of:=[.$B$22]*([.T167]-[.T166])" office:value-type="float" office:value="802.851296697008" calcext:value-type="float">
            <text:p>802,85</text:p>
          </table:table-cell>
          <table:table-cell table:formula="of:=ROUND(1000000/([.U166]/([.$B$17])))" office:value-type="float" office:value="37367" calcext:value-type="float">
            <text:p>37.367</text:p>
          </table:table-cell>
          <table:table-cell table:formula="of:=([.S166]-[.F166])*3600" office:value-type="float" office:value="1641.17291908705" calcext:value-type="float">
            <text:p>1.641,17</text:p>
          </table:table-cell>
          <table:table-cell table:formula="of:=[.W167]-[.W166]" office:value-type="float" office:value="31.6861558443877" calcext:value-type="float">
            <text:p>31,6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6]+1" office:value-type="float" office:value="164" calcext:value-type="float">
            <text:p>164</text:p>
          </table:table-cell>
          <table:table-cell table:style-name="ce52" table:formula="of:=[.D167]*[.$B$17]/60" office:value-type="float" office:value="82" calcext:value-type="float">
            <text:p>82,0</text:p>
          </table:table-cell>
          <table:table-cell table:formula="of:=360*[.E167]/60/24" office:value-type="float" office:value="20.5" calcext:value-type="float">
            <text:p>20,500</text:p>
          </table:table-cell>
          <table:table-cell table:formula="of:=SIN((RADIANS([.F167]*0.5)))*[.$B$4]*2" office:value-type="float" office:value="81.8540309179672" calcext:value-type="float">
            <text:p>81,854</text:p>
          </table:table-cell>
          <table:table-cell table:formula="of:=[.$B$22]*([.G168]-[.G167])" office:value-type="float" office:value="789.960430854103" calcext:value-type="float">
            <text:p>789,96</text:p>
          </table:table-cell>
          <table:table-cell table:formula="of:=1000000/([.H167]/([.$B$17]))" office:value-type="float" office:value="37976.5856975445" calcext:value-type="float">
            <text:p>37.977</text:p>
          </table:table-cell>
          <table:table-cell table:formula="of:=[.M166]*[.O166]/(1000000*60)+[.J166]" office:value-type="float" office:value="82.0000110416669" calcext:value-type="float">
            <text:p>82,0000</text:p>
          </table:table-cell>
          <table:table-cell table:formula="of:=DEGREES(ASIN([.L167]/[.$B$4]))" office:value-type="float" office:value="20.8477470439898" calcext:value-type="float">
            <text:p>20,848</text:p>
          </table:table-cell>
          <table:table-cell table:formula="of:=([.M167]/[.$B$22])+[.L166]" office:value-type="float" office:value="81.8537500000002" calcext:value-type="float">
            <text:p>81,854</text:p>
          </table:table-cell>
          <table:table-cell table:formula="of:=ROUND([.H167]+[.N167])" office:value-type="float" office:value="790" calcext:value-type="float">
            <text:p>790</text:p>
          </table:table-cell>
          <table:table-cell/>
          <table:table-cell table:formula="of:=ROUND(4*(1000000/([.M167]/([.$B$17])));-1)/4+[.P167]" office:value-type="float" office:value="37975" calcext:value-type="float">
            <text:p>37.975</text:p>
          </table:table-cell>
          <table:table-cell/>
          <table:table-cell table:formula="of:=1000*([.G167]-[.L167])" office:value-type="float" office:value="0.280917967018013" calcext:value-type="float">
            <text:p>,2809</text:p>
          </table:table-cell>
          <table:table-cell/>
          <table:table-cell table:formula="of:=DEGREES(ASIN([.T167]/[.$B$4]))" office:value-type="float" office:value="20.9646830763698" calcext:value-type="float">
            <text:p>20,965</text:p>
          </table:table-cell>
          <table:table-cell table:formula="of:=[.D167]*[.$B$24]" office:value-type="float" office:value="82.2922579114423" calcext:value-type="float">
            <text:p>82,29</text:p>
          </table:table-cell>
          <table:table-cell table:formula="of:=[.$B$22]*([.T168]-[.T167])" office:value-type="float" office:value="802.851296696986" calcext:value-type="float">
            <text:p>802,85</text:p>
          </table:table-cell>
          <table:table-cell table:formula="of:=ROUND(1000000/([.U167]/([.$B$17])))" office:value-type="float" office:value="37367" calcext:value-type="float">
            <text:p>37.367</text:p>
          </table:table-cell>
          <table:table-cell table:formula="of:=([.S167]-[.F167])*3600" office:value-type="float" office:value="1672.85907493144" calcext:value-type="float">
            <text:p>1.672,86</text:p>
          </table:table-cell>
          <table:table-cell table:formula="of:=[.W168]-[.W167]" office:value-type="float" office:value="32.1175456421656" calcext:value-type="float">
            <text:p>32,1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7]+1" office:value-type="float" office:value="165" calcext:value-type="float">
            <text:p>165</text:p>
          </table:table-cell>
          <table:table-cell table:style-name="ce52" table:formula="of:=[.D168]*[.$B$17]/60" office:value-type="float" office:value="82.5" calcext:value-type="float">
            <text:p>82,5</text:p>
          </table:table-cell>
          <table:table-cell table:formula="of:=360*[.E168]/60/24" office:value-type="float" office:value="20.625" calcext:value-type="float">
            <text:p>20,625</text:p>
          </table:table-cell>
          <table:table-cell table:formula="of:=SIN((RADIANS([.F168]*0.5)))*[.$B$4]*2" office:value-type="float" office:value="82.347756187251" calcext:value-type="float">
            <text:p>82,348</text:p>
          </table:table-cell>
          <table:table-cell table:formula="of:=[.$B$22]*([.G169]-[.G168])" office:value-type="float" office:value="789.803652363344" calcext:value-type="float">
            <text:p>789,80</text:p>
          </table:table-cell>
          <table:table-cell table:formula="of:=1000000/([.H168]/([.$B$17]))" office:value-type="float" office:value="37984.1241683683" calcext:value-type="float">
            <text:p>37.984</text:p>
          </table:table-cell>
          <table:table-cell table:formula="of:=[.M167]*[.O167]/(1000000*60)+[.J167]" office:value-type="float" office:value="82.5000152083335" calcext:value-type="float">
            <text:p>82,5000</text:p>
          </table:table-cell>
          <table:table-cell table:formula="of:=DEGREES(ASIN([.L168]/[.$B$4]))" office:value-type="float" office:value="20.9794208502945" calcext:value-type="float">
            <text:p>20,979</text:p>
          </table:table-cell>
          <table:table-cell table:formula="of:=([.M168]/[.$B$22])+[.L167]" office:value-type="float" office:value="82.3475000000002" calcext:value-type="float">
            <text:p>82,348</text:p>
          </table:table-cell>
          <table:table-cell table:formula="of:=ROUND([.H168]+[.N168])" office:value-type="float" office:value="790" calcext:value-type="float">
            <text:p>790</text:p>
          </table:table-cell>
          <table:table-cell/>
          <table:table-cell table:formula="of:=ROUND(4*(1000000/([.M168]/([.$B$17])));-1)/4+[.P168]" office:value-type="float" office:value="37975" calcext:value-type="float">
            <text:p>37.975</text:p>
          </table:table-cell>
          <table:table-cell/>
          <table:table-cell table:formula="of:=1000*([.G168]-[.L168])" office:value-type="float" office:value="0.256187250826656" calcext:value-type="float">
            <text:p>,2562</text:p>
          </table:table-cell>
          <table:table-cell/>
          <table:table-cell table:formula="of:=DEGREES(ASIN([.T168]/[.$B$4]))" office:value-type="float" office:value="21.098604616826" calcext:value-type="float">
            <text:p>21,099</text:p>
          </table:table-cell>
          <table:table-cell table:formula="of:=[.D168]*[.$B$24]" office:value-type="float" office:value="82.7940399718779" calcext:value-type="float">
            <text:p>82,79</text:p>
          </table:table-cell>
          <table:table-cell table:formula="of:=[.$B$22]*([.T169]-[.T168])" office:value-type="float" office:value="802.851296697008" calcext:value-type="float">
            <text:p>802,85</text:p>
          </table:table-cell>
          <table:table-cell table:formula="of:=ROUND(1000000/([.U168]/([.$B$17])))" office:value-type="float" office:value="37367" calcext:value-type="float">
            <text:p>37.367</text:p>
          </table:table-cell>
          <table:table-cell table:formula="of:=([.S168]-[.F168])*3600" office:value-type="float" office:value="1704.97662057361" calcext:value-type="float">
            <text:p>1.704,98</text:p>
          </table:table-cell>
          <table:table-cell table:formula="of:=[.W169]-[.W168]" office:value-type="float" office:value="32.5527376358521" calcext:value-type="float">
            <text:p>32,5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8]+1" office:value-type="float" office:value="166" calcext:value-type="float">
            <text:p>166</text:p>
          </table:table-cell>
          <table:table-cell table:style-name="ce52" table:formula="of:=[.D169]*[.$B$17]/60" office:value-type="float" office:value="83" calcext:value-type="float">
            <text:p>83,0</text:p>
          </table:table-cell>
          <table:table-cell table:formula="of:=360*[.E169]/60/24" office:value-type="float" office:value="20.75" calcext:value-type="float">
            <text:p>20,750</text:p>
          </table:table-cell>
          <table:table-cell table:formula="of:=SIN((RADIANS([.F169]*0.5)))*[.$B$4]*2" office:value-type="float" office:value="82.8413834699781" calcext:value-type="float">
            <text:p>82,841</text:p>
          </table:table-cell>
          <table:table-cell table:formula="of:=[.$B$22]*([.G170]-[.G169])" office:value-type="float" office:value="789.645934075929" calcext:value-type="float">
            <text:p>789,65</text:p>
          </table:table-cell>
          <table:table-cell table:formula="of:=1000000/([.H169]/([.$B$17]))" office:value-type="float" office:value="37991.7108483653" calcext:value-type="float">
            <text:p>37.992</text:p>
          </table:table-cell>
          <table:table-cell table:formula="of:=[.M168]*[.O168]/(1000000*60)+[.J168]" office:value-type="float" office:value="83.0000193750002" calcext:value-type="float">
            <text:p>83,0000</text:p>
          </table:table-cell>
          <table:table-cell table:formula="of:=DEGREES(ASIN([.L169]/[.$B$4]))" office:value-type="float" office:value="21.1112107937465" calcext:value-type="float">
            <text:p>21,111</text:p>
          </table:table-cell>
          <table:table-cell table:formula="of:=([.M169]/[.$B$22])+[.L168]" office:value-type="float" office:value="82.8412500000002" calcext:value-type="float">
            <text:p>82,841</text:p>
          </table:table-cell>
          <table:table-cell table:formula="of:=ROUND([.H169]+[.N169])" office:value-type="float" office:value="790" calcext:value-type="float">
            <text:p>790</text:p>
          </table:table-cell>
          <table:table-cell/>
          <table:table-cell table:formula="of:=ROUND(4*(1000000/([.M169]/([.$B$17])));-1)/4+[.P169]" office:value-type="float" office:value="37971" calcext:value-type="float">
            <text:p>37.971</text:p>
          </table:table-cell>
          <table:table-cell office:value-type="float" office:value="-4" calcext:value-type="float">
            <text:p>-4</text:p>
          </table:table-cell>
          <table:table-cell table:formula="of:=1000*([.G169]-[.L169])" office:value-type="float" office:value="0.13346997791075" calcext:value-type="float">
            <text:p>,1335</text:p>
          </table:table-cell>
          <table:table-cell/>
          <table:table-cell table:formula="of:=DEGREES(ASIN([.T169]/[.$B$4]))" office:value-type="float" office:value="21.2326470439471" calcext:value-type="float">
            <text:p>21,233</text:p>
          </table:table-cell>
          <table:table-cell table:formula="of:=[.D169]*[.$B$24]" office:value-type="float" office:value="83.2958220323136" calcext:value-type="float">
            <text:p>83,30</text:p>
          </table:table-cell>
          <table:table-cell table:formula="of:=[.$B$22]*([.T170]-[.T169])" office:value-type="float" office:value="802.851296696986" calcext:value-type="float">
            <text:p>802,85</text:p>
          </table:table-cell>
          <table:table-cell table:formula="of:=ROUND(1000000/([.U169]/([.$B$17])))" office:value-type="float" office:value="37367" calcext:value-type="float">
            <text:p>37.367</text:p>
          </table:table-cell>
          <table:table-cell table:formula="of:=([.S169]-[.F169])*3600" office:value-type="float" office:value="1737.52935820946" calcext:value-type="float">
            <text:p>1.737,53</text:p>
          </table:table-cell>
          <table:table-cell table:formula="of:=[.W170]-[.W169]" office:value-type="float" office:value="32.9917585579324" calcext:value-type="float">
            <text:p>32,9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9]+1" office:value-type="float" office:value="167" calcext:value-type="float">
            <text:p>167</text:p>
          </table:table-cell>
          <table:table-cell table:style-name="ce52" table:formula="of:=[.D170]*[.$B$17]/60" office:value-type="float" office:value="83.5" calcext:value-type="float">
            <text:p>83,5</text:p>
          </table:table-cell>
          <table:table-cell table:formula="of:=360*[.E170]/60/24" office:value-type="float" office:value="20.875" calcext:value-type="float">
            <text:p>20,875</text:p>
          </table:table-cell>
          <table:table-cell table:formula="of:=SIN((RADIANS([.F170]*0.5)))*[.$B$4]*2" office:value-type="float" office:value="83.3349121787756" calcext:value-type="float">
            <text:p>83,335</text:p>
          </table:table-cell>
          <table:table-cell table:formula="of:=[.$B$22]*([.G171]-[.G170])" office:value-type="float" office:value="789.487276179625" calcext:value-type="float">
            <text:p>789,49</text:p>
          </table:table-cell>
          <table:table-cell table:formula="of:=1000000/([.H170]/([.$B$17]))" office:value-type="float" office:value="37999.345784484" calcext:value-type="float">
            <text:p>37.999</text:p>
          </table:table-cell>
          <table:table-cell table:formula="of:=[.M169]*[.O169]/(1000000*60)+[.J169]" office:value-type="float" office:value="83.4999708750002" calcext:value-type="float">
            <text:p>83,5000</text:p>
          </table:table-cell>
          <table:table-cell table:formula="of:=DEGREES(ASIN([.L170]/[.$B$4]))" office:value-type="float" office:value="21.243117881318" calcext:value-type="float">
            <text:p>21,243</text:p>
          </table:table-cell>
          <table:table-cell table:formula="of:=([.M170]/[.$B$22])+[.L169]" office:value-type="float" office:value="83.3350000000002" calcext:value-type="float">
            <text:p>83,335</text:p>
          </table:table-cell>
          <table:table-cell table:formula="of:=ROUND([.H170]+[.N170])"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formula="of:=ROUND(4*(1000000/([.M170]/([.$B$17])));-1)/4+[.P170]" office:value-type="float" office:value="37975" calcext:value-type="float">
            <text:p>37.975</text:p>
          </table:table-cell>
          <table:table-cell/>
          <table:table-cell table:formula="of:=1000*([.G170]-[.L170])" office:value-type="float" office:value="-0.0878212246391286" calcext:value-type="float">
            <text:p>-,0878</text:p>
          </table:table-cell>
          <table:table-cell/>
          <table:table-cell table:formula="of:=DEGREES(ASIN([.T170]/[.$B$4]))" office:value-type="float" office:value="21.3668114213243" calcext:value-type="float">
            <text:p>21,367</text:p>
          </table:table-cell>
          <table:table-cell table:formula="of:=[.D170]*[.$B$24]" office:value-type="float" office:value="83.7976040927492" calcext:value-type="float">
            <text:p>83,80</text:p>
          </table:table-cell>
          <table:table-cell table:formula="of:=[.$B$22]*([.T171]-[.T170])" office:value-type="float" office:value="802.851296697008" calcext:value-type="float">
            <text:p>802,85</text:p>
          </table:table-cell>
          <table:table-cell table:formula="of:=ROUND(1000000/([.U170]/([.$B$17])))" office:value-type="float" office:value="37367" calcext:value-type="float">
            <text:p>37.367</text:p>
          </table:table-cell>
          <table:table-cell table:formula="of:=([.S170]-[.F170])*3600" office:value-type="float" office:value="1770.52111676739" calcext:value-type="float">
            <text:p>1.770,52</text:p>
          </table:table-cell>
          <table:table-cell table:formula="of:=[.W171]-[.W170]" office:value-type="float" office:value="33.4346355000534" calcext:value-type="float">
            <text:p>33,4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0]+1" office:value-type="float" office:value="168" calcext:value-type="float">
            <text:p>168</text:p>
          </table:table-cell>
          <table:table-cell table:style-name="ce52" table:formula="of:=[.D171]*[.$B$17]/60" office:value-type="float" office:value="84" calcext:value-type="float">
            <text:p>84,0</text:p>
          </table:table-cell>
          <table:table-cell table:formula="of:=360*[.E171]/60/24" office:value-type="float" office:value="21" calcext:value-type="float">
            <text:p>21,000</text:p>
          </table:table-cell>
          <table:table-cell table:formula="of:=SIN((RADIANS([.F171]*0.5)))*[.$B$4]*2" office:value-type="float" office:value="83.8283417263878" calcext:value-type="float">
            <text:p>83,828</text:p>
          </table:table-cell>
          <table:table-cell table:formula="of:=[.$B$22]*([.G172]-[.G171])" office:value-type="float" office:value="789.327678863174" calcext:value-type="float">
            <text:p>789,33</text:p>
          </table:table-cell>
          <table:table-cell table:formula="of:=1000000/([.H171]/([.$B$17]))" office:value-type="float" office:value="38007.029024001" calcext:value-type="float">
            <text:p>38.007</text:p>
          </table:table-cell>
          <table:table-cell table:formula="of:=[.M170]*[.O170]/(1000000*60)+[.J170]" office:value-type="float" office:value="83.9999750416669" calcext:value-type="float">
            <text:p>84,0000</text:p>
          </table:table-cell>
          <table:table-cell table:formula="of:=DEGREES(ASIN([.L171]/[.$B$4]))" office:value-type="float" office:value="21.3749759312693" calcext:value-type="float">
            <text:p>21,375</text:p>
          </table:table-cell>
          <table:table-cell table:formula="of:=([.M171]/[.$B$22])+[.L170]" office:value-type="float" office:value="83.8281250000002" calcext:value-type="float">
            <text:p>83,828</text:p>
          </table:table-cell>
          <table:table-cell table:formula="of:=ROUND([.H171]+[.N171])" office:value-type="float" office:value="789" calcext:value-type="float">
            <text:p>789</text:p>
          </table:table-cell>
          <table:table-cell/>
          <table:table-cell table:formula="of:=ROUND(4*(1000000/([.M171]/([.$B$17])));-1)/4+[.P171]" office:value-type="float" office:value="38022.5" calcext:value-type="float">
            <text:p>38.023</text:p>
          </table:table-cell>
          <table:table-cell/>
          <table:table-cell table:formula="of:=1000*([.G171]-[.L171])" office:value-type="float" office:value="0.21672638762027" calcext:value-type="float">
            <text:p>,2167</text:p>
          </table:table-cell>
          <table:table-cell/>
          <table:table-cell table:formula="of:=DEGREES(ASIN([.T171]/[.$B$4]))" office:value-type="float" office:value="21.5010988200743" calcext:value-type="float">
            <text:p>21,501</text:p>
          </table:table-cell>
          <table:table-cell table:formula="of:=[.D171]*[.$B$24]" office:value-type="float" office:value="84.2993861531848" calcext:value-type="float">
            <text:p>84,30</text:p>
          </table:table-cell>
          <table:table-cell table:formula="of:=[.$B$22]*([.T172]-[.T171])" office:value-type="float" office:value="802.851296696986" calcext:value-type="float">
            <text:p>802,85</text:p>
          </table:table-cell>
          <table:table-cell table:formula="of:=ROUND(1000000/([.U171]/([.$B$17])))" office:value-type="float" office:value="37367" calcext:value-type="float">
            <text:p>37.367</text:p>
          </table:table-cell>
          <table:table-cell table:formula="of:=([.S171]-[.F171])*3600" office:value-type="float" office:value="1803.95575226744" calcext:value-type="float">
            <text:p>1.803,96</text:p>
          </table:table-cell>
          <table:table-cell table:formula="of:=[.W172]-[.W171]" office:value-type="float" office:value="33.8813959184733" calcext:value-type="float">
            <text:p>33,8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1]+1" office:value-type="float" office:value="169" calcext:value-type="float">
            <text:p>169</text:p>
          </table:table-cell>
          <table:table-cell table:style-name="ce52" table:formula="of:=[.D172]*[.$B$17]/60" office:value-type="float" office:value="84.5" calcext:value-type="float">
            <text:p>84,5</text:p>
          </table:table-cell>
          <table:table-cell table:formula="of:=360*[.E172]/60/24" office:value-type="float" office:value="21.125" calcext:value-type="float">
            <text:p>21,125</text:p>
          </table:table-cell>
          <table:table-cell table:formula="of:=SIN((RADIANS([.F172]*0.5)))*[.$B$4]*2" office:value-type="float" office:value="84.3216715256773" calcext:value-type="float">
            <text:p>84,322</text:p>
          </table:table-cell>
          <table:table-cell table:formula="of:=[.$B$22]*([.G173]-[.G172])" office:value-type="float" office:value="789.167142316546" calcext:value-type="float">
            <text:p>789,17</text:p>
          </table:table-cell>
          <table:table-cell table:formula="of:=1000000/([.H172]/([.$B$17]))" office:value-type="float" office:value="38014.7606145094" calcext:value-type="float">
            <text:p>38.015</text:p>
          </table:table-cell>
          <table:table-cell table:formula="of:=[.M171]*[.O171]/(1000000*60)+[.J171]" office:value-type="float" office:value="84.4999709166669" calcext:value-type="float">
            <text:p>84,5000</text:p>
          </table:table-cell>
          <table:table-cell table:formula="of:=DEGREES(ASIN([.L172]/[.$B$4]))" office:value-type="float" office:value="21.5071202044618" calcext:value-type="float">
            <text:p>21,507</text:p>
          </table:table-cell>
          <table:table-cell table:formula="of:=([.M172]/[.$B$22])+[.L171]" office:value-type="float" office:value="84.3218750000002" calcext:value-type="float">
            <text:p>84,322</text:p>
          </table:table-cell>
          <table:table-cell table:formula="of:=ROUND([.H172]+[.N172])"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formula="of:=ROUND(4*(1000000/([.M172]/([.$B$17])));-1)/4+[.P172]" office:value-type="float" office:value="37975" calcext:value-type="float">
            <text:p>37.975</text:p>
          </table:table-cell>
          <table:table-cell/>
          <table:table-cell table:formula="of:=1000*([.G172]-[.L172])" office:value-type="float" office:value="-0.203474322901798" calcext:value-type="float">
            <text:p>-,2035</text:p>
          </table:table-cell>
          <table:table-cell/>
          <table:table-cell table:formula="of:=DEGREES(ASIN([.T172]/[.$B$4]))" office:value-type="float" office:value="21.6355103189405" calcext:value-type="float">
            <text:p>21,636</text:p>
          </table:table-cell>
          <table:table-cell table:formula="of:=[.D172]*[.$B$24]" office:value-type="float" office:value="84.8011682136204" calcext:value-type="float">
            <text:p>84,80</text:p>
          </table:table-cell>
          <table:table-cell table:formula="of:=[.$B$22]*([.T173]-[.T172])" office:value-type="float" office:value="802.851296697008" calcext:value-type="float">
            <text:p>802,85</text:p>
          </table:table-cell>
          <table:table-cell table:formula="of:=ROUND(1000000/([.U172]/([.$B$17])))" office:value-type="float" office:value="37367" calcext:value-type="float">
            <text:p>37.367</text:p>
          </table:table-cell>
          <table:table-cell table:formula="of:=([.S172]-[.F172])*3600" office:value-type="float" office:value="1837.83714818592" calcext:value-type="float">
            <text:p>1.837,84</text:p>
          </table:table-cell>
          <table:table-cell table:formula="of:=[.W173]-[.W172]" office:value-type="float" office:value="34.3320676395224" calcext:value-type="float">
            <text:p>34,3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2]+1" office:value-type="float" office:value="170" calcext:value-type="float">
            <text:p>170</text:p>
          </table:table-cell>
          <table:table-cell table:style-name="ce52" table:formula="of:=[.D173]*[.$B$17]/60" office:value-type="float" office:value="85" calcext:value-type="float">
            <text:p>85,0</text:p>
          </table:table-cell>
          <table:table-cell table:formula="of:=360*[.E173]/60/24" office:value-type="float" office:value="21.25" calcext:value-type="float">
            <text:p>21,250</text:p>
          </table:table-cell>
          <table:table-cell table:formula="of:=SIN((RADIANS([.F173]*0.5)))*[.$B$4]*2" office:value-type="float" office:value="84.8149009896252" calcext:value-type="float">
            <text:p>84,815</text:p>
          </table:table-cell>
          <table:table-cell table:formula="of:=[.$B$22]*([.G174]-[.G173])" office:value-type="float" office:value="789.005666730668" calcext:value-type="float">
            <text:p>789,01</text:p>
          </table:table-cell>
          <table:table-cell table:formula="of:=1000000/([.H173]/([.$B$17]))" office:value-type="float" office:value="38022.5406039329" calcext:value-type="float">
            <text:p>38.023</text:p>
          </table:table-cell>
          <table:table-cell table:formula="of:=[.M172]*[.O172]/(1000000*60)+[.J172]" office:value-type="float" office:value="84.9999750833335" calcext:value-type="float">
            <text:p>85,0000</text:p>
          </table:table-cell>
          <table:table-cell table:formula="of:=DEGREES(ASIN([.L173]/[.$B$4]))" office:value-type="float" office:value="21.6392171837662" calcext:value-type="float">
            <text:p>21,639</text:p>
          </table:table-cell>
          <table:table-cell table:formula="of:=([.M173]/[.$B$22])+[.L172]" office:value-type="float" office:value="84.8150000000002" calcext:value-type="float">
            <text:p>84,815</text:p>
          </table:table-cell>
          <table:table-cell table:formula="of:=ROUND([.H173]+[.N173])" office:value-type="float" office:value="789" calcext:value-type="float">
            <text:p>789</text:p>
          </table:table-cell>
          <table:table-cell/>
          <table:table-cell table:formula="of:=ROUND(4*(1000000/([.M173]/([.$B$17])));-1)/4+[.P173]" office:value-type="float" office:value="38022.5" calcext:value-type="float">
            <text:p>38.023</text:p>
          </table:table-cell>
          <table:table-cell/>
          <table:table-cell table:formula="of:=1000*([.G173]-[.L173])" office:value-type="float" office:value="-0.0990103750666549" calcext:value-type="float">
            <text:p>-,0990</text:p>
          </table:table-cell>
          <table:table-cell/>
          <table:table-cell table:formula="of:=DEGREES(ASIN([.T173]/[.$B$4]))" office:value-type="float" office:value="21.770047004396" calcext:value-type="float">
            <text:p>21,770</text:p>
          </table:table-cell>
          <table:table-cell table:formula="of:=[.D173]*[.$B$24]" office:value-type="float" office:value="85.302950274056" calcext:value-type="float">
            <text:p>85,30</text:p>
          </table:table-cell>
          <table:table-cell table:formula="of:=[.$B$22]*([.T174]-[.T173])" office:value-type="float" office:value="802.851296697008" calcext:value-type="float">
            <text:p>802,85</text:p>
          </table:table-cell>
          <table:table-cell table:formula="of:=ROUND(1000000/([.U173]/([.$B$17])))" office:value-type="float" office:value="37367" calcext:value-type="float">
            <text:p>37.367</text:p>
          </table:table-cell>
          <table:table-cell table:formula="of:=([.S173]-[.F173])*3600" office:value-type="float" office:value="1872.16921582544" calcext:value-type="float">
            <text:p>1.872,17</text:p>
          </table:table-cell>
          <table:table-cell table:formula="of:=[.W174]-[.W173]" office:value-type="float" office:value="34.786678865089" calcext:value-type="float">
            <text:p>34,7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3]+1" office:value-type="float" office:value="171" calcext:value-type="float">
            <text:p>171</text:p>
          </table:table-cell>
          <table:table-cell table:style-name="ce52" table:formula="of:=[.D174]*[.$B$17]/60" office:value-type="float" office:value="85.5" calcext:value-type="float">
            <text:p>85,5</text:p>
          </table:table-cell>
          <table:table-cell table:formula="of:=360*[.E174]/60/24" office:value-type="float" office:value="21.375" calcext:value-type="float">
            <text:p>21,375</text:p>
          </table:table-cell>
          <table:table-cell table:formula="of:=SIN((RADIANS([.F174]*0.5)))*[.$B$4]*2" office:value-type="float" office:value="85.3080295313318" calcext:value-type="float">
            <text:p>85,308</text:p>
          </table:table-cell>
          <table:table-cell table:formula="of:=[.$B$22]*([.G175]-[.G174])" office:value-type="float" office:value="788.843252297761" calcext:value-type="float">
            <text:p>788,84</text:p>
          </table:table-cell>
          <table:table-cell table:formula="of:=1000000/([.H174]/([.$B$17]))" office:value-type="float" office:value="38030.36904051" calcext:value-type="float">
            <text:p>38.030</text:p>
          </table:table-cell>
          <table:table-cell table:formula="of:=[.M173]*[.O173]/(1000000*60)+[.J173]" office:value-type="float" office:value="85.4999709583335" calcext:value-type="float">
            <text:p>85,5000</text:p>
          </table:table-cell>
          <table:table-cell table:formula="of:=DEGREES(ASIN([.L174]/[.$B$4]))" office:value-type="float" office:value="21.7714350963357" calcext:value-type="float">
            <text:p>21,771</text:p>
          </table:table-cell>
          <table:table-cell table:formula="of:=([.M174]/[.$B$22])+[.L173]" office:value-type="float" office:value="85.3081250000002" calcext:value-type="float">
            <text:p>85,308</text:p>
          </table:table-cell>
          <table:table-cell table:formula="of:=ROUND([.H174]+[.N174])" office:value-type="float" office:value="789" calcext:value-type="float">
            <text:p>789</text:p>
          </table:table-cell>
          <table:table-cell/>
          <table:table-cell table:formula="of:=ROUND(4*(1000000/([.M174]/([.$B$17])));-1)/4+[.P174]" office:value-type="float" office:value="38022.5" calcext:value-type="float">
            <text:p>38.023</text:p>
          </table:table-cell>
          <table:table-cell/>
          <table:table-cell table:formula="of:=1000*([.G174]-[.L174])" office:value-type="float" office:value="-0.095468668405374" calcext:value-type="float">
            <text:p>-,0955</text:p>
          </table:table-cell>
          <table:table-cell/>
          <table:table-cell table:formula="of:=DEGREES(ASIN([.T174]/[.$B$4]))" office:value-type="float" office:value="21.9047099707474" calcext:value-type="float">
            <text:p>21,905</text:p>
          </table:table-cell>
          <table:table-cell table:formula="of:=[.D174]*[.$B$24]" office:value-type="float" office:value="85.8047323344917" calcext:value-type="float">
            <text:p>85,80</text:p>
          </table:table-cell>
          <table:table-cell table:formula="of:=[.$B$22]*([.T175]-[.T174])" office:value-type="float" office:value="802.851296696986" calcext:value-type="float">
            <text:p>802,85</text:p>
          </table:table-cell>
          <table:table-cell table:formula="of:=ROUND(1000000/([.U174]/([.$B$17])))" office:value-type="float" office:value="37367" calcext:value-type="float">
            <text:p>37.367</text:p>
          </table:table-cell>
          <table:table-cell table:formula="of:=([.S174]-[.F174])*3600" office:value-type="float" office:value="1906.95589469053" calcext:value-type="float">
            <text:p>1.906,96</text:p>
          </table:table-cell>
          <table:table-cell table:formula="of:=[.W175]-[.W174]" office:value-type="float" office:value="35.2452581783509" calcext:value-type="float">
            <text:p>35,2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4]+1" office:value-type="float" office:value="172" calcext:value-type="float">
            <text:p>172</text:p>
          </table:table-cell>
          <table:table-cell table:style-name="ce52" table:formula="of:=[.D175]*[.$B$17]/60" office:value-type="float" office:value="86" calcext:value-type="float">
            <text:p>86,0</text:p>
          </table:table-cell>
          <table:table-cell table:formula="of:=360*[.E175]/60/24" office:value-type="float" office:value="21.5" calcext:value-type="float">
            <text:p>21,500</text:p>
          </table:table-cell>
          <table:table-cell table:formula="of:=SIN((RADIANS([.F175]*0.5)))*[.$B$4]*2" office:value-type="float" office:value="85.8010565640179" calcext:value-type="float">
            <text:p>85,801</text:p>
          </table:table-cell>
          <table:table-cell table:formula="of:=[.$B$22]*([.G176]-[.G175])" office:value-type="float" office:value="788.679899211047" calcext:value-type="float">
            <text:p>788,68</text:p>
          </table:table-cell>
          <table:table-cell table:formula="of:=1000000/([.H175]/([.$B$17]))" office:value-type="float" office:value="38038.245972809" calcext:value-type="float">
            <text:p>38.038</text:p>
          </table:table-cell>
          <table:table-cell table:formula="of:=[.M174]*[.O174]/(1000000*60)+[.J174]" office:value-type="float" office:value="85.9999668333335" calcext:value-type="float">
            <text:p>86,0000</text:p>
          </table:table-cell>
          <table:table-cell table:formula="of:=DEGREES(ASIN([.L175]/[.$B$4]))" office:value-type="float" office:value="21.9037749809509" calcext:value-type="float">
            <text:p>21,904</text:p>
          </table:table-cell>
          <table:table-cell table:formula="of:=([.M175]/[.$B$22])+[.L174]" office:value-type="float" office:value="85.8012500000002" calcext:value-type="float">
            <text:p>85,801</text:p>
          </table:table-cell>
          <table:table-cell table:formula="of:=ROUND([.H175]+[.N175])" office:value-type="float" office:value="789" calcext:value-type="float">
            <text:p>789</text:p>
          </table:table-cell>
          <table:table-cell/>
          <table:table-cell table:formula="of:=ROUND(4*(1000000/([.M175]/([.$B$17])));-1)/4+[.P175]" office:value-type="float" office:value="38022.5" calcext:value-type="float">
            <text:p>38.023</text:p>
          </table:table-cell>
          <table:table-cell/>
          <table:table-cell table:formula="of:=1000*([.G175]-[.L175])" office:value-type="float" office:value="-0.19343598231103" calcext:value-type="float">
            <text:p>-,1934</text:p>
          </table:table-cell>
          <table:table-cell/>
          <table:table-cell table:formula="of:=DEGREES(ASIN([.T175]/[.$B$4]))" office:value-type="float" office:value="22.0395003202414" calcext:value-type="float">
            <text:p>22,040</text:p>
          </table:table-cell>
          <table:table-cell table:formula="of:=[.D175]*[.$B$24]" office:value-type="float" office:value="86.3065143949273" calcext:value-type="float">
            <text:p>86,31</text:p>
          </table:table-cell>
          <table:table-cell table:formula="of:=[.$B$22]*([.T176]-[.T175])" office:value-type="float" office:value="802.851296697008" calcext:value-type="float">
            <text:p>802,85</text:p>
          </table:table-cell>
          <table:table-cell table:formula="of:=ROUND(1000000/([.U175]/([.$B$17])))" office:value-type="float" office:value="37367" calcext:value-type="float">
            <text:p>37.367</text:p>
          </table:table-cell>
          <table:table-cell table:formula="of:=([.S175]-[.F175])*3600" office:value-type="float" office:value="1942.20115286888" calcext:value-type="float">
            <text:p>1.942,20</text:p>
          </table:table-cell>
          <table:table-cell table:formula="of:=[.W176]-[.W175]" office:value-type="float" office:value="35.7078345493378" calcext:value-type="float">
            <text:p>35,7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5]+1" office:value-type="float" office:value="173" calcext:value-type="float">
            <text:p>173</text:p>
          </table:table-cell>
          <table:table-cell table:style-name="ce52" table:formula="of:=[.D176]*[.$B$17]/60" office:value-type="float" office:value="86.5" calcext:value-type="float">
            <text:p>86,5</text:p>
          </table:table-cell>
          <table:table-cell table:formula="of:=360*[.E176]/60/24" office:value-type="float" office:value="21.625" calcext:value-type="float">
            <text:p>21,625</text:p>
          </table:table-cell>
          <table:table-cell table:formula="of:=SIN((RADIANS([.F176]*0.5)))*[.$B$4]*2" office:value-type="float" office:value="86.2939815010248" calcext:value-type="float">
            <text:p>86,294</text:p>
          </table:table-cell>
          <table:table-cell table:formula="of:=[.$B$22]*([.G177]-[.G176])" office:value-type="float" office:value="788.515607664908" calcext:value-type="float">
            <text:p>788,52</text:p>
          </table:table-cell>
          <table:table-cell table:formula="of:=1000000/([.H176]/([.$B$17]))" office:value-type="float" office:value="38046.171449721" calcext:value-type="float">
            <text:p>38.046</text:p>
          </table:table-cell>
          <table:table-cell table:formula="of:=[.M175]*[.O175]/(1000000*60)+[.J175]" office:value-type="float" office:value="86.4999627083335" calcext:value-type="float">
            <text:p>86,5000</text:p>
          </table:table-cell>
          <table:table-cell table:formula="of:=DEGREES(ASIN([.L176]/[.$B$4]))" office:value-type="float" office:value="22.0360699184207" calcext:value-type="float">
            <text:p>22,036</text:p>
          </table:table-cell>
          <table:table-cell table:formula="of:=([.M176]/[.$B$22])+[.L175]" office:value-type="float" office:value="86.2937500000002" calcext:value-type="float">
            <text:p>86,294</text:p>
          </table:table-cell>
          <table:table-cell table:formula="of:=ROUND([.H176]+[.N176])" office:value-type="float" office:value="788" calcext:value-type="float">
            <text:p>788</text:p>
          </table:table-cell>
          <table:table-cell office:value-type="float" office:value="-1" calcext:value-type="float">
            <text:p>-1</text:p>
          </table:table-cell>
          <table:table-cell table:formula="of:=ROUND(4*(1000000/([.M176]/([.$B$17])));-1)/4+[.P176]" office:value-type="float" office:value="38074" calcext:value-type="float">
            <text:p>38.074</text:p>
          </table:table-cell>
          <table:table-cell office:value-type="float" office:value="4" calcext:value-type="float">
            <text:p>4</text:p>
          </table:table-cell>
          <table:table-cell table:formula="of:=1000*([.G176]-[.L176])" office:value-type="float" office:value="0.231501024586578" calcext:value-type="float">
            <text:p>,2315</text:p>
          </table:table-cell>
          <table:table-cell/>
          <table:table-cell table:formula="of:=DEGREES(ASIN([.T176]/[.$B$4]))" office:value-type="float" office:value="22.1744191631717" calcext:value-type="float">
            <text:p>22,174</text:p>
          </table:table-cell>
          <table:table-cell table:formula="of:=[.D176]*[.$B$24]" office:value-type="float" office:value="86.8082964553629" calcext:value-type="float">
            <text:p>86,81</text:p>
          </table:table-cell>
          <table:table-cell table:formula="of:=[.$B$22]*([.T177]-[.T176])" office:value-type="float" office:value="802.851296696986" calcext:value-type="float">
            <text:p>802,85</text:p>
          </table:table-cell>
          <table:table-cell table:formula="of:=ROUND(1000000/([.U176]/([.$B$17])))" office:value-type="float" office:value="37367" calcext:value-type="float">
            <text:p>37.367</text:p>
          </table:table-cell>
          <table:table-cell table:formula="of:=([.S176]-[.F176])*3600" office:value-type="float" office:value="1977.90898741822" calcext:value-type="float">
            <text:p>1.977,91</text:p>
          </table:table-cell>
          <table:table-cell table:formula="of:=[.W177]-[.W176]" office:value-type="float" office:value="36.1744373411723" calcext:value-type="float">
            <text:p>36,1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6]+1" office:value-type="float" office:value="174" calcext:value-type="float">
            <text:p>174</text:p>
          </table:table-cell>
          <table:table-cell table:style-name="ce52" table:formula="of:=[.D177]*[.$B$17]/60" office:value-type="float" office:value="87" calcext:value-type="float">
            <text:p>87,0</text:p>
          </table:table-cell>
          <table:table-cell table:formula="of:=360*[.E177]/60/24" office:value-type="float" office:value="21.75" calcext:value-type="float">
            <text:p>21,750</text:p>
          </table:table-cell>
          <table:table-cell table:formula="of:=SIN((RADIANS([.F177]*0.5)))*[.$B$4]*2" office:value-type="float" office:value="86.7868037558154" calcext:value-type="float">
            <text:p>86,787</text:p>
          </table:table-cell>
          <table:table-cell table:formula="of:=[.$B$22]*([.G178]-[.G177])" office:value-type="float" office:value="788.350377854863" calcext:value-type="float">
            <text:p>788,35</text:p>
          </table:table-cell>
          <table:table-cell table:formula="of:=1000000/([.H177]/([.$B$17]))" office:value-type="float" office:value="38054.1455204618" calcext:value-type="float">
            <text:p>38.054</text:p>
          </table:table-cell>
          <table:table-cell table:formula="of:=[.M176]*[.O176]/(1000000*60)+[.J176]" office:value-type="float" office:value="87.0000012416669" calcext:value-type="float">
            <text:p>87,0000</text:p>
          </table:table-cell>
          <table:table-cell table:formula="of:=DEGREES(ASIN([.L177]/[.$B$4]))" office:value-type="float" office:value="22.1686567352734" calcext:value-type="float">
            <text:p>22,169</text:p>
          </table:table-cell>
          <table:table-cell table:formula="of:=([.M177]/[.$B$22])+[.L176]" office:value-type="float" office:value="86.7868750000003" calcext:value-type="float">
            <text:p>86,787</text:p>
          </table:table-cell>
          <table:table-cell table:formula="of:=ROUND([.H177]+[.N177])"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table:formula="of:=ROUND(4*(1000000/([.M177]/([.$B$17])));-1)/4+[.P177]" office:value-type="float" office:value="38022.5" calcext:value-type="float">
            <text:p>38.023</text:p>
          </table:table-cell>
          <table:table-cell/>
          <table:table-cell table:formula="of:=1000*([.G177]-[.L177])" office:value-type="float" office:value="-0.0712441848520484" calcext:value-type="float">
            <text:p>-,0712</text:p>
          </table:table-cell>
          <table:table-cell/>
          <table:table-cell table:formula="of:=DEGREES(ASIN([.T177]/[.$B$4]))" office:value-type="float" office:value="22.3094676179887" calcext:value-type="float">
            <text:p>22,309</text:p>
          </table:table-cell>
          <table:table-cell table:formula="of:=[.D177]*[.$B$24]" office:value-type="float" office:value="87.3100785157985" calcext:value-type="float">
            <text:p>87,31</text:p>
          </table:table-cell>
          <table:table-cell table:formula="of:=[.$B$22]*([.T178]-[.T177])" office:value-type="float" office:value="802.851296697008" calcext:value-type="float">
            <text:p>802,85</text:p>
          </table:table-cell>
          <table:table-cell table:formula="of:=ROUND(1000000/([.U177]/([.$B$17])))" office:value-type="float" office:value="37367" calcext:value-type="float">
            <text:p>37.367</text:p>
          </table:table-cell>
          <table:table-cell table:formula="of:=([.S177]-[.F177])*3600" office:value-type="float" office:value="2014.08342475939" calcext:value-type="float">
            <text:p>2.014,08</text:p>
          </table:table-cell>
          <table:table-cell table:formula="of:=[.W178]-[.W177]" office:value-type="float" office:value="36.6450963157251" calcext:value-type="float">
            <text:p>36,6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7]+1" office:value-type="float" office:value="175" calcext:value-type="float">
            <text:p>175</text:p>
          </table:table-cell>
          <table:table-cell table:style-name="ce52" table:formula="of:=[.D178]*[.$B$17]/60" office:value-type="float" office:value="87.5" calcext:value-type="float">
            <text:p>87,5</text:p>
          </table:table-cell>
          <table:table-cell table:formula="of:=360*[.E178]/60/24" office:value-type="float" office:value="21.875" calcext:value-type="float">
            <text:p>21,875</text:p>
          </table:table-cell>
          <table:table-cell table:formula="of:=SIN((RADIANS([.F178]*0.5)))*[.$B$4]*2" office:value-type="float" office:value="87.2795227419747" calcext:value-type="float">
            <text:p>87,280</text:p>
          </table:table-cell>
          <table:table-cell table:formula="of:=[.$B$22]*([.G179]-[.G178])" office:value-type="float" office:value="788.184209977476" calcext:value-type="float">
            <text:p>788,18</text:p>
          </table:table-cell>
          <table:table-cell table:formula="of:=1000000/([.H178]/([.$B$17]))" office:value-type="float" office:value="38062.1682345772" calcext:value-type="float">
            <text:p>38.062</text:p>
          </table:table-cell>
          <table:table-cell table:formula="of:=[.M177]*[.O177]/(1000000*60)+[.J177]" office:value-type="float" office:value="87.4999971166669" calcext:value-type="float">
            <text:p>87,5000</text:p>
          </table:table-cell>
          <table:table-cell table:formula="of:=DEGREES(ASIN([.L178]/[.$B$4]))" office:value-type="float" office:value="22.3012004016304" calcext:value-type="float">
            <text:p>22,301</text:p>
          </table:table-cell>
          <table:table-cell table:formula="of:=([.M178]/[.$B$22])+[.L177]" office:value-type="float" office:value="87.2793750000003" calcext:value-type="float">
            <text:p>87,279</text:p>
          </table:table-cell>
          <table:table-cell table:formula="of:=ROUND([.H178]+[.N178])" office:value-type="float" office:value="788" calcext:value-type="float">
            <text:p>788</text:p>
          </table:table-cell>
          <table:table-cell/>
          <table:table-cell table:formula="of:=ROUND(4*(1000000/([.M178]/([.$B$17])));-1)/4+[.P178]" office:value-type="float" office:value="38070" calcext:value-type="float">
            <text:p>38.070</text:p>
          </table:table-cell>
          <table:table-cell/>
          <table:table-cell table:formula="of:=1000*([.G178]-[.L178])" office:value-type="float" office:value="0.14774197443046" calcext:value-type="float">
            <text:p>,1477</text:p>
          </table:table-cell>
          <table:table-cell/>
          <table:table-cell table:formula="of:=DEGREES(ASIN([.T178]/[.$B$4]))" office:value-type="float" office:value="22.4446468114098" calcext:value-type="float">
            <text:p>22,445</text:p>
          </table:table-cell>
          <table:table-cell table:formula="of:=[.D178]*[.$B$24]" office:value-type="float" office:value="87.8118605762342" calcext:value-type="float">
            <text:p>87,81</text:p>
          </table:table-cell>
          <table:table-cell table:formula="of:=[.$B$22]*([.T179]-[.T178])" office:value-type="float" office:value="802.851296696986" calcext:value-type="float">
            <text:p>802,85</text:p>
          </table:table-cell>
          <table:table-cell table:formula="of:=ROUND(1000000/([.U178]/([.$B$17])))" office:value-type="float" office:value="37367" calcext:value-type="float">
            <text:p>37.367</text:p>
          </table:table-cell>
          <table:table-cell table:formula="of:=([.S178]-[.F178])*3600" office:value-type="float" office:value="2050.72852107512" calcext:value-type="float">
            <text:p>2.050,73</text:p>
          </table:table-cell>
          <table:table-cell table:formula="of:=[.W179]-[.W178]" office:value-type="float" office:value="37.1198416399293" calcext:value-type="float">
            <text:p>37,1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8]+1" office:value-type="float" office:value="176" calcext:value-type="float">
            <text:p>176</text:p>
          </table:table-cell>
          <table:table-cell table:style-name="ce52" table:formula="of:=[.D179]*[.$B$17]/60" office:value-type="float" office:value="88" calcext:value-type="float">
            <text:p>88,0</text:p>
          </table:table-cell>
          <table:table-cell table:formula="of:=360*[.E179]/60/24" office:value-type="float" office:value="22" calcext:value-type="float">
            <text:p>22,000</text:p>
          </table:table-cell>
          <table:table-cell table:formula="of:=SIN((RADIANS([.F179]*0.5)))*[.$B$4]*2" office:value-type="float" office:value="87.7721378732106" calcext:value-type="float">
            <text:p>87,772</text:p>
          </table:table-cell>
          <table:table-cell table:formula="of:=[.$B$22]*([.G180]-[.G179])" office:value-type="float" office:value="788.017104230494" calcext:value-type="float">
            <text:p>788,02</text:p>
          </table:table-cell>
          <table:table-cell table:formula="of:=1000000/([.H179]/([.$B$17]))" office:value-type="float" office:value="38070.2396419368" calcext:value-type="float">
            <text:p>38.070</text:p>
          </table:table-cell>
          <table:table-cell table:formula="of:=[.M178]*[.O178]/(1000000*60)+[.J178]" office:value-type="float" office:value="87.9999831166669" calcext:value-type="float">
            <text:p>88,0000</text:p>
          </table:table-cell>
          <table:table-cell table:formula="of:=DEGREES(ASIN([.L179]/[.$B$4]))" office:value-type="float" office:value="22.4338699478015" calcext:value-type="float">
            <text:p>22,434</text:p>
          </table:table-cell>
          <table:table-cell table:formula="of:=([.M179]/[.$B$22])+[.L178]" office:value-type="float" office:value="87.7718750000003" calcext:value-type="float">
            <text:p>87,772</text:p>
          </table:table-cell>
          <table:table-cell table:formula="of:=ROUND([.H179]+[.N179])" office:value-type="float" office:value="788" calcext:value-type="float">
            <text:p>788</text:p>
          </table:table-cell>
          <table:table-cell/>
          <table:table-cell table:formula="of:=ROUND(4*(1000000/([.M179]/([.$B$17])));-1)/4+[.P179]" office:value-type="float" office:value="38074" calcext:value-type="float">
            <text:p>38.074</text:p>
          </table:table-cell>
          <table:table-cell office:value-type="float" office:value="4" calcext:value-type="float">
            <text:p>4</text:p>
          </table:table-cell>
          <table:table-cell table:formula="of:=1000*([.G179]-[.L179])" office:value-type="float" office:value="0.262873210346015" calcext:value-type="float">
            <text:p>,2629</text:p>
          </table:table-cell>
          <table:table-cell/>
          <table:table-cell table:formula="of:=DEGREES(ASIN([.T179]/[.$B$4]))" office:value-type="float" office:value="22.579957878532" calcext:value-type="float">
            <text:p>22,580</text:p>
          </table:table-cell>
          <table:table-cell table:formula="of:=[.D179]*[.$B$24]" office:value-type="float" office:value="88.3136426366698" calcext:value-type="float">
            <text:p>88,31</text:p>
          </table:table-cell>
          <table:table-cell table:formula="of:=[.$B$22]*([.T180]-[.T179])" office:value-type="float" office:value="802.851296697008" calcext:value-type="float">
            <text:p>802,85</text:p>
          </table:table-cell>
          <table:table-cell table:formula="of:=ROUND(1000000/([.U179]/([.$B$17])))" office:value-type="float" office:value="37367" calcext:value-type="float">
            <text:p>37.367</text:p>
          </table:table-cell>
          <table:table-cell table:formula="of:=([.S179]-[.F179])*3600" office:value-type="float" office:value="2087.84836271504" calcext:value-type="float">
            <text:p>2.087,85</text:p>
          </table:table-cell>
          <table:table-cell table:formula="of:=[.W180]-[.W179]" office:value-type="float" office:value="37.5987038919375" calcext:value-type="float">
            <text:p>37,6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9]+1" office:value-type="float" office:value="177" calcext:value-type="float">
            <text:p>177</text:p>
          </table:table-cell>
          <table:table-cell table:style-name="ce52" table:formula="of:=[.D180]*[.$B$17]/60" office:value-type="float" office:value="88.5" calcext:value-type="float">
            <text:p>88,5</text:p>
          </table:table-cell>
          <table:table-cell table:formula="of:=360*[.E180]/60/24" office:value-type="float" office:value="22.125" calcext:value-type="float">
            <text:p>22,125</text:p>
          </table:table-cell>
          <table:table-cell table:formula="of:=SIN((RADIANS([.F180]*0.5)))*[.$B$4]*2" office:value-type="float" office:value="88.2646485633547" calcext:value-type="float">
            <text:p>88,265</text:p>
          </table:table-cell>
          <table:table-cell table:formula="of:=[.$B$22]*([.G181]-[.G180])" office:value-type="float" office:value="787.849060812732" calcext:value-type="float">
            <text:p>787,85</text:p>
          </table:table-cell>
          <table:table-cell table:formula="of:=1000000/([.H180]/([.$B$17]))" office:value-type="float" office:value="38078.3597927406" calcext:value-type="float">
            <text:p>38.078</text:p>
          </table:table-cell>
          <table:table-cell table:formula="of:=[.M179]*[.O179]/(1000000*60)+[.J179]" office:value-type="float" office:value="88.5000216500002" calcext:value-type="float">
            <text:p>88,5000</text:p>
          </table:table-cell>
          <table:table-cell table:formula="of:=DEGREES(ASIN([.L180]/[.$B$4]))" office:value-type="float" office:value="22.5666664464882" calcext:value-type="float">
            <text:p>22,567</text:p>
          </table:table-cell>
          <table:table-cell table:formula="of:=([.M180]/[.$B$22])+[.L179]" office:value-type="float" office:value="88.2643750000003" calcext:value-type="float">
            <text:p>88,264</text:p>
          </table:table-cell>
          <table:table-cell table:formula="of:=ROUND([.H180]+[.N180])" office:value-type="float" office:value="788" calcext:value-type="float">
            <text:p>788</text:p>
          </table:table-cell>
          <table:table-cell/>
          <table:table-cell table:formula="of:=ROUND(4*(1000000/([.M180]/([.$B$17])));-1)/4+[.P180]" office:value-type="float" office:value="38070" calcext:value-type="float">
            <text:p>38.070</text:p>
          </table:table-cell>
          <table:table-cell/>
          <table:table-cell table:formula="of:=1000*([.G180]-[.L180])" office:value-type="float" office:value="0.273563354397766" calcext:value-type="float">
            <text:p>,2736</text:p>
          </table:table-cell>
          <table:table-cell/>
          <table:table-cell table:formula="of:=DEGREES(ASIN([.T180]/[.$B$4]))" office:value-type="float" office:value="22.7154019629464" calcext:value-type="float">
            <text:p>22,715</text:p>
          </table:table-cell>
          <table:table-cell table:formula="of:=[.D180]*[.$B$24]" office:value-type="float" office:value="88.8154246971054" calcext:value-type="float">
            <text:p>88,82</text:p>
          </table:table-cell>
          <table:table-cell table:formula="of:=[.$B$22]*([.T181]-[.T180])" office:value-type="float" office:value="802.851296696986" calcext:value-type="float">
            <text:p>802,85</text:p>
          </table:table-cell>
          <table:table-cell table:formula="of:=ROUND(1000000/([.U180]/([.$B$17])))" office:value-type="float" office:value="37367" calcext:value-type="float">
            <text:p>37.367</text:p>
          </table:table-cell>
          <table:table-cell table:formula="of:=([.S180]-[.F180])*3600" office:value-type="float" office:value="2125.44706660698" calcext:value-type="float">
            <text:p>2.125,45</text:p>
          </table:table-cell>
          <table:table-cell table:formula="of:=[.W181]-[.W180]" office:value-type="float" office:value="38.081714067474" calcext:value-type="float">
            <text:p>38,0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0]+1" office:value-type="float" office:value="178" calcext:value-type="float">
            <text:p>178</text:p>
          </table:table-cell>
          <table:table-cell table:style-name="ce52" table:formula="of:=[.D181]*[.$B$17]/60" office:value-type="float" office:value="89" calcext:value-type="float">
            <text:p>89,0</text:p>
          </table:table-cell>
          <table:table-cell table:formula="of:=360*[.E181]/60/24" office:value-type="float" office:value="22.25" calcext:value-type="float">
            <text:p>22,250</text:p>
          </table:table-cell>
          <table:table-cell table:formula="of:=SIN((RADIANS([.F181]*0.5)))*[.$B$4]*2" office:value-type="float" office:value="88.7570542263626" calcext:value-type="float">
            <text:p>88,757</text:p>
          </table:table-cell>
          <table:table-cell table:formula="of:=[.$B$22]*([.G182]-[.G181])" office:value-type="float" office:value="787.680079924235" calcext:value-type="float">
            <text:p>787,68</text:p>
          </table:table-cell>
          <table:table-cell table:formula="of:=1000000/([.H181]/([.$B$17]))" office:value-type="float" office:value="38086.5287375119" calcext:value-type="float">
            <text:p>38.087</text:p>
          </table:table-cell>
          <table:table-cell table:formula="of:=[.M180]*[.O180]/(1000000*60)+[.J180]" office:value-type="float" office:value="89.0000076500002" calcext:value-type="float">
            <text:p>89,0000</text:p>
          </table:table-cell>
          <table:table-cell table:formula="of:=DEGREES(ASIN([.L181]/[.$B$4]))" office:value-type="float" office:value="22.699590978266" calcext:value-type="float">
            <text:p>22,700</text:p>
          </table:table-cell>
          <table:table-cell table:formula="of:=([.M181]/[.$B$22])+[.L180]" office:value-type="float" office:value="88.7568750000003" calcext:value-type="float">
            <text:p>88,757</text:p>
          </table:table-cell>
          <table:table-cell table:formula="of:=ROUND([.H181]+[.N181])" office:value-type="float" office:value="788" calcext:value-type="float">
            <text:p>788</text:p>
          </table:table-cell>
          <table:table-cell/>
          <table:table-cell table:formula="of:=ROUND(4*(1000000/([.M181]/([.$B$17])));-1)/4+[.P181]" office:value-type="float" office:value="38070" calcext:value-type="float">
            <text:p>38.070</text:p>
          </table:table-cell>
          <table:table-cell/>
          <table:table-cell table:formula="of:=1000*([.G181]-[.L181])" office:value-type="float" office:value="0.179226362348572" calcext:value-type="float">
            <text:p>,1792</text:p>
          </table:table-cell>
          <table:table-cell/>
          <table:table-cell table:formula="of:=DEGREES(ASIN([.T181]/[.$B$4]))" office:value-type="float" office:value="22.850980216854" calcext:value-type="float">
            <text:p>22,851</text:p>
          </table:table-cell>
          <table:table-cell table:formula="of:=[.D181]*[.$B$24]" office:value-type="float" office:value="89.317206757541" calcext:value-type="float">
            <text:p>89,32</text:p>
          </table:table-cell>
          <table:table-cell table:formula="of:=[.$B$22]*([.T182]-[.T181])" office:value-type="float" office:value="802.851296697008" calcext:value-type="float">
            <text:p>802,85</text:p>
          </table:table-cell>
          <table:table-cell table:formula="of:=ROUND(1000000/([.U181]/([.$B$17])))" office:value-type="float" office:value="37367" calcext:value-type="float">
            <text:p>37.367</text:p>
          </table:table-cell>
          <table:table-cell table:formula="of:=([.S181]-[.F181])*3600" office:value-type="float" office:value="2163.52878067446" calcext:value-type="float">
            <text:p>2.163,53</text:p>
          </table:table-cell>
          <table:table-cell table:formula="of:=[.W182]-[.W181]" office:value-type="float" office:value="38.5689035864343" calcext:value-type="float">
            <text:p>38,5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1]+1" office:value-type="float" office:value="179" calcext:value-type="float">
            <text:p>179</text:p>
          </table:table-cell>
          <table:table-cell table:style-name="ce52" table:formula="of:=[.D182]*[.$B$17]/60" office:value-type="float" office:value="89.5" calcext:value-type="float">
            <text:p>89,5</text:p>
          </table:table-cell>
          <table:table-cell table:formula="of:=360*[.E182]/60/24" office:value-type="float" office:value="22.375" calcext:value-type="float">
            <text:p>22,375</text:p>
          </table:table-cell>
          <table:table-cell table:formula="of:=SIN((RADIANS([.F182]*0.5)))*[.$B$4]*2" office:value-type="float" office:value="89.2493542763153" calcext:value-type="float">
            <text:p>89,249</text:p>
          </table:table-cell>
          <table:table-cell table:formula="of:=[.$B$22]*([.G183]-[.G182])" office:value-type="float" office:value="787.510161765954" calcext:value-type="float">
            <text:p>787,51</text:p>
          </table:table-cell>
          <table:table-cell table:formula="of:=1000000/([.H182]/([.$B$17]))" office:value-type="float" office:value="38094.7465271133" calcext:value-type="float">
            <text:p>38.095</text:p>
          </table:table-cell>
          <table:table-cell table:formula="of:=[.M181]*[.O181]/(1000000*60)+[.J181]" office:value-type="float" office:value="89.4999936500002" calcext:value-type="float">
            <text:p>89,5000</text:p>
          </table:table-cell>
          <table:table-cell table:formula="of:=DEGREES(ASIN([.L182]/[.$B$4]))" office:value-type="float" office:value="22.8326446316899" calcext:value-type="float">
            <text:p>22,833</text:p>
          </table:table-cell>
          <table:table-cell table:formula="of:=([.M182]/[.$B$22])+[.L181]" office:value-type="float" office:value="89.2493750000003" calcext:value-type="float">
            <text:p>89,249</text:p>
          </table:table-cell>
          <table:table-cell table:formula="of:=ROUND([.H182]+[.N182])" office:value-type="float" office:value="788" calcext:value-type="float">
            <text:p>788</text:p>
          </table:table-cell>
          <table:table-cell/>
          <table:table-cell table:formula="of:=ROUND(4*(1000000/([.M182]/([.$B$17])));-1)/4+[.P182]" office:value-type="float" office:value="38070" calcext:value-type="float">
            <text:p>38.070</text:p>
          </table:table-cell>
          <table:table-cell/>
          <table:table-cell table:formula="of:=1000*([.G182]-[.L182])" office:value-type="float" office:value="-0.0207236850116033" calcext:value-type="float">
            <text:p>-,0207</text:p>
          </table:table-cell>
          <table:table-cell/>
          <table:table-cell table:formula="of:=DEGREES(ASIN([.T182]/[.$B$4]))" office:value-type="float" office:value="22.9866938011836" calcext:value-type="float">
            <text:p>22,987</text:p>
          </table:table-cell>
          <table:table-cell table:formula="of:=[.D182]*[.$B$24]" office:value-type="float" office:value="89.8189888179767" calcext:value-type="float">
            <text:p>89,82</text:p>
          </table:table-cell>
          <table:table-cell table:formula="of:=[.$B$22]*([.T183]-[.T182])" office:value-type="float" office:value="802.851296696986" calcext:value-type="float">
            <text:p>802,85</text:p>
          </table:table-cell>
          <table:table-cell table:formula="of:=ROUND(1000000/([.U182]/([.$B$17])))" office:value-type="float" office:value="37367" calcext:value-type="float">
            <text:p>37.367</text:p>
          </table:table-cell>
          <table:table-cell table:formula="of:=([.S182]-[.F182])*3600" office:value-type="float" office:value="2202.09768426089" calcext:value-type="float">
            <text:p>2.202,10</text:p>
          </table:table-cell>
          <table:table-cell table:formula="of:=[.W183]-[.W182]" office:value-type="float" office:value="39.0603042993234" calcext:value-type="float">
            <text:p>39,0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2]+1" office:value-type="float" office:value="180" calcext:value-type="float">
            <text:p>180</text:p>
          </table:table-cell>
          <table:table-cell table:style-name="ce52" table:formula="of:=[.D183]*[.$B$17]/60" office:value-type="float" office:value="90" calcext:value-type="float">
            <text:p>90,0</text:p>
          </table:table-cell>
          <table:table-cell table:formula="of:=360*[.E183]/60/24" office:value-type="float" office:value="22.5" calcext:value-type="float">
            <text:p>22,500</text:p>
          </table:table-cell>
          <table:table-cell table:formula="of:=SIN((RADIANS([.F183]*0.5)))*[.$B$4]*2" office:value-type="float" office:value="89.741548127419" calcext:value-type="float">
            <text:p>89,742</text:p>
          </table:table-cell>
          <table:table-cell table:formula="of:=[.$B$22]*([.G184]-[.G183])" office:value-type="float" office:value="787.339306540184" calcext:value-type="float">
            <text:p>787,34</text:p>
          </table:table-cell>
          <table:table-cell table:formula="of:=1000000/([.H183]/([.$B$17]))" office:value-type="float" office:value="38103.0132127271" calcext:value-type="float">
            <text:p>38.103</text:p>
          </table:table-cell>
          <table:table-cell table:formula="of:=[.M182]*[.O182]/(1000000*60)+[.J182]" office:value-type="float" office:value="89.9999796500002" calcext:value-type="float">
            <text:p>90,0000</text:p>
          </table:table-cell>
          <table:table-cell table:formula="of:=DEGREES(ASIN([.L183]/[.$B$4]))" office:value-type="float" office:value="22.965828503402" calcext:value-type="float">
            <text:p>22,966</text:p>
          </table:table-cell>
          <table:table-cell table:formula="of:=([.M183]/[.$B$22])+[.L182]" office:value-type="float" office:value="89.7418750000003" calcext:value-type="float">
            <text:p>89,742</text:p>
          </table:table-cell>
          <table:table-cell table:formula="of:=ROUND([.H183]+[.N183])"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formula="of:=ROUND(4*(1000000/([.M183]/([.$B$17])));-1)/4+[.P183]" office:value-type="float" office:value="38074" calcext:value-type="float">
            <text:p>38.074</text:p>
          </table:table-cell>
          <table:table-cell office:value-type="float" office:value="4" calcext:value-type="float">
            <text:p>4</text:p>
          </table:table-cell>
          <table:table-cell table:formula="of:=1000*([.G183]-[.L183])" office:value-type="float" office:value="-0.326872581297266" calcext:value-type="float">
            <text:p>-,3269</text:p>
          </table:table-cell>
          <table:table-cell/>
          <table:table-cell table:formula="of:=DEGREES(ASIN([.T183]/[.$B$4]))" office:value-type="float" office:value="23.1225438857112" calcext:value-type="float">
            <text:p>23,123</text:p>
          </table:table-cell>
          <table:table-cell table:formula="of:=[.D183]*[.$B$24]" office:value-type="float" office:value="90.3207708784123" calcext:value-type="float">
            <text:p>90,32</text:p>
          </table:table-cell>
          <table:table-cell table:formula="of:=[.$B$22]*([.T184]-[.T183])" office:value-type="float" office:value="802.851296697008" calcext:value-type="float">
            <text:p>802,85</text:p>
          </table:table-cell>
          <table:table-cell table:formula="of:=ROUND(1000000/([.U183]/([.$B$17])))" office:value-type="float" office:value="37367" calcext:value-type="float">
            <text:p>37.367</text:p>
          </table:table-cell>
          <table:table-cell table:formula="of:=([.S183]-[.F183])*3600" office:value-type="float" office:value="2241.15798856021" calcext:value-type="float">
            <text:p>2.241,16</text:p>
          </table:table-cell>
          <table:table-cell table:formula="of:=[.W184]-[.W183]" office:value-type="float" office:value="39.5559484942582" calcext:value-type="float">
            <text:p>39,5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3]+1" office:value-type="float" office:value="181" calcext:value-type="float">
            <text:p>181</text:p>
          </table:table-cell>
          <table:table-cell table:style-name="ce52" table:formula="of:=[.D184]*[.$B$17]/60" office:value-type="float" office:value="90.5" calcext:value-type="float">
            <text:p>90,5</text:p>
          </table:table-cell>
          <table:table-cell table:formula="of:=360*[.E184]/60/24" office:value-type="float" office:value="22.625" calcext:value-type="float">
            <text:p>22,625</text:p>
          </table:table-cell>
          <table:table-cell table:formula="of:=SIN((RADIANS([.F184]*0.5)))*[.$B$4]*2" office:value-type="float" office:value="90.2336351940066" calcext:value-type="float">
            <text:p>90,234</text:p>
          </table:table-cell>
          <table:table-cell table:formula="of:=[.$B$22]*([.G185]-[.G184])" office:value-type="float" office:value="787.16751445013" calcext:value-type="float">
            <text:p>787,17</text:p>
          </table:table-cell>
          <table:table-cell table:formula="of:=1000000/([.H184]/([.$B$17]))" office:value-type="float" office:value="38111.3288458763" calcext:value-type="float">
            <text:p>38.111</text:p>
          </table:table-cell>
          <table:table-cell table:formula="of:=[.M183]*[.O183]/(1000000*60)+[.J183]" office:value-type="float" office:value="90.5000181833336" calcext:value-type="float">
            <text:p>90,5000</text:p>
          </table:table-cell>
          <table:table-cell table:formula="of:=DEGREES(ASIN([.L184]/[.$B$4]))" office:value-type="float" office:value="23.0989744328301" calcext:value-type="float">
            <text:p>23,099</text:p>
          </table:table-cell>
          <table:table-cell table:formula="of:=([.M184]/[.$B$22])+[.L183]" office:value-type="float" office:value="90.2337500000003" calcext:value-type="float">
            <text:p>90,234</text:p>
          </table:table-cell>
          <table:table-cell table:formula="of:=ROUND([.H184]+[.N184])" office:value-type="float" office:value="787" calcext:value-type="float">
            <text:p>787</text:p>
          </table:table-cell>
          <table:table-cell/>
          <table:table-cell table:formula="of:=ROUND(4*(1000000/([.M184]/([.$B$17])));-1)/4+[.P184]" office:value-type="float" office:value="38120" calcext:value-type="float">
            <text:p>38.120</text:p>
          </table:table-cell>
          <table:table-cell/>
          <table:table-cell table:formula="of:=1000*([.G184]-[.L184])" office:value-type="float" office:value="-0.114805993675304" calcext:value-type="float">
            <text:p>-,1148</text:p>
          </table:table-cell>
          <table:table-cell/>
          <table:table-cell table:formula="of:=DEGREES(ASIN([.T184]/[.$B$4]))" office:value-type="float" office:value="23.2585316491818" calcext:value-type="float">
            <text:p>23,259</text:p>
          </table:table-cell>
          <table:table-cell table:formula="of:=[.D184]*[.$B$24]" office:value-type="float" office:value="90.8225529388479" calcext:value-type="float">
            <text:p>90,82</text:p>
          </table:table-cell>
          <table:table-cell table:formula="of:=[.$B$22]*([.T185]-[.T184])" office:value-type="float" office:value="802.851296697008" calcext:value-type="float">
            <text:p>802,85</text:p>
          </table:table-cell>
          <table:table-cell table:formula="of:=ROUND(1000000/([.U184]/([.$B$17])))" office:value-type="float" office:value="37367" calcext:value-type="float">
            <text:p>37.367</text:p>
          </table:table-cell>
          <table:table-cell table:formula="of:=([.S184]-[.F184])*3600" office:value-type="float" office:value="2280.71393705447" calcext:value-type="float">
            <text:p>2.280,71</text:p>
          </table:table-cell>
          <table:table-cell table:formula="of:=[.W185]-[.W184]" office:value-type="float" office:value="40.0558689035961" calcext:value-type="float">
            <text:p>40,0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4]+1" office:value-type="float" office:value="182" calcext:value-type="float">
            <text:p>182</text:p>
          </table:table-cell>
          <table:table-cell table:style-name="ce52" table:formula="of:=[.D185]*[.$B$17]/60" office:value-type="float" office:value="91" calcext:value-type="float">
            <text:p>91,0</text:p>
          </table:table-cell>
          <table:table-cell table:formula="of:=360*[.E185]/60/24" office:value-type="float" office:value="22.75" calcext:value-type="float">
            <text:p>22,750</text:p>
          </table:table-cell>
          <table:table-cell table:formula="of:=SIN((RADIANS([.F185]*0.5)))*[.$B$4]*2" office:value-type="float" office:value="90.7256148905379" calcext:value-type="float">
            <text:p>90,726</text:p>
          </table:table-cell>
          <table:table-cell table:formula="of:=[.$B$22]*([.G186]-[.G185])" office:value-type="float" office:value="-145160.983824861" calcext:value-type="float">
            <text:p>-145.160,98</text:p>
          </table:table-cell>
          <table:table-cell table:formula="of:=1000000/([.H185]/([.$B$17]))" office:value-type="float" office:value="-206.667103029527" calcext:value-type="float">
            <text:p>-207</text:p>
          </table:table-cell>
          <table:table-cell table:formula="of:=[.M184]*[.O184]/(1000000*60)+[.J184]" office:value-type="float" office:value="91.0000255166669" calcext:value-type="float">
            <text:p>91,0000</text:p>
          </table:table-cell>
          <table:table-cell table:formula="of:=DEGREES(ASIN([.L185]/[.$B$4]))" office:value-type="float" office:value="-0.122532100131671" calcext:value-type="float">
            <text:p>-,123</text:p>
          </table:table-cell>
          <table:table-cell table:formula="of:=([.M185]/[.$B$22])+[.L184]" office:value-type="float" office:value="-0.491874999999709" calcext:value-type="float">
            <text:p>-0,492</text:p>
          </table:table-cell>
          <table:table-cell table:formula="of:=ROUND([.H185]+[.N185])" office:value-type="float" office:value="-145161" calcext:value-type="float">
            <text:p>-145.161</text:p>
          </table:table-cell>
          <table:table-cell/>
          <table:table-cell table:formula="of:=ROUND(4*(1000000/([.M185]/([.$B$17])));-1)/4+[.P185]" office:value-type="float" office:value="-207.5" calcext:value-type="float">
            <text:p>-208</text:p>
          </table:table-cell>
          <table:table-cell/>
          <table:table-cell table:formula="of:=1000*([.G185]-[.L185])" office:value-type="float" office:value="91217.4898905377" calcext:value-type="float">
            <text:p>91.217,4899</text:p>
          </table:table-cell>
          <table:table-cell/>
          <table:table-cell table:formula="of:=DEGREES(ASIN([.T185]/[.$B$4]))" office:value-type="float" office:value="23.3946582794328" calcext:value-type="float">
            <text:p>23,395</text:p>
          </table:table-cell>
          <table:table-cell table:formula="of:=[.D185]*[.$B$24]" office:value-type="float" office:value="91.3243349992835" calcext:value-type="float">
            <text:p>91,32</text:p>
          </table:table-cell>
          <table:table-cell table:formula="of:=[.$B$22]*([.T186]-[.T185])" office:value-type="float" office:value="-146118.935998854" calcext:value-type="float">
            <text:p>-146.118,94</text:p>
          </table:table-cell>
          <table:table-cell table:formula="of:=ROUND(1000000/([.U185]/([.$B$17])))" office:value-type="float" office:value="-205" calcext:value-type="float">
            <text:p>-205</text:p>
          </table:table-cell>
          <table:table-cell table:formula="of:=([.S185]-[.F185])*3600" office:value-type="float" office:value="2320.76980595807" calcext:value-type="float">
            <text:p>2.320,77</text:p>
          </table:table-cell>
          <table:table-cell table:formula="of:=[.W186]-[.W185]" office:value-type="float" office:value="-2320.76980595807" calcext:value-type="float">
            <text:p>-2.320,77</text:p>
          </table:table-cell>
          <table:table-cell table:number-columns-repeated="989"/>
        </table:table-row>
        <table:table-row table:style-name="ro1" table:number-rows-repeated="250">
          <table:table-cell table:number-columns-repeated="4"/>
          <table:table-cell table:style-name="ce52"/>
          <table:table-cell table:number-columns-repeated="1008"/>
        </table:table-row>
        <table:table-row table:style-name="ro1">
          <table:table-cell table:style-name="Default" table:number-columns-repeated="9"/>
          <table:table-cell table:style-name="ce78" table:number-columns-repeated="9"/>
          <table:table-cell table:style-name="ce93" table:number-columns-repeated="7"/>
          <table:table-cell table:style-name="Default" table:number-columns-repeated="988"/>
        </table:table-row>
        <table:table-row table:style-name="ro1" table:number-rows-repeated="175">
          <table:table-cell table:number-columns-repeated="4"/>
          <table:table-cell table:style-name="ce52"/>
          <table:table-cell table:number-columns-repeated="1008"/>
        </table:table-row>
        <table:table-row table:style-name="ro1" table:number-rows-repeated="104796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Überschlag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Speicher für Schrittzähler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[.B4]*[.C4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peicher für timer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B5]*[.C5]" office:value-type="float" office:value="2000" calcext:value-type="float">
            <text:p>2000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Sonnenbeobachtung</text:p>
          </table:table-cell>
          <table:table-cell office:value-type="string" calcext:value-type="string">
            <text:p>24 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rnbeobachtung</text:p>
          </table:table-cell>
          <table:table-cell office:value-type="string" calcext:value-type="string">
            <text:p>Der mittlere siderische Tag der Erde dauert 23 Stunden, 56 Minuten, 4,099 Sekunden = 86.164,099 s ≈ 23,9345 h.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ndbeobachtung</text:p>
          </table:table-cell>
          <table:table-cell office:value-type="string" calcext:value-type="string">
            <text:p>Der Mond bewegt sich selbst relativ zu den Fixsternen im rechtläufigen Drehsinn der Erdrotation, sodass sein scheinbarer Erdumlauf etwa 50 Minuten länger als 24 Stunden dauert.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3" loext:min-decimal-places="3" number:min-integer-digits="0" number:grouping="true"/>
    </number:number-style>
    <number:number-style style:name="N108">
      <style:text-properties fo:color="#ff0000"/>
      <number:text>-</number:text>
      <number:number number:decimal-places="3" loext:min-decimal-places="3" number:min-integer-digits="0" number:grouping="true"/>
      <style:map style:condition="value()&gt;=0" style:apply-style-name="N108P0"/>
    </number:number-style>
    <number:number-style style:name="N110P0" style:volatile="true">
      <number:number number:decimal-places="5" loext:min-decimal-places="5" number:min-integer-digits="0" number:grouping="true"/>
    </number:number-style>
    <number:number-style style:name="N110">
      <style:text-properties fo:color="#ff0000"/>
      <number:text>-</number:text>
      <number:number number:decimal-places="5" loext:min-decimal-places="5" number:min-integer-digits="0" number:grouping="true"/>
      <style:map style:condition="value()&gt;=0" style:apply-style-name="N110P0"/>
    </number:number-style>
    <number:number-style style:name="N112P0" style:volatile="true">
      <number:number number:decimal-places="0" loext:min-decimal-places="0" number:min-integer-digits="0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112P0"/>
    </number:number-style>
    <number:number-style style:name="N114P0" style:volatile="true">
      <number:number number:decimal-places="1" loext:min-decimal-places="1" number:min-integer-digits="0" number:grouping="true"/>
    </number:number-style>
    <number:number-style style:name="N114">
      <style:text-properties fo:color="#ff0000"/>
      <number:text>-</number:text>
      <number:number number:decimal-places="1" loext:min-decimal-places="1" number:min-integer-digits="0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0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15P0"/>
    </number:number-style>
    <number:number-style style:name="N116">
      <number:number number:decimal-places="1" loext:min-decimal-places="1" number:min-integer-digits="1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/>
    </number:number-style>
    <number:number-style style:name="N118">
      <style:text-properties fo:color="#ff0000"/>
      <number:text>-</number:text>
      <number:number number:decimal-places="0" loext:min-decimal-places="0" number:min-integer-digits="1"/>
      <style:map style:condition="value()&gt;=0" style:apply-style-name="N118P0"/>
    </number:number-style>
    <number:number-style style:name="N119">
      <number:number number:decimal-places="1" loext:min-decimal-places="1" number:min-integer-digits="1" number:grouping="true"/>
    </number:number-style>
    <number:number-style style:name="N121P0" style:volatile="true">
      <number:number number:decimal-places="4" loext:min-decimal-places="4" number:min-integer-digits="0" number:grouping="true"/>
    </number:number-style>
    <number:number-style style:name="N121">
      <style:text-properties fo:color="#ff0000"/>
      <number:text>-</number:text>
      <number:number number:decimal-places="4" loext:min-decimal-places="4" number:min-integer-digits="0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07:58:12.3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5:28:07.608000000</meta:creation-date>
    <dc:date>2018-06-05T23:18:57.510000000</dc:date>
    <meta:editing-duration>PT10H3S</meta:editing-duration>
    <meta:editing-cycles>35</meta:editing-cycles>
    <meta:generator>LibreOffice/5.4.5.1$Windows_x86 LibreOffice_project/79c9829dd5d8054ec39a82dc51cd9eff340dbee8</meta:generator>
    <meta:document-statistic meta:table-count="3" meta:cell-count="3436" meta:object-count="1"/>
  </office:meta>
</office:document-meta>
</file>

<file path=Basic/Standard/barndoor_calc1.xml><?xml version="1.0" encoding="utf-8"?>
<!DOCTYPE module  PUBLIC '-//OpenOffice.org//DTD OfficeDocument 1.0//EN'  'module.dtd'>
<script:module xmlns:script="http://openoffice.org/2000/script" script:name="barndoor_calc1" script:language="StarBasic" script:moduleType="normal">REM  *****  BASIC  *****

Sub Main
msgbox("123"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rndoor_calc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